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3.78mm"/>
    </style:style>
    <style:style style:name="co7" style:family="table-column">
      <style:table-column-properties fo:break-before="auto" style:column-width="21.33mm"/>
    </style:style>
    <style:style style:name="co8" style:family="table-column">
      <style:table-column-properties fo:break-before="auto" style:column-width="23.23mm"/>
    </style:style>
    <style:style style:name="co9" style:family="table-column">
      <style:table-column-properties fo:break-before="auto" style:column-width="2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singDat3_lat20_run1_m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N=2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kT =0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/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|&lt;mag&gt;|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office:value-type="string" calcext:value-type="string">
            <text:p>correl length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1.56" calcext:value-type="float">
            <text:p>-1.56</text:p>
          </table:table-cell>
          <table:table-cell office:value-type="float" office:value="0" calcext:value-type="float">
            <text:p>0</text:p>
          </table:table-cell>
          <table:table-cell office:value-type="float" office:value="0.165" calcext:value-type="float">
            <text:p>0.165</text:p>
          </table:table-cell>
          <table:table-cell office:value-type="float" office:value="2.4336" calcext:value-type="float">
            <text:p>2.4336</text:p>
          </table:table-cell>
          <table:table-cell office:value-type="float" office:value="0.027225" calcext:value-type="float">
            <text:p>0.027225</text:p>
          </table:table-cell>
          <table:table-cell office:value-type="float" office:value="5.92241" calcext:value-type="float">
            <text:p>5.92241</text:p>
          </table:table-cell>
          <table:table-cell office:value-type="float" office:value="0.000741201" calcext:value-type="float">
            <text:p>0.000741201</text:p>
          </table:table-cell>
          <table:table-cell office:value-type="float" office:value="5.18959" calcext:value-type="float">
            <text:p>5.18959</text:p>
          </table:table-cell>
          <table:table-cell table:formula="of:=400*[.G4]" office:value-type="float" office:value="10.89" calcext:value-type="float">
            <text:p>10.89</text:p>
          </table:table-cell>
          <table:table-cell table:formula="of:=([.F4]-[.C4]*[.C4])/([.A4]*[.A4])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R4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table:formula="of:=400*[.U4]" office:value-type="float" office:value="400" calcext:value-type="float">
            <text:p>400</text:p>
          </table:table-cell>
          <table:table-cell table:formula="of:=([.T4]-[.P4]*[.P4])/([.N4]*[.N4])" office:value-type="float" office:value="0" calcext:value-type="float">
            <text:p>0</text:p>
          </table:table-cell>
          <table:table-cell table:formula="of:=0.5*SQRT([.Y4]/[.X4]-1)/SIN(PI()/20)" office:value-type="float" office:value="1.82827427498471E+018" calcext:value-type="float">
            <text:p>1.82827427498471E+01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2.76" calcext:value-type="float">
            <text:p>-2.76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2" calcext:value-type="float">
            <text:p>0.2</text:p>
          </table:table-cell>
          <table:table-cell office:value-type="float" office:value="7.666" calcext:value-type="float">
            <text:p>7.666</text:p>
          </table:table-cell>
          <table:table-cell office:value-type="float" office:value="0.0409" calcext:value-type="float">
            <text:p>0.0409</text:p>
          </table:table-cell>
          <table:table-cell office:value-type="float" office:value="60.2423" calcext:value-type="float">
            <text:p>60.2423</text:p>
          </table:table-cell>
          <table:table-cell office:value-type="float" office:value="0.00181681" calcext:value-type="float">
            <text:p>0.00181681</text:p>
          </table:table-cell>
          <table:table-cell office:value-type="float" office:value="6.28295" calcext:value-type="float">
            <text:p>6.28295</text:p>
          </table:table-cell>
          <table:table-cell table:formula="of:=400*[.G5]" office:value-type="float" office:value="16.36" calcext:value-type="float">
            <text:p>16.36</text:p>
          </table:table-cell>
          <table:table-cell table:formula="of:=([.F5]-[.C5]*[.C5])/([.A5]*[.A5])" office:value-type="float" office:value="4.84000000000018" calcext:value-type="float">
            <text:p>4.8400000000001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ABS([.R5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table:formula="of:=400*[.U5]" office:value-type="float" office:value="400" calcext:value-type="float">
            <text:p>400</text:p>
          </table:table-cell>
          <table:table-cell table:formula="of:=([.T5]-[.P5]*[.P5])/([.N5]*[.N5])" office:value-type="float" office:value="0" calcext:value-type="float">
            <text:p>0</text:p>
          </table:table-cell>
          <table:table-cell table:formula="of:=0.5*SQRT([.Y5]/[.X5]-1)/SIN(PI()/20)" office:value-type="float" office:value="1.82827427498471E+018" calcext:value-type="float">
            <text:p>1.82827427498471E+01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-3.18" calcext:value-type="float">
            <text:p>-3.18</text:p>
          </table:table-cell>
          <table:table-cell office:value-type="float" office:value="0.015" calcext:value-type="float">
            <text:p>0.015</text:p>
          </table:table-cell>
          <table:table-cell office:value-type="float" office:value="0.32875" calcext:value-type="float">
            <text:p>0.32875</text:p>
          </table:table-cell>
          <table:table-cell office:value-type="float" office:value="10.1274" calcext:value-type="float">
            <text:p>10.1274</text:p>
          </table:table-cell>
          <table:table-cell office:value-type="float" office:value="0.136106" calcext:value-type="float">
            <text:p>0.136106</text:p>
          </table:table-cell>
          <table:table-cell office:value-type="float" office:value="103.18" calcext:value-type="float">
            <text:p>103.18</text:p>
          </table:table-cell>
          <table:table-cell office:value-type="float" office:value="0.0340294" calcext:value-type="float">
            <text:p>0.0340294</text:p>
          </table:table-cell>
          <table:table-cell office:value-type="float" office:value="6.80857" calcext:value-type="float">
            <text:p>6.80857</text:p>
          </table:table-cell>
          <table:table-cell table:formula="of:=400*[.G6]" office:value-type="float" office:value="54.4424" calcext:value-type="float">
            <text:p>54.4424</text:p>
          </table:table-cell>
          <table:table-cell table:formula="of:=([.F6]-[.C6]*[.C6])/([.A6]*[.A6])" office:value-type="float" office:value="1.49999999999988" calcext:value-type="float">
            <text:p>1.499999999999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3.99433" calcext:value-type="float">
            <text:p>-3.99433</text:p>
          </table:table-cell>
          <table:table-cell office:value-type="float" office:value="0.000233147" calcext:value-type="float">
            <text:p>0.000233147</text:p>
          </table:table-cell>
          <table:table-cell office:value-type="float" office:value="0.999277" calcext:value-type="float">
            <text:p>0.999277</text:p>
          </table:table-cell>
          <table:table-cell table:formula="of:=ABS([.R6])" office:value-type="float" office:value="0.999277" calcext:value-type="float">
            <text:p>0.999277</text:p>
          </table:table-cell>
          <table:table-cell office:value-type="float" office:value="15.9549" calcext:value-type="float">
            <text:p>15.9549</text:p>
          </table:table-cell>
          <table:table-cell office:value-type="float" office:value="0.998559" calcext:value-type="float">
            <text:p>0.998559</text:p>
          </table:table-cell>
          <table:table-cell office:value-type="float" office:value="254.574" calcext:value-type="float">
            <text:p>254.574</text:p>
          </table:table-cell>
          <table:table-cell office:value-type="float" office:value="0.997136" calcext:value-type="float">
            <text:p>0.997136</text:p>
          </table:table-cell>
          <table:table-cell office:value-type="float" office:value="0.0015604" calcext:value-type="float">
            <text:p>0.0015604</text:p>
          </table:table-cell>
          <table:table-cell office:value-type="float" office:value="399.4236" calcext:value-type="float">
            <text:p>399.4236</text:p>
          </table:table-cell>
          <table:table-cell office:value-type="float" office:value="0.000227851099998233" calcext:value-type="float">
            <text:p>0.000227851099998</text:p>
          </table:table-cell>
          <table:table-cell table:formula="of:=0.5*SQRT([.Y6]/[.X6]-1)/SIN(PI()/20)" office:value-type="float" office:value="1617.09526203057" calcext:value-type="float">
            <text:p>1617.0952620305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-3.935" calcext:value-type="float">
            <text:p>-3.935</text:p>
          </table:table-cell>
          <table:table-cell office:value-type="float" office:value="0.029575" calcext:value-type="float">
            <text:p>0.029575</text:p>
          </table:table-cell>
          <table:table-cell office:value-type="float" office:value="0.97" calcext:value-type="float">
            <text:p>0.97</text:p>
          </table:table-cell>
          <table:table-cell office:value-type="float" office:value="15.5138" calcext:value-type="float">
            <text:p>15.5138</text:p>
          </table:table-cell>
          <table:table-cell office:value-type="float" office:value="0.9472" calcext:value-type="float">
            <text:p>0.9472</text:p>
          </table:table-cell>
          <table:table-cell office:value-type="float" office:value="242.333" calcext:value-type="float">
            <text:p>242.333</text:p>
          </table:table-cell>
          <table:table-cell office:value-type="float" office:value="0.916703" calcext:value-type="float">
            <text:p>0.916703</text:p>
          </table:table-cell>
          <table:table-cell office:value-type="float" office:value="0.544832" calcext:value-type="float">
            <text:p>0.544832</text:p>
          </table:table-cell>
          <table:table-cell table:formula="of:=400*[.G7]" office:value-type="float" office:value="378.88" calcext:value-type="float">
            <text:p>378.88</text:p>
          </table:table-cell>
          <table:table-cell table:formula="of:=([.F7]-[.C7]*[.C7])/([.A7]*[.A7])" office:value-type="float" office:value="2.95749999999995" calcext:value-type="float">
            <text:p>2.9574999999999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3" calcext:value-type="float">
            <text:p>13</text:p>
          </table:table-cell>
          <table:table-cell office:value-type="float" office:value="-3.97722" calcext:value-type="float">
            <text:p>-3.97722</text:p>
          </table:table-cell>
          <table:table-cell office:value-type="float" office:value="0.000979746" calcext:value-type="float">
            <text:p>0.000979746</text:p>
          </table:table-cell>
          <table:table-cell office:value-type="float" office:value="-0.997032" calcext:value-type="float">
            <text:p>-0.997032</text:p>
          </table:table-cell>
          <table:table-cell table:formula="of:=ABS([.R7])" office:value-type="float" office:value="0.997032" calcext:value-type="float">
            <text:p>0.997032</text:p>
          </table:table-cell>
          <table:table-cell office:value-type="float" office:value="15.8193" calcext:value-type="float">
            <text:p>15.8193</text:p>
          </table:table-cell>
          <table:table-cell office:value-type="float" office:value="0.994092" calcext:value-type="float">
            <text:p>0.994092</text:p>
          </table:table-cell>
          <table:table-cell office:value-type="float" office:value="250.311" calcext:value-type="float">
            <text:p>250.311</text:p>
          </table:table-cell>
          <table:table-cell office:value-type="float" office:value="0.988289" calcext:value-type="float">
            <text:p>0.988289</text:p>
          </table:table-cell>
          <table:table-cell office:value-type="float" office:value="0.00691154" calcext:value-type="float">
            <text:p>0.00691154</text:p>
          </table:table-cell>
          <table:table-cell office:value-type="float" office:value="397.6368" calcext:value-type="float">
            <text:p>397.6368</text:p>
          </table:table-cell>
          <table:table-cell office:value-type="float" office:value="0.000709077500000216" calcext:value-type="float">
            <text:p>0.0007090775</text:p>
          </table:table-cell>
          <table:table-cell table:formula="of:=0.5*SQRT([.Y7]/[.X7]-1)/SIN(PI()/20)" office:value-type="float" office:value="766.636797157591" calcext:value-type="float">
            <text:p>766.63679715759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table:formula="of:=400*[.G8]" office:value-type="float" office:value="400" calcext:value-type="float">
            <text:p>400</text:p>
          </table:table-cell>
          <table:table-cell table:formula="of:=([.F8]-[.C8]*[.C8])/([.A8]*[.A8])" office:value-type="float" office:value="0" calcext:value-type="float">
            <text:p>0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8" calcext:value-type="float">
            <text:p>18</text:p>
          </table:table-cell>
          <table:table-cell office:value-type="float" office:value="-3.96055" calcext:value-type="float">
            <text:p>-3.96055</text:p>
          </table:table-cell>
          <table:table-cell office:value-type="float" office:value="0.00170056" calcext:value-type="float">
            <text:p>0.00170056</text:p>
          </table:table-cell>
          <table:table-cell office:value-type="float" office:value="-0.994772" calcext:value-type="float">
            <text:p>-0.994772</text:p>
          </table:table-cell>
          <table:table-cell table:formula="of:=ABS([.R8])" office:value-type="float" office:value="0.994772" calcext:value-type="float">
            <text:p>0.994772</text:p>
          </table:table-cell>
          <table:table-cell office:value-type="float" office:value="15.6877" calcext:value-type="float">
            <text:p>15.6877</text:p>
          </table:table-cell>
          <table:table-cell office:value-type="float" office:value="0.989604" calcext:value-type="float">
            <text:p>0.989604</text:p>
          </table:table-cell>
          <table:table-cell office:value-type="float" office:value="246.208" calcext:value-type="float">
            <text:p>246.208</text:p>
          </table:table-cell>
          <table:table-cell office:value-type="float" office:value="0.979445" calcext:value-type="float">
            <text:p>0.979445</text:p>
          </table:table-cell>
          <table:table-cell office:value-type="float" office:value="0.0131617" calcext:value-type="float">
            <text:p>0.0131617</text:p>
          </table:table-cell>
          <table:table-cell office:value-type="float" office:value="395.8416" calcext:value-type="float">
            <text:p>395.8416</text:p>
          </table:table-cell>
          <table:table-cell office:value-type="float" office:value="0.0010317736686392" calcext:value-type="float">
            <text:p>0.001031773668639</text:p>
          </table:table-cell>
          <table:table-cell table:formula="of:=0.5*SQRT([.Y8]/[.X8]-1)/SIN(PI()/20)" office:value-type="float" office:value="554.287475669253" calcext:value-type="float">
            <text:p>554.28747566925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table:formula="of:=400*[.G9]" office:value-type="float" office:value="400" calcext:value-type="float">
            <text:p>400</text:p>
          </table:table-cell>
          <table:table-cell table:formula="of:=([.F9]-[.C9]*[.C9])/([.A9]*[.A9])" office:value-type="float" office:value="0" calcext:value-type="float">
            <text:p>0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4" calcext:value-type="float">
            <text:p>14</text:p>
          </table:table-cell>
          <table:table-cell office:value-type="float" office:value="-3.93643" calcext:value-type="float">
            <text:p>-3.93643</text:p>
          </table:table-cell>
          <table:table-cell office:value-type="float" office:value="0.00280236" calcext:value-type="float">
            <text:p>0.00280236</text:p>
          </table:table-cell>
          <table:table-cell office:value-type="float" office:value="-0.9914" calcext:value-type="float">
            <text:p>-0.9914</text:p>
          </table:table-cell>
          <table:table-cell table:formula="of:=ABS([.R9])" office:value-type="float" office:value="0.9914" calcext:value-type="float">
            <text:p>0.9914</text:p>
          </table:table-cell>
          <table:table-cell office:value-type="float" office:value="15.4983" calcext:value-type="float">
            <text:p>15.4983</text:p>
          </table:table-cell>
          <table:table-cell office:value-type="float" office:value="0.982932" calcext:value-type="float">
            <text:p>0.982932</text:p>
          </table:table-cell>
          <table:table-cell office:value-type="float" office:value="240.367" calcext:value-type="float">
            <text:p>240.367</text:p>
          </table:table-cell>
          <table:table-cell office:value-type="float" office:value="0.966385" calcext:value-type="float">
            <text:p>0.966385</text:p>
          </table:table-cell>
          <table:table-cell office:value-type="float" office:value="0.0232106" calcext:value-type="float">
            <text:p>0.0232106</text:p>
          </table:table-cell>
          <table:table-cell office:value-type="float" office:value="393.1728" calcext:value-type="float">
            <text:p>393.1728</text:p>
          </table:table-cell>
          <table:table-cell office:value-type="float" office:value="0.00143819137755063" calcext:value-type="float">
            <text:p>0.001438191377551</text:p>
          </table:table-cell>
          <table:table-cell table:formula="of:=0.5*SQRT([.Y9]/[.X9]-1)/SIN(PI()/20)" office:value-type="float" office:value="415.980806492675" calcext:value-type="float">
            <text:p>415.98080649267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table:formula="of:=400*[.G10]" office:value-type="float" office:value="400" calcext:value-type="float">
            <text:p>400</text:p>
          </table:table-cell>
          <table:table-cell table:formula="of:=([.F10]-[.C10]*[.C10])/([.A10]*[.A10])" office:value-type="float" office:value="0" calcext:value-type="float">
            <text:p>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-3.89986" calcext:value-type="float">
            <text:p>-3.89986</text:p>
          </table:table-cell>
          <table:table-cell office:value-type="float" office:value="0.00474139" calcext:value-type="float">
            <text:p>0.00474139</text:p>
          </table:table-cell>
          <table:table-cell office:value-type="float" office:value="-0.986176" calcext:value-type="float">
            <text:p>-0.986176</text:p>
          </table:table-cell>
          <table:table-cell table:formula="of:=ABS([.R10])" office:value-type="float" office:value="0.986176" calcext:value-type="float">
            <text:p>0.986176</text:p>
          </table:table-cell>
          <table:table-cell office:value-type="float" office:value="15.2137" calcext:value-type="float">
            <text:p>15.2137</text:p>
          </table:table-cell>
          <table:table-cell office:value-type="float" office:value="0.972652" calcext:value-type="float">
            <text:p>0.972652</text:p>
          </table:table-cell>
          <table:table-cell office:value-type="float" office:value="231.74" calcext:value-type="float">
            <text:p>231.74</text:p>
          </table:table-cell>
          <table:table-cell office:value-type="float" office:value="0.946471" calcext:value-type="float">
            <text:p>0.946471</text:p>
          </table:table-cell>
          <table:table-cell office:value-type="float" office:value="0.0408134" calcext:value-type="float">
            <text:p>0.0408134</text:p>
          </table:table-cell>
          <table:table-cell office:value-type="float" office:value="389.0608" calcext:value-type="float">
            <text:p>389.0608</text:p>
          </table:table-cell>
          <table:table-cell office:value-type="float" office:value="0.00212976906666521" calcext:value-type="float">
            <text:p>0.002129769066665</text:p>
          </table:table-cell>
          <table:table-cell table:formula="of:=0.5*SQRT([.Y10]/[.X10]-1)/SIN(PI()/20)" office:value-type="float" office:value="312.048523828324" calcext:value-type="float">
            <text:p>312.048523828324</text:p>
          </table:table-cell>
        </table:table-row>
        <table:table-row table:style-name="ro1">
          <table:table-cell/>
          <table:table-cell office:value-type="string" calcext:value-type="string">
            <text:p>kT =0.5</text:p>
          </table:table-cell>
          <table:table-cell table:number-columns-repeated="11"/>
          <table:table-cell office:value-type="float" office:value="1.6" calcext:value-type="float">
            <text:p>1.6</text:p>
          </table:table-cell>
          <table:table-cell office:value-type="float" office:value="14" calcext:value-type="float">
            <text:p>14</text:p>
          </table:table-cell>
          <table:table-cell office:value-type="float" office:value="-3.85632" calcext:value-type="float">
            <text:p>-3.85632</text:p>
          </table:table-cell>
          <table:table-cell office:value-type="float" office:value="0.00673794" calcext:value-type="float">
            <text:p>0.00673794</text:p>
          </table:table-cell>
          <table:table-cell office:value-type="float" office:value="-0.979587" calcext:value-type="float">
            <text:p>-0.979587</text:p>
          </table:table-cell>
          <table:table-cell table:formula="of:=ABS([.R11])" office:value-type="float" office:value="0.979587" calcext:value-type="float">
            <text:p>0.979587</text:p>
          </table:table-cell>
          <table:table-cell office:value-type="float" office:value="14.8779" calcext:value-type="float">
            <text:p>14.8779</text:p>
          </table:table-cell>
          <table:table-cell office:value-type="float" office:value="0.959763" calcext:value-type="float">
            <text:p>0.959763</text:p>
          </table:table-cell>
          <table:table-cell office:value-type="float" office:value="221.748" calcext:value-type="float">
            <text:p>221.748</text:p>
          </table:table-cell>
          <table:table-cell office:value-type="float" office:value="0.921799" calcext:value-type="float">
            <text:p>0.921799</text:p>
          </table:table-cell>
          <table:table-cell office:value-type="float" office:value="0.0677529" calcext:value-type="float">
            <text:p>0.0677529</text:p>
          </table:table-cell>
          <table:table-cell office:value-type="float" office:value="383.9052" calcext:value-type="float">
            <text:p>383.9052</text:p>
          </table:table-cell>
          <table:table-cell office:value-type="float" office:value="0.00261564749999971" calcext:value-type="float">
            <text:p>0.0026156475</text:p>
          </table:table-cell>
          <table:table-cell table:formula="of:=0.5*SQRT([.Y11]/[.X11]-1)/SIN(PI()/20)" office:value-type="float" office:value="240.573224696222" calcext:value-type="float">
            <text:p>240.573224696222</text:p>
          </table:table-cell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7" calcext:value-type="float">
            <text:p>17</text:p>
          </table:table-cell>
          <table:table-cell office:value-type="float" office:value="-3.79587" calcext:value-type="float">
            <text:p>-3.79587</text:p>
          </table:table-cell>
          <table:table-cell office:value-type="float" office:value="0.00991061" calcext:value-type="float">
            <text:p>0.00991061</text:p>
          </table:table-cell>
          <table:table-cell office:value-type="float" office:value="-0.969974" calcext:value-type="float">
            <text:p>-0.969974</text:p>
          </table:table-cell>
          <table:table-cell table:formula="of:=ABS([.R12])" office:value-type="float" office:value="0.969974" calcext:value-type="float">
            <text:p>0.969974</text:p>
          </table:table-cell>
          <table:table-cell office:value-type="float" office:value="14.4186" calcext:value-type="float">
            <text:p>14.4186</text:p>
          </table:table-cell>
          <table:table-cell office:value-type="float" office:value="0.941148" calcext:value-type="float">
            <text:p>0.941148</text:p>
          </table:table-cell>
          <table:table-cell office:value-type="float" office:value="208.458" calcext:value-type="float">
            <text:p>208.458</text:p>
          </table:table-cell>
          <table:table-cell office:value-type="float" office:value="0.88686" calcext:value-type="float">
            <text:p>0.88686</text:p>
          </table:table-cell>
          <table:table-cell office:value-type="float" office:value="0.115312" calcext:value-type="float">
            <text:p>0.115312</text:p>
          </table:table-cell>
          <table:table-cell office:value-type="float" office:value="376.4592" calcext:value-type="float">
            <text:p>376.4592</text:p>
          </table:table-cell>
          <table:table-cell office:value-type="float" office:value="0.00345015332179958" calcext:value-type="float">
            <text:p>0.0034501533218</text:p>
          </table:table-cell>
          <table:table-cell table:formula="of:=0.5*SQRT([.Y12]/[.X12]-1)/SIN(PI()/20)" office:value-type="float" office:value="182.596624248924" calcext:value-type="float">
            <text:p>182.59662424892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-2.22" calcext:value-type="float">
            <text:p>-2.22</text:p>
          </table:table-cell>
          <table:table-cell office:value-type="float" office:value="0" calcext:value-type="float">
            <text:p>0</text:p>
          </table:table-cell>
          <table:table-cell office:value-type="float" office:value="-0.235" calcext:value-type="float">
            <text:p>-0.235</text:p>
          </table:table-cell>
          <table:table-cell office:value-type="float" office:value="4.9284" calcext:value-type="float">
            <text:p>4.9284</text:p>
          </table:table-cell>
          <table:table-cell office:value-type="float" office:value="0.055225" calcext:value-type="float">
            <text:p>0.055225</text:p>
          </table:table-cell>
          <table:table-cell office:value-type="float" office:value="24.2891" calcext:value-type="float">
            <text:p>24.2891</text:p>
          </table:table-cell>
          <table:table-cell office:value-type="float" office:value="0.0030498" calcext:value-type="float">
            <text:p>0.0030498</text:p>
          </table:table-cell>
          <table:table-cell office:value-type="float" office:value="35.5642" calcext:value-type="float">
            <text:p>35.5642</text:p>
          </table:table-cell>
          <table:table-cell table:formula="of:=400*[.G13]" office:value-type="float" office:value="22.09" calcext:value-type="float">
            <text:p>22.09</text:p>
          </table:table-cell>
          <table:table-cell table:formula="of:=([.F13]-[.C13]*[.C13])/([.A13]*[.A13])" office:value-type="float" office:value="0" calcext:value-type="float">
            <text:p>0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7" calcext:value-type="float">
            <text:p>17</text:p>
          </table:table-cell>
          <table:table-cell office:value-type="float" office:value="-3.71891" calcext:value-type="float">
            <text:p>-3.71891</text:p>
          </table:table-cell>
          <table:table-cell office:value-type="float" office:value="0.0142153" calcext:value-type="float">
            <text:p>0.0142153</text:p>
          </table:table-cell>
          <table:table-cell office:value-type="float" office:value="-0.956907" calcext:value-type="float">
            <text:p>-0.956907</text:p>
          </table:table-cell>
          <table:table-cell table:formula="of:=ABS([.R13])" office:value-type="float" office:value="0.956907" calcext:value-type="float">
            <text:p>0.956907</text:p>
          </table:table-cell>
          <table:table-cell office:value-type="float" office:value="13.8445" calcext:value-type="float">
            <text:p>13.8445</text:p>
          </table:table-cell>
          <table:table-cell office:value-type="float" office:value="0.916181" calcext:value-type="float">
            <text:p>0.916181</text:p>
          </table:table-cell>
          <table:table-cell office:value-type="float" office:value="192.444" calcext:value-type="float">
            <text:p>192.444</text:p>
          </table:table-cell>
          <table:table-cell office:value-type="float" office:value="0.841201" calcext:value-type="float">
            <text:p>0.841201</text:p>
          </table:table-cell>
          <table:table-cell office:value-type="float" office:value="0.193804" calcext:value-type="float">
            <text:p>0.193804</text:p>
          </table:table-cell>
          <table:table-cell office:value-type="float" office:value="366.4724" calcext:value-type="float">
            <text:p>366.4724</text:p>
          </table:table-cell>
          <table:table-cell office:value-type="float" office:value="0.00438531231481437" calcext:value-type="float">
            <text:p>0.004385312314814</text:p>
          </table:table-cell>
          <table:table-cell table:formula="of:=0.5*SQRT([.Y13]/[.X13]-1)/SIN(PI()/20)" office:value-type="float" office:value="138.951092317085" calcext:value-type="float">
            <text:p>138.95109231708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3.25" calcext:value-type="float">
            <text:p>-3.25</text:p>
          </table:table-cell>
          <table:table-cell office:value-type="float" office:value="0.0169" calcext:value-type="float">
            <text:p>0.0169</text:p>
          </table:table-cell>
          <table:table-cell office:value-type="float" office:value="-0.3925" calcext:value-type="float">
            <text:p>-0.3925</text:p>
          </table:table-cell>
          <table:table-cell office:value-type="float" office:value="10.5794" calcext:value-type="float">
            <text:p>10.5794</text:p>
          </table:table-cell>
          <table:table-cell office:value-type="float" office:value="0.154362" calcext:value-type="float">
            <text:p>0.154362</text:p>
          </table:table-cell>
          <table:table-cell office:value-type="float" office:value="112.638" calcext:value-type="float">
            <text:p>112.638</text:p>
          </table:table-cell>
          <table:table-cell office:value-type="float" office:value="0.0240165" calcext:value-type="float">
            <text:p>0.0240165</text:p>
          </table:table-cell>
          <table:table-cell office:value-type="float" office:value="45.3894" calcext:value-type="float">
            <text:p>45.3894</text:p>
          </table:table-cell>
          <table:table-cell table:formula="of:=400*[.G14]" office:value-type="float" office:value="61.7448" calcext:value-type="float">
            <text:p>61.7448</text:p>
          </table:table-cell>
          <table:table-cell table:formula="of:=([.F14]-[.C14]*[.C14])/([.A14]*[.A14])" office:value-type="float" office:value="0.0675999999999988" calcext:value-type="float">
            <text:p>0.067599999999999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8" calcext:value-type="float">
            <text:p>18</text:p>
          </table:table-cell>
          <table:table-cell office:value-type="float" office:value="-3.61891" calcext:value-type="float">
            <text:p>-3.61891</text:p>
          </table:table-cell>
          <table:table-cell office:value-type="float" office:value="0.020305" calcext:value-type="float">
            <text:p>0.020305</text:p>
          </table:table-cell>
          <table:table-cell office:value-type="float" office:value="0.938292" calcext:value-type="float">
            <text:p>0.938292</text:p>
          </table:table-cell>
          <table:table-cell table:formula="of:=ABS([.R14])" office:value-type="float" office:value="0.938292" calcext:value-type="float">
            <text:p>0.938292</text:p>
          </table:table-cell>
          <table:table-cell office:value-type="float" office:value="13.1168" calcext:value-type="float">
            <text:p>13.1168</text:p>
          </table:table-cell>
          <table:table-cell office:value-type="float" office:value="0.88134" calcext:value-type="float">
            <text:p>0.88134</text:p>
          </table:table-cell>
          <table:table-cell office:value-type="float" office:value="173.096" calcext:value-type="float">
            <text:p>173.096</text:p>
          </table:table-cell>
          <table:table-cell office:value-type="float" office:value="0.779937" calcext:value-type="float">
            <text:p>0.779937</text:p>
          </table:table-cell>
          <table:table-cell office:value-type="float" office:value="0.34536" calcext:value-type="float">
            <text:p>0.34536</text:p>
          </table:table-cell>
          <table:table-cell office:value-type="float" office:value="352.536" calcext:value-type="float">
            <text:p>352.536</text:p>
          </table:table-cell>
          <table:table-cell office:value-type="float" office:value="0.00562061271468133" calcext:value-type="float">
            <text:p>0.005620612714681</text:p>
          </table:table-cell>
          <table:table-cell table:formula="of:=0.5*SQRT([.Y14]/[.X14]-1)/SIN(PI()/20)" office:value-type="float" office:value="102.06819861128" calcext:value-type="float">
            <text:p>102.0681986112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3.545" calcext:value-type="float">
            <text:p>-3.545</text:p>
          </table:table-cell>
          <table:table-cell office:value-type="float" office:value="0.005475" calcext:value-type="float">
            <text:p>0.005475</text:p>
          </table:table-cell>
          <table:table-cell office:value-type="float" office:value="-0.62375" calcext:value-type="float">
            <text:p>-0.62375</text:p>
          </table:table-cell>
          <table:table-cell office:value-type="float" office:value="12.5725" calcext:value-type="float">
            <text:p>12.5725</text:p>
          </table:table-cell>
          <table:table-cell office:value-type="float" office:value="0.399781" calcext:value-type="float">
            <text:p>0.399781</text:p>
          </table:table-cell>
          <table:table-cell office:value-type="float" office:value="158.342" calcext:value-type="float">
            <text:p>158.342</text:p>
          </table:table-cell>
          <table:table-cell office:value-type="float" office:value="0.176334" calcext:value-type="float">
            <text:p>0.176334</text:p>
          </table:table-cell>
          <table:table-cell office:value-type="float" office:value="26.4567" calcext:value-type="float">
            <text:p>26.4567</text:p>
          </table:table-cell>
          <table:table-cell table:formula="of:=400*[.G15]" office:value-type="float" office:value="159.9124" calcext:value-type="float">
            <text:p>159.9124</text:p>
          </table:table-cell>
          <table:table-cell table:formula="of:=([.F15]-[.C15]*[.C15])/([.A15]*[.A15])" office:value-type="float" office:value="0.0219000000000022" calcext:value-type="float">
            <text:p>0.0219000000000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3.47953" calcext:value-type="float">
            <text:p>-3.47953</text:p>
          </table:table-cell>
          <table:table-cell office:value-type="float" office:value="0.0264279" calcext:value-type="float">
            <text:p>0.0264279</text:p>
          </table:table-cell>
          <table:table-cell office:value-type="float" office:value="0.908164" calcext:value-type="float">
            <text:p>0.908164</text:p>
          </table:table-cell>
          <table:table-cell table:formula="of:=ABS([.R15])" office:value-type="float" office:value="0.908164" calcext:value-type="float">
            <text:p>0.908164</text:p>
          </table:table-cell>
          <table:table-cell office:value-type="float" office:value="12.1336" calcext:value-type="float">
            <text:p>12.1336</text:p>
          </table:table-cell>
          <table:table-cell office:value-type="float" office:value="0.826618" calcext:value-type="float">
            <text:p>0.826618</text:p>
          </table:table-cell>
          <table:table-cell office:value-type="float" office:value="148.5" calcext:value-type="float">
            <text:p>148.5</text:p>
          </table:table-cell>
          <table:table-cell office:value-type="float" office:value="0.689104" calcext:value-type="float">
            <text:p>0.689104</text:p>
          </table:table-cell>
          <table:table-cell office:value-type="float" office:value="0.604434" calcext:value-type="float">
            <text:p>0.604434</text:p>
          </table:table-cell>
          <table:table-cell office:value-type="float" office:value="330.6472" calcext:value-type="float">
            <text:p>330.6472</text:p>
          </table:table-cell>
          <table:table-cell office:value-type="float" office:value="0.00661774477499977" calcext:value-type="float">
            <text:p>0.006617744775</text:p>
          </table:table-cell>
          <table:table-cell table:formula="of:=0.5*SQRT([.Y15]/[.X15]-1)/SIN(PI()/20)" office:value-type="float" office:value="74.6875527122839" calcext:value-type="float">
            <text:p>74.687552712283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-3.96" calcext:value-type="float">
            <text:p>-3.96</text:p>
          </table:table-cell>
          <table:table-cell office:value-type="float" office:value="0.0112" calcext:value-type="float">
            <text:p>0.0112</text:p>
          </table:table-cell>
          <table:table-cell office:value-type="float" office:value="-0.979375" calcext:value-type="float">
            <text:p>-0.979375</text:p>
          </table:table-cell>
          <table:table-cell office:value-type="float" office:value="15.6928" calcext:value-type="float">
            <text:p>15.6928</text:p>
          </table:table-cell>
          <table:table-cell office:value-type="float" office:value="0.962153" calcext:value-type="float">
            <text:p>0.962153</text:p>
          </table:table-cell>
          <table:table-cell office:value-type="float" office:value="246.925" calcext:value-type="float">
            <text:p>246.925</text:p>
          </table:table-cell>
          <table:table-cell office:value-type="float" office:value="0.935765" calcext:value-type="float">
            <text:p>0.935765</text:p>
          </table:table-cell>
          <table:table-cell office:value-type="float" office:value="0.907758" calcext:value-type="float">
            <text:p>0.907758</text:p>
          </table:table-cell>
          <table:table-cell table:formula="of:=400*[.G16]" office:value-type="float" office:value="384.8612" calcext:value-type="float">
            <text:p>384.8612</text:p>
          </table:table-cell>
          <table:table-cell table:formula="of:=([.F16]-[.C16]*[.C16])/([.A16]*[.A16])" office:value-type="float" office:value="0.0448000000000022" calcext:value-type="float">
            <text:p>0.04480000000000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14" calcext:value-type="float">
            <text:p>14</text:p>
          </table:table-cell>
          <table:table-cell office:value-type="float" office:value="-3.32927" calcext:value-type="float">
            <text:p>-3.32927</text:p>
          </table:table-cell>
          <table:table-cell office:value-type="float" office:value="0.0418201" calcext:value-type="float">
            <text:p>0.0418201</text:p>
          </table:table-cell>
          <table:table-cell office:value-type="float" office:value="-0.870474" calcext:value-type="float">
            <text:p>-0.870474</text:p>
          </table:table-cell>
          <table:table-cell table:formula="of:=ABS([.R16])" office:value-type="float" office:value="0.870474" calcext:value-type="float">
            <text:p>0.870474</text:p>
          </table:table-cell>
          <table:table-cell office:value-type="float" office:value="11.1259" calcext:value-type="float">
            <text:p>11.1259</text:p>
          </table:table-cell>
          <table:table-cell office:value-type="float" office:value="0.762184" calcext:value-type="float">
            <text:p>0.762184</text:p>
          </table:table-cell>
          <table:table-cell office:value-type="float" office:value="125.599" calcext:value-type="float">
            <text:p>125.599</text:p>
          </table:table-cell>
          <table:table-cell office:value-type="float" office:value="0.592539" calcext:value-type="float">
            <text:p>0.592539</text:p>
          </table:table-cell>
          <table:table-cell office:value-type="float" office:value="1.32545" calcext:value-type="float">
            <text:p>1.32545</text:p>
          </table:table-cell>
          <table:table-cell office:value-type="float" office:value="304.8736" calcext:value-type="float">
            <text:p>304.8736</text:p>
          </table:table-cell>
          <table:table-cell office:value-type="float" office:value="0.00949235081632609" calcext:value-type="float">
            <text:p>0.009492350816326</text:p>
          </table:table-cell>
          <table:table-cell table:formula="of:=0.5*SQRT([.Y16]/[.X16]-1)/SIN(PI()/20)" office:value-type="float" office:value="48.3692867576838" calcext:value-type="float">
            <text:p>48.369286757683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table:formula="of:=400*[.G17]" office:value-type="float" office:value="400" calcext:value-type="float">
            <text:p>400</text:p>
          </table:table-cell>
          <table:table-cell table:formula="of:=([.F17]-[.C17]*[.C17])/([.A17]*[.A17])" office:value-type="float" office:value="0" calcext:value-type="float">
            <text:p>0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7" calcext:value-type="float">
            <text:p>17</text:p>
          </table:table-cell>
          <table:table-cell office:value-type="float" office:value="-3.09981" calcext:value-type="float">
            <text:p>-3.09981</text:p>
          </table:table-cell>
          <table:table-cell office:value-type="float" office:value="0.0643183" calcext:value-type="float">
            <text:p>0.0643183</text:p>
          </table:table-cell>
          <table:table-cell office:value-type="float" office:value="-0.0424288" calcext:value-type="float">
            <text:p>-0.0424288</text:p>
          </table:table-cell>
          <table:table-cell table:formula="of:=ABS([.R17])" office:value-type="float" office:value="0.0424288" calcext:value-type="float">
            <text:p>0.0424288</text:p>
          </table:table-cell>
          <table:table-cell office:value-type="float" office:value="9.67316" calcext:value-type="float">
            <text:p>9.67316</text:p>
          </table:table-cell>
          <table:table-cell office:value-type="float" office:value="0.643706" calcext:value-type="float">
            <text:p>0.643706</text:p>
          </table:table-cell>
          <table:table-cell office:value-type="float" office:value="95.9694" calcext:value-type="float">
            <text:p>95.9694</text:p>
          </table:table-cell>
          <table:table-cell office:value-type="float" office:value="0.441863" calcext:value-type="float">
            <text:p>0.441863</text:p>
          </table:table-cell>
          <table:table-cell office:value-type="float" office:value="3.28612" calcext:value-type="float">
            <text:p>3.28612</text:p>
          </table:table-cell>
          <table:table-cell office:value-type="float" office:value="257.4824" calcext:value-type="float">
            <text:p>257.4824</text:p>
          </table:table-cell>
          <table:table-cell office:value-type="float" office:value="0.0132929677479335" calcext:value-type="float">
            <text:p>0.013292967747934</text:p>
          </table:table-cell>
          <table:table-cell table:formula="of:=0.5*SQRT([.Y17]/[.X17]-1)/SIN(PI()/20)" office:value-type="float" office:value="28.1112688706617" calcext:value-type="float">
            <text:p>28.111268870661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table:formula="of:=400*[.G18]" office:value-type="float" office:value="400" calcext:value-type="float">
            <text:p>400</text:p>
          </table:table-cell>
          <table:table-cell table:formula="of:=([.F18]-[.C18]*[.C18])/([.A18]*[.A18])" office:value-type="float" office:value="0" calcext:value-type="float">
            <text:p>0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15" calcext:value-type="float">
            <text:p>15</text:p>
          </table:table-cell>
          <table:table-cell office:value-type="float" office:value="-3.04519" calcext:value-type="float">
            <text:p>-3.04519</text:p>
          </table:table-cell>
          <table:table-cell office:value-type="float" office:value="0.0679163" calcext:value-type="float">
            <text:p>0.0679163</text:p>
          </table:table-cell>
          <table:table-cell office:value-type="float" office:value="-0.0805165" calcext:value-type="float">
            <text:p>-0.0805165</text:p>
          </table:table-cell>
          <table:table-cell table:formula="of:=ABS([.R18])" office:value-type="float" office:value="0.0805165" calcext:value-type="float">
            <text:p>0.0805165</text:p>
          </table:table-cell>
          <table:table-cell office:value-type="float" office:value="9.34109" calcext:value-type="float">
            <text:p>9.34109</text:p>
          </table:table-cell>
          <table:table-cell office:value-type="float" office:value="0.613582" calcext:value-type="float">
            <text:p>0.613582</text:p>
          </table:table-cell>
          <table:table-cell office:value-type="float" office:value="89.7092" calcext:value-type="float">
            <text:p>89.7092</text:p>
          </table:table-cell>
          <table:table-cell office:value-type="float" office:value="0.406439" calcext:value-type="float">
            <text:p>0.406439</text:p>
          </table:table-cell>
          <table:table-cell office:value-type="float" office:value="3.65738" calcext:value-type="float">
            <text:p>3.65738</text:p>
          </table:table-cell>
          <table:table-cell office:value-type="float" office:value="245.4328" calcext:value-type="float">
            <text:p>245.4328</text:p>
          </table:table-cell>
          <table:table-cell office:value-type="float" office:value="0.0137788864337311" calcext:value-type="float">
            <text:p>0.013778886433731</text:p>
          </table:table-cell>
          <table:table-cell table:formula="of:=0.5*SQRT([.Y18]/[.X18]-1)/SIN(PI()/20)" office:value-type="float" office:value="25.9871464173685" calcext:value-type="float">
            <text:p>25.987146417368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22251E-033" calcext:value-type="float">
            <text:p>1.22251E-33</text:p>
          </table:table-cell>
          <table:table-cell table:formula="of:=400*[.G19]" office:value-type="float" office:value="400" calcext:value-type="float">
            <text:p>400</text:p>
          </table:table-cell>
          <table:table-cell table:formula="of:=([.F19]-[.C19]*[.C19])/([.A19]*[.A19])" office:value-type="float" office:value="0" calcext:value-type="float">
            <text:p>0</text:p>
          </table:table-cell>
          <table:table-cell/>
          <table:table-cell office:value-type="float" office:value="2.24" calcext:value-type="float">
            <text:p>2.24</text:p>
          </table:table-cell>
          <table:table-cell office:value-type="float" office:value="17" calcext:value-type="float">
            <text:p>17</text:p>
          </table:table-cell>
          <table:table-cell office:value-type="float" office:value="-2.98423" calcext:value-type="float">
            <text:p>-2.98423</text:p>
          </table:table-cell>
          <table:table-cell office:value-type="float" office:value="0.076166" calcext:value-type="float">
            <text:p>0.076166</text:p>
          </table:table-cell>
          <table:table-cell office:value-type="float" office:value="-0.0268991" calcext:value-type="float">
            <text:p>-0.0268991</text:p>
          </table:table-cell>
          <table:table-cell table:formula="of:=ABS([.R19])" office:value-type="float" office:value="0.0268991" calcext:value-type="float">
            <text:p>0.0268991</text:p>
          </table:table-cell>
          <table:table-cell office:value-type="float" office:value="8.98178" calcext:value-type="float">
            <text:p>8.98178</text:p>
          </table:table-cell>
          <table:table-cell office:value-type="float" office:value="0.573602" calcext:value-type="float">
            <text:p>0.573602</text:p>
          </table:table-cell>
          <table:table-cell office:value-type="float" office:value="83.3122" calcext:value-type="float">
            <text:p>83.3122</text:p>
          </table:table-cell>
          <table:table-cell office:value-type="float" office:value="0.366966" calcext:value-type="float">
            <text:p>0.366966</text:p>
          </table:table-cell>
          <table:table-cell office:value-type="float" office:value="4.90133" calcext:value-type="float">
            <text:p>4.90133</text:p>
          </table:table-cell>
          <table:table-cell office:value-type="float" office:value="229.4408" calcext:value-type="float">
            <text:p>229.4408</text:p>
          </table:table-cell>
          <table:table-cell office:value-type="float" office:value="0.0151768389469069" calcext:value-type="float">
            <text:p>0.015176838946907</text:p>
          </table:table-cell>
          <table:table-cell table:formula="of:=0.5*SQRT([.Y19]/[.X19]-1)/SIN(PI()/20)" office:value-type="float" office:value="21.6335074549529" calcext:value-type="float">
            <text:p>21.6335074549529</text:p>
          </table:table-cell>
        </table:table-row>
        <table:table-row table:style-name="ro1">
          <table:table-cell/>
          <table:table-cell office:value-type="string" calcext:value-type="string">
            <text:p>kT =1</text:p>
          </table:table-cell>
          <table:table-cell table:number-columns-repeated="11"/>
          <table:table-cell office:value-type="float" office:value="2.26" calcext:value-type="float">
            <text:p>2.26</text:p>
          </table:table-cell>
          <table:table-cell office:value-type="float" office:value="15" calcext:value-type="float">
            <text:p>15</text:p>
          </table:table-cell>
          <table:table-cell office:value-type="float" office:value="-2.91412" calcext:value-type="float">
            <text:p>-2.91412</text:p>
          </table:table-cell>
          <table:table-cell office:value-type="float" office:value="0.0830343" calcext:value-type="float">
            <text:p>0.0830343</text:p>
          </table:table-cell>
          <table:table-cell office:value-type="float" office:value="0.115176" calcext:value-type="float">
            <text:p>0.115176</text:p>
          </table:table-cell>
          <table:table-cell table:formula="of:=ABS([.R20])" office:value-type="float" office:value="0.115176" calcext:value-type="float">
            <text:p>0.115176</text:p>
          </table:table-cell>
          <table:table-cell office:value-type="float" office:value="8.57516" calcext:value-type="float">
            <text:p>8.57516</text:p>
          </table:table-cell>
          <table:table-cell office:value-type="float" office:value="0.528079" calcext:value-type="float">
            <text:p>0.528079</text:p>
          </table:table-cell>
          <table:table-cell office:value-type="float" office:value="76.2974" calcext:value-type="float">
            <text:p>76.2974</text:p>
          </table:table-cell>
          <table:table-cell office:value-type="float" office:value="0.323396" calcext:value-type="float">
            <text:p>0.323396</text:p>
          </table:table-cell>
          <table:table-cell office:value-type="float" office:value="5.94875" calcext:value-type="float">
            <text:p>5.94875</text:p>
          </table:table-cell>
          <table:table-cell office:value-type="float" office:value="211.2316" calcext:value-type="float">
            <text:p>211.2316</text:p>
          </table:table-cell>
          <table:table-cell office:value-type="float" office:value="0.0162629465110816" calcext:value-type="float">
            <text:p>0.016262946511082</text:p>
          </table:table-cell>
          <table:table-cell table:formula="of:=0.5*SQRT([.Y20]/[.X20]-1)/SIN(PI()/20)" office:value-type="float" office:value="18.7759118793436" calcext:value-type="float">
            <text:p>18.7759118793436</text:p>
          </table:table-cell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/>
          <table:table-cell office:value-type="float" office:value="2.27" calcext:value-type="float">
            <text:p>2.27</text:p>
          </table:table-cell>
          <table:table-cell office:value-type="float" office:value="15" calcext:value-type="float">
            <text:p>15</text:p>
          </table:table-cell>
          <table:table-cell office:value-type="float" office:value="-2.89037" calcext:value-type="float">
            <text:p>-2.89037</text:p>
          </table:table-cell>
          <table:table-cell office:value-type="float" office:value="0.0832451" calcext:value-type="float">
            <text:p>0.0832451</text:p>
          </table:table-cell>
          <table:table-cell office:value-type="float" office:value="0.0735974" calcext:value-type="float">
            <text:p>0.0735974</text:p>
          </table:table-cell>
          <table:table-cell table:formula="of:=ABS([.R21])" office:value-type="float" office:value="0.0735974" calcext:value-type="float">
            <text:p>0.0735974</text:p>
          </table:table-cell>
          <table:table-cell office:value-type="float" office:value="8.43746" calcext:value-type="float">
            <text:p>8.43746</text:p>
          </table:table-cell>
          <table:table-cell office:value-type="float" office:value="0.51799" calcext:value-type="float">
            <text:p>0.51799</text:p>
          </table:table-cell>
          <table:table-cell office:value-type="float" office:value="73.9173" calcext:value-type="float">
            <text:p>73.9173</text:p>
          </table:table-cell>
          <table:table-cell office:value-type="float" office:value="0.312194" calcext:value-type="float">
            <text:p>0.312194</text:p>
          </table:table-cell>
          <table:table-cell office:value-type="float" office:value="6.13118" calcext:value-type="float">
            <text:p>6.13118</text:p>
          </table:table-cell>
          <table:table-cell office:value-type="float" office:value="207.196" calcext:value-type="float">
            <text:p>207.196</text:p>
          </table:table-cell>
          <table:table-cell office:value-type="float" office:value="0.0161503741776476" calcext:value-type="float">
            <text:p>0.016150374177648</text:p>
          </table:table-cell>
          <table:table-cell table:formula="of:=0.5*SQRT([.Y21]/[.X21]-1)/SIN(PI()/20)" office:value-type="float" office:value="18.3034760157293" calcext:value-type="float">
            <text:p>18.30347601572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36" calcext:value-type="float">
            <text:p>-1.3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1.8496" calcext:value-type="float">
            <text:p>1.8496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3.42102" calcext:value-type="float">
            <text:p>3.42102</text:p>
          </table:table-cell>
          <table:table-cell office:value-type="float" office:value="0.000000000625" calcext:value-type="float">
            <text:p>6.25E-10</text:p>
          </table:table-cell>
          <table:table-cell office:value-type="float" office:value="12.0732" calcext:value-type="float">
            <text:p>12.0732</text:p>
          </table:table-cell>
          <table:table-cell table:formula="of:=400*[.G22]" office:value-type="float" office:value="0.01" calcext:value-type="float">
            <text:p>0.01</text:p>
          </table:table-cell>
          <table:table-cell table:formula="of:=([.F22]-[.C22]*[.C22])/([.A22]*[.A22])" office:value-type="float" office:value="0" calcext:value-type="float">
            <text:p>0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17" calcext:value-type="float">
            <text:p>17</text:p>
          </table:table-cell>
          <table:table-cell office:value-type="float" office:value="-2.78966" calcext:value-type="float">
            <text:p>-2.78966</text:p>
          </table:table-cell>
          <table:table-cell office:value-type="float" office:value="0.0869563" calcext:value-type="float">
            <text:p>0.0869563</text:p>
          </table:table-cell>
          <table:table-cell office:value-type="float" office:value="0.00556641" calcext:value-type="float">
            <text:p>0.00556641</text:p>
          </table:table-cell>
          <table:table-cell table:formula="of:=ABS([.R22])" office:value-type="float" office:value="0.00556641" calcext:value-type="float">
            <text:p>0.00556641</text:p>
          </table:table-cell>
          <table:table-cell office:value-type="float" office:value="7.86916" calcext:value-type="float">
            <text:p>7.86916</text:p>
          </table:table-cell>
          <table:table-cell office:value-type="float" office:value="0.451122" calcext:value-type="float">
            <text:p>0.451122</text:p>
          </table:table-cell>
          <table:table-cell office:value-type="float" office:value="64.6187" calcext:value-type="float">
            <text:p>64.6187</text:p>
          </table:table-cell>
          <table:table-cell office:value-type="float" office:value="0.251588" calcext:value-type="float">
            <text:p>0.251588</text:p>
          </table:table-cell>
          <table:table-cell office:value-type="float" office:value="7.67798" calcext:value-type="float">
            <text:p>7.67798</text:p>
          </table:table-cell>
          <table:table-cell office:value-type="float" office:value="180.4488" calcext:value-type="float">
            <text:p>180.4488</text:p>
          </table:table-cell>
          <table:table-cell office:value-type="float" office:value="0.016438012173913" calcext:value-type="float">
            <text:p>0.016438012173913</text:p>
          </table:table-cell>
          <table:table-cell table:formula="of:=0.5*SQRT([.Y22]/[.X22]-1)/SIN(PI()/20)" office:value-type="float" office:value="15.1617479272657" calcext:value-type="float">
            <text:p>15.161747927265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2.53" calcext:value-type="float">
            <text:p>-2.53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375" calcext:value-type="float">
            <text:p>0.0375</text:p>
          </table:table-cell>
          <table:table-cell office:value-type="float" office:value="6.4738" calcext:value-type="float">
            <text:p>6.4738</text:p>
          </table:table-cell>
          <table:table-cell office:value-type="float" office:value="0.0015625" calcext:value-type="float">
            <text:p>0.0015625</text:p>
          </table:table-cell>
          <table:table-cell office:value-type="float" office:value="43.7766" calcext:value-type="float">
            <text:p>43.7766</text:p>
          </table:table-cell>
          <table:table-cell office:value-type="float" office:value="0.00000332031" calcext:value-type="float">
            <text:p>3.32031E-06</text:p>
          </table:table-cell>
          <table:table-cell office:value-type="float" office:value="28.416" calcext:value-type="float">
            <text:p>28.416</text:p>
          </table:table-cell>
          <table:table-cell table:formula="of:=400*[.G23]" office:value-type="float" office:value="0.625" calcext:value-type="float">
            <text:p>0.625</text:p>
          </table:table-cell>
          <table:table-cell table:formula="of:=([.F23]-[.C23]*[.C23])/([.A23]*[.A23])" office:value-type="float" office:value="0.0728999999999989" calcext:value-type="float">
            <text:p>0.072899999999999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4" calcext:value-type="float">
            <text:p>14</text:p>
          </table:table-cell>
          <table:table-cell office:value-type="float" office:value="-2.47278" calcext:value-type="float">
            <text:p>-2.47278</text:p>
          </table:table-cell>
          <table:table-cell office:value-type="float" office:value="0.0791451" calcext:value-type="float">
            <text:p>0.0791451</text:p>
          </table:table-cell>
          <table:table-cell office:value-type="float" office:value="0.0313687" calcext:value-type="float">
            <text:p>0.0313687</text:p>
          </table:table-cell>
          <table:table-cell table:formula="of:=ABS([.R23])" office:value-type="float" office:value="0.0313687" calcext:value-type="float">
            <text:p>0.0313687</text:p>
          </table:table-cell>
          <table:table-cell office:value-type="float" office:value="6.19377" calcext:value-type="float">
            <text:p>6.19377</text:p>
          </table:table-cell>
          <table:table-cell office:value-type="float" office:value="0.255474" calcext:value-type="float">
            <text:p>0.255474</text:p>
          </table:table-cell>
          <table:table-cell office:value-type="float" office:value="40.3705" calcext:value-type="float">
            <text:p>40.3705</text:p>
          </table:table-cell>
          <table:table-cell office:value-type="float" office:value="0.105471" calcext:value-type="float">
            <text:p>0.105471</text:p>
          </table:table-cell>
          <table:table-cell office:value-type="float" office:value="11.7015" calcext:value-type="float">
            <text:p>11.7015</text:p>
          </table:table-cell>
          <table:table-cell office:value-type="float" office:value="102.1896" calcext:value-type="float">
            <text:p>102.1896</text:p>
          </table:table-cell>
          <table:table-cell office:value-type="float" office:value="0.0137376860416665" calcext:value-type="float">
            <text:p>0.013737686041667</text:p>
          </table:table-cell>
          <table:table-cell table:formula="of:=0.5*SQRT([.Y23]/[.X23]-1)/SIN(PI()/20)" office:value-type="float" office:value="8.8881736141953" calcext:value-type="float">
            <text:p>8.88817361419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.235" calcext:value-type="float">
            <text:p>-3.235</text:p>
          </table:table-cell>
          <table:table-cell office:value-type="float" office:value="0.011475" calcext:value-type="float">
            <text:p>0.011475</text:p>
          </table:table-cell>
          <table:table-cell office:value-type="float" office:value="0.35375" calcext:value-type="float">
            <text:p>0.35375</text:p>
          </table:table-cell>
          <table:table-cell office:value-type="float" office:value="10.4767" calcext:value-type="float">
            <text:p>10.4767</text:p>
          </table:table-cell>
          <table:table-cell office:value-type="float" office:value="0.141006" calcext:value-type="float">
            <text:p>0.141006</text:p>
          </table:table-cell>
          <table:table-cell office:value-type="float" office:value="110.24" calcext:value-type="float">
            <text:p>110.24</text:p>
          </table:table-cell>
          <table:table-cell office:value-type="float" office:value="0.0276528" calcext:value-type="float">
            <text:p>0.0276528</text:p>
          </table:table-cell>
          <table:table-cell office:value-type="float" office:value="32.0053" calcext:value-type="float">
            <text:p>32.0053</text:p>
          </table:table-cell>
          <table:table-cell table:formula="of:=400*[.G24]" office:value-type="float" office:value="56.4024" calcext:value-type="float">
            <text:p>56.4024</text:p>
          </table:table-cell>
          <table:table-cell table:formula="of:=([.F24]-[.C24]*[.C24])/([.A24]*[.A24])" office:value-type="float" office:value="0.0114750000000008" calcext:value-type="float">
            <text:p>0.01147500000000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-2.21664" calcext:value-type="float">
            <text:p>-2.21664</text:p>
          </table:table-cell>
          <table:table-cell office:value-type="float" office:value="0.0559348" calcext:value-type="float">
            <text:p>0.0559348</text:p>
          </table:table-cell>
          <table:table-cell office:value-type="float" office:value="0.0512549" calcext:value-type="float">
            <text:p>0.0512549</text:p>
          </table:table-cell>
          <table:table-cell table:formula="of:=ABS([.R24])" office:value-type="float" office:value="0.0512549" calcext:value-type="float">
            <text:p>0.0512549</text:p>
          </table:table-cell>
          <table:table-cell office:value-type="float" office:value="4.96943" calcext:value-type="float">
            <text:p>4.96943</text:p>
          </table:table-cell>
          <table:table-cell office:value-type="float" office:value="0.126276" calcext:value-type="float">
            <text:p>0.126276</text:p>
          </table:table-cell>
          <table:table-cell office:value-type="float" office:value="25.8333" calcext:value-type="float">
            <text:p>25.8333</text:p>
          </table:table-cell>
          <table:table-cell office:value-type="float" office:value="0.0313766" calcext:value-type="float">
            <text:p>0.0313766</text:p>
          </table:table-cell>
          <table:table-cell office:value-type="float" office:value="13.0187" calcext:value-type="float">
            <text:p>13.0187</text:p>
          </table:table-cell>
          <table:table-cell office:value-type="float" office:value="50.5104" calcext:value-type="float">
            <text:p>50.5104</text:p>
          </table:table-cell>
          <table:table-cell office:value-type="float" office:value="0.00894993766400006" calcext:value-type="float">
            <text:p>0.008949937664</text:p>
          </table:table-cell>
          <table:table-cell table:formula="of:=0.5*SQRT([.Y24]/[.X24]-1)/SIN(PI()/20)" office:value-type="float" office:value="5.42402047082334" calcext:value-type="float">
            <text:p>5.424020470823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3.8725" calcext:value-type="float">
            <text:p>-3.8725</text:p>
          </table:table-cell>
          <table:table-cell office:value-type="float" office:value="0.0394938" calcext:value-type="float">
            <text:p>0.0394938</text:p>
          </table:table-cell>
          <table:table-cell office:value-type="float" office:value="0.920625" calcext:value-type="float">
            <text:p>0.920625</text:p>
          </table:table-cell>
          <table:table-cell office:value-type="float" office:value="15.0358" calcext:value-type="float">
            <text:p>15.0358</text:p>
          </table:table-cell>
          <table:table-cell office:value-type="float" office:value="0.867609" calcext:value-type="float">
            <text:p>0.867609</text:p>
          </table:table-cell>
          <table:table-cell office:value-type="float" office:value="228.299" calcext:value-type="float">
            <text:p>228.299</text:p>
          </table:table-cell>
          <table:table-cell office:value-type="float" office:value="0.805093" calcext:value-type="float">
            <text:p>0.805093</text:p>
          </table:table-cell>
          <table:table-cell office:value-type="float" office:value="5.013" calcext:value-type="float">
            <text:p>5.013</text:p>
          </table:table-cell>
          <table:table-cell table:formula="of:=400*[.G25]" office:value-type="float" office:value="347.0436" calcext:value-type="float">
            <text:p>347.0436</text:p>
          </table:table-cell>
          <table:table-cell table:formula="of:=([.F25]-[.C25]*[.C25])/([.A25]*[.A25])" office:value-type="float" office:value="0.03954375" calcext:value-type="float">
            <text:p>0.03954375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15" calcext:value-type="float">
            <text:p>15</text:p>
          </table:table-cell>
          <table:table-cell office:value-type="float" office:value="-2.06808" calcext:value-type="float">
            <text:p>-2.06808</text:p>
          </table:table-cell>
          <table:table-cell office:value-type="float" office:value="0.0509162" calcext:value-type="float">
            <text:p>0.0509162</text:p>
          </table:table-cell>
          <table:table-cell office:value-type="float" office:value="-0.0138028" calcext:value-type="float">
            <text:p>-0.0138028</text:p>
          </table:table-cell>
          <table:table-cell table:formula="of:=ABS([.R25])" office:value-type="float" office:value="0.0138028" calcext:value-type="float">
            <text:p>0.0138028</text:p>
          </table:table-cell>
          <table:table-cell office:value-type="float" office:value="4.32787" calcext:value-type="float">
            <text:p>4.32787</text:p>
          </table:table-cell>
          <table:table-cell office:value-type="float" office:value="0.089156" calcext:value-type="float">
            <text:p>0.089156</text:p>
          </table:table-cell>
          <table:table-cell office:value-type="float" office:value="19.6344" calcext:value-type="float">
            <text:p>19.6344</text:p>
          </table:table-cell>
          <table:table-cell office:value-type="float" office:value="0.0188639" calcext:value-type="float">
            <text:p>0.0188639</text:p>
          </table:table-cell>
          <table:table-cell office:value-type="float" office:value="12.7276" calcext:value-type="float">
            <text:p>12.7276</text:p>
          </table:table-cell>
          <table:table-cell office:value-type="float" office:value="35.6624" calcext:value-type="float">
            <text:p>35.6624</text:p>
          </table:table-cell>
          <table:table-cell office:value-type="float" office:value="0.00753182153846146" calcext:value-type="float">
            <text:p>0.007531821538461</text:p>
          </table:table-cell>
          <table:table-cell table:formula="of:=0.5*SQRT([.Y25]/[.X25]-1)/SIN(PI()/20)" office:value-type="float" office:value="4.29053829541313" calcext:value-type="float">
            <text:p>4.290538295413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.99" calcext:value-type="float">
            <text:p>-3.9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15.9206" calcext:value-type="float">
            <text:p>15.9206</text:p>
          </table:table-cell>
          <table:table-cell office:value-type="float" office:value="0.997509" calcext:value-type="float">
            <text:p>0.997509</text:p>
          </table:table-cell>
          <table:table-cell office:value-type="float" office:value="253.497" calcext:value-type="float">
            <text:p>253.497</text:p>
          </table:table-cell>
          <table:table-cell office:value-type="float" office:value="0.995056" calcext:value-type="float">
            <text:p>0.995056</text:p>
          </table:table-cell>
          <table:table-cell office:value-type="float" office:value="0.0025" calcext:value-type="float">
            <text:p>0.0025</text:p>
          </table:table-cell>
          <table:table-cell table:formula="of:=400*[.G26]" office:value-type="float" office:value="399.0036" calcext:value-type="float">
            <text:p>399.0036</text:p>
          </table:table-cell>
          <table:table-cell table:formula="of:=([.F26]-[.C26]*[.C26])/([.A26]*[.A26])" office:value-type="float" office:value="0.000499999999998835" calcext:value-type="float">
            <text:p>0.00049999999999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14" calcext:value-type="float">
            <text:p>14</text:p>
          </table:table-cell>
          <table:table-cell office:value-type="float" office:value="-1.9299" calcext:value-type="float">
            <text:p>-1.9299</text:p>
          </table:table-cell>
          <table:table-cell office:value-type="float" office:value="0.0457097" calcext:value-type="float">
            <text:p>0.0457097</text:p>
          </table:table-cell>
          <table:table-cell office:value-type="float" office:value="0.00119263" calcext:value-type="float">
            <text:p>0.00119263</text:p>
          </table:table-cell>
          <table:table-cell table:formula="of:=ABS([.R26])" office:value-type="float" office:value="0.00119263" calcext:value-type="float">
            <text:p>0.00119263</text:p>
          </table:table-cell>
          <table:table-cell office:value-type="float" office:value="3.77021" calcext:value-type="float">
            <text:p>3.77021</text:p>
          </table:table-cell>
          <table:table-cell office:value-type="float" office:value="0.0624014" calcext:value-type="float">
            <text:p>0.0624014</text:p>
          </table:table-cell>
          <table:table-cell office:value-type="float" office:value="14.9148" calcext:value-type="float">
            <text:p>14.9148</text:p>
          </table:table-cell>
          <table:table-cell office:value-type="float" office:value="0.00991233" calcext:value-type="float">
            <text:p>0.00991233</text:p>
          </table:table-cell>
          <table:table-cell office:value-type="float" office:value="11.2988" calcext:value-type="float">
            <text:p>11.2988</text:p>
          </table:table-cell>
          <table:table-cell office:value-type="float" office:value="24.96056" calcext:value-type="float">
            <text:p>24.96056</text:p>
          </table:table-cell>
          <table:table-cell office:value-type="float" office:value="0.0062683113854596" calcext:value-type="float">
            <text:p>0.00626831138546</text:p>
          </table:table-cell>
          <table:table-cell table:formula="of:=0.5*SQRT([.Y26]/[.X26]-1)/SIN(PI()/20)" office:value-type="float" office:value="3.5145904789541" calcext:value-type="float">
            <text:p>3.51459047895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3.99625" calcext:value-type="float">
            <text:p>-3.99625</text:p>
          </table:table-cell>
          <table:table-cell office:value-type="float" office:value="0.000135938" calcext:value-type="float">
            <text:p>0.000135938</text:p>
          </table:table-cell>
          <table:table-cell office:value-type="float" office:value="0.999531" calcext:value-type="float">
            <text:p>0.999531</text:p>
          </table:table-cell>
          <table:table-cell office:value-type="float" office:value="15.9702" calcext:value-type="float">
            <text:p>15.9702</text:p>
          </table:table-cell>
          <table:table-cell office:value-type="float" office:value="0.999065" calcext:value-type="float">
            <text:p>0.999065</text:p>
          </table:table-cell>
          <table:table-cell office:value-type="float" office:value="255.054" calcext:value-type="float">
            <text:p>255.054</text:p>
          </table:table-cell>
          <table:table-cell office:value-type="float" office:value="0.998139" calcext:value-type="float">
            <text:p>0.998139</text:p>
          </table:table-cell>
          <table:table-cell office:value-type="float" office:value="0.0009375" calcext:value-type="float">
            <text:p>0.0009375</text:p>
          </table:table-cell>
          <table:table-cell table:formula="of:=400*[.G27]" office:value-type="float" office:value="399.626" calcext:value-type="float">
            <text:p>399.626</text:p>
          </table:table-cell>
          <table:table-cell table:formula="of:=([.F27]-[.C27]*[.C27])/([.A27]*[.A27])" office:value-type="float" office:value="0.000185937500001288" calcext:value-type="float">
            <text:p>0.000185937500001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float" office:value="-1.82165" calcext:value-type="float">
            <text:p>-1.82165</text:p>
          </table:table-cell>
          <table:table-cell office:value-type="float" office:value="0.040338" calcext:value-type="float">
            <text:p>0.040338</text:p>
          </table:table-cell>
          <table:table-cell office:value-type="float" office:value="0.00114258" calcext:value-type="float">
            <text:p>0.00114258</text:p>
          </table:table-cell>
          <table:table-cell table:formula="of:=ABS([.R27])" office:value-type="float" office:value="0.00114258" calcext:value-type="float">
            <text:p>0.00114258</text:p>
          </table:table-cell>
          <table:table-cell office:value-type="float" office:value="3.35873" calcext:value-type="float">
            <text:p>3.35873</text:p>
          </table:table-cell>
          <table:table-cell office:value-type="float" office:value="0.0447144" calcext:value-type="float">
            <text:p>0.0447144</text:p>
          </table:table-cell>
          <table:table-cell office:value-type="float" office:value="11.8229" calcext:value-type="float">
            <text:p>11.8229</text:p>
          </table:table-cell>
          <table:table-cell office:value-type="float" office:value="0.00536454" calcext:value-type="float">
            <text:p>0.00536454</text:p>
          </table:table-cell>
          <table:table-cell office:value-type="float" office:value="9.96242" calcext:value-type="float">
            <text:p>9.96242</text:p>
          </table:table-cell>
          <table:table-cell office:value-type="float" office:value="17.88576" calcext:value-type="float">
            <text:p>17.88576</text:p>
          </table:table-cell>
          <table:table-cell office:value-type="float" office:value="0.0051430200892857" calcext:value-type="float">
            <text:p>0.005143020089286</text:p>
          </table:table-cell>
          <table:table-cell table:formula="of:=0.5*SQRT([.Y27]/[.X27]-1)/SIN(PI()/20)" office:value-type="float" office:value="2.85042281650424" calcext:value-type="float">
            <text:p>2.850422816504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3.99219" calcext:value-type="float">
            <text:p>-3.99219</text:p>
          </table:table-cell>
          <table:table-cell office:value-type="float" office:value="0.000320215" calcext:value-type="float">
            <text:p>0.000320215</text:p>
          </table:table-cell>
          <table:table-cell office:value-type="float" office:value="0.998984" calcext:value-type="float">
            <text:p>0.998984</text:p>
          </table:table-cell>
          <table:table-cell office:value-type="float" office:value="15.9379" calcext:value-type="float">
            <text:p>15.9379</text:p>
          </table:table-cell>
          <table:table-cell office:value-type="float" office:value="0.997975" calcext:value-type="float">
            <text:p>0.997975</text:p>
          </table:table-cell>
          <table:table-cell office:value-type="float" office:value="254.036" calcext:value-type="float">
            <text:p>254.036</text:p>
          </table:table-cell>
          <table:table-cell office:value-type="float" office:value="0.995977" calcext:value-type="float">
            <text:p>0.995977</text:p>
          </table:table-cell>
          <table:table-cell office:value-type="float" office:value="0.00224718" calcext:value-type="float">
            <text:p>0.00224718</text:p>
          </table:table-cell>
          <table:table-cell table:formula="of:=400*[.G28]" office:value-type="float" office:value="399.19" calcext:value-type="float">
            <text:p>399.19</text:p>
          </table:table-cell>
          <table:table-cell table:formula="of:=([.F28]-[.C28]*[.C28])/([.A28]*[.A28])" office:value-type="float" office:value="0.000319003900001391" calcext:value-type="float">
            <text:p>0.00031900390000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10" calcext:value-type="float">
            <text:p>10</text:p>
          </table:table-cell>
          <table:table-cell office:value-type="float" office:value="-1.72242" calcext:value-type="float">
            <text:p>-1.72242</text:p>
          </table:table-cell>
          <table:table-cell office:value-type="float" office:value="0.0363902" calcext:value-type="float">
            <text:p>0.0363902</text:p>
          </table:table-cell>
          <table:table-cell office:value-type="float" office:value="-0.0193311" calcext:value-type="float">
            <text:p>-0.0193311</text:p>
          </table:table-cell>
          <table:table-cell table:formula="of:=ABS([.R28])" office:value-type="float" office:value="0.0193311" calcext:value-type="float">
            <text:p>0.0193311</text:p>
          </table:table-cell>
          <table:table-cell office:value-type="float" office:value="3.00313" calcext:value-type="float">
            <text:p>3.00313</text:p>
          </table:table-cell>
          <table:table-cell office:value-type="float" office:value="0.0385049" calcext:value-type="float">
            <text:p>0.0385049</text:p>
          </table:table-cell>
          <table:table-cell office:value-type="float" office:value="9.46112" calcext:value-type="float">
            <text:p>9.46112</text:p>
          </table:table-cell>
          <table:table-cell office:value-type="float" office:value="0.00380051" calcext:value-type="float">
            <text:p>0.00380051</text:p>
          </table:table-cell>
          <table:table-cell office:value-type="float" office:value="8.966" calcext:value-type="float">
            <text:p>8.966</text:p>
          </table:table-cell>
          <table:table-cell office:value-type="float" office:value="15.40196" calcext:value-type="float">
            <text:p>15.40196</text:p>
          </table:table-cell>
          <table:table-cell office:value-type="float" office:value="0.00432810268727703" calcext:value-type="float">
            <text:p>0.004328102687277</text:p>
          </table:table-cell>
          <table:table-cell table:formula="of:=0.5*SQRT([.Y28]/[.X28]-1)/SIN(PI()/20)" office:value-type="float" office:value="2.70797632947252" calcext:value-type="float">
            <text:p>2.707976329472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3.99437" calcext:value-type="float">
            <text:p>-3.99437</text:p>
          </table:table-cell>
          <table:table-cell office:value-type="float" office:value="0.000218359" calcext:value-type="float">
            <text:p>0.000218359</text:p>
          </table:table-cell>
          <table:table-cell office:value-type="float" office:value="0.999297" calcext:value-type="float">
            <text:p>0.999297</text:p>
          </table:table-cell>
          <table:table-cell office:value-type="float" office:value="15.9552" calcext:value-type="float">
            <text:p>15.9552</text:p>
          </table:table-cell>
          <table:table-cell office:value-type="float" office:value="0.998598" calcext:value-type="float">
            <text:p>0.998598</text:p>
          </table:table-cell>
          <table:table-cell office:value-type="float" office:value="254.584" calcext:value-type="float">
            <text:p>254.584</text:p>
          </table:table-cell>
          <table:table-cell office:value-type="float" office:value="0.997211" calcext:value-type="float">
            <text:p>0.997211</text:p>
          </table:table-cell>
          <table:table-cell office:value-type="float" office:value="0.00153266" calcext:value-type="float">
            <text:p>0.00153266</text:p>
          </table:table-cell>
          <table:table-cell table:formula="of:=400*[.G29]" office:value-type="float" office:value="399.4392" calcext:value-type="float">
            <text:p>399.4392</text:p>
          </table:table-cell>
          <table:table-cell table:formula="of:=([.F29]-[.C29]*[.C29])/([.A29]*[.A29])" office:value-type="float" office:value="0.000208303099999085" calcext:value-type="float">
            <text:p>0.0002083030999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1.63025" calcext:value-type="float">
            <text:p>-1.63025</text:p>
          </table:table-cell>
          <table:table-cell office:value-type="float" office:value="0.0353859" calcext:value-type="float">
            <text:p>0.0353859</text:p>
          </table:table-cell>
          <table:table-cell office:value-type="float" office:value="0.0256641" calcext:value-type="float">
            <text:p>0.0256641</text:p>
          </table:table-cell>
          <table:table-cell table:formula="of:=ABS([.R29])" office:value-type="float" office:value="0.0256641" calcext:value-type="float">
            <text:p>0.0256641</text:p>
          </table:table-cell>
          <table:table-cell office:value-type="float" office:value="2.69311" calcext:value-type="float">
            <text:p>2.69311</text:p>
          </table:table-cell>
          <table:table-cell office:value-type="float" office:value="0.0311172" calcext:value-type="float">
            <text:p>0.0311172</text:p>
          </table:table-cell>
          <table:table-cell office:value-type="float" office:value="7.64245" calcext:value-type="float">
            <text:p>7.64245</text:p>
          </table:table-cell>
          <table:table-cell office:value-type="float" office:value="0.00253753" calcext:value-type="float">
            <text:p>0.00253753</text:p>
          </table:table-cell>
          <table:table-cell office:value-type="float" office:value="7.81736" calcext:value-type="float">
            <text:p>7.81736</text:p>
          </table:table-cell>
          <table:table-cell office:value-type="float" office:value="12.44688" calcext:value-type="float">
            <text:p>12.44688</text:p>
          </table:table-cell>
          <table:table-cell office:value-type="float" office:value="0.00393277083333323" calcext:value-type="float">
            <text:p>0.003932770833333</text:p>
          </table:table-cell>
          <table:table-cell table:formula="of:=0.5*SQRT([.Y29]/[.X29]-1)/SIN(PI()/20)" office:value-type="float" office:value="2.45966232574144" calcext:value-type="float">
            <text:p>2.45966232574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-3.99414" calcext:value-type="float">
            <text:p>-3.99414</text:p>
          </table:table-cell>
          <table:table-cell office:value-type="float" office:value="0.00022973" calcext:value-type="float">
            <text:p>0.00022973</text:p>
          </table:table-cell>
          <table:table-cell office:value-type="float" office:value="0.999258" calcext:value-type="float">
            <text:p>0.999258</text:p>
          </table:table-cell>
          <table:table-cell office:value-type="float" office:value="15.9534" calcext:value-type="float">
            <text:p>15.9534</text:p>
          </table:table-cell>
          <table:table-cell office:value-type="float" office:value="0.99852" calcext:value-type="float">
            <text:p>0.99852</text:p>
          </table:table-cell>
          <table:table-cell office:value-type="float" office:value="254.525" calcext:value-type="float">
            <text:p>254.525</text:p>
          </table:table-cell>
          <table:table-cell office:value-type="float" office:value="0.997057" calcext:value-type="float">
            <text:p>0.997057</text:p>
          </table:table-cell>
          <table:table-cell office:value-type="float" office:value="0.00155868" calcext:value-type="float">
            <text:p>0.00155868</text:p>
          </table:table-cell>
          <table:table-cell table:formula="of:=400*[.G30]" office:value-type="float" office:value="399.408" calcext:value-type="float">
            <text:p>399.408</text:p>
          </table:table-cell>
          <table:table-cell table:formula="of:=([.F30]-[.C30]*[.C30])/([.A30]*[.A30])" office:value-type="float" office:value="0.000245660399997405" calcext:value-type="float">
            <text:p>0.00024566039999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3" calcext:value-type="float">
            <text:p>13</text:p>
          </table:table-cell>
          <table:table-cell office:value-type="float" office:value="-1.31983" calcext:value-type="float">
            <text:p>-1.31983</text:p>
          </table:table-cell>
          <table:table-cell office:value-type="float" office:value="0.0306489" calcext:value-type="float">
            <text:p>0.0306489</text:p>
          </table:table-cell>
          <table:table-cell office:value-type="float" office:value="-0.00340149" calcext:value-type="float">
            <text:p>-0.00340149</text:p>
          </table:table-cell>
          <table:table-cell table:formula="of:=ABS([.R30])" office:value-type="float" office:value="0.00340149" calcext:value-type="float">
            <text:p>0.00340149</text:p>
          </table:table-cell>
          <table:table-cell office:value-type="float" office:value="1.77261" calcext:value-type="float">
            <text:p>1.77261</text:p>
          </table:table-cell>
          <table:table-cell office:value-type="float" office:value="0.0152672" calcext:value-type="float">
            <text:p>0.0152672</text:p>
          </table:table-cell>
          <table:table-cell office:value-type="float" office:value="3.35931" calcext:value-type="float">
            <text:p>3.35931</text:p>
          </table:table-cell>
          <table:table-cell office:value-type="float" office:value="0.00067942" calcext:value-type="float">
            <text:p>0.00067942</text:p>
          </table:table-cell>
          <table:table-cell office:value-type="float" office:value="5.2568" calcext:value-type="float">
            <text:p>5.2568</text:p>
          </table:table-cell>
          <table:table-cell office:value-type="float" office:value="6.10688" calcext:value-type="float">
            <text:p>6.10688</text:p>
          </table:table-cell>
          <table:table-cell office:value-type="float" office:value="0.00250275682448979" calcext:value-type="float">
            <text:p>0.00250275682449</text:p>
          </table:table-cell>
          <table:table-cell table:formula="of:=0.5*SQRT([.Y30]/[.X30]-1)/SIN(PI()/20)" office:value-type="float" office:value="1.28530659271378" calcext:value-type="float">
            <text:p>1.285306592713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-3.99461" calcext:value-type="float">
            <text:p>-3.99461</text:p>
          </table:table-cell>
          <table:table-cell office:value-type="float" office:value="0.000206879" calcext:value-type="float">
            <text:p>0.000206879</text:p>
          </table:table-cell>
          <table:table-cell office:value-type="float" office:value="0.999316" calcext:value-type="float">
            <text:p>0.999316</text:p>
          </table:table-cell>
          <table:table-cell office:value-type="float" office:value="15.9571" calcext:value-type="float">
            <text:p>15.9571</text:p>
          </table:table-cell>
          <table:table-cell office:value-type="float" office:value="0.998637" calcext:value-type="float">
            <text:p>0.998637</text:p>
          </table:table-cell>
          <table:table-cell office:value-type="float" office:value="254.642" calcext:value-type="float">
            <text:p>254.642</text:p>
          </table:table-cell>
          <table:table-cell office:value-type="float" office:value="0.997289" calcext:value-type="float">
            <text:p>0.997289</text:p>
          </table:table-cell>
          <table:table-cell office:value-type="float" office:value="0.00146657" calcext:value-type="float">
            <text:p>0.00146657</text:p>
          </table:table-cell>
          <table:table-cell table:formula="of:=400*[.G31]" office:value-type="float" office:value="399.4548" calcext:value-type="float">
            <text:p>399.4548</text:p>
          </table:table-cell>
          <table:table-cell table:formula="of:=([.F31]-[.C31]*[.C31])/([.A31]*[.A31])" office:value-type="float" office:value="0.000190947899998406" calcext:value-type="float">
            <text:p>0.0001909478999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-1.11127" calcext:value-type="float">
            <text:p>-1.11127</text:p>
          </table:table-cell>
          <table:table-cell office:value-type="float" office:value="0.0274324" calcext:value-type="float">
            <text:p>0.0274324</text:p>
          </table:table-cell>
          <table:table-cell office:value-type="float" office:value="-0.00195923" calcext:value-type="float">
            <text:p>-0.00195923</text:p>
          </table:table-cell>
          <table:table-cell table:formula="of:=ABS([.R31])" office:value-type="float" office:value="0.00195923" calcext:value-type="float">
            <text:p>0.00195923</text:p>
          </table:table-cell>
          <table:table-cell office:value-type="float" office:value="1.26236" calcext:value-type="float">
            <text:p>1.26236</text:p>
          </table:table-cell>
          <table:table-cell office:value-type="float" office:value="0.011037" calcext:value-type="float">
            <text:p>0.011037</text:p>
          </table:table-cell>
          <table:table-cell office:value-type="float" office:value="1.73133" calcext:value-type="float">
            <text:p>1.73133</text:p>
          </table:table-cell>
          <table:table-cell office:value-type="float" office:value="0.000361119" calcext:value-type="float">
            <text:p>0.000361119</text:p>
          </table:table-cell>
          <table:table-cell office:value-type="float" office:value="3.83265" calcext:value-type="float">
            <text:p>3.83265</text:p>
          </table:table-cell>
          <table:table-cell office:value-type="float" office:value="4.4148" calcext:value-type="float">
            <text:p>4.4148</text:p>
          </table:table-cell>
          <table:table-cell office:value-type="float" office:value="0.00171493669375002" calcext:value-type="float">
            <text:p>0.00171493669375</text:p>
          </table:table-cell>
          <table:table-cell table:formula="of:=0.5*SQRT([.Y31]/[.X31]-1)/SIN(PI()/20)" office:value-type="float" office:value="1.24567696441755" calcext:value-type="float">
            <text:p>1.245676964417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3.99523" calcext:value-type="float">
            <text:p>-3.99523</text:p>
          </table:table-cell>
          <table:table-cell office:value-type="float" office:value="0.000212445" calcext:value-type="float">
            <text:p>0.000212445</text:p>
          </table:table-cell>
          <table:table-cell office:value-type="float" office:value="0.99939" calcext:value-type="float">
            <text:p>0.99939</text:p>
          </table:table-cell>
          <table:table-cell office:value-type="float" office:value="15.9621" calcext:value-type="float">
            <text:p>15.9621</text:p>
          </table:table-cell>
          <table:table-cell office:value-type="float" office:value="0.998783" calcext:value-type="float">
            <text:p>0.998783</text:p>
          </table:table-cell>
          <table:table-cell office:value-type="float" office:value="254.802" calcext:value-type="float">
            <text:p>254.802</text:p>
          </table:table-cell>
          <table:table-cell office:value-type="float" office:value="0.997582" calcext:value-type="float">
            <text:p>0.997582</text:p>
          </table:table-cell>
          <table:table-cell office:value-type="float" office:value="0.00128946" calcext:value-type="float">
            <text:p>0.00128946</text:p>
          </table:table-cell>
          <table:table-cell table:formula="of:=400*[.G32]" office:value-type="float" office:value="399.5132" calcext:value-type="float">
            <text:p>399.5132</text:p>
          </table:table-cell>
          <table:table-cell table:formula="of:=([.F32]-[.C32]*[.C32])/([.A32]*[.A32])" office:value-type="float" office:value="0.000237247099997617" calcext:value-type="float">
            <text:p>0.00023724709999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3" calcext:value-type="float">
            <text:p>13</text:p>
          </table:table-cell>
          <table:table-cell office:value-type="float" office:value="-0.97072" calcext:value-type="float">
            <text:p>-0.97072</text:p>
          </table:table-cell>
          <table:table-cell office:value-type="float" office:value="0.0260068" calcext:value-type="float">
            <text:p>0.0260068</text:p>
          </table:table-cell>
          <table:table-cell office:value-type="float" office:value="0.0000897217" calcext:value-type="float">
            <text:p>8.97217E-05</text:p>
          </table:table-cell>
          <table:table-cell table:formula="of:=ABS([.R32])" office:value-type="float" office:value="0.0000897217" calcext:value-type="float">
            <text:p>8.97217E-05</text:p>
          </table:table-cell>
          <table:table-cell office:value-type="float" office:value="0.968305" calcext:value-type="float">
            <text:p>0.968305</text:p>
          </table:table-cell>
          <table:table-cell office:value-type="float" office:value="0.00851394" calcext:value-type="float">
            <text:p>0.00851394</text:p>
          </table:table-cell>
          <table:table-cell office:value-type="float" office:value="1.03855" calcext:value-type="float">
            <text:p>1.03855</text:p>
          </table:table-cell>
          <table:table-cell office:value-type="float" office:value="0.000211613" calcext:value-type="float">
            <text:p>0.000211613</text:p>
          </table:table-cell>
          <table:table-cell office:value-type="float" office:value="3.19854" calcext:value-type="float">
            <text:p>3.19854</text:p>
          </table:table-cell>
          <table:table-cell office:value-type="float" office:value="3.405576" calcext:value-type="float">
            <text:p>3.405576</text:p>
          </table:table-cell>
          <table:table-cell office:value-type="float" office:value="0.00128432995555555" calcext:value-type="float">
            <text:p>0.001284329955556</text:p>
          </table:table-cell>
          <table:table-cell table:formula="of:=0.5*SQRT([.Y32]/[.X32]-1)/SIN(PI()/20)" office:value-type="float" office:value="0.813176096634224" calcext:value-type="float">
            <text:p>0.8131760966342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-3.99415" calcext:value-type="float">
            <text:p>-3.99415</text:p>
          </table:table-cell>
          <table:table-cell office:value-type="float" office:value="0.000233946" calcext:value-type="float">
            <text:p>0.000233946</text:p>
          </table:table-cell>
          <table:table-cell office:value-type="float" office:value="0.999255" calcext:value-type="float">
            <text:p>0.999255</text:p>
          </table:table-cell>
          <table:table-cell office:value-type="float" office:value="15.9535" calcext:value-type="float">
            <text:p>15.9535</text:p>
          </table:table-cell>
          <table:table-cell office:value-type="float" office:value="0.998515" calcext:value-type="float">
            <text:p>0.998515</text:p>
          </table:table-cell>
          <table:table-cell office:value-type="float" office:value="254.528" calcext:value-type="float">
            <text:p>254.528</text:p>
          </table:table-cell>
          <table:table-cell office:value-type="float" office:value="0.997048" calcext:value-type="float">
            <text:p>0.997048</text:p>
          </table:table-cell>
          <table:table-cell office:value-type="float" office:value="0.00161732" calcext:value-type="float">
            <text:p>0.00161732</text:p>
          </table:table-cell>
          <table:table-cell table:formula="of:=400*[.G33]" office:value-type="float" office:value="399.406" calcext:value-type="float">
            <text:p>399.406</text:p>
          </table:table-cell>
          <table:table-cell table:formula="of:=([.F33]-[.C33]*[.C33])/([.A33]*[.A33])" office:value-type="float" office:value="0.000265777499997455" calcext:value-type="float">
            <text:p>0.000265777499997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10" calcext:value-type="float">
            <text:p>10</text:p>
          </table:table-cell>
          <table:table-cell office:value-type="float" office:value="-0.882559" calcext:value-type="float">
            <text:p>-0.882559</text:p>
          </table:table-cell>
          <table:table-cell office:value-type="float" office:value="0.025422" calcext:value-type="float">
            <text:p>0.025422</text:p>
          </table:table-cell>
          <table:table-cell office:value-type="float" office:value="-0.00280762" calcext:value-type="float">
            <text:p>-0.00280762</text:p>
          </table:table-cell>
          <table:table-cell table:formula="of:=ABS([.R33])" office:value-type="float" office:value="0.00280762" calcext:value-type="float">
            <text:p>0.00280762</text:p>
          </table:table-cell>
          <table:table-cell office:value-type="float" office:value="0.804332" calcext:value-type="float">
            <text:p>0.804332</text:p>
          </table:table-cell>
          <table:table-cell office:value-type="float" office:value="0.00734036" calcext:value-type="float">
            <text:p>0.00734036</text:p>
          </table:table-cell>
          <table:table-cell office:value-type="float" office:value="0.727126" calcext:value-type="float">
            <text:p>0.727126</text:p>
          </table:table-cell>
          <table:table-cell office:value-type="float" office:value="0.000156417" calcext:value-type="float">
            <text:p>0.000156417</text:p>
          </table:table-cell>
          <table:table-cell office:value-type="float" office:value="2.77167" calcext:value-type="float">
            <text:p>2.77167</text:p>
          </table:table-cell>
          <table:table-cell office:value-type="float" office:value="2.936144" calcext:value-type="float">
            <text:p>2.936144</text:p>
          </table:table-cell>
          <table:table-cell office:value-type="float" office:value="0.00105879264968763" calcext:value-type="float">
            <text:p>0.001058792649688</text:p>
          </table:table-cell>
          <table:table-cell table:formula="of:=0.5*SQRT([.Y33]/[.X33]-1)/SIN(PI()/20)" office:value-type="float" office:value="0.77860184714134" calcext:value-type="float">
            <text:p>0.778601847141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-3.99478" calcext:value-type="float">
            <text:p>-3.99478</text:p>
          </table:table-cell>
          <table:table-cell office:value-type="float" office:value="0.000205516" calcext:value-type="float">
            <text:p>0.000205516</text:p>
          </table:table-cell>
          <table:table-cell office:value-type="float" office:value="0.999337" calcext:value-type="float">
            <text:p>0.999337</text:p>
          </table:table-cell>
          <table:table-cell office:value-type="float" office:value="15.9584" calcext:value-type="float">
            <text:p>15.9584</text:p>
          </table:table-cell>
          <table:table-cell office:value-type="float" office:value="0.998678" calcext:value-type="float">
            <text:p>0.998678</text:p>
          </table:table-cell>
          <table:table-cell office:value-type="float" office:value="254.685" calcext:value-type="float">
            <text:p>254.685</text:p>
          </table:table-cell>
          <table:table-cell office:value-type="float" office:value="0.997372" calcext:value-type="float">
            <text:p>0.997372</text:p>
          </table:table-cell>
          <table:table-cell office:value-type="float" office:value="0.00142171" calcext:value-type="float">
            <text:p>0.00142171</text:p>
          </table:table-cell>
          <table:table-cell table:formula="of:=400*[.G34]" office:value-type="float" office:value="399.4712" calcext:value-type="float">
            <text:p>399.4712</text:p>
          </table:table-cell>
          <table:table-cell table:formula="of:=([.F34]-[.C34]*[.C34])/([.A34]*[.A34])" office:value-type="float" office:value="0.000132751599998926" calcext:value-type="float">
            <text:p>0.000132751599999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3.99439" calcext:value-type="float">
            <text:p>-3.99439</text:p>
          </table:table-cell>
          <table:table-cell office:value-type="float" office:value="0.000229614" calcext:value-type="float">
            <text:p>0.000229614</text:p>
          </table:table-cell>
          <table:table-cell office:value-type="float" office:value="0.999284" calcext:value-type="float">
            <text:p>0.999284</text:p>
          </table:table-cell>
          <table:table-cell office:value-type="float" office:value="15.9554" calcext:value-type="float">
            <text:p>15.9554</text:p>
          </table:table-cell>
          <table:table-cell office:value-type="float" office:value="0.998573" calcext:value-type="float">
            <text:p>0.998573</text:p>
          </table:table-cell>
          <table:table-cell office:value-type="float" office:value="254.59" calcext:value-type="float">
            <text:p>254.59</text:p>
          </table:table-cell>
          <table:table-cell office:value-type="float" office:value="0.997162" calcext:value-type="float">
            <text:p>0.997162</text:p>
          </table:table-cell>
          <table:table-cell office:value-type="float" office:value="0.00153221" calcext:value-type="float">
            <text:p>0.00153221</text:p>
          </table:table-cell>
          <table:table-cell table:formula="of:=400*[.G35]" office:value-type="float" office:value="399.4292" calcext:value-type="float">
            <text:p>399.4292</text:p>
          </table:table-cell>
          <table:table-cell table:formula="of:=([.F35]-[.C35]*[.C35])/([.A35]*[.A35])" office:value-type="float" office:value="0.000248527900000184" calcext:value-type="float">
            <text:p>0.0002485279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-3.99452" calcext:value-type="float">
            <text:p>-3.99452</text:p>
          </table:table-cell>
          <table:table-cell office:value-type="float" office:value="0.000226502" calcext:value-type="float">
            <text:p>0.000226502</text:p>
          </table:table-cell>
          <table:table-cell office:value-type="float" office:value="0.999301" calcext:value-type="float">
            <text:p>0.999301</text:p>
          </table:table-cell>
          <table:table-cell office:value-type="float" office:value="15.9564" calcext:value-type="float">
            <text:p>15.9564</text:p>
          </table:table-cell>
          <table:table-cell office:value-type="float" office:value="0.998607" calcext:value-type="float">
            <text:p>0.998607</text:p>
          </table:table-cell>
          <table:table-cell office:value-type="float" office:value="254.621" calcext:value-type="float">
            <text:p>254.621</text:p>
          </table:table-cell>
          <table:table-cell office:value-type="float" office:value="0.997231" calcext:value-type="float">
            <text:p>0.997231</text:p>
          </table:table-cell>
          <table:table-cell office:value-type="float" office:value="0.0014951" calcext:value-type="float">
            <text:p>0.0014951</text:p>
          </table:table-cell>
          <table:table-cell table:formula="of:=400*[.G36]" office:value-type="float" office:value="399.4428" calcext:value-type="float">
            <text:p>399.4428</text:p>
          </table:table-cell>
          <table:table-cell table:formula="of:=([.F36]-[.C36]*[.C36])/([.A36]*[.A36])" office:value-type="float" office:value="0.000209969600000193" calcext:value-type="float">
            <text:p>0.0002099696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3.99437" calcext:value-type="float">
            <text:p>-3.99437</text:p>
          </table:table-cell>
          <table:table-cell office:value-type="float" office:value="0.000231797" calcext:value-type="float">
            <text:p>0.000231797</text:p>
          </table:table-cell>
          <table:table-cell office:value-type="float" office:value="0.999283" calcext:value-type="float">
            <text:p>0.999283</text:p>
          </table:table-cell>
          <table:table-cell office:value-type="float" office:value="15.9552" calcext:value-type="float">
            <text:p>15.9552</text:p>
          </table:table-cell>
          <table:table-cell office:value-type="float" office:value="0.99857" calcext:value-type="float">
            <text:p>0.99857</text:p>
          </table:table-cell>
          <table:table-cell office:value-type="float" office:value="254.583" calcext:value-type="float">
            <text:p>254.583</text:p>
          </table:table-cell>
          <table:table-cell office:value-type="float" office:value="0.997157" calcext:value-type="float">
            <text:p>0.997157</text:p>
          </table:table-cell>
          <table:table-cell office:value-type="float" office:value="0.00154096" calcext:value-type="float">
            <text:p>0.00154096</text:p>
          </table:table-cell>
          <table:table-cell table:formula="of:=400*[.G37]" office:value-type="float" office:value="399.428" calcext:value-type="float">
            <text:p>399.428</text:p>
          </table:table-cell>
          <table:table-cell table:formula="of:=([.F37]-[.C37]*[.C37])/([.A37]*[.A37])" office:value-type="float" office:value="0.000208303099999085" calcext:value-type="float">
            <text:p>0.000208303099999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-3.99432" calcext:value-type="float">
            <text:p>-3.99432</text:p>
          </table:table-cell>
          <table:table-cell office:value-type="float" office:value="0.000233118" calcext:value-type="float">
            <text:p>0.000233118</text:p>
          </table:table-cell>
          <table:table-cell office:value-type="float" office:value="0.999276" calcext:value-type="float">
            <text:p>0.999276</text:p>
          </table:table-cell>
          <table:table-cell office:value-type="float" office:value="15.9548" calcext:value-type="float">
            <text:p>15.9548</text:p>
          </table:table-cell>
          <table:table-cell office:value-type="float" office:value="0.998557" calcext:value-type="float">
            <text:p>0.998557</text:p>
          </table:table-cell>
          <table:table-cell office:value-type="float" office:value="254.571" calcext:value-type="float">
            <text:p>254.571</text:p>
          </table:table-cell>
          <table:table-cell office:value-type="float" office:value="0.997131" calcext:value-type="float">
            <text:p>0.997131</text:p>
          </table:table-cell>
          <table:table-cell office:value-type="float" office:value="0.00156101" calcext:value-type="float">
            <text:p>0.00156101</text:p>
          </table:table-cell>
          <table:table-cell table:formula="of:=400*[.G38]" office:value-type="float" office:value="399.4228" calcext:value-type="float">
            <text:p>399.4228</text:p>
          </table:table-cell>
          <table:table-cell table:formula="of:=([.F38]-[.C38]*[.C38])/([.A38]*[.A38])" office:value-type="float" office:value="0.000207737600000257" calcext:value-type="float">
            <text:p>0.0002077376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-3.99429" calcext:value-type="float">
            <text:p>-3.99429</text:p>
          </table:table-cell>
          <table:table-cell office:value-type="float" office:value="0.000236148" calcext:value-type="float">
            <text:p>0.000236148</text:p>
          </table:table-cell>
          <table:table-cell office:value-type="float" office:value="0.999272" calcext:value-type="float">
            <text:p>0.999272</text:p>
          </table:table-cell>
          <table:table-cell office:value-type="float" office:value="15.9546" calcext:value-type="float">
            <text:p>15.9546</text:p>
          </table:table-cell>
          <table:table-cell office:value-type="float" office:value="0.998548" calcext:value-type="float">
            <text:p>0.998548</text:p>
          </table:table-cell>
          <table:table-cell office:value-type="float" office:value="254.564" calcext:value-type="float">
            <text:p>254.564</text:p>
          </table:table-cell>
          <table:table-cell office:value-type="float" office:value="0.997113" calcext:value-type="float">
            <text:p>0.997113</text:p>
          </table:table-cell>
          <table:table-cell office:value-type="float" office:value="0.00157433" calcext:value-type="float">
            <text:p>0.00157433</text:p>
          </table:table-cell>
          <table:table-cell table:formula="of:=400*[.G39]" office:value-type="float" office:value="399.4192" calcext:value-type="float">
            <text:p>399.4192</text:p>
          </table:table-cell>
          <table:table-cell table:formula="of:=([.F39]-[.C39]*[.C39])/([.A39]*[.A39])" office:value-type="float" office:value="0.000247395899997116" calcext:value-type="float">
            <text:p>0.000247395899997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-3.99433" calcext:value-type="float">
            <text:p>-3.99433</text:p>
          </table:table-cell>
          <table:table-cell office:value-type="float" office:value="0.000234373" calcext:value-type="float">
            <text:p>0.000234373</text:p>
          </table:table-cell>
          <table:table-cell office:value-type="float" office:value="0.999277" calcext:value-type="float">
            <text:p>0.999277</text:p>
          </table:table-cell>
          <table:table-cell office:value-type="float" office:value="15.9549" calcext:value-type="float">
            <text:p>15.9549</text:p>
          </table:table-cell>
          <table:table-cell office:value-type="float" office:value="0.998558" calcext:value-type="float">
            <text:p>0.998558</text:p>
          </table:table-cell>
          <table:table-cell office:value-type="float" office:value="254.573" calcext:value-type="float">
            <text:p>254.573</text:p>
          </table:table-cell>
          <table:table-cell office:value-type="float" office:value="0.997133" calcext:value-type="float">
            <text:p>0.997133</text:p>
          </table:table-cell>
          <table:table-cell office:value-type="float" office:value="0.00156469" calcext:value-type="float">
            <text:p>0.00156469</text:p>
          </table:table-cell>
          <table:table-cell table:formula="of:=400*[.G40]" office:value-type="float" office:value="399.4232" calcext:value-type="float">
            <text:p>399.4232</text:p>
          </table:table-cell>
          <table:table-cell table:formula="of:=([.F40]-[.C40]*[.C40])/([.A40]*[.A40])" office:value-type="float" office:value="0.000227851099998233" calcext:value-type="float">
            <text:p>0.000227851099998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-3.99433" calcext:value-type="float">
            <text:p>-3.99433</text:p>
          </table:table-cell>
          <table:table-cell office:value-type="float" office:value="0.000233986" calcext:value-type="float">
            <text:p>0.000233986</text:p>
          </table:table-cell>
          <table:table-cell office:value-type="float" office:value="0.999277" calcext:value-type="float">
            <text:p>0.999277</text:p>
          </table:table-cell>
          <table:table-cell office:value-type="float" office:value="15.9549" calcext:value-type="float">
            <text:p>15.9549</text:p>
          </table:table-cell>
          <table:table-cell office:value-type="float" office:value="0.998558" calcext:value-type="float">
            <text:p>0.998558</text:p>
          </table:table-cell>
          <table:table-cell office:value-type="float" office:value="254.573" calcext:value-type="float">
            <text:p>254.573</text:p>
          </table:table-cell>
          <table:table-cell office:value-type="float" office:value="0.997134" calcext:value-type="float">
            <text:p>0.997134</text:p>
          </table:table-cell>
          <table:table-cell office:value-type="float" office:value="0.00155979" calcext:value-type="float">
            <text:p>0.00155979</text:p>
          </table:table-cell>
          <table:table-cell table:formula="of:=400*[.G41]" office:value-type="float" office:value="399.4232" calcext:value-type="float">
            <text:p>399.4232</text:p>
          </table:table-cell>
          <table:table-cell table:formula="of:=([.F41]-[.C41]*[.C41])/([.A41]*[.A41])" office:value-type="float" office:value="0.000227851099998233" calcext:value-type="float">
            <text:p>0.000227851099998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3.99433" calcext:value-type="float">
            <text:p>-3.99433</text:p>
          </table:table-cell>
          <table:table-cell office:value-type="float" office:value="0.000233147" calcext:value-type="float">
            <text:p>0.000233147</text:p>
          </table:table-cell>
          <table:table-cell office:value-type="float" office:value="0.999277" calcext:value-type="float">
            <text:p>0.999277</text:p>
          </table:table-cell>
          <table:table-cell office:value-type="float" office:value="15.9549" calcext:value-type="float">
            <text:p>15.9549</text:p>
          </table:table-cell>
          <table:table-cell office:value-type="float" office:value="0.998559" calcext:value-type="float">
            <text:p>0.998559</text:p>
          </table:table-cell>
          <table:table-cell office:value-type="float" office:value="254.574" calcext:value-type="float">
            <text:p>254.574</text:p>
          </table:table-cell>
          <table:table-cell office:value-type="float" office:value="0.997136" calcext:value-type="float">
            <text:p>0.997136</text:p>
          </table:table-cell>
          <table:table-cell office:value-type="float" office:value="0.0015604" calcext:value-type="float">
            <text:p>0.0015604</text:p>
          </table:table-cell>
          <table:table-cell table:formula="of:=400*[.G42]" office:value-type="float" office:value="399.4236" calcext:value-type="float">
            <text:p>399.4236</text:p>
          </table:table-cell>
          <table:table-cell table:formula="of:=([.F42]-[.C42]*[.C42])/([.A42]*[.A42])" office:value-type="float" office:value="0.000227851099998233" calcext:value-type="float">
            <text:p>0.00022785109999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1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46" calcext:value-type="float">
            <text:p>-1.46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  <table:table-cell office:value-type="float" office:value="2.1316" calcext:value-type="float">
            <text:p>2.1316</text:p>
          </table:table-cell>
          <table:table-cell office:value-type="float" office:value="0.0324" calcext:value-type="float">
            <text:p>0.0324</text:p>
          </table:table-cell>
          <table:table-cell office:value-type="float" office:value="4.54372" calcext:value-type="float">
            <text:p>4.54372</text:p>
          </table:table-cell>
          <table:table-cell office:value-type="float" office:value="0.00104976" calcext:value-type="float">
            <text:p>0.00104976</text:p>
          </table:table-cell>
          <table:table-cell office:value-type="float" office:value="17.4601" calcext:value-type="float">
            <text:p>17.4601</text:p>
          </table:table-cell>
          <table:table-cell table:formula="of:=400*[.G45]" office:value-type="float" office:value="12.96" calcext:value-type="float">
            <text:p>12.96</text:p>
          </table:table-cell>
          <table:table-cell table:formula="of:=([.F45]-[.C45]*[.C45])/([.A45]*[.A45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-2.74" calcext:value-type="float">
            <text:p>-2.74</text:p>
          </table:table-cell>
          <table:table-cell office:value-type="float" office:value="0.0256" calcext:value-type="float">
            <text:p>0.0256</text:p>
          </table:table-cell>
          <table:table-cell office:value-type="float" office:value="-0.355" calcext:value-type="float">
            <text:p>-0.355</text:p>
          </table:table-cell>
          <table:table-cell office:value-type="float" office:value="7.5332" calcext:value-type="float">
            <text:p>7.5332</text:p>
          </table:table-cell>
          <table:table-cell office:value-type="float" office:value="0.12665" calcext:value-type="float">
            <text:p>0.12665</text:p>
          </table:table-cell>
          <table:table-cell office:value-type="float" office:value="57.5179" calcext:value-type="float">
            <text:p>57.5179</text:p>
          </table:table-cell>
          <table:table-cell office:value-type="float" office:value="0.0163553" calcext:value-type="float">
            <text:p>0.0163553</text:p>
          </table:table-cell>
          <table:table-cell office:value-type="float" office:value="43.8093" calcext:value-type="float">
            <text:p>43.8093</text:p>
          </table:table-cell>
          <table:table-cell table:formula="of:=400*[.G46]" office:value-type="float" office:value="50.66" calcext:value-type="float">
            <text:p>50.66</text:p>
          </table:table-cell>
          <table:table-cell table:formula="of:=([.F46]-[.C46]*[.C46])/([.A46]*[.A46])" office:value-type="float" office:value="0.0177777777777771" calcext:value-type="float">
            <text:p>0.017777777777777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-3.265" calcext:value-type="float">
            <text:p>-3.265</text:p>
          </table:table-cell>
          <table:table-cell office:value-type="float" office:value="0.004875" calcext:value-type="float">
            <text:p>0.004875</text:p>
          </table:table-cell>
          <table:table-cell office:value-type="float" office:value="-0.3875" calcext:value-type="float">
            <text:p>-0.3875</text:p>
          </table:table-cell>
          <table:table-cell office:value-type="float" office:value="10.6651" calcext:value-type="float">
            <text:p>10.6651</text:p>
          </table:table-cell>
          <table:table-cell office:value-type="float" office:value="0.152012" calcext:value-type="float">
            <text:p>0.152012</text:p>
          </table:table-cell>
          <table:table-cell office:value-type="float" office:value="113.953" calcext:value-type="float">
            <text:p>113.953</text:p>
          </table:table-cell>
          <table:table-cell office:value-type="float" office:value="0.0243039" calcext:value-type="float">
            <text:p>0.0243039</text:p>
          </table:table-cell>
          <table:table-cell office:value-type="float" office:value="84.0251" calcext:value-type="float">
            <text:p>84.0251</text:p>
          </table:table-cell>
          <table:table-cell table:formula="of:=400*[.G47]" office:value-type="float" office:value="60.8048" calcext:value-type="float">
            <text:p>60.8048</text:p>
          </table:table-cell>
          <table:table-cell table:formula="of:=([.F47]-[.C47]*[.C47])/([.A47]*[.A47])" office:value-type="float" office:value="0.00338541666666679" calcext:value-type="float">
            <text:p>0.003385416666667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-3.32" calcext:value-type="float">
            <text:p>-3.32</text:p>
          </table:table-cell>
          <table:table-cell office:value-type="float" office:value="0.0008" calcext:value-type="float">
            <text:p>0.0008</text:p>
          </table:table-cell>
          <table:table-cell office:value-type="float" office:value="-0.35375" calcext:value-type="float">
            <text:p>-0.35375</text:p>
          </table:table-cell>
          <table:table-cell office:value-type="float" office:value="11.0232" calcext:value-type="float">
            <text:p>11.0232</text:p>
          </table:table-cell>
          <table:table-cell office:value-type="float" office:value="0.126175" calcext:value-type="float">
            <text:p>0.126175</text:p>
          </table:table-cell>
          <table:table-cell office:value-type="float" office:value="121.546" calcext:value-type="float">
            <text:p>121.546</text:p>
          </table:table-cell>
          <table:table-cell office:value-type="float" office:value="0.0164458" calcext:value-type="float">
            <text:p>0.0164458</text:p>
          </table:table-cell>
          <table:table-cell office:value-type="float" office:value="99.0144" calcext:value-type="float">
            <text:p>99.0144</text:p>
          </table:table-cell>
          <table:table-cell table:formula="of:=400*[.G48]" office:value-type="float" office:value="50.47" calcext:value-type="float">
            <text:p>50.47</text:p>
          </table:table-cell>
          <table:table-cell table:formula="of:=([.F48]-[.C48]*[.C48])/([.A48]*[.A48])" office:value-type="float" office:value="0.000555555555555494" calcext:value-type="float">
            <text:p>0.000555555555555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-3.275" calcext:value-type="float">
            <text:p>-3.275</text:p>
          </table:table-cell>
          <table:table-cell office:value-type="float" office:value="0.000975" calcext:value-type="float">
            <text:p>0.000975</text:p>
          </table:table-cell>
          <table:table-cell office:value-type="float" office:value="-0.154688" calcext:value-type="float">
            <text:p>-0.154688</text:p>
          </table:table-cell>
          <table:table-cell office:value-type="float" office:value="10.7266" calcext:value-type="float">
            <text:p>10.7266</text:p>
          </table:table-cell>
          <table:table-cell office:value-type="float" office:value="0.0361422" calcext:value-type="float">
            <text:p>0.0361422</text:p>
          </table:table-cell>
          <table:table-cell office:value-type="float" office:value="115.102" calcext:value-type="float">
            <text:p>115.102</text:p>
          </table:table-cell>
          <table:table-cell office:value-type="float" office:value="0.00306812" calcext:value-type="float">
            <text:p>0.00306812</text:p>
          </table:table-cell>
          <table:table-cell office:value-type="float" office:value="120.381" calcext:value-type="float">
            <text:p>120.381</text:p>
          </table:table-cell>
          <table:table-cell table:formula="of:=400*[.G49]" office:value-type="float" office:value="14.45688" calcext:value-type="float">
            <text:p>14.45688</text:p>
          </table:table-cell>
          <table:table-cell table:formula="of:=([.F49]-[.C49]*[.C49])/([.A49]*[.A49])" office:value-type="float" office:value="0.000677083333333606" calcext:value-type="float">
            <text:p>0.000677083333334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office:value-type="float" office:value="-3.3675" calcext:value-type="float">
            <text:p>-3.3675</text:p>
          </table:table-cell>
          <table:table-cell office:value-type="float" office:value="0.00231875" calcext:value-type="float">
            <text:p>0.00231875</text:p>
          </table:table-cell>
          <table:table-cell office:value-type="float" office:value="-0.0553125" calcext:value-type="float">
            <text:p>-0.0553125</text:p>
          </table:table-cell>
          <table:table-cell office:value-type="float" office:value="11.3424" calcext:value-type="float">
            <text:p>11.3424</text:p>
          </table:table-cell>
          <table:table-cell office:value-type="float" office:value="0.0137609" calcext:value-type="float">
            <text:p>0.0137609</text:p>
          </table:table-cell>
          <table:table-cell office:value-type="float" office:value="128.754" calcext:value-type="float">
            <text:p>128.754</text:p>
          </table:table-cell>
          <table:table-cell office:value-type="float" office:value="0.00029685" calcext:value-type="float">
            <text:p>0.00029685</text:p>
          </table:table-cell>
          <table:table-cell office:value-type="float" office:value="136.735" calcext:value-type="float">
            <text:p>136.735</text:p>
          </table:table-cell>
          <table:table-cell table:formula="of:=400*[.G50]" office:value-type="float" office:value="5.50436" calcext:value-type="float">
            <text:p>5.50436</text:p>
          </table:table-cell>
          <table:table-cell table:formula="of:=([.F50]-[.C50]*[.C50])/([.A50]*[.A50])" office:value-type="float" office:value="0.00162760416666519" calcext:value-type="float">
            <text:p>0.001627604166665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-3.41937" calcext:value-type="float">
            <text:p>-3.41937</text:p>
          </table:table-cell>
          <table:table-cell office:value-type="float" office:value="0.00141211" calcext:value-type="float">
            <text:p>0.00141211</text:p>
          </table:table-cell>
          <table:table-cell office:value-type="float" office:value="-0.238438" calcext:value-type="float">
            <text:p>-0.238438</text:p>
          </table:table-cell>
          <table:table-cell office:value-type="float" office:value="11.6935" calcext:value-type="float">
            <text:p>11.6935</text:p>
          </table:table-cell>
          <table:table-cell office:value-type="float" office:value="0.0769031" calcext:value-type="float">
            <text:p>0.0769031</text:p>
          </table:table-cell>
          <table:table-cell office:value-type="float" office:value="136.805" calcext:value-type="float">
            <text:p>136.805</text:p>
          </table:table-cell>
          <table:table-cell office:value-type="float" office:value="0.0122787" calcext:value-type="float">
            <text:p>0.0122787</text:p>
          </table:table-cell>
          <table:table-cell office:value-type="float" office:value="124.862" calcext:value-type="float">
            <text:p>124.862</text:p>
          </table:table-cell>
          <table:table-cell table:formula="of:=400*[.G51]" office:value-type="float" office:value="30.76124" calcext:value-type="float">
            <text:p>30.76124</text:p>
          </table:table-cell>
          <table:table-cell table:formula="of:=([.F51]-[.C51]*[.C51])/([.A51]*[.A51])" office:value-type="float" office:value="0.000978335486112592" calcext:value-type="float">
            <text:p>0.000978335486113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office:value-type="float" office:value="-3.90562" calcext:value-type="float">
            <text:p>-3.90562</text:p>
          </table:table-cell>
          <table:table-cell office:value-type="float" office:value="0.0352184" calcext:value-type="float">
            <text:p>0.0352184</text:p>
          </table:table-cell>
          <table:table-cell office:value-type="float" office:value="-0.924063" calcext:value-type="float">
            <text:p>-0.924063</text:p>
          </table:table-cell>
          <table:table-cell office:value-type="float" office:value="15.2891" calcext:value-type="float">
            <text:p>15.2891</text:p>
          </table:table-cell>
          <table:table-cell office:value-type="float" office:value="0.892611" calcext:value-type="float">
            <text:p>0.892611</text:p>
          </table:table-cell>
          <table:table-cell office:value-type="float" office:value="235.69" calcext:value-type="float">
            <text:p>235.69</text:p>
          </table:table-cell>
          <table:table-cell office:value-type="float" office:value="0.867041" calcext:value-type="float">
            <text:p>0.867041</text:p>
          </table:table-cell>
          <table:table-cell office:value-type="float" office:value="10.771" calcext:value-type="float">
            <text:p>10.771</text:p>
          </table:table-cell>
          <table:table-cell table:formula="of:=400*[.G52]" office:value-type="float" office:value="357.0444" calcext:value-type="float">
            <text:p>357.0444</text:p>
          </table:table-cell>
          <table:table-cell table:formula="of:=([.F52]-[.C52]*[.C52])/([.A52]*[.A52])" office:value-type="float" office:value="0.0244669552777786" calcext:value-type="float">
            <text:p>0.024466955277779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office:value-type="float" office:value="-3.97625" calcext:value-type="float">
            <text:p>-3.97625</text:p>
          </table:table-cell>
          <table:table-cell office:value-type="float" office:value="0.000957812" calcext:value-type="float">
            <text:p>0.000957812</text:p>
          </table:table-cell>
          <table:table-cell office:value-type="float" office:value="-0.996914" calcext:value-type="float">
            <text:p>-0.996914</text:p>
          </table:table-cell>
          <table:table-cell office:value-type="float" office:value="15.8115" calcext:value-type="float">
            <text:p>15.8115</text:p>
          </table:table-cell>
          <table:table-cell office:value-type="float" office:value="0.993855" calcext:value-type="float">
            <text:p>0.993855</text:p>
          </table:table-cell>
          <table:table-cell office:value-type="float" office:value="250.064" calcext:value-type="float">
            <text:p>250.064</text:p>
          </table:table-cell>
          <table:table-cell office:value-type="float" office:value="0.987816" calcext:value-type="float">
            <text:p>0.987816</text:p>
          </table:table-cell>
          <table:table-cell office:value-type="float" office:value="0.00759225" calcext:value-type="float">
            <text:p>0.00759225</text:p>
          </table:table-cell>
          <table:table-cell table:formula="of:=400*[.G53]" office:value-type="float" office:value="397.542" calcext:value-type="float">
            <text:p>397.542</text:p>
          </table:table-cell>
          <table:table-cell table:formula="of:=([.F53]-[.C53]*[.C53])/([.A53]*[.A53])" office:value-type="float" office:value="0.000649956597220669" calcext:value-type="float">
            <text:p>0.000649956597221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9" calcext:value-type="float">
            <text:p>9</text:p>
          </table:table-cell>
          <table:table-cell office:value-type="float" office:value="-3.97773" calcext:value-type="float">
            <text:p>-3.97773</text:p>
          </table:table-cell>
          <table:table-cell office:value-type="float" office:value="0.0010808" calcext:value-type="float">
            <text:p>0.0010808</text:p>
          </table:table-cell>
          <table:table-cell office:value-type="float" office:value="-0.997031" calcext:value-type="float">
            <text:p>-0.997031</text:p>
          </table:table-cell>
          <table:table-cell office:value-type="float" office:value="15.8235" calcext:value-type="float">
            <text:p>15.8235</text:p>
          </table:table-cell>
          <table:table-cell office:value-type="float" office:value="0.994094" calcext:value-type="float">
            <text:p>0.994094</text:p>
          </table:table-cell>
          <table:table-cell office:value-type="float" office:value="250.449" calcext:value-type="float">
            <text:p>250.449</text:p>
          </table:table-cell>
          <table:table-cell office:value-type="float" office:value="0.988309" calcext:value-type="float">
            <text:p>0.988309</text:p>
          </table:table-cell>
          <table:table-cell office:value-type="float" office:value="0.00718529" calcext:value-type="float">
            <text:p>0.00718529</text:p>
          </table:table-cell>
          <table:table-cell table:formula="of:=400*[.G54]" office:value-type="float" office:value="397.6376" calcext:value-type="float">
            <text:p>397.6376</text:p>
          </table:table-cell>
          <table:table-cell table:formula="of:=([.F54]-[.C54]*[.C54])/([.A54]*[.A54])" office:value-type="float" office:value="0.00080836604166517" calcext:value-type="float">
            <text:p>0.000808366041665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-3.97869" calcext:value-type="float">
            <text:p>-3.97869</text:p>
          </table:table-cell>
          <table:table-cell office:value-type="float" office:value="0.000906491" calcext:value-type="float">
            <text:p>0.000906491</text:p>
          </table:table-cell>
          <table:table-cell office:value-type="float" office:value="-0.997222" calcext:value-type="float">
            <text:p>-0.997222</text:p>
          </table:table-cell>
          <table:table-cell office:value-type="float" office:value="15.8309" calcext:value-type="float">
            <text:p>15.8309</text:p>
          </table:table-cell>
          <table:table-cell office:value-type="float" office:value="0.994468" calcext:value-type="float">
            <text:p>0.994468</text:p>
          </table:table-cell>
          <table:table-cell office:value-type="float" office:value="250.674" calcext:value-type="float">
            <text:p>250.674</text:p>
          </table:table-cell>
          <table:table-cell office:value-type="float" office:value="0.989033" calcext:value-type="float">
            <text:p>0.989033</text:p>
          </table:table-cell>
          <table:table-cell office:value-type="float" office:value="0.00623649" calcext:value-type="float">
            <text:p>0.00623649</text:p>
          </table:table-cell>
          <table:table-cell table:formula="of:=400*[.G55]" office:value-type="float" office:value="397.7872" calcext:value-type="float">
            <text:p>397.7872</text:p>
          </table:table-cell>
          <table:table-cell table:formula="of:=([.F55]-[.C55]*[.C55])/([.A55]*[.A55])" office:value-type="float" office:value="0.000642974930553653" calcext:value-type="float">
            <text:p>0.000642974930554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1" calcext:value-type="float">
            <text:p>11</text:p>
          </table:table-cell>
          <table:table-cell office:value-type="float" office:value="-3.97724" calcext:value-type="float">
            <text:p>-3.97724</text:p>
          </table:table-cell>
          <table:table-cell office:value-type="float" office:value="0.0010156" calcext:value-type="float">
            <text:p>0.0010156</text:p>
          </table:table-cell>
          <table:table-cell office:value-type="float" office:value="-0.997012" calcext:value-type="float">
            <text:p>-0.997012</text:p>
          </table:table-cell>
          <table:table-cell office:value-type="float" office:value="15.8194" calcext:value-type="float">
            <text:p>15.8194</text:p>
          </table:table-cell>
          <table:table-cell office:value-type="float" office:value="0.994051" calcext:value-type="float">
            <text:p>0.994051</text:p>
          </table:table-cell>
          <table:table-cell office:value-type="float" office:value="250.318" calcext:value-type="float">
            <text:p>250.318</text:p>
          </table:table-cell>
          <table:table-cell office:value-type="float" office:value="0.988212" calcext:value-type="float">
            <text:p>0.988212</text:p>
          </table:table-cell>
          <table:table-cell office:value-type="float" office:value="0.00743688" calcext:value-type="float">
            <text:p>0.00743688</text:p>
          </table:table-cell>
          <table:table-cell table:formula="of:=400*[.G56]" office:value-type="float" office:value="397.6204" calcext:value-type="float">
            <text:p>397.6204</text:p>
          </table:table-cell>
          <table:table-cell table:formula="of:=([.F56]-[.C56]*[.C56])/([.A56]*[.A56])" office:value-type="float" office:value="0.000668043333333183" calcext:value-type="float">
            <text:p>0.000668043333333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2" calcext:value-type="float">
            <text:p>12</text:p>
          </table:table-cell>
          <table:table-cell office:value-type="float" office:value="-3.97725" calcext:value-type="float">
            <text:p>-3.97725</text:p>
          </table:table-cell>
          <table:table-cell office:value-type="float" office:value="0.000945666" calcext:value-type="float">
            <text:p>0.000945666</text:p>
          </table:table-cell>
          <table:table-cell office:value-type="float" office:value="-0.997025" calcext:value-type="float">
            <text:p>-0.997025</text:p>
          </table:table-cell>
          <table:table-cell office:value-type="float" office:value="15.8195" calcext:value-type="float">
            <text:p>15.8195</text:p>
          </table:table-cell>
          <table:table-cell office:value-type="float" office:value="0.994077" calcext:value-type="float">
            <text:p>0.994077</text:p>
          </table:table-cell>
          <table:table-cell office:value-type="float" office:value="250.315" calcext:value-type="float">
            <text:p>250.315</text:p>
          </table:table-cell>
          <table:table-cell office:value-type="float" office:value="0.988257" calcext:value-type="float">
            <text:p>0.988257</text:p>
          </table:table-cell>
          <table:table-cell office:value-type="float" office:value="0.00731411" calcext:value-type="float">
            <text:p>0.00731411</text:p>
          </table:table-cell>
          <table:table-cell table:formula="of:=400*[.G57]" office:value-type="float" office:value="397.6308" calcext:value-type="float">
            <text:p>397.6308</text:p>
          </table:table-cell>
          <table:table-cell table:formula="of:=([.F57]-[.C57]*[.C57])/([.A57]*[.A57])" office:value-type="float" office:value="0.000682248263887223" calcext:value-type="float">
            <text:p>0.000682248263887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3" calcext:value-type="float">
            <text:p>13</text:p>
          </table:table-cell>
          <table:table-cell office:value-type="float" office:value="-3.97722" calcext:value-type="float">
            <text:p>-3.97722</text:p>
          </table:table-cell>
          <table:table-cell office:value-type="float" office:value="0.000979746" calcext:value-type="float">
            <text:p>0.000979746</text:p>
          </table:table-cell>
          <table:table-cell office:value-type="float" office:value="-0.997032" calcext:value-type="float">
            <text:p>-0.997032</text:p>
          </table:table-cell>
          <table:table-cell office:value-type="float" office:value="15.8193" calcext:value-type="float">
            <text:p>15.8193</text:p>
          </table:table-cell>
          <table:table-cell office:value-type="float" office:value="0.994092" calcext:value-type="float">
            <text:p>0.994092</text:p>
          </table:table-cell>
          <table:table-cell office:value-type="float" office:value="250.311" calcext:value-type="float">
            <text:p>250.311</text:p>
          </table:table-cell>
          <table:table-cell office:value-type="float" office:value="0.988289" calcext:value-type="float">
            <text:p>0.988289</text:p>
          </table:table-cell>
          <table:table-cell office:value-type="float" office:value="0.00691154" calcext:value-type="float">
            <text:p>0.00691154</text:p>
          </table:table-cell>
          <table:table-cell table:formula="of:=400*[.G58]" office:value-type="float" office:value="397.6368" calcext:value-type="float">
            <text:p>397.6368</text:p>
          </table:table-cell>
          <table:table-cell table:formula="of:=([.F58]-[.C58]*[.C58])/([.A58]*[.A58])" office:value-type="float" office:value="0.000709077500000216" calcext:value-type="float">
            <text:p>0.00070907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1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-1.78" calcext:value-type="float">
            <text:p>-1.78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  <table:table-cell office:value-type="float" office:value="3.1684" calcext:value-type="float">
            <text:p>3.1684</text:p>
          </table:table-cell>
          <table:table-cell office:value-type="float" office:value="0.0576" calcext:value-type="float">
            <text:p>0.0576</text:p>
          </table:table-cell>
          <table:table-cell office:value-type="float" office:value="10.0388" calcext:value-type="float">
            <text:p>10.0388</text:p>
          </table:table-cell>
          <table:table-cell office:value-type="float" office:value="0.00331776" calcext:value-type="float">
            <text:p>0.00331776</text:p>
          </table:table-cell>
          <table:table-cell office:value-type="float" office:value="10.3697" calcext:value-type="float">
            <text:p>10.3697</text:p>
          </table:table-cell>
          <table:table-cell table:formula="of:=400*[.G61]" office:value-type="float" office:value="23.04" calcext:value-type="float">
            <text:p>23.04</text:p>
          </table:table-cell>
          <table:table-cell table:formula="of:=([.F61]-[.C61]*[.C61])/([.A61]*[.A61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-2.83" calcext:value-type="float">
            <text:p>-2.83</text:p>
          </table:table-cell>
          <table:table-cell office:value-type="float" office:value="0.0289" calcext:value-type="float">
            <text:p>0.0289</text:p>
          </table:table-cell>
          <table:table-cell office:value-type="float" office:value="-0.1375" calcext:value-type="float">
            <text:p>-0.1375</text:p>
          </table:table-cell>
          <table:table-cell office:value-type="float" office:value="8.0378" calcext:value-type="float">
            <text:p>8.0378</text:p>
          </table:table-cell>
          <table:table-cell office:value-type="float" office:value="0.0196625" calcext:value-type="float">
            <text:p>0.0196625</text:p>
          </table:table-cell>
          <table:table-cell office:value-type="float" office:value="65.5321" calcext:value-type="float">
            <text:p>65.5321</text:p>
          </table:table-cell>
          <table:table-cell office:value-type="float" office:value="0.000443805" calcext:value-type="float">
            <text:p>0.000443805</text:p>
          </table:table-cell>
          <table:table-cell office:value-type="float" office:value="13.4981" calcext:value-type="float">
            <text:p>13.4981</text:p>
          </table:table-cell>
          <table:table-cell table:formula="of:=400*[.G62]" office:value-type="float" office:value="7.865" calcext:value-type="float">
            <text:p>7.865</text:p>
          </table:table-cell>
          <table:table-cell table:formula="of:=([.F62]-[.C62]*[.C62])/([.A62]*[.A62])" office:value-type="float" office:value="0.0171005917159764" calcext:value-type="float">
            <text:p>0.017100591715977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-3.14" calcext:value-type="float">
            <text:p>-3.14</text:p>
          </table:table-cell>
          <table:table-cell office:value-type="float" office:value="0.0014" calcext:value-type="float">
            <text:p>0.0014</text:p>
          </table:table-cell>
          <table:table-cell office:value-type="float" office:value="-0.1625" calcext:value-type="float">
            <text:p>-0.1625</text:p>
          </table:table-cell>
          <table:table-cell office:value-type="float" office:value="9.861" calcext:value-type="float">
            <text:p>9.861</text:p>
          </table:table-cell>
          <table:table-cell office:value-type="float" office:value="0.0266125" calcext:value-type="float">
            <text:p>0.0266125</text:p>
          </table:table-cell>
          <table:table-cell office:value-type="float" office:value="97.2941" calcext:value-type="float">
            <text:p>97.2941</text:p>
          </table:table-cell>
          <table:table-cell office:value-type="float" office:value="0.00072908" calcext:value-type="float">
            <text:p>0.00072908</text:p>
          </table:table-cell>
          <table:table-cell office:value-type="float" office:value="39.3535" calcext:value-type="float">
            <text:p>39.3535</text:p>
          </table:table-cell>
          <table:table-cell table:formula="of:=400*[.G63]" office:value-type="float" office:value="10.645" calcext:value-type="float">
            <text:p>10.645</text:p>
          </table:table-cell>
          <table:table-cell table:formula="of:=([.F63]-[.C63]*[.C63])/([.A63]*[.A63])" office:value-type="float" office:value="0.000828402366864077" calcext:value-type="float">
            <text:p>0.000828402366864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office:value-type="float" office:value="-3.215" calcext:value-type="float">
            <text:p>-3.215</text:p>
          </table:table-cell>
          <table:table-cell office:value-type="float" office:value="0.005575" calcext:value-type="float">
            <text:p>0.005575</text:p>
          </table:table-cell>
          <table:table-cell office:value-type="float" office:value="-0.205625" calcext:value-type="float">
            <text:p>-0.205625</text:p>
          </table:table-cell>
          <table:table-cell office:value-type="float" office:value="10.3418" calcext:value-type="float">
            <text:p>10.3418</text:p>
          </table:table-cell>
          <table:table-cell office:value-type="float" office:value="0.0437594" calcext:value-type="float">
            <text:p>0.0437594</text:p>
          </table:table-cell>
          <table:table-cell office:value-type="float" office:value="107.18" calcext:value-type="float">
            <text:p>107.18</text:p>
          </table:table-cell>
          <table:table-cell office:value-type="float" office:value="0.00221549" calcext:value-type="float">
            <text:p>0.00221549</text:p>
          </table:table-cell>
          <table:table-cell office:value-type="float" office:value="88.5108" calcext:value-type="float">
            <text:p>88.5108</text:p>
          </table:table-cell>
          <table:table-cell table:formula="of:=400*[.G64]" office:value-type="float" office:value="17.50376" calcext:value-type="float">
            <text:p>17.50376</text:p>
          </table:table-cell>
          <table:table-cell table:formula="of:=([.F64]-[.C64]*[.C64])/([.A64]*[.A64])" office:value-type="float" office:value="0.00329881656804753" calcext:value-type="float">
            <text:p>0.003298816568048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-3.30625" calcext:value-type="float">
            <text:p>-3.30625</text:p>
          </table:table-cell>
          <table:table-cell office:value-type="float" office:value="0.00118594" calcext:value-type="float">
            <text:p>0.00118594</text:p>
          </table:table-cell>
          <table:table-cell office:value-type="float" office:value="-0.248125" calcext:value-type="float">
            <text:p>-0.248125</text:p>
          </table:table-cell>
          <table:table-cell office:value-type="float" office:value="10.9325" calcext:value-type="float">
            <text:p>10.9325</text:p>
          </table:table-cell>
          <table:table-cell office:value-type="float" office:value="0.0664594" calcext:value-type="float">
            <text:p>0.0664594</text:p>
          </table:table-cell>
          <table:table-cell office:value-type="float" office:value="119.571" calcext:value-type="float">
            <text:p>119.571</text:p>
          </table:table-cell>
          <table:table-cell office:value-type="float" office:value="0.00571292" calcext:value-type="float">
            <text:p>0.00571292</text:p>
          </table:table-cell>
          <table:table-cell office:value-type="float" office:value="117.981" calcext:value-type="float">
            <text:p>117.981</text:p>
          </table:table-cell>
          <table:table-cell table:formula="of:=400*[.G65]" office:value-type="float" office:value="26.58376" calcext:value-type="float">
            <text:p>26.58376</text:p>
          </table:table-cell>
          <table:table-cell table:formula="of:=([.F65]-[.C65]*[.C65])/([.A65]*[.A65])" office:value-type="float" office:value="0.000716531065088631" calcext:value-type="float">
            <text:p>0.000716531065089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5" calcext:value-type="float">
            <text:p>5</text:p>
          </table:table-cell>
          <table:table-cell office:value-type="float" office:value="-3.3825" calcext:value-type="float">
            <text:p>-3.3825</text:p>
          </table:table-cell>
          <table:table-cell office:value-type="float" office:value="0.0279688" calcext:value-type="float">
            <text:p>0.0279688</text:p>
          </table:table-cell>
          <table:table-cell office:value-type="float" office:value="-0.349375" calcext:value-type="float">
            <text:p>-0.349375</text:p>
          </table:table-cell>
          <table:table-cell office:value-type="float" office:value="11.4693" calcext:value-type="float">
            <text:p>11.4693</text:p>
          </table:table-cell>
          <table:table-cell office:value-type="float" office:value="0.20052" calcext:value-type="float">
            <text:p>0.20052</text:p>
          </table:table-cell>
          <table:table-cell office:value-type="float" office:value="132.946" calcext:value-type="float">
            <text:p>132.946</text:p>
          </table:table-cell>
          <table:table-cell office:value-type="float" office:value="0.120169" calcext:value-type="float">
            <text:p>0.120169</text:p>
          </table:table-cell>
          <table:table-cell office:value-type="float" office:value="94.0737" calcext:value-type="float">
            <text:p>94.0737</text:p>
          </table:table-cell>
          <table:table-cell table:formula="of:=400*[.G66]" office:value-type="float" office:value="80.208" calcext:value-type="float">
            <text:p>80.208</text:p>
          </table:table-cell>
          <table:table-cell table:formula="of:=([.F66]-[.C66]*[.C66])/([.A66]*[.A66])" office:value-type="float" office:value="0.0165643491124272" calcext:value-type="float">
            <text:p>0.016564349112427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-3.95562" calcext:value-type="float">
            <text:p>-3.95562</text:p>
          </table:table-cell>
          <table:table-cell office:value-type="float" office:value="0.00176836" calcext:value-type="float">
            <text:p>0.00176836</text:p>
          </table:table-cell>
          <table:table-cell office:value-type="float" office:value="-0.994062" calcext:value-type="float">
            <text:p>-0.994062</text:p>
          </table:table-cell>
          <table:table-cell office:value-type="float" office:value="15.6487" calcext:value-type="float">
            <text:p>15.6487</text:p>
          </table:table-cell>
          <table:table-cell office:value-type="float" office:value="0.988195" calcext:value-type="float">
            <text:p>0.988195</text:p>
          </table:table-cell>
          <table:table-cell office:value-type="float" office:value="244.993" calcext:value-type="float">
            <text:p>244.993</text:p>
          </table:table-cell>
          <table:table-cell office:value-type="float" office:value="0.976663" calcext:value-type="float">
            <text:p>0.976663</text:p>
          </table:table-cell>
          <table:table-cell office:value-type="float" office:value="0.0148835" calcext:value-type="float">
            <text:p>0.0148835</text:p>
          </table:table-cell>
          <table:table-cell table:formula="of:=400*[.G67]" office:value-type="float" office:value="395.278" calcext:value-type="float">
            <text:p>395.278</text:p>
          </table:table-cell>
          <table:table-cell table:formula="of:=([.F67]-[.C67]*[.C67])/([.A67]*[.A67])" office:value-type="float" office:value="0.00104758319526589" calcext:value-type="float">
            <text:p>0.001047583195266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-3.96656" calcext:value-type="float">
            <text:p>-3.96656</text:p>
          </table:table-cell>
          <table:table-cell office:value-type="float" office:value="0.00156318" calcext:value-type="float">
            <text:p>0.00156318</text:p>
          </table:table-cell>
          <table:table-cell office:value-type="float" office:value="-0.995469" calcext:value-type="float">
            <text:p>-0.995469</text:p>
          </table:table-cell>
          <table:table-cell office:value-type="float" office:value="15.7352" calcext:value-type="float">
            <text:p>15.7352</text:p>
          </table:table-cell>
          <table:table-cell office:value-type="float" office:value="0.990991" calcext:value-type="float">
            <text:p>0.990991</text:p>
          </table:table-cell>
          <table:table-cell office:value-type="float" office:value="247.693" calcext:value-type="float">
            <text:p>247.693</text:p>
          </table:table-cell>
          <table:table-cell office:value-type="float" office:value="0.98219" calcext:value-type="float">
            <text:p>0.98219</text:p>
          </table:table-cell>
          <table:table-cell office:value-type="float" office:value="0.0111147" calcext:value-type="float">
            <text:p>0.0111147</text:p>
          </table:table-cell>
          <table:table-cell table:formula="of:=400*[.G68]" office:value-type="float" office:value="396.3964" calcext:value-type="float">
            <text:p>396.3964</text:p>
          </table:table-cell>
          <table:table-cell table:formula="of:=([.F68]-[.C68]*[.C68])/([.A68]*[.A68])" office:value-type="float" office:value="0.000947790769229905" calcext:value-type="float">
            <text:p>0.00094779076923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8" calcext:value-type="float">
            <text:p>8</text:p>
          </table:table-cell>
          <table:table-cell office:value-type="float" office:value="-3.95875" calcext:value-type="float">
            <text:p>-3.95875</text:p>
          </table:table-cell>
          <table:table-cell office:value-type="float" office:value="0.00187344" calcext:value-type="float">
            <text:p>0.00187344</text:p>
          </table:table-cell>
          <table:table-cell office:value-type="float" office:value="-0.99459" calcext:value-type="float">
            <text:p>-0.99459</text:p>
          </table:table-cell>
          <table:table-cell office:value-type="float" office:value="15.6736" calcext:value-type="float">
            <text:p>15.6736</text:p>
          </table:table-cell>
          <table:table-cell office:value-type="float" office:value="0.989244" calcext:value-type="float">
            <text:p>0.989244</text:p>
          </table:table-cell>
          <table:table-cell office:value-type="float" office:value="245.777" calcext:value-type="float">
            <text:p>245.777</text:p>
          </table:table-cell>
          <table:table-cell office:value-type="float" office:value="0.97874" calcext:value-type="float">
            <text:p>0.97874</text:p>
          </table:table-cell>
          <table:table-cell office:value-type="float" office:value="0.0129178" calcext:value-type="float">
            <text:p>0.0129178</text:p>
          </table:table-cell>
          <table:table-cell table:formula="of:=400*[.G69]" office:value-type="float" office:value="395.6976" calcext:value-type="float">
            <text:p>395.6976</text:p>
          </table:table-cell>
          <table:table-cell table:formula="of:=([.F69]-[.C69]*[.C69])/([.A69]*[.A69])" office:value-type="float" office:value="0.00112333579881628" calcext:value-type="float">
            <text:p>0.001123335798816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9" calcext:value-type="float">
            <text:p>9</text:p>
          </table:table-cell>
          <table:table-cell office:value-type="float" office:value="-3.9602" calcext:value-type="float">
            <text:p>-3.9602</text:p>
          </table:table-cell>
          <table:table-cell office:value-type="float" office:value="0.00164606" calcext:value-type="float">
            <text:p>0.00164606</text:p>
          </table:table-cell>
          <table:table-cell office:value-type="float" office:value="-0.994697" calcext:value-type="float">
            <text:p>-0.994697</text:p>
          </table:table-cell>
          <table:table-cell office:value-type="float" office:value="15.6848" calcext:value-type="float">
            <text:p>15.6848</text:p>
          </table:table-cell>
          <table:table-cell office:value-type="float" office:value="0.989455" calcext:value-type="float">
            <text:p>0.989455</text:p>
          </table:table-cell>
          <table:table-cell office:value-type="float" office:value="246.115" calcext:value-type="float">
            <text:p>246.115</text:p>
          </table:table-cell>
          <table:table-cell office:value-type="float" office:value="0.979148" calcext:value-type="float">
            <text:p>0.979148</text:p>
          </table:table-cell>
          <table:table-cell office:value-type="float" office:value="0.014086" calcext:value-type="float">
            <text:p>0.014086</text:p>
          </table:table-cell>
          <table:table-cell table:formula="of:=400*[.G70]" office:value-type="float" office:value="395.782" calcext:value-type="float">
            <text:p>395.782</text:p>
          </table:table-cell>
          <table:table-cell table:formula="of:=([.F70]-[.C70]*[.C70])/([.A70]*[.A70])" office:value-type="float" office:value="0.000956189349112738" calcext:value-type="float">
            <text:p>0.000956189349113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0" calcext:value-type="float">
            <text:p>10</text:p>
          </table:table-cell>
          <table:table-cell office:value-type="float" office:value="-3.96158" calcext:value-type="float">
            <text:p>-3.96158</text:p>
          </table:table-cell>
          <table:table-cell office:value-type="float" office:value="0.00169633" calcext:value-type="float">
            <text:p>0.00169633</text:p>
          </table:table-cell>
          <table:table-cell office:value-type="float" office:value="-0.994893" calcext:value-type="float">
            <text:p>-0.994893</text:p>
          </table:table-cell>
          <table:table-cell office:value-type="float" office:value="15.6958" calcext:value-type="float">
            <text:p>15.6958</text:p>
          </table:table-cell>
          <table:table-cell office:value-type="float" office:value="0.989844" calcext:value-type="float">
            <text:p>0.989844</text:p>
          </table:table-cell>
          <table:table-cell office:value-type="float" office:value="246.464" calcext:value-type="float">
            <text:p>246.464</text:p>
          </table:table-cell>
          <table:table-cell office:value-type="float" office:value="0.979919" calcext:value-type="float">
            <text:p>0.979919</text:p>
          </table:table-cell>
          <table:table-cell office:value-type="float" office:value="0.0136805" calcext:value-type="float">
            <text:p>0.0136805</text:p>
          </table:table-cell>
          <table:table-cell table:formula="of:=400*[.G71]" office:value-type="float" office:value="395.9376" calcext:value-type="float">
            <text:p>395.9376</text:p>
          </table:table-cell>
          <table:table-cell table:formula="of:=([.F71]-[.C71]*[.C71])/([.A71]*[.A71])" office:value-type="float" office:value="0.000996392662721915" calcext:value-type="float">
            <text:p>0.000996392662722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1" calcext:value-type="float">
            <text:p>11</text:p>
          </table:table-cell>
          <table:table-cell office:value-type="float" office:value="-3.96123" calcext:value-type="float">
            <text:p>-3.96123</text:p>
          </table:table-cell>
          <table:table-cell office:value-type="float" office:value="0.00173169" calcext:value-type="float">
            <text:p>0.00173169</text:p>
          </table:table-cell>
          <table:table-cell office:value-type="float" office:value="-0.994868" calcext:value-type="float">
            <text:p>-0.994868</text:p>
          </table:table-cell>
          <table:table-cell office:value-type="float" office:value="15.6931" calcext:value-type="float">
            <text:p>15.6931</text:p>
          </table:table-cell>
          <table:table-cell office:value-type="float" office:value="0.989796" calcext:value-type="float">
            <text:p>0.989796</text:p>
          </table:table-cell>
          <table:table-cell office:value-type="float" office:value="246.38" calcext:value-type="float">
            <text:p>246.38</text:p>
          </table:table-cell>
          <table:table-cell office:value-type="float" office:value="0.979827" calcext:value-type="float">
            <text:p>0.979827</text:p>
          </table:table-cell>
          <table:table-cell office:value-type="float" office:value="0.0124724" calcext:value-type="float">
            <text:p>0.0124724</text:p>
          </table:table-cell>
          <table:table-cell table:formula="of:=400*[.G72]" office:value-type="float" office:value="395.9184" calcext:value-type="float">
            <text:p>395.9184</text:p>
          </table:table-cell>
          <table:table-cell table:formula="of:=([.F72]-[.C72]*[.C72])/([.A72]*[.A72])" office:value-type="float" office:value="0.00103957816567994" calcext:value-type="float">
            <text:p>0.00103957816568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2" calcext:value-type="float">
            <text:p>12</text:p>
          </table:table-cell>
          <table:table-cell office:value-type="float" office:value="-3.95974" calcext:value-type="float">
            <text:p>-3.95974</text:p>
          </table:table-cell>
          <table:table-cell office:value-type="float" office:value="0.00174622" calcext:value-type="float">
            <text:p>0.00174622</text:p>
          </table:table-cell>
          <table:table-cell office:value-type="float" office:value="-0.994648" calcext:value-type="float">
            <text:p>-0.994648</text:p>
          </table:table-cell>
          <table:table-cell office:value-type="float" office:value="15.6813" calcext:value-type="float">
            <text:p>15.6813</text:p>
          </table:table-cell>
          <table:table-cell office:value-type="float" office:value="0.98936" calcext:value-type="float">
            <text:p>0.98936</text:p>
          </table:table-cell>
          <table:table-cell office:value-type="float" office:value="246.01" calcext:value-type="float">
            <text:p>246.01</text:p>
          </table:table-cell>
          <table:table-cell office:value-type="float" office:value="0.978968" calcext:value-type="float">
            <text:p>0.978968</text:p>
          </table:table-cell>
          <table:table-cell office:value-type="float" office:value="0.0132265" calcext:value-type="float">
            <text:p>0.0132265</text:p>
          </table:table-cell>
          <table:table-cell table:formula="of:=400*[.G73]" office:value-type="float" office:value="395.744" calcext:value-type="float">
            <text:p>395.744</text:p>
          </table:table-cell>
          <table:table-cell table:formula="of:=([.F73]-[.C73]*[.C73])/([.A73]*[.A73])" office:value-type="float" office:value="0.00104090674556221" calcext:value-type="float">
            <text:p>0.001040906745562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3" calcext:value-type="float">
            <text:p>13</text:p>
          </table:table-cell>
          <table:table-cell office:value-type="float" office:value="-3.95982" calcext:value-type="float">
            <text:p>-3.95982</text:p>
          </table:table-cell>
          <table:table-cell office:value-type="float" office:value="0.00175509" calcext:value-type="float">
            <text:p>0.00175509</text:p>
          </table:table-cell>
          <table:table-cell office:value-type="float" office:value="-0.994677" calcext:value-type="float">
            <text:p>-0.994677</text:p>
          </table:table-cell>
          <table:table-cell office:value-type="float" office:value="15.6819" calcext:value-type="float">
            <text:p>15.6819</text:p>
          </table:table-cell>
          <table:table-cell office:value-type="float" office:value="0.989417" calcext:value-type="float">
            <text:p>0.989417</text:p>
          </table:table-cell>
          <table:table-cell office:value-type="float" office:value="246.031" calcext:value-type="float">
            <text:p>246.031</text:p>
          </table:table-cell>
          <table:table-cell office:value-type="float" office:value="0.97908" calcext:value-type="float">
            <text:p>0.97908</text:p>
          </table:table-cell>
          <table:table-cell office:value-type="float" office:value="0.0131874" calcext:value-type="float">
            <text:p>0.0131874</text:p>
          </table:table-cell>
          <table:table-cell table:formula="of:=400*[.G74]" office:value-type="float" office:value="395.7668" calcext:value-type="float">
            <text:p>395.7668</text:p>
          </table:table-cell>
          <table:table-cell table:formula="of:=([.F74]-[.C74]*[.C74])/([.A74]*[.A74])" office:value-type="float" office:value="0.00102104591715942" calcext:value-type="float">
            <text:p>0.001021045917159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4" calcext:value-type="float">
            <text:p>14</text:p>
          </table:table-cell>
          <table:table-cell office:value-type="float" office:value="-3.96086" calcext:value-type="float">
            <text:p>-3.96086</text:p>
          </table:table-cell>
          <table:table-cell office:value-type="float" office:value="0.00171144" calcext:value-type="float">
            <text:p>0.00171144</text:p>
          </table:table-cell>
          <table:table-cell office:value-type="float" office:value="-0.994821" calcext:value-type="float">
            <text:p>-0.994821</text:p>
          </table:table-cell>
          <table:table-cell office:value-type="float" office:value="15.6901" calcext:value-type="float">
            <text:p>15.6901</text:p>
          </table:table-cell>
          <table:table-cell office:value-type="float" office:value="0.989702" calcext:value-type="float">
            <text:p>0.989702</text:p>
          </table:table-cell>
          <table:table-cell office:value-type="float" office:value="246.286" calcext:value-type="float">
            <text:p>246.286</text:p>
          </table:table-cell>
          <table:table-cell office:value-type="float" office:value="0.979639" calcext:value-type="float">
            <text:p>0.979639</text:p>
          </table:table-cell>
          <table:table-cell office:value-type="float" office:value="0.0130063" calcext:value-type="float">
            <text:p>0.0130063</text:p>
          </table:table-cell>
          <table:table-cell table:formula="of:=400*[.G75]" office:value-type="float" office:value="395.8808" calcext:value-type="float">
            <text:p>395.8808</text:p>
          </table:table-cell>
          <table:table-cell table:formula="of:=([.F75]-[.C75]*[.C75])/([.A75]*[.A75])" office:value-type="float" office:value="0.000998852307690877" calcext:value-type="float">
            <text:p>0.000998852307691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5" calcext:value-type="float">
            <text:p>15</text:p>
          </table:table-cell>
          <table:table-cell office:value-type="float" office:value="-3.96064" calcext:value-type="float">
            <text:p>-3.96064</text:p>
          </table:table-cell>
          <table:table-cell office:value-type="float" office:value="0.00170139" calcext:value-type="float">
            <text:p>0.00170139</text:p>
          </table:table-cell>
          <table:table-cell office:value-type="float" office:value="-0.99479" calcext:value-type="float">
            <text:p>-0.99479</text:p>
          </table:table-cell>
          <table:table-cell office:value-type="float" office:value="15.6884" calcext:value-type="float">
            <text:p>15.6884</text:p>
          </table:table-cell>
          <table:table-cell office:value-type="float" office:value="0.989641" calcext:value-type="float">
            <text:p>0.989641</text:p>
          </table:table-cell>
          <table:table-cell office:value-type="float" office:value="246.23" calcext:value-type="float">
            <text:p>246.23</text:p>
          </table:table-cell>
          <table:table-cell office:value-type="float" office:value="0.979518" calcext:value-type="float">
            <text:p>0.979518</text:p>
          </table:table-cell>
          <table:table-cell office:value-type="float" office:value="0.0129458" calcext:value-type="float">
            <text:p>0.0129458</text:p>
          </table:table-cell>
          <table:table-cell table:formula="of:=400*[.G76]" office:value-type="float" office:value="395.8564" calcext:value-type="float">
            <text:p>395.8564</text:p>
          </table:table-cell>
          <table:table-cell table:formula="of:=([.F76]-[.C76]*[.C76])/([.A76]*[.A76])" office:value-type="float" office:value="0.00102413633135984" calcext:value-type="float">
            <text:p>0.00102413633136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-3.96032" calcext:value-type="float">
            <text:p>-3.96032</text:p>
          </table:table-cell>
          <table:table-cell office:value-type="float" office:value="0.00171043" calcext:value-type="float">
            <text:p>0.00171043</text:p>
          </table:table-cell>
          <table:table-cell office:value-type="float" office:value="-0.994742" calcext:value-type="float">
            <text:p>-0.994742</text:p>
          </table:table-cell>
          <table:table-cell office:value-type="float" office:value="15.6858" calcext:value-type="float">
            <text:p>15.6858</text:p>
          </table:table-cell>
          <table:table-cell office:value-type="float" office:value="0.989544" calcext:value-type="float">
            <text:p>0.989544</text:p>
          </table:table-cell>
          <table:table-cell office:value-type="float" office:value="246.151" calcext:value-type="float">
            <text:p>246.151</text:p>
          </table:table-cell>
          <table:table-cell office:value-type="float" office:value="0.979328" calcext:value-type="float">
            <text:p>0.979328</text:p>
          </table:table-cell>
          <table:table-cell office:value-type="float" office:value="0.0131316" calcext:value-type="float">
            <text:p>0.0131316</text:p>
          </table:table-cell>
          <table:table-cell table:formula="of:=400*[.G77]" office:value-type="float" office:value="395.8176" calcext:value-type="float">
            <text:p>395.8176</text:p>
          </table:table-cell>
          <table:table-cell table:formula="of:=([.F77]-[.C77]*[.C77])/([.A77]*[.A77])" office:value-type="float" office:value="0.000985501538460165" calcext:value-type="float">
            <text:p>0.00098550153846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7" calcext:value-type="float">
            <text:p>17</text:p>
          </table:table-cell>
          <table:table-cell office:value-type="float" office:value="-3.96041" calcext:value-type="float">
            <text:p>-3.96041</text:p>
          </table:table-cell>
          <table:table-cell office:value-type="float" office:value="0.00171578" calcext:value-type="float">
            <text:p>0.00171578</text:p>
          </table:table-cell>
          <table:table-cell office:value-type="float" office:value="-0.994752" calcext:value-type="float">
            <text:p>-0.994752</text:p>
          </table:table-cell>
          <table:table-cell office:value-type="float" office:value="15.6865" calcext:value-type="float">
            <text:p>15.6865</text:p>
          </table:table-cell>
          <table:table-cell office:value-type="float" office:value="0.989565" calcext:value-type="float">
            <text:p>0.989565</text:p>
          </table:table-cell>
          <table:table-cell office:value-type="float" office:value="246.174" calcext:value-type="float">
            <text:p>246.174</text:p>
          </table:table-cell>
          <table:table-cell office:value-type="float" office:value="0.979371" calcext:value-type="float">
            <text:p>0.979371</text:p>
          </table:table-cell>
          <table:table-cell office:value-type="float" office:value="0.013205" calcext:value-type="float">
            <text:p>0.013205</text:p>
          </table:table-cell>
          <table:table-cell table:formula="of:=400*[.G78]" office:value-type="float" office:value="395.826" calcext:value-type="float">
            <text:p>395.826</text:p>
          </table:table-cell>
          <table:table-cell table:formula="of:=([.F78]-[.C78]*[.C78])/([.A78]*[.A78])" office:value-type="float" office:value="0.000977888698225299" calcext:value-type="float">
            <text:p>0.000977888698225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8" calcext:value-type="float">
            <text:p>18</text:p>
          </table:table-cell>
          <table:table-cell office:value-type="float" office:value="-3.96055" calcext:value-type="float">
            <text:p>-3.96055</text:p>
          </table:table-cell>
          <table:table-cell office:value-type="float" office:value="0.00170056" calcext:value-type="float">
            <text:p>0.00170056</text:p>
          </table:table-cell>
          <table:table-cell office:value-type="float" office:value="-0.994772" calcext:value-type="float">
            <text:p>-0.994772</text:p>
          </table:table-cell>
          <table:table-cell office:value-type="float" office:value="15.6877" calcext:value-type="float">
            <text:p>15.6877</text:p>
          </table:table-cell>
          <table:table-cell office:value-type="float" office:value="0.989604" calcext:value-type="float">
            <text:p>0.989604</text:p>
          </table:table-cell>
          <table:table-cell office:value-type="float" office:value="246.208" calcext:value-type="float">
            <text:p>246.208</text:p>
          </table:table-cell>
          <table:table-cell office:value-type="float" office:value="0.979445" calcext:value-type="float">
            <text:p>0.979445</text:p>
          </table:table-cell>
          <table:table-cell office:value-type="float" office:value="0.0131617" calcext:value-type="float">
            <text:p>0.0131617</text:p>
          </table:table-cell>
          <table:table-cell table:formula="of:=400*[.G79]" office:value-type="float" office:value="395.8416" calcext:value-type="float">
            <text:p>395.8416</text:p>
          </table:table-cell>
          <table:table-cell table:formula="of:=([.F79]-[.C79]*[.C79])/([.A79]*[.A79])" office:value-type="float" office:value="0.0010317736686392" calcext:value-type="float">
            <text:p>0.001031773668639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1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-1.96" calcext:value-type="float">
            <text:p>-1.96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3.8416" calcext:value-type="float">
            <text:p>3.8416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14.7579" calcext:value-type="float">
            <text:p>14.7579</text:p>
          </table:table-cell>
          <table:table-cell office:value-type="float" office:value="0.00000150063" calcext:value-type="float">
            <text:p>1.50063E-06</text:p>
          </table:table-cell>
          <table:table-cell office:value-type="float" office:value="20.2496" calcext:value-type="float">
            <text:p>20.2496</text:p>
          </table:table-cell>
          <table:table-cell table:formula="of:=400*[.G82]" office:value-type="float" office:value="0.49" calcext:value-type="float">
            <text:p>0.49</text:p>
          </table:table-cell>
          <table:table-cell table:formula="of:=([.F82]-[.C82]*[.C82])/([.A82]*[.A82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-2.82" calcext:value-type="float">
            <text:p>-2.82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45" calcext:value-type="float">
            <text:p>0.045</text:p>
          </table:table-cell>
          <table:table-cell office:value-type="float" office:value="7.9588" calcext:value-type="float">
            <text:p>7.9588</text:p>
          </table:table-cell>
          <table:table-cell office:value-type="float" office:value="0.002025" calcext:value-type="float">
            <text:p>0.002025</text:p>
          </table:table-cell>
          <table:table-cell office:value-type="float" office:value="63.5461" calcext:value-type="float">
            <text:p>63.5461</text:p>
          </table:table-cell>
          <table:table-cell office:value-type="float" office:value="0.00000410062" calcext:value-type="float">
            <text:p>4.10062E-06</text:p>
          </table:table-cell>
          <table:table-cell office:value-type="float" office:value="65.2186" calcext:value-type="float">
            <text:p>65.2186</text:p>
          </table:table-cell>
          <table:table-cell table:formula="of:=400*[.G83]" office:value-type="float" office:value="0.81" calcext:value-type="float">
            <text:p>0.81</text:p>
          </table:table-cell>
          <table:table-cell table:formula="of:=([.F83]-[.C83]*[.C83])/([.A83]*[.A83])" office:value-type="float" office:value="0.00326530612244817" calcext:value-type="float">
            <text:p>0.003265306122448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-3.165" calcext:value-type="float">
            <text:p>-3.165</text:p>
          </table:table-cell>
          <table:table-cell office:value-type="float" office:value="0.007275" calcext:value-type="float">
            <text:p>0.007275</text:p>
          </table:table-cell>
          <table:table-cell office:value-type="float" office:value="-0.08125" calcext:value-type="float">
            <text:p>-0.08125</text:p>
          </table:table-cell>
          <table:table-cell office:value-type="float" office:value="10.0245" calcext:value-type="float">
            <text:p>10.0245</text:p>
          </table:table-cell>
          <table:table-cell office:value-type="float" office:value="0.0108813" calcext:value-type="float">
            <text:p>0.0108813</text:p>
          </table:table-cell>
          <table:table-cell office:value-type="float" office:value="100.781" calcext:value-type="float">
            <text:p>100.781</text:p>
          </table:table-cell>
          <table:table-cell office:value-type="float" office:value="0.00016008" calcext:value-type="float">
            <text:p>0.00016008</text:p>
          </table:table-cell>
          <table:table-cell office:value-type="float" office:value="123.582" calcext:value-type="float">
            <text:p>123.582</text:p>
          </table:table-cell>
          <table:table-cell table:formula="of:=400*[.G84]" office:value-type="float" office:value="4.35252" calcext:value-type="float">
            <text:p>4.35252</text:p>
          </table:table-cell>
          <table:table-cell table:formula="of:=([.F84]-[.C84]*[.C84])/([.A84]*[.A84])" office:value-type="float" office:value="0.00371173469387751" calcext:value-type="float">
            <text:p>0.003711734693878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office:value-type="float" office:value="-3.245" calcext:value-type="float">
            <text:p>-3.245</text:p>
          </table:table-cell>
          <table:table-cell office:value-type="float" office:value="0.000875" calcext:value-type="float">
            <text:p>0.000875</text:p>
          </table:table-cell>
          <table:table-cell office:value-type="float" office:value="-0.119375" calcext:value-type="float">
            <text:p>-0.119375</text:p>
          </table:table-cell>
          <table:table-cell office:value-type="float" office:value="10.5309" calcext:value-type="float">
            <text:p>10.5309</text:p>
          </table:table-cell>
          <table:table-cell office:value-type="float" office:value="0.0146781" calcext:value-type="float">
            <text:p>0.0146781</text:p>
          </table:table-cell>
          <table:table-cell office:value-type="float" office:value="110.936" calcext:value-type="float">
            <text:p>110.936</text:p>
          </table:table-cell>
          <table:table-cell office:value-type="float" office:value="0.000242727" calcext:value-type="float">
            <text:p>0.000242727</text:p>
          </table:table-cell>
          <table:table-cell office:value-type="float" office:value="131" calcext:value-type="float">
            <text:p>131</text:p>
          </table:table-cell>
          <table:table-cell table:formula="of:=400*[.G85]" office:value-type="float" office:value="5.87124" calcext:value-type="float">
            <text:p>5.87124</text:p>
          </table:table-cell>
          <table:table-cell table:formula="of:=([.F85]-[.C85]*[.C85])/([.A85]*[.A85])" office:value-type="float" office:value="0.000446428571428891" calcext:value-type="float">
            <text:p>0.000446428571429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float" office:value="-3.26625" calcext:value-type="float">
            <text:p>-3.26625</text:p>
          </table:table-cell>
          <table:table-cell office:value-type="float" office:value="0.00218594" calcext:value-type="float">
            <text:p>0.00218594</text:p>
          </table:table-cell>
          <table:table-cell office:value-type="float" office:value="-0.03625" calcext:value-type="float">
            <text:p>-0.03625</text:p>
          </table:table-cell>
          <table:table-cell office:value-type="float" office:value="10.6706" calcext:value-type="float">
            <text:p>10.6706</text:p>
          </table:table-cell>
          <table:table-cell office:value-type="float" office:value="0.00243437" calcext:value-type="float">
            <text:p>0.00243437</text:p>
          </table:table-cell>
          <table:table-cell office:value-type="float" office:value="113.953" calcext:value-type="float">
            <text:p>113.953</text:p>
          </table:table-cell>
          <table:table-cell office:value-type="float" office:value="0.0000128727" calcext:value-type="float">
            <text:p>1.28727E-05</text:p>
          </table:table-cell>
          <table:table-cell office:value-type="float" office:value="141.947" calcext:value-type="float">
            <text:p>141.947</text:p>
          </table:table-cell>
          <table:table-cell table:formula="of:=400*[.G86]" office:value-type="float" office:value="0.973748" calcext:value-type="float">
            <text:p>0.973748</text:p>
          </table:table-cell>
          <table:table-cell table:formula="of:=([.F86]-[.C86]*[.C86])/([.A86]*[.A86])" office:value-type="float" office:value="0.00112802933673521" calcext:value-type="float">
            <text:p>0.001128029336735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office:value-type="float" office:value="-3.32375" calcext:value-type="float">
            <text:p>-3.32375</text:p>
          </table:table-cell>
          <table:table-cell office:value-type="float" office:value="0.00326094" calcext:value-type="float">
            <text:p>0.00326094</text:p>
          </table:table-cell>
          <table:table-cell office:value-type="float" office:value="-0.294219" calcext:value-type="float">
            <text:p>-0.294219</text:p>
          </table:table-cell>
          <table:table-cell office:value-type="float" office:value="11.0506" calcext:value-type="float">
            <text:p>11.0506</text:p>
          </table:table-cell>
          <table:table-cell office:value-type="float" office:value="0.109621" calcext:value-type="float">
            <text:p>0.109621</text:p>
          </table:table-cell>
          <table:table-cell office:value-type="float" office:value="122.258" calcext:value-type="float">
            <text:p>122.258</text:p>
          </table:table-cell>
          <table:table-cell office:value-type="float" office:value="0.0195014" calcext:value-type="float">
            <text:p>0.0195014</text:p>
          </table:table-cell>
          <table:table-cell office:value-type="float" office:value="108.743" calcext:value-type="float">
            <text:p>108.743</text:p>
          </table:table-cell>
          <table:table-cell table:formula="of:=400*[.G87]" office:value-type="float" office:value="43.8484" calcext:value-type="float">
            <text:p>43.8484</text:p>
          </table:table-cell>
          <table:table-cell table:formula="of:=([.F87]-[.C87]*[.C87])/([.A87]*[.A87])" office:value-type="float" office:value="0.00167649872448949" calcext:value-type="float">
            <text:p>0.001676498724489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-3.53406" calcext:value-type="float">
            <text:p>-3.53406</text:p>
          </table:table-cell>
          <table:table-cell office:value-type="float" office:value="0.066146" calcext:value-type="float">
            <text:p>0.066146</text:p>
          </table:table-cell>
          <table:table-cell office:value-type="float" office:value="-0.484141" calcext:value-type="float">
            <text:p>-0.484141</text:p>
          </table:table-cell>
          <table:table-cell office:value-type="float" office:value="12.5557" calcext:value-type="float">
            <text:p>12.5557</text:p>
          </table:table-cell>
          <table:table-cell office:value-type="float" office:value="0.367892" calcext:value-type="float">
            <text:p>0.367892</text:p>
          </table:table-cell>
          <table:table-cell office:value-type="float" office:value="161.157" calcext:value-type="float">
            <text:p>161.157</text:p>
          </table:table-cell>
          <table:table-cell office:value-type="float" office:value="0.298209" calcext:value-type="float">
            <text:p>0.298209</text:p>
          </table:table-cell>
          <table:table-cell office:value-type="float" office:value="78.0015" calcext:value-type="float">
            <text:p>78.0015</text:p>
          </table:table-cell>
          <table:table-cell table:formula="of:=400*[.G88]" office:value-type="float" office:value="147.1568" calcext:value-type="float">
            <text:p>147.1568</text:p>
          </table:table-cell>
          <table:table-cell table:formula="of:=([.F88]-[.C88]*[.C88])/([.A88]*[.A88])" office:value-type="float" office:value="0.0337346512244889" calcext:value-type="float">
            <text:p>0.033734651224489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office:value-type="float" office:value="-3.94531" calcext:value-type="float">
            <text:p>-3.94531</text:p>
          </table:table-cell>
          <table:table-cell office:value-type="float" office:value="0.00217178" calcext:value-type="float">
            <text:p>0.00217178</text:p>
          </table:table-cell>
          <table:table-cell office:value-type="float" office:value="-0.992461" calcext:value-type="float">
            <text:p>-0.992461</text:p>
          </table:table-cell>
          <table:table-cell office:value-type="float" office:value="15.5677" calcext:value-type="float">
            <text:p>15.5677</text:p>
          </table:table-cell>
          <table:table-cell office:value-type="float" office:value="0.985027" calcext:value-type="float">
            <text:p>0.985027</text:p>
          </table:table-cell>
          <table:table-cell office:value-type="float" office:value="242.486" calcext:value-type="float">
            <text:p>242.486</text:p>
          </table:table-cell>
          <table:table-cell office:value-type="float" office:value="0.970468" calcext:value-type="float">
            <text:p>0.970468</text:p>
          </table:table-cell>
          <table:table-cell office:value-type="float" office:value="0.0218004" calcext:value-type="float">
            <text:p>0.0218004</text:p>
          </table:table-cell>
          <table:table-cell table:formula="of:=400*[.G89]" office:value-type="float" office:value="394.0108" calcext:value-type="float">
            <text:p>394.0108</text:p>
          </table:table-cell>
          <table:table-cell table:formula="of:=([.F89]-[.C89]*[.C89])/([.A89]*[.A89])" office:value-type="float" office:value="0.00113724688775517" calcext:value-type="float">
            <text:p>0.001137246887755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8" calcext:value-type="float">
            <text:p>8</text:p>
          </table:table-cell>
          <table:table-cell office:value-type="float" office:value="-3.93328" calcext:value-type="float">
            <text:p>-3.93328</text:p>
          </table:table-cell>
          <table:table-cell office:value-type="float" office:value="0.00269548" calcext:value-type="float">
            <text:p>0.00269548</text:p>
          </table:table-cell>
          <table:table-cell office:value-type="float" office:value="-0.991035" calcext:value-type="float">
            <text:p>-0.991035</text:p>
          </table:table-cell>
          <table:table-cell office:value-type="float" office:value="15.4734" calcext:value-type="float">
            <text:p>15.4734</text:p>
          </table:table-cell>
          <table:table-cell office:value-type="float" office:value="0.982203" calcext:value-type="float">
            <text:p>0.982203</text:p>
          </table:table-cell>
          <table:table-cell office:value-type="float" office:value="239.591" calcext:value-type="float">
            <text:p>239.591</text:p>
          </table:table-cell>
          <table:table-cell office:value-type="float" office:value="0.96493" calcext:value-type="float">
            <text:p>0.96493</text:p>
          </table:table-cell>
          <table:table-cell office:value-type="float" office:value="0.0235908" calcext:value-type="float">
            <text:p>0.0235908</text:p>
          </table:table-cell>
          <table:table-cell table:formula="of:=400*[.G90]" office:value-type="float" office:value="392.8812" calcext:value-type="float">
            <text:p>392.8812</text:p>
          </table:table-cell>
          <table:table-cell table:formula="of:=([.F90]-[.C90]*[.C90])/([.A90]*[.A90])" office:value-type="float" office:value="0.00138185795918427" calcext:value-type="float">
            <text:p>0.001381857959184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9" calcext:value-type="float">
            <text:p>9</text:p>
          </table:table-cell>
          <table:table-cell office:value-type="float" office:value="-3.93449" calcext:value-type="float">
            <text:p>-3.93449</text:p>
          </table:table-cell>
          <table:table-cell office:value-type="float" office:value="0.00286576" calcext:value-type="float">
            <text:p>0.00286576</text:p>
          </table:table-cell>
          <table:table-cell office:value-type="float" office:value="-0.99125" calcext:value-type="float">
            <text:p>-0.99125</text:p>
          </table:table-cell>
          <table:table-cell office:value-type="float" office:value="15.4831" calcext:value-type="float">
            <text:p>15.4831</text:p>
          </table:table-cell>
          <table:table-cell office:value-type="float" office:value="0.982633" calcext:value-type="float">
            <text:p>0.982633</text:p>
          </table:table-cell>
          <table:table-cell office:value-type="float" office:value="239.902" calcext:value-type="float">
            <text:p>239.902</text:p>
          </table:table-cell>
          <table:table-cell office:value-type="float" office:value="0.965786" calcext:value-type="float">
            <text:p>0.965786</text:p>
          </table:table-cell>
          <table:table-cell office:value-type="float" office:value="0.0221963" calcext:value-type="float">
            <text:p>0.0221963</text:p>
          </table:table-cell>
          <table:table-cell table:formula="of:=400*[.G91]" office:value-type="float" office:value="393.0532" calcext:value-type="float">
            <text:p>393.0532</text:p>
          </table:table-cell>
          <table:table-cell table:formula="of:=([.F91]-[.C91]*[.C91])/([.A91]*[.A91])" office:value-type="float" office:value="0.00147369382652947" calcext:value-type="float">
            <text:p>0.001473693826529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0" calcext:value-type="float">
            <text:p>10</text:p>
          </table:table-cell>
          <table:table-cell office:value-type="float" office:value="-3.93547" calcext:value-type="float">
            <text:p>-3.93547</text:p>
          </table:table-cell>
          <table:table-cell office:value-type="float" office:value="0.002999" calcext:value-type="float">
            <text:p>0.002999</text:p>
          </table:table-cell>
          <table:table-cell office:value-type="float" office:value="-0.991191" calcext:value-type="float">
            <text:p>-0.991191</text:p>
          </table:table-cell>
          <table:table-cell office:value-type="float" office:value="15.4909" calcext:value-type="float">
            <text:p>15.4909</text:p>
          </table:table-cell>
          <table:table-cell office:value-type="float" office:value="0.982526" calcext:value-type="float">
            <text:p>0.982526</text:p>
          </table:table-cell>
          <table:table-cell office:value-type="float" office:value="240.152" calcext:value-type="float">
            <text:p>240.152</text:p>
          </table:table-cell>
          <table:table-cell office:value-type="float" office:value="0.965613" calcext:value-type="float">
            <text:p>0.965613</text:p>
          </table:table-cell>
          <table:table-cell office:value-type="float" office:value="0.0254007" calcext:value-type="float">
            <text:p>0.0254007</text:p>
          </table:table-cell>
          <table:table-cell table:formula="of:=400*[.G92]" office:value-type="float" office:value="393.0104" calcext:value-type="float">
            <text:p>393.0104</text:p>
          </table:table-cell>
          <table:table-cell table:formula="of:=([.F92]-[.C92]*[.C92])/([.A92]*[.A92])" office:value-type="float" office:value="0.00151830566326489" calcext:value-type="float">
            <text:p>0.001518305663265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1" calcext:value-type="float">
            <text:p>11</text:p>
          </table:table-cell>
          <table:table-cell office:value-type="float" office:value="-3.93786" calcext:value-type="float">
            <text:p>-3.93786</text:p>
          </table:table-cell>
          <table:table-cell office:value-type="float" office:value="0.00264992" calcext:value-type="float">
            <text:p>0.00264992</text:p>
          </table:table-cell>
          <table:table-cell office:value-type="float" office:value="-0.99165" calcext:value-type="float">
            <text:p>-0.99165</text:p>
          </table:table-cell>
          <table:table-cell office:value-type="float" office:value="15.5094" calcext:value-type="float">
            <text:p>15.5094</text:p>
          </table:table-cell>
          <table:table-cell office:value-type="float" office:value="0.983424" calcext:value-type="float">
            <text:p>0.983424</text:p>
          </table:table-cell>
          <table:table-cell office:value-type="float" office:value="240.704" calcext:value-type="float">
            <text:p>240.704</text:p>
          </table:table-cell>
          <table:table-cell office:value-type="float" office:value="0.96733" calcext:value-type="float">
            <text:p>0.96733</text:p>
          </table:table-cell>
          <table:table-cell office:value-type="float" office:value="0.0224713" calcext:value-type="float">
            <text:p>0.0224713</text:p>
          </table:table-cell>
          <table:table-cell table:formula="of:=400*[.G93]" office:value-type="float" office:value="393.3696" calcext:value-type="float">
            <text:p>393.3696</text:p>
          </table:table-cell>
          <table:table-cell table:formula="of:=([.F93]-[.C93]*[.C93])/([.A93]*[.A93])" office:value-type="float" office:value="0.00135643897959098" calcext:value-type="float">
            <text:p>0.001356438979591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2" calcext:value-type="float">
            <text:p>12</text:p>
          </table:table-cell>
          <table:table-cell office:value-type="float" office:value="-3.93657" calcext:value-type="float">
            <text:p>-3.93657</text:p>
          </table:table-cell>
          <table:table-cell office:value-type="float" office:value="0.00288532" calcext:value-type="float">
            <text:p>0.00288532</text:p>
          </table:table-cell>
          <table:table-cell office:value-type="float" office:value="-0.991394" calcext:value-type="float">
            <text:p>-0.991394</text:p>
          </table:table-cell>
          <table:table-cell office:value-type="float" office:value="15.4995" calcext:value-type="float">
            <text:p>15.4995</text:p>
          </table:table-cell>
          <table:table-cell office:value-type="float" office:value="0.982924" calcext:value-type="float">
            <text:p>0.982924</text:p>
          </table:table-cell>
          <table:table-cell office:value-type="float" office:value="240.411" calcext:value-type="float">
            <text:p>240.411</text:p>
          </table:table-cell>
          <table:table-cell office:value-type="float" office:value="0.966381" calcext:value-type="float">
            <text:p>0.966381</text:p>
          </table:table-cell>
          <table:table-cell office:value-type="float" office:value="0.0240475" calcext:value-type="float">
            <text:p>0.0240475</text:p>
          </table:table-cell>
          <table:table-cell table:formula="of:=400*[.G94]" office:value-type="float" office:value="393.1696" calcext:value-type="float">
            <text:p>393.1696</text:p>
          </table:table-cell>
          <table:table-cell table:formula="of:=([.F94]-[.C94]*[.C94])/([.A94]*[.A94])" office:value-type="float" office:value="0.00148807913265219" calcext:value-type="float">
            <text:p>0.001488079132652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3" calcext:value-type="float">
            <text:p>13</text:p>
          </table:table-cell>
          <table:table-cell office:value-type="float" office:value="-3.93667" calcext:value-type="float">
            <text:p>-3.93667</text:p>
          </table:table-cell>
          <table:table-cell office:value-type="float" office:value="0.00276765" calcext:value-type="float">
            <text:p>0.00276765</text:p>
          </table:table-cell>
          <table:table-cell office:value-type="float" office:value="-0.991483" calcext:value-type="float">
            <text:p>-0.991483</text:p>
          </table:table-cell>
          <table:table-cell office:value-type="float" office:value="15.5001" calcext:value-type="float">
            <text:p>15.5001</text:p>
          </table:table-cell>
          <table:table-cell office:value-type="float" office:value="0.983094" calcext:value-type="float">
            <text:p>0.983094</text:p>
          </table:table-cell>
          <table:table-cell office:value-type="float" office:value="240.423" calcext:value-type="float">
            <text:p>240.423</text:p>
          </table:table-cell>
          <table:table-cell office:value-type="float" office:value="0.966695" calcext:value-type="float">
            <text:p>0.966695</text:p>
          </table:table-cell>
          <table:table-cell office:value-type="float" office:value="0.022369" calcext:value-type="float">
            <text:p>0.022369</text:p>
          </table:table-cell>
          <table:table-cell table:formula="of:=400*[.G95]" office:value-type="float" office:value="393.2376" calcext:value-type="float">
            <text:p>393.2376</text:p>
          </table:table-cell>
          <table:table-cell table:formula="of:=([.F95]-[.C95]*[.C95])/([.A95]*[.A95])" office:value-type="float" office:value="0.00139250566326416" calcext:value-type="float">
            <text:p>0.001392505663264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4" calcext:value-type="float">
            <text:p>14</text:p>
          </table:table-cell>
          <table:table-cell office:value-type="float" office:value="-3.93643" calcext:value-type="float">
            <text:p>-3.93643</text:p>
          </table:table-cell>
          <table:table-cell office:value-type="float" office:value="0.00280236" calcext:value-type="float">
            <text:p>0.00280236</text:p>
          </table:table-cell>
          <table:table-cell office:value-type="float" office:value="-0.9914" calcext:value-type="float">
            <text:p>-0.9914</text:p>
          </table:table-cell>
          <table:table-cell office:value-type="float" office:value="15.4983" calcext:value-type="float">
            <text:p>15.4983</text:p>
          </table:table-cell>
          <table:table-cell office:value-type="float" office:value="0.982932" calcext:value-type="float">
            <text:p>0.982932</text:p>
          </table:table-cell>
          <table:table-cell office:value-type="float" office:value="240.367" calcext:value-type="float">
            <text:p>240.367</text:p>
          </table:table-cell>
          <table:table-cell office:value-type="float" office:value="0.966385" calcext:value-type="float">
            <text:p>0.966385</text:p>
          </table:table-cell>
          <table:table-cell office:value-type="float" office:value="0.0232106" calcext:value-type="float">
            <text:p>0.0232106</text:p>
          </table:table-cell>
          <table:table-cell table:formula="of:=400*[.G96]" office:value-type="float" office:value="393.1728" calcext:value-type="float">
            <text:p>393.1728</text:p>
          </table:table-cell>
          <table:table-cell table:formula="of:=([.F96]-[.C96]*[.C96])/([.A96]*[.A96])" office:value-type="float" office:value="0.00143819137755063" calcext:value-type="float">
            <text:p>0.00143819137755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1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18" calcext:value-type="float">
            <text:p>-1.18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1.3924" calcext:value-type="float">
            <text:p>1.3924</text:p>
          </table:table-cell>
          <table:table-cell office:value-type="float" office:value="0.0625" calcext:value-type="float">
            <text:p>0.0625</text:p>
          </table:table-cell>
          <table:table-cell office:value-type="float" office:value="1.93878" calcext:value-type="float">
            <text:p>1.93878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3.79562" calcext:value-type="float">
            <text:p>3.79562</text:p>
          </table:table-cell>
          <table:table-cell table:formula="of:=400*[.G99]" office:value-type="float" office:value="25" calcext:value-type="float">
            <text:p>25</text:p>
          </table:table-cell>
          <table:table-cell table:formula="of:=([.F99]-[.C99]*[.C99])/([.A99]*[.A99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-2.46" calcext:value-type="float">
            <text:p>-2.46</text:p>
          </table:table-cell>
          <table:table-cell office:value-type="float" office:value="0.1296" calcext:value-type="float">
            <text:p>0.1296</text:p>
          </table:table-cell>
          <table:table-cell office:value-type="float" office:value="-0.4825" calcext:value-type="float">
            <text:p>-0.4825</text:p>
          </table:table-cell>
          <table:table-cell office:value-type="float" office:value="6.1812" calcext:value-type="float">
            <text:p>6.1812</text:p>
          </table:table-cell>
          <table:table-cell office:value-type="float" office:value="0.245462" calcext:value-type="float">
            <text:p>0.245462</text:p>
          </table:table-cell>
          <table:table-cell office:value-type="float" office:value="41.3444" calcext:value-type="float">
            <text:p>41.3444</text:p>
          </table:table-cell>
          <table:table-cell office:value-type="float" office:value="0.0720377" calcext:value-type="float">
            <text:p>0.0720377</text:p>
          </table:table-cell>
          <table:table-cell office:value-type="float" office:value="11.5305" calcext:value-type="float">
            <text:p>11.5305</text:p>
          </table:table-cell>
          <table:table-cell table:formula="of:=400*[.G100]" office:value-type="float" office:value="98.1848" calcext:value-type="float">
            <text:p>98.1848</text:p>
          </table:table-cell>
          <table:table-cell table:formula="of:=([.F100]-[.C100]*[.C100])/([.A100]*[.A100])" office:value-type="float" office:value="0.0576" calcext:value-type="float">
            <text:p>0.0576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-3.7" calcext:value-type="float">
            <text:p>-3.7</text:p>
          </table:table-cell>
          <table:table-cell office:value-type="float" office:value="0.0486" calcext:value-type="float">
            <text:p>0.0486</text:p>
          </table:table-cell>
          <table:table-cell office:value-type="float" office:value="-0.8825" calcext:value-type="float">
            <text:p>-0.8825</text:p>
          </table:table-cell>
          <table:table-cell office:value-type="float" office:value="13.7386" calcext:value-type="float">
            <text:p>13.7386</text:p>
          </table:table-cell>
          <table:table-cell office:value-type="float" office:value="0.790438" calcext:value-type="float">
            <text:p>0.790438</text:p>
          </table:table-cell>
          <table:table-cell office:value-type="float" office:value="191.445" calcext:value-type="float">
            <text:p>191.445</text:p>
          </table:table-cell>
          <table:table-cell office:value-type="float" office:value="0.660097" calcext:value-type="float">
            <text:p>0.660097</text:p>
          </table:table-cell>
          <table:table-cell office:value-type="float" office:value="5.14224" calcext:value-type="float">
            <text:p>5.14224</text:p>
          </table:table-cell>
          <table:table-cell table:formula="of:=400*[.G101]" office:value-type="float" office:value="316.1752" calcext:value-type="float">
            <text:p>316.1752</text:p>
          </table:table-cell>
          <table:table-cell table:formula="of:=([.F101]-[.C101]*[.C101])/([.A101]*[.A101])" office:value-type="float" office:value="0.0215999999999994" calcext:value-type="float">
            <text:p>0.021599999999999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-3.935" calcext:value-type="float">
            <text:p>-3.935</text:p>
          </table:table-cell>
          <table:table-cell office:value-type="float" office:value="0.000875" calcext:value-type="float">
            <text:p>0.000875</text:p>
          </table:table-cell>
          <table:table-cell office:value-type="float" office:value="-0.990625" calcext:value-type="float">
            <text:p>-0.990625</text:p>
          </table:table-cell>
          <table:table-cell office:value-type="float" office:value="15.4851" calcext:value-type="float">
            <text:p>15.4851</text:p>
          </table:table-cell>
          <table:table-cell office:value-type="float" office:value="0.981366" calcext:value-type="float">
            <text:p>0.981366</text:p>
          </table:table-cell>
          <table:table-cell office:value-type="float" office:value="239.842" calcext:value-type="float">
            <text:p>239.842</text:p>
          </table:table-cell>
          <table:table-cell office:value-type="float" office:value="0.963187" calcext:value-type="float">
            <text:p>0.963187</text:p>
          </table:table-cell>
          <table:table-cell office:value-type="float" office:value="0.029544" calcext:value-type="float">
            <text:p>0.029544</text:p>
          </table:table-cell>
          <table:table-cell table:formula="of:=400*[.G102]" office:value-type="float" office:value="392.5464" calcext:value-type="float">
            <text:p>392.5464</text:p>
          </table:table-cell>
          <table:table-cell table:formula="of:=([.F102]-[.C102]*[.C102])/([.A102]*[.A102])" office:value-type="float" office:value="0.000388888888888377" calcext:value-type="float">
            <text:p>0.000388888888888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-3.90375" calcext:value-type="float">
            <text:p>-3.90375</text:p>
          </table:table-cell>
          <table:table-cell office:value-type="float" office:value="0.00401094" calcext:value-type="float">
            <text:p>0.00401094</text:p>
          </table:table-cell>
          <table:table-cell office:value-type="float" office:value="-0.984062" calcext:value-type="float">
            <text:p>-0.984062</text:p>
          </table:table-cell>
          <table:table-cell office:value-type="float" office:value="15.2433" calcext:value-type="float">
            <text:p>15.2433</text:p>
          </table:table-cell>
          <table:table-cell office:value-type="float" office:value="0.968564" calcext:value-type="float">
            <text:p>0.968564</text:p>
          </table:table-cell>
          <table:table-cell office:value-type="float" office:value="232.598" calcext:value-type="float">
            <text:p>232.598</text:p>
          </table:table-cell>
          <table:table-cell office:value-type="float" office:value="0.93882" calcext:value-type="float">
            <text:p>0.93882</text:p>
          </table:table-cell>
          <table:table-cell office:value-type="float" office:value="0.07357" calcext:value-type="float">
            <text:p>0.07357</text:p>
          </table:table-cell>
          <table:table-cell table:formula="of:=400*[.G103]" office:value-type="float" office:value="387.4256" calcext:value-type="float">
            <text:p>387.4256</text:p>
          </table:table-cell>
          <table:table-cell table:formula="of:=([.F103]-[.C103]*[.C103])/([.A103]*[.A103])" office:value-type="float" office:value="0.00179374999999974" calcext:value-type="float">
            <text:p>0.00179375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-3.88625" calcext:value-type="float">
            <text:p>-3.88625</text:p>
          </table:table-cell>
          <table:table-cell office:value-type="float" office:value="0.00523594" calcext:value-type="float">
            <text:p>0.00523594</text:p>
          </table:table-cell>
          <table:table-cell office:value-type="float" office:value="-0.98375" calcext:value-type="float">
            <text:p>-0.98375</text:p>
          </table:table-cell>
          <table:table-cell office:value-type="float" office:value="15.1082" calcext:value-type="float">
            <text:p>15.1082</text:p>
          </table:table-cell>
          <table:table-cell office:value-type="float" office:value="0.967909" calcext:value-type="float">
            <text:p>0.967909</text:p>
          </table:table-cell>
          <table:table-cell office:value-type="float" office:value="228.569" calcext:value-type="float">
            <text:p>228.569</text:p>
          </table:table-cell>
          <table:table-cell office:value-type="float" office:value="0.937401" calcext:value-type="float">
            <text:p>0.937401</text:p>
          </table:table-cell>
          <table:table-cell office:value-type="float" office:value="0.053618" calcext:value-type="float">
            <text:p>0.053618</text:p>
          </table:table-cell>
          <table:table-cell table:formula="of:=400*[.G104]" office:value-type="float" office:value="387.1636" calcext:value-type="float">
            <text:p>387.1636</text:p>
          </table:table-cell>
          <table:table-cell table:formula="of:=([.F104]-[.C104]*[.C104])/([.A104]*[.A104])" office:value-type="float" office:value="0.00233819444444489" calcext:value-type="float">
            <text:p>0.002338194444445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-3.89062" calcext:value-type="float">
            <text:p>-3.89062</text:p>
          </table:table-cell>
          <table:table-cell office:value-type="float" office:value="0.00581211" calcext:value-type="float">
            <text:p>0.00581211</text:p>
          </table:table-cell>
          <table:table-cell office:value-type="float" office:value="-0.985" calcext:value-type="float">
            <text:p>-0.985</text:p>
          </table:table-cell>
          <table:table-cell office:value-type="float" office:value="15.1428" calcext:value-type="float">
            <text:p>15.1428</text:p>
          </table:table-cell>
          <table:table-cell office:value-type="float" office:value="0.970362" calcext:value-type="float">
            <text:p>0.970362</text:p>
          </table:table-cell>
          <table:table-cell office:value-type="float" office:value="229.648" calcext:value-type="float">
            <text:p>229.648</text:p>
          </table:table-cell>
          <table:table-cell office:value-type="float" office:value="0.942121" calcext:value-type="float">
            <text:p>0.942121</text:p>
          </table:table-cell>
          <table:table-cell office:value-type="float" office:value="0.0430738" calcext:value-type="float">
            <text:p>0.0430738</text:p>
          </table:table-cell>
          <table:table-cell table:formula="of:=400*[.G105]" office:value-type="float" office:value="388.1448" calcext:value-type="float">
            <text:p>388.1448</text:p>
          </table:table-cell>
          <table:table-cell table:formula="of:=([.F105]-[.C105]*[.C105])/([.A105]*[.A105])" office:value-type="float" office:value="0.00261156248888818" calcext:value-type="float">
            <text:p>0.002611562488888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-3.90516" calcext:value-type="float">
            <text:p>-3.90516</text:p>
          </table:table-cell>
          <table:table-cell office:value-type="float" office:value="0.00443904" calcext:value-type="float">
            <text:p>0.00443904</text:p>
          </table:table-cell>
          <table:table-cell office:value-type="float" office:value="-0.987344" calcext:value-type="float">
            <text:p>-0.987344</text:p>
          </table:table-cell>
          <table:table-cell office:value-type="float" office:value="15.2547" calcext:value-type="float">
            <text:p>15.2547</text:p>
          </table:table-cell>
          <table:table-cell office:value-type="float" office:value="0.974936" calcext:value-type="float">
            <text:p>0.974936</text:p>
          </table:table-cell>
          <table:table-cell office:value-type="float" office:value="232.973" calcext:value-type="float">
            <text:p>232.973</text:p>
          </table:table-cell>
          <table:table-cell office:value-type="float" office:value="0.950844" calcext:value-type="float">
            <text:p>0.950844</text:p>
          </table:table-cell>
          <table:table-cell office:value-type="float" office:value="0.0352654" calcext:value-type="float">
            <text:p>0.0352654</text:p>
          </table:table-cell>
          <table:table-cell table:formula="of:=400*[.G106]" office:value-type="float" office:value="389.9744" calcext:value-type="float">
            <text:p>389.9744</text:p>
          </table:table-cell>
          <table:table-cell table:formula="of:=([.F106]-[.C106]*[.C106])/([.A106]*[.A106])" office:value-type="float" office:value="0.00196683306666677" calcext:value-type="float">
            <text:p>0.001966833066667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-3.90844" calcext:value-type="float">
            <text:p>-3.90844</text:p>
          </table:table-cell>
          <table:table-cell office:value-type="float" office:value="0.00425381" calcext:value-type="float">
            <text:p>0.00425381</text:p>
          </table:table-cell>
          <table:table-cell office:value-type="float" office:value="-0.987441" calcext:value-type="float">
            <text:p>-0.987441</text:p>
          </table:table-cell>
          <table:table-cell office:value-type="float" office:value="15.2801" calcext:value-type="float">
            <text:p>15.2801</text:p>
          </table:table-cell>
          <table:table-cell office:value-type="float" office:value="0.975134" calcext:value-type="float">
            <text:p>0.975134</text:p>
          </table:table-cell>
          <table:table-cell office:value-type="float" office:value="233.74" calcext:value-type="float">
            <text:p>233.74</text:p>
          </table:table-cell>
          <table:table-cell office:value-type="float" office:value="0.951248" calcext:value-type="float">
            <text:p>0.951248</text:p>
          </table:table-cell>
          <table:table-cell office:value-type="float" office:value="0.036057" calcext:value-type="float">
            <text:p>0.036057</text:p>
          </table:table-cell>
          <table:table-cell table:formula="of:=400*[.G107]" office:value-type="float" office:value="390.0536" calcext:value-type="float">
            <text:p>390.0536</text:p>
          </table:table-cell>
          <table:table-cell table:formula="of:=([.F107]-[.C107]*[.C107])/([.A107]*[.A107])" office:value-type="float" office:value="0.00186522951111101" calcext:value-type="float">
            <text:p>0.001865229511111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office:value-type="float" office:value="-3.89793" calcext:value-type="float">
            <text:p>-3.89793</text:p>
          </table:table-cell>
          <table:table-cell office:value-type="float" office:value="0.00467462" calcext:value-type="float">
            <text:p>0.00467462</text:p>
          </table:table-cell>
          <table:table-cell office:value-type="float" office:value="-0.985791" calcext:value-type="float">
            <text:p>-0.985791</text:p>
          </table:table-cell>
          <table:table-cell office:value-type="float" office:value="15.1985" calcext:value-type="float">
            <text:p>15.1985</text:p>
          </table:table-cell>
          <table:table-cell office:value-type="float" office:value="0.971894" calcext:value-type="float">
            <text:p>0.971894</text:p>
          </table:table-cell>
          <table:table-cell office:value-type="float" office:value="231.276" calcext:value-type="float">
            <text:p>231.276</text:p>
          </table:table-cell>
          <table:table-cell office:value-type="float" office:value="0.945" calcext:value-type="float">
            <text:p>0.945</text:p>
          </table:table-cell>
          <table:table-cell office:value-type="float" office:value="0.0446558" calcext:value-type="float">
            <text:p>0.0446558</text:p>
          </table:table-cell>
          <table:table-cell table:formula="of:=400*[.G108]" office:value-type="float" office:value="388.7576" calcext:value-type="float">
            <text:p>388.7576</text:p>
          </table:table-cell>
          <table:table-cell table:formula="of:=([.F108]-[.C108]*[.C108])/([.A108]*[.A108])" office:value-type="float" office:value="0.0020629844888881" calcext:value-type="float">
            <text:p>0.002062984488888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-3.90029" calcext:value-type="float">
            <text:p>-3.90029</text:p>
          </table:table-cell>
          <table:table-cell office:value-type="float" office:value="0.00422765" calcext:value-type="float">
            <text:p>0.00422765</text:p>
          </table:table-cell>
          <table:table-cell office:value-type="float" office:value="-0.986372" calcext:value-type="float">
            <text:p>-0.986372</text:p>
          </table:table-cell>
          <table:table-cell office:value-type="float" office:value="15.2165" calcext:value-type="float">
            <text:p>15.2165</text:p>
          </table:table-cell>
          <table:table-cell office:value-type="float" office:value="0.973025" calcext:value-type="float">
            <text:p>0.973025</text:p>
          </table:table-cell>
          <table:table-cell office:value-type="float" office:value="231.797" calcext:value-type="float">
            <text:p>231.797</text:p>
          </table:table-cell>
          <table:table-cell office:value-type="float" office:value="0.947143" calcext:value-type="float">
            <text:p>0.947143</text:p>
          </table:table-cell>
          <table:table-cell office:value-type="float" office:value="0.0380627" calcext:value-type="float">
            <text:p>0.0380627</text:p>
          </table:table-cell>
          <table:table-cell table:formula="of:=400*[.G109]" office:value-type="float" office:value="389.21" calcext:value-type="float">
            <text:p>389.21</text:p>
          </table:table-cell>
          <table:table-cell table:formula="of:=([.F109]-[.C109]*[.C109])/([.A109]*[.A109])" office:value-type="float" office:value="0.00188351817777743" calcext:value-type="float">
            <text:p>0.001883518177777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1" calcext:value-type="float">
            <text:p>11</text:p>
          </table:table-cell>
          <table:table-cell office:value-type="float" office:value="-3.89989" calcext:value-type="float">
            <text:p>-3.89989</text:p>
          </table:table-cell>
          <table:table-cell office:value-type="float" office:value="0.00474003" calcext:value-type="float">
            <text:p>0.00474003</text:p>
          </table:table-cell>
          <table:table-cell office:value-type="float" office:value="-0.986062" calcext:value-type="float">
            <text:p>-0.986062</text:p>
          </table:table-cell>
          <table:table-cell office:value-type="float" office:value="15.2139" calcext:value-type="float">
            <text:p>15.2139</text:p>
          </table:table-cell>
          <table:table-cell office:value-type="float" office:value="0.972439" calcext:value-type="float">
            <text:p>0.972439</text:p>
          </table:table-cell>
          <table:table-cell office:value-type="float" office:value="231.747" calcext:value-type="float">
            <text:p>231.747</text:p>
          </table:table-cell>
          <table:table-cell office:value-type="float" office:value="0.946096" calcext:value-type="float">
            <text:p>0.946096</text:p>
          </table:table-cell>
          <table:table-cell office:value-type="float" office:value="0.0430957" calcext:value-type="float">
            <text:p>0.0430957</text:p>
          </table:table-cell>
          <table:table-cell table:formula="of:=400*[.G110]" office:value-type="float" office:value="388.9756" calcext:value-type="float">
            <text:p>388.9756</text:p>
          </table:table-cell>
          <table:table-cell table:formula="of:=([.F110]-[.C110]*[.C110])/([.A110]*[.A110])" office:value-type="float" office:value="0.00211466128888876" calcext:value-type="float">
            <text:p>0.002114661288889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-3.89986" calcext:value-type="float">
            <text:p>-3.89986</text:p>
          </table:table-cell>
          <table:table-cell office:value-type="float" office:value="0.00474139" calcext:value-type="float">
            <text:p>0.00474139</text:p>
          </table:table-cell>
          <table:table-cell office:value-type="float" office:value="-0.986176" calcext:value-type="float">
            <text:p>-0.986176</text:p>
          </table:table-cell>
          <table:table-cell office:value-type="float" office:value="15.2137" calcext:value-type="float">
            <text:p>15.2137</text:p>
          </table:table-cell>
          <table:table-cell office:value-type="float" office:value="0.972652" calcext:value-type="float">
            <text:p>0.972652</text:p>
          </table:table-cell>
          <table:table-cell office:value-type="float" office:value="231.74" calcext:value-type="float">
            <text:p>231.74</text:p>
          </table:table-cell>
          <table:table-cell office:value-type="float" office:value="0.946471" calcext:value-type="float">
            <text:p>0.946471</text:p>
          </table:table-cell>
          <table:table-cell office:value-type="float" office:value="0.0408134" calcext:value-type="float">
            <text:p>0.0408134</text:p>
          </table:table-cell>
          <table:table-cell table:formula="of:=400*[.G111]" office:value-type="float" office:value="389.0608" calcext:value-type="float">
            <text:p>389.0608</text:p>
          </table:table-cell>
          <table:table-cell table:formula="of:=([.F111]-[.C111]*[.C111])/([.A111]*[.A111])" office:value-type="float" office:value="0.00212976906666521" calcext:value-type="float">
            <text:p>0.00212976906666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1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-1.14" calcext:value-type="float">
            <text:p>-1.1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.2996" calcext:value-type="float">
            <text:p>1.2996</text:p>
          </table:table-cell>
          <table:table-cell office:value-type="float" office:value="0.01" calcext:value-type="float">
            <text:p>0.01</text:p>
          </table:table-cell>
          <table:table-cell office:value-type="float" office:value="1.68896" calcext:value-type="float">
            <text:p>1.68896</text:p>
          </table:table-cell>
          <table:table-cell office:value-type="float" office:value="0.0001" calcext:value-type="float">
            <text:p>0.0001</text:p>
          </table:table-cell>
          <table:table-cell office:value-type="float" office:value="14.1008" calcext:value-type="float">
            <text:p>14.1008</text:p>
          </table:table-cell>
          <table:table-cell table:formula="of:=400*[.G114]" office:value-type="float" office:value="4" calcext:value-type="float">
            <text:p>4</text:p>
          </table:table-cell>
          <table:table-cell table:formula="of:=([.F114]-[.C114]*[.C114])/([.A114]*[.A114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-2.26" calcext:value-type="float">
            <text:p>-2.26</text:p>
          </table:table-cell>
          <table:table-cell office:value-type="float" office:value="0.01" calcext:value-type="float">
            <text:p>0.01</text:p>
          </table:table-cell>
          <table:table-cell office:value-type="float" office:value="-0.195" calcext:value-type="float">
            <text:p>-0.195</text:p>
          </table:table-cell>
          <table:table-cell office:value-type="float" office:value="5.1176" calcext:value-type="float">
            <text:p>5.1176</text:p>
          </table:table-cell>
          <table:table-cell office:value-type="float" office:value="0.038025" calcext:value-type="float">
            <text:p>0.038025</text:p>
          </table:table-cell>
          <table:table-cell office:value-type="float" office:value="26.3941" calcext:value-type="float">
            <text:p>26.3941</text:p>
          </table:table-cell>
          <table:table-cell office:value-type="float" office:value="0.0014459" calcext:value-type="float">
            <text:p>0.0014459</text:p>
          </table:table-cell>
          <table:table-cell office:value-type="float" office:value="54.7226" calcext:value-type="float">
            <text:p>54.7226</text:p>
          </table:table-cell>
          <table:table-cell table:formula="of:=400*[.G115]" office:value-type="float" office:value="15.21" calcext:value-type="float">
            <text:p>15.21</text:p>
          </table:table-cell>
          <table:table-cell table:formula="of:=([.F115]-[.C115]*[.C115])/([.A115]*[.A115])" office:value-type="float" office:value="0.00390625000000061" calcext:value-type="float">
            <text:p>0.003906250000001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-3.02" calcext:value-type="float">
            <text:p>-3.02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30375" calcext:value-type="float">
            <text:p>-0.30375</text:p>
          </table:table-cell>
          <table:table-cell office:value-type="float" office:value="9.1252" calcext:value-type="float">
            <text:p>9.1252</text:p>
          </table:table-cell>
          <table:table-cell office:value-type="float" office:value="0.0993688" calcext:value-type="float">
            <text:p>0.0993688</text:p>
          </table:table-cell>
          <table:table-cell office:value-type="float" office:value="83.4398" calcext:value-type="float">
            <text:p>83.4398</text:p>
          </table:table-cell>
          <table:table-cell office:value-type="float" office:value="0.0125106" calcext:value-type="float">
            <text:p>0.0125106</text:p>
          </table:table-cell>
          <table:table-cell office:value-type="float" office:value="61.0913" calcext:value-type="float">
            <text:p>61.0913</text:p>
          </table:table-cell>
          <table:table-cell table:formula="of:=400*[.G116]" office:value-type="float" office:value="39.74752" calcext:value-type="float">
            <text:p>39.74752</text:p>
          </table:table-cell>
          <table:table-cell table:formula="of:=([.F116]-[.C116]*[.C116])/([.A116]*[.A116])" office:value-type="float" office:value="0.00187499999999979" calcext:value-type="float">
            <text:p>0.001875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-3.455" calcext:value-type="float">
            <text:p>-3.455</text:p>
          </table:table-cell>
          <table:table-cell office:value-type="float" office:value="0.036775" calcext:value-type="float">
            <text:p>0.036775</text:p>
          </table:table-cell>
          <table:table-cell office:value-type="float" office:value="-0.771875" calcext:value-type="float">
            <text:p>-0.771875</text:p>
          </table:table-cell>
          <table:table-cell office:value-type="float" office:value="11.9738" calcext:value-type="float">
            <text:p>11.9738</text:p>
          </table:table-cell>
          <table:table-cell office:value-type="float" office:value="0.620947" calcext:value-type="float">
            <text:p>0.620947</text:p>
          </table:table-cell>
          <table:table-cell office:value-type="float" office:value="145.162" calcext:value-type="float">
            <text:p>145.162</text:p>
          </table:table-cell>
          <table:table-cell office:value-type="float" office:value="0.442237" calcext:value-type="float">
            <text:p>0.442237</text:p>
          </table:table-cell>
          <table:table-cell office:value-type="float" office:value="10.6777" calcext:value-type="float">
            <text:p>10.6777</text:p>
          </table:table-cell>
          <table:table-cell table:formula="of:=400*[.G117]" office:value-type="float" office:value="248.3788" calcext:value-type="float">
            <text:p>248.3788</text:p>
          </table:table-cell>
          <table:table-cell table:formula="of:=([.F117]-[.C117]*[.C117])/([.A117]*[.A117])" office:value-type="float" office:value="0.0143652343750002" calcext:value-type="float">
            <text:p>0.014365234375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-3.8575" calcext:value-type="float">
            <text:p>-3.8575</text:p>
          </table:table-cell>
          <table:table-cell office:value-type="float" office:value="0.00764375" calcext:value-type="float">
            <text:p>0.00764375</text:p>
          </table:table-cell>
          <table:table-cell office:value-type="float" office:value="-0.980312" calcext:value-type="float">
            <text:p>-0.980312</text:p>
          </table:table-cell>
          <table:table-cell office:value-type="float" office:value="14.888" calcext:value-type="float">
            <text:p>14.888</text:p>
          </table:table-cell>
          <table:table-cell office:value-type="float" office:value="0.961173" calcext:value-type="float">
            <text:p>0.961173</text:p>
          </table:table-cell>
          <table:table-cell office:value-type="float" office:value="222.107" calcext:value-type="float">
            <text:p>222.107</text:p>
          </table:table-cell>
          <table:table-cell office:value-type="float" office:value="0.924473" calcext:value-type="float">
            <text:p>0.924473</text:p>
          </table:table-cell>
          <table:table-cell office:value-type="float" office:value="0.0546931" calcext:value-type="float">
            <text:p>0.0546931</text:p>
          </table:table-cell>
          <table:table-cell table:formula="of:=400*[.G118]" office:value-type="float" office:value="384.4692" calcext:value-type="float">
            <text:p>384.4692</text:p>
          </table:table-cell>
          <table:table-cell table:formula="of:=([.F118]-[.C118]*[.C118])/([.A118]*[.A118])" office:value-type="float" office:value="0.00300537109374985" calcext:value-type="float">
            <text:p>0.00300537109375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" calcext:value-type="float">
            <text:p>5</text:p>
          </table:table-cell>
          <table:table-cell office:value-type="float" office:value="-3.85562" calcext:value-type="float">
            <text:p>-3.85562</text:p>
          </table:table-cell>
          <table:table-cell office:value-type="float" office:value="0.00434336" calcext:value-type="float">
            <text:p>0.00434336</text:p>
          </table:table-cell>
          <table:table-cell office:value-type="float" office:value="-0.978437" calcext:value-type="float">
            <text:p>-0.978437</text:p>
          </table:table-cell>
          <table:table-cell office:value-type="float" office:value="14.8702" calcext:value-type="float">
            <text:p>14.8702</text:p>
          </table:table-cell>
          <table:table-cell office:value-type="float" office:value="0.957469" calcext:value-type="float">
            <text:p>0.957469</text:p>
          </table:table-cell>
          <table:table-cell office:value-type="float" office:value="221.379" calcext:value-type="float">
            <text:p>221.379</text:p>
          </table:table-cell>
          <table:table-cell office:value-type="float" office:value="0.917236" calcext:value-type="float">
            <text:p>0.917236</text:p>
          </table:table-cell>
          <table:table-cell office:value-type="float" office:value="0.082913" calcext:value-type="float">
            <text:p>0.082913</text:p>
          </table:table-cell>
          <table:table-cell table:formula="of:=400*[.G119]" office:value-type="float" office:value="382.9876" calcext:value-type="float">
            <text:p>382.9876</text:p>
          </table:table-cell>
          <table:table-cell table:formula="of:=([.F119]-[.C119]*[.C119])/([.A119]*[.A119])" office:value-type="float" office:value="0.00171656859375008" calcext:value-type="float">
            <text:p>0.00171656859375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-3.86875" calcext:value-type="float">
            <text:p>-3.86875</text:p>
          </table:table-cell>
          <table:table-cell office:value-type="float" office:value="0.00557344" calcext:value-type="float">
            <text:p>0.00557344</text:p>
          </table:table-cell>
          <table:table-cell office:value-type="float" office:value="-0.981875" calcext:value-type="float">
            <text:p>-0.981875</text:p>
          </table:table-cell>
          <table:table-cell office:value-type="float" office:value="14.9728" calcext:value-type="float">
            <text:p>14.9728</text:p>
          </table:table-cell>
          <table:table-cell office:value-type="float" office:value="0.964192" calcext:value-type="float">
            <text:p>0.964192</text:p>
          </table:table-cell>
          <table:table-cell office:value-type="float" office:value="224.514" calcext:value-type="float">
            <text:p>224.514</text:p>
          </table:table-cell>
          <table:table-cell office:value-type="float" office:value="0.930101" calcext:value-type="float">
            <text:p>0.930101</text:p>
          </table:table-cell>
          <table:table-cell office:value-type="float" office:value="0.0499046" calcext:value-type="float">
            <text:p>0.0499046</text:p>
          </table:table-cell>
          <table:table-cell table:formula="of:=400*[.G120]" office:value-type="float" office:value="385.6768" calcext:value-type="float">
            <text:p>385.6768</text:p>
          </table:table-cell>
          <table:table-cell table:formula="of:=([.F120]-[.C120]*[.C120])/([.A120]*[.A120])" office:value-type="float" office:value="0.00217712402343778" calcext:value-type="float">
            <text:p>0.002177124023438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7" calcext:value-type="float">
            <text:p>7</text:p>
          </table:table-cell>
          <table:table-cell office:value-type="float" office:value="-3.86047" calcext:value-type="float">
            <text:p>-3.86047</text:p>
          </table:table-cell>
          <table:table-cell office:value-type="float" office:value="0.00813416" calcext:value-type="float">
            <text:p>0.00813416</text:p>
          </table:table-cell>
          <table:table-cell office:value-type="float" office:value="-0.980391" calcext:value-type="float">
            <text:p>-0.980391</text:p>
          </table:table-cell>
          <table:table-cell office:value-type="float" office:value="14.9114" calcext:value-type="float">
            <text:p>14.9114</text:p>
          </table:table-cell>
          <table:table-cell office:value-type="float" office:value="0.961361" calcext:value-type="float">
            <text:p>0.961361</text:p>
          </table:table-cell>
          <table:table-cell office:value-type="float" office:value="222.827" calcext:value-type="float">
            <text:p>222.827</text:p>
          </table:table-cell>
          <table:table-cell office:value-type="float" office:value="0.924954" calcext:value-type="float">
            <text:p>0.924954</text:p>
          </table:table-cell>
          <table:table-cell office:value-type="float" office:value="0.0554883" calcext:value-type="float">
            <text:p>0.0554883</text:p>
          </table:table-cell>
          <table:table-cell table:formula="of:=400*[.G121]" office:value-type="float" office:value="384.5444" calcext:value-type="float">
            <text:p>384.5444</text:p>
          </table:table-cell>
          <table:table-cell table:formula="of:=([.F121]-[.C121]*[.C121])/([.A121]*[.A121])" office:value-type="float" office:value="0.00319194496093689" calcext:value-type="float">
            <text:p>0.003191944960937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  <table:table-cell office:value-type="float" office:value="-3.84945" calcext:value-type="float">
            <text:p>-3.84945</text:p>
          </table:table-cell>
          <table:table-cell office:value-type="float" office:value="0.00670908" calcext:value-type="float">
            <text:p>0.00670908</text:p>
          </table:table-cell>
          <table:table-cell office:value-type="float" office:value="-0.97877" calcext:value-type="float">
            <text:p>-0.97877</text:p>
          </table:table-cell>
          <table:table-cell office:value-type="float" office:value="14.825" calcext:value-type="float">
            <text:p>14.825</text:p>
          </table:table-cell>
          <table:table-cell office:value-type="float" office:value="0.958145" calcext:value-type="float">
            <text:p>0.958145</text:p>
          </table:table-cell>
          <table:table-cell office:value-type="float" office:value="220.175" calcext:value-type="float">
            <text:p>220.175</text:p>
          </table:table-cell>
          <table:table-cell office:value-type="float" office:value="0.918635" calcext:value-type="float">
            <text:p>0.918635</text:p>
          </table:table-cell>
          <table:table-cell office:value-type="float" office:value="0.0710406" calcext:value-type="float">
            <text:p>0.0710406</text:p>
          </table:table-cell>
          <table:table-cell table:formula="of:=400*[.G122]" office:value-type="float" office:value="383.258" calcext:value-type="float">
            <text:p>383.258</text:p>
          </table:table-cell>
          <table:table-cell table:formula="of:=([.F122]-[.C122]*[.C122])/([.A122]*[.A122])" office:value-type="float" office:value="0.00263074121093706" calcext:value-type="float">
            <text:p>0.002630741210937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-3.85535" calcext:value-type="float">
            <text:p>-3.85535</text:p>
          </table:table-cell>
          <table:table-cell office:value-type="float" office:value="0.00689949" calcext:value-type="float">
            <text:p>0.00689949</text:p>
          </table:table-cell>
          <table:table-cell office:value-type="float" office:value="-0.979355" calcext:value-type="float">
            <text:p>-0.979355</text:p>
          </table:table-cell>
          <table:table-cell office:value-type="float" office:value="14.8706" calcext:value-type="float">
            <text:p>14.8706</text:p>
          </table:table-cell>
          <table:table-cell office:value-type="float" office:value="0.959318" calcext:value-type="float">
            <text:p>0.959318</text:p>
          </table:table-cell>
          <table:table-cell office:value-type="float" office:value="221.541" calcext:value-type="float">
            <text:p>221.541</text:p>
          </table:table-cell>
          <table:table-cell office:value-type="float" office:value="0.920973" calcext:value-type="float">
            <text:p>0.920973</text:p>
          </table:table-cell>
          <table:table-cell office:value-type="float" office:value="0.070447" calcext:value-type="float">
            <text:p>0.070447</text:p>
          </table:table-cell>
          <table:table-cell table:formula="of:=400*[.G123]" office:value-type="float" office:value="383.7272" calcext:value-type="float">
            <text:p>383.7272</text:p>
          </table:table-cell>
          <table:table-cell table:formula="of:=([.F123]-[.C123]*[.C123])/([.A123]*[.A123])" office:value-type="float" office:value="0.00268608496093725" calcext:value-type="float">
            <text:p>0.002686084960937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0" calcext:value-type="float">
            <text:p>10</text:p>
          </table:table-cell>
          <table:table-cell office:value-type="float" office:value="-3.85162" calcext:value-type="float">
            <text:p>-3.85162</text:p>
          </table:table-cell>
          <table:table-cell office:value-type="float" office:value="0.00698722" calcext:value-type="float">
            <text:p>0.00698722</text:p>
          </table:table-cell>
          <table:table-cell office:value-type="float" office:value="-0.978848" calcext:value-type="float">
            <text:p>-0.978848</text:p>
          </table:table-cell>
          <table:table-cell office:value-type="float" office:value="14.842" calcext:value-type="float">
            <text:p>14.842</text:p>
          </table:table-cell>
          <table:table-cell office:value-type="float" office:value="0.958323" calcext:value-type="float">
            <text:p>0.958323</text:p>
          </table:table-cell>
          <table:table-cell office:value-type="float" office:value="220.694" calcext:value-type="float">
            <text:p>220.694</text:p>
          </table:table-cell>
          <table:table-cell office:value-type="float" office:value="0.919065" calcext:value-type="float">
            <text:p>0.919065</text:p>
          </table:table-cell>
          <table:table-cell office:value-type="float" office:value="0.0760818" calcext:value-type="float">
            <text:p>0.0760818</text:p>
          </table:table-cell>
          <table:table-cell table:formula="of:=400*[.G124]" office:value-type="float" office:value="383.3292" calcext:value-type="float">
            <text:p>383.3292</text:p>
          </table:table-cell>
          <table:table-cell table:formula="of:=([.F124]-[.C124]*[.C124])/([.A124]*[.A124])" office:value-type="float" office:value="0.00274350609374974" calcext:value-type="float">
            <text:p>0.00274350609375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-3.85241" calcext:value-type="float">
            <text:p>-3.85241</text:p>
          </table:table-cell>
          <table:table-cell office:value-type="float" office:value="0.00670668" calcext:value-type="float">
            <text:p>0.00670668</text:p>
          </table:table-cell>
          <table:table-cell office:value-type="float" office:value="-0.979041" calcext:value-type="float">
            <text:p>-0.979041</text:p>
          </table:table-cell>
          <table:table-cell office:value-type="float" office:value="14.8478" calcext:value-type="float">
            <text:p>14.8478</text:p>
          </table:table-cell>
          <table:table-cell office:value-type="float" office:value="0.958691" calcext:value-type="float">
            <text:p>0.958691</text:p>
          </table:table-cell>
          <table:table-cell office:value-type="float" office:value="220.85" calcext:value-type="float">
            <text:p>220.85</text:p>
          </table:table-cell>
          <table:table-cell office:value-type="float" office:value="0.919734" calcext:value-type="float">
            <text:p>0.919734</text:p>
          </table:table-cell>
          <table:table-cell office:value-type="float" office:value="0.068189" calcext:value-type="float">
            <text:p>0.068189</text:p>
          </table:table-cell>
          <table:table-cell table:formula="of:=400*[.G125]" office:value-type="float" office:value="383.4764" calcext:value-type="float">
            <text:p>383.4764</text:p>
          </table:table-cell>
          <table:table-cell table:formula="of:=([.F125]-[.C125]*[.C125])/([.A125]*[.A125])" office:value-type="float" office:value="0.00263171558593789" calcext:value-type="float">
            <text:p>0.002631715585938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2" calcext:value-type="float">
            <text:p>12</text:p>
          </table:table-cell>
          <table:table-cell office:value-type="float" office:value="-3.8568" calcext:value-type="float">
            <text:p>-3.8568</text:p>
          </table:table-cell>
          <table:table-cell office:value-type="float" office:value="0.006829" calcext:value-type="float">
            <text:p>0.006829</text:p>
          </table:table-cell>
          <table:table-cell office:value-type="float" office:value="-0.979764" calcext:value-type="float">
            <text:p>-0.979764</text:p>
          </table:table-cell>
          <table:table-cell office:value-type="float" office:value="14.8817" calcext:value-type="float">
            <text:p>14.8817</text:p>
          </table:table-cell>
          <table:table-cell office:value-type="float" office:value="0.96011" calcext:value-type="float">
            <text:p>0.96011</text:p>
          </table:table-cell>
          <table:table-cell office:value-type="float" office:value="221.867" calcext:value-type="float">
            <text:p>221.867</text:p>
          </table:table-cell>
          <table:table-cell office:value-type="float" office:value="0.922464" calcext:value-type="float">
            <text:p>0.922464</text:p>
          </table:table-cell>
          <table:table-cell office:value-type="float" office:value="0.0659927" calcext:value-type="float">
            <text:p>0.0659927</text:p>
          </table:table-cell>
          <table:table-cell table:formula="of:=400*[.G126]" office:value-type="float" office:value="384.044" calcext:value-type="float">
            <text:p>384.044</text:p>
          </table:table-cell>
          <table:table-cell table:formula="of:=([.F126]-[.C126]*[.C126])/([.A126]*[.A126])" office:value-type="float" office:value="0.00265381250000099" calcext:value-type="float">
            <text:p>0.002653812500001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3" calcext:value-type="float">
            <text:p>13</text:p>
          </table:table-cell>
          <table:table-cell office:value-type="float" office:value="-3.8563" calcext:value-type="float">
            <text:p>-3.8563</text:p>
          </table:table-cell>
          <table:table-cell office:value-type="float" office:value="0.0068529" calcext:value-type="float">
            <text:p>0.0068529</text:p>
          </table:table-cell>
          <table:table-cell office:value-type="float" office:value="-0.979672" calcext:value-type="float">
            <text:p>-0.979672</text:p>
          </table:table-cell>
          <table:table-cell office:value-type="float" office:value="14.8779" calcext:value-type="float">
            <text:p>14.8779</text:p>
          </table:table-cell>
          <table:table-cell office:value-type="float" office:value="0.959928" calcext:value-type="float">
            <text:p>0.959928</text:p>
          </table:table-cell>
          <table:table-cell office:value-type="float" office:value="221.754" calcext:value-type="float">
            <text:p>221.754</text:p>
          </table:table-cell>
          <table:table-cell office:value-type="float" office:value="0.922105" calcext:value-type="float">
            <text:p>0.922105</text:p>
          </table:table-cell>
          <table:table-cell office:value-type="float" office:value="0.0657131" calcext:value-type="float">
            <text:p>0.0657131</text:p>
          </table:table-cell>
          <table:table-cell table:formula="of:=400*[.G127]" office:value-type="float" office:value="383.9712" calcext:value-type="float">
            <text:p>383.9712</text:p>
          </table:table-cell>
          <table:table-cell table:formula="of:=([.F127]-[.C127]*[.C127])/([.A127]*[.A127])" office:value-type="float" office:value="0.00267590234374962" calcext:value-type="float">
            <text:p>0.00267590234375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4" calcext:value-type="float">
            <text:p>14</text:p>
          </table:table-cell>
          <table:table-cell office:value-type="float" office:value="-3.85632" calcext:value-type="float">
            <text:p>-3.85632</text:p>
          </table:table-cell>
          <table:table-cell office:value-type="float" office:value="0.00673794" calcext:value-type="float">
            <text:p>0.00673794</text:p>
          </table:table-cell>
          <table:table-cell office:value-type="float" office:value="-0.979587" calcext:value-type="float">
            <text:p>-0.979587</text:p>
          </table:table-cell>
          <table:table-cell office:value-type="float" office:value="14.8779" calcext:value-type="float">
            <text:p>14.8779</text:p>
          </table:table-cell>
          <table:table-cell office:value-type="float" office:value="0.959763" calcext:value-type="float">
            <text:p>0.959763</text:p>
          </table:table-cell>
          <table:table-cell office:value-type="float" office:value="221.748" calcext:value-type="float">
            <text:p>221.748</text:p>
          </table:table-cell>
          <table:table-cell office:value-type="float" office:value="0.921799" calcext:value-type="float">
            <text:p>0.921799</text:p>
          </table:table-cell>
          <table:table-cell office:value-type="float" office:value="0.0677529" calcext:value-type="float">
            <text:p>0.0677529</text:p>
          </table:table-cell>
          <table:table-cell table:formula="of:=400*[.G128]" office:value-type="float" office:value="383.9052" calcext:value-type="float">
            <text:p>383.9052</text:p>
          </table:table-cell>
          <table:table-cell table:formula="of:=([.F128]-[.C128]*[.C128])/([.A128]*[.A128])" office:value-type="float" office:value="0.00261564749999971" calcext:value-type="float">
            <text:p>0.00261564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1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1.44" calcext:value-type="float">
            <text:p>1.44</text:p>
          </table:table-cell>
          <table:table-cell office:value-type="float" office:value="0.004225" calcext:value-type="float">
            <text:p>0.004225</text:p>
          </table:table-cell>
          <table:table-cell office:value-type="float" office:value="2.0736" calcext:value-type="float">
            <text:p>2.0736</text:p>
          </table:table-cell>
          <table:table-cell office:value-type="float" office:value="0.0000178506" calcext:value-type="float">
            <text:p>1.78506E-05</text:p>
          </table:table-cell>
          <table:table-cell office:value-type="float" office:value="2.80579" calcext:value-type="float">
            <text:p>2.80579</text:p>
          </table:table-cell>
          <table:table-cell table:formula="of:=400*[.G131]" office:value-type="float" office:value="1.69" calcext:value-type="float">
            <text:p>1.69</text:p>
          </table:table-cell>
          <table:table-cell table:formula="of:=([.F131]-[.C131]*[.C131])/([.A131]*[.A131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-2.04" calcext:value-type="float">
            <text:p>-2.04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8" calcext:value-type="float">
            <text:p>0.08</text:p>
          </table:table-cell>
          <table:table-cell office:value-type="float" office:value="4.1812" calcext:value-type="float">
            <text:p>4.1812</text:p>
          </table:table-cell>
          <table:table-cell office:value-type="float" office:value="0.0064" calcext:value-type="float">
            <text:p>0.0064</text:p>
          </table:table-cell>
          <table:table-cell office:value-type="float" office:value="17.8087" calcext:value-type="float">
            <text:p>17.8087</text:p>
          </table:table-cell>
          <table:table-cell office:value-type="float" office:value="0.00004096" calcext:value-type="float">
            <text:p>4.096E-05</text:p>
          </table:table-cell>
          <table:table-cell office:value-type="float" office:value="6.73788" calcext:value-type="float">
            <text:p>6.73788</text:p>
          </table:table-cell>
          <table:table-cell table:formula="of:=400*[.G132]" office:value-type="float" office:value="2.56" calcext:value-type="float">
            <text:p>2.56</text:p>
          </table:table-cell>
          <table:table-cell table:formula="of:=([.F132]-[.C132]*[.C132])/([.A132]*[.A132])" office:value-type="float" office:value="0.00678200692041509" calcext:value-type="float">
            <text:p>0.006782006920415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-2.465" calcext:value-type="float">
            <text:p>-2.465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15" calcext:value-type="float">
            <text:p>0.015</text:p>
          </table:table-cell>
          <table:table-cell office:value-type="float" office:value="6.1013" calcext:value-type="float">
            <text:p>6.1013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37.8002" calcext:value-type="float">
            <text:p>37.8002</text:p>
          </table:table-cell>
          <table:table-cell office:value-type="float" office:value="0.000038245" calcext:value-type="float">
            <text:p>3.8245E-05</text:p>
          </table:table-cell>
          <table:table-cell office:value-type="float" office:value="9.41979" calcext:value-type="float">
            <text:p>9.41979</text:p>
          </table:table-cell>
          <table:table-cell table:formula="of:=400*[.G133]" office:value-type="float" office:value="1.54" calcext:value-type="float">
            <text:p>1.54</text:p>
          </table:table-cell>
          <table:table-cell table:formula="of:=([.F133]-[.C133]*[.C133])/([.A133]*[.A133])" office:value-type="float" office:value="0.00867647058823566" calcext:value-type="float">
            <text:p>0.008676470588236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-3.0075" calcext:value-type="float">
            <text:p>-3.0075</text:p>
          </table:table-cell>
          <table:table-cell office:value-type="float" office:value="0.0475938" calcext:value-type="float">
            <text:p>0.0475938</text:p>
          </table:table-cell>
          <table:table-cell office:value-type="float" office:value="-0.19125" calcext:value-type="float">
            <text:p>-0.19125</text:p>
          </table:table-cell>
          <table:table-cell office:value-type="float" office:value="9.09265" calcext:value-type="float">
            <text:p>9.09265</text:p>
          </table:table-cell>
          <table:table-cell office:value-type="float" office:value="0.052" calcext:value-type="float">
            <text:p>0.052</text:p>
          </table:table-cell>
          <table:table-cell office:value-type="float" office:value="84.2793" calcext:value-type="float">
            <text:p>84.2793</text:p>
          </table:table-cell>
          <table:table-cell office:value-type="float" office:value="0.00426294" calcext:value-type="float">
            <text:p>0.00426294</text:p>
          </table:table-cell>
          <table:table-cell office:value-type="float" office:value="20.6087" calcext:value-type="float">
            <text:p>20.6087</text:p>
          </table:table-cell>
          <table:table-cell table:formula="of:=400*[.G134]" office:value-type="float" office:value="20.8" calcext:value-type="float">
            <text:p>20.8</text:p>
          </table:table-cell>
          <table:table-cell table:formula="of:=([.F134]-[.C134]*[.C134])/([.A134]*[.A134])" office:value-type="float" office:value="0.0164684256055372" calcext:value-type="float">
            <text:p>0.016468425605537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-3.5325" calcext:value-type="float">
            <text:p>-3.5325</text:p>
          </table:table-cell>
          <table:table-cell office:value-type="float" office:value="0.0681937" calcext:value-type="float">
            <text:p>0.0681937</text:p>
          </table:table-cell>
          <table:table-cell office:value-type="float" office:value="-0.76" calcext:value-type="float">
            <text:p>-0.76</text:p>
          </table:table-cell>
          <table:table-cell office:value-type="float" office:value="12.5467" calcext:value-type="float">
            <text:p>12.5467</text:p>
          </table:table-cell>
          <table:table-cell office:value-type="float" office:value="0.627556" calcext:value-type="float">
            <text:p>0.627556</text:p>
          </table:table-cell>
          <table:table-cell office:value-type="float" office:value="160.781" calcext:value-type="float">
            <text:p>160.781</text:p>
          </table:table-cell>
          <table:table-cell office:value-type="float" office:value="0.490438" calcext:value-type="float">
            <text:p>0.490438</text:p>
          </table:table-cell>
          <table:table-cell office:value-type="float" office:value="11.9184" calcext:value-type="float">
            <text:p>11.9184</text:p>
          </table:table-cell>
          <table:table-cell table:formula="of:=400*[.G135]" office:value-type="float" office:value="251.0224" calcext:value-type="float">
            <text:p>251.0224</text:p>
          </table:table-cell>
          <table:table-cell table:formula="of:=([.F135]-[.C135]*[.C135])/([.A135]*[.A135])" office:value-type="float" office:value="0.0235791522491352" calcext:value-type="float">
            <text:p>0.023579152249135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-3.79375" calcext:value-type="float">
            <text:p>-3.79375</text:p>
          </table:table-cell>
          <table:table-cell office:value-type="float" office:value="0.00573594" calcext:value-type="float">
            <text:p>0.00573594</text:p>
          </table:table-cell>
          <table:table-cell office:value-type="float" office:value="-0.97" calcext:value-type="float">
            <text:p>-0.97</text:p>
          </table:table-cell>
          <table:table-cell office:value-type="float" office:value="14.3983" calcext:value-type="float">
            <text:p>14.3983</text:p>
          </table:table-cell>
          <table:table-cell office:value-type="float" office:value="0.941052" calcext:value-type="float">
            <text:p>0.941052</text:p>
          </table:table-cell>
          <table:table-cell office:value-type="float" office:value="207.643" calcext:value-type="float">
            <text:p>207.643</text:p>
          </table:table-cell>
          <table:table-cell office:value-type="float" office:value="0.88615" calcext:value-type="float">
            <text:p>0.88615</text:p>
          </table:table-cell>
          <table:table-cell office:value-type="float" office:value="0.112243" calcext:value-type="float">
            <text:p>0.112243</text:p>
          </table:table-cell>
          <table:table-cell table:formula="of:=400*[.G136]" office:value-type="float" office:value="376.4208" calcext:value-type="float">
            <text:p>376.4208</text:p>
          </table:table-cell>
          <table:table-cell table:formula="of:=([.F136]-[.C136]*[.C136])/([.A136]*[.A136])" office:value-type="float" office:value="0.0019934039792387" calcext:value-type="float">
            <text:p>0.001993403979239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6" calcext:value-type="float">
            <text:p>6</text:p>
          </table:table-cell>
          <table:table-cell office:value-type="float" office:value="-3.76438" calcext:value-type="float">
            <text:p>-3.76438</text:p>
          </table:table-cell>
          <table:table-cell office:value-type="float" office:value="0.0140559" calcext:value-type="float">
            <text:p>0.0140559</text:p>
          </table:table-cell>
          <table:table-cell office:value-type="float" office:value="-0.964297" calcext:value-type="float">
            <text:p>-0.964297</text:p>
          </table:table-cell>
          <table:table-cell office:value-type="float" office:value="14.1846" calcext:value-type="float">
            <text:p>14.1846</text:p>
          </table:table-cell>
          <table:table-cell office:value-type="float" office:value="0.930265" calcext:value-type="float">
            <text:p>0.930265</text:p>
          </table:table-cell>
          <table:table-cell office:value-type="float" office:value="201.973" calcext:value-type="float">
            <text:p>201.973</text:p>
          </table:table-cell>
          <table:table-cell office:value-type="float" office:value="0.866841" calcext:value-type="float">
            <text:p>0.866841</text:p>
          </table:table-cell>
          <table:table-cell office:value-type="float" office:value="0.179836" calcext:value-type="float">
            <text:p>0.179836</text:p>
          </table:table-cell>
          <table:table-cell table:formula="of:=400*[.G137]" office:value-type="float" office:value="372.106" calcext:value-type="float">
            <text:p>372.106</text:p>
          </table:table-cell>
          <table:table-cell table:formula="of:=([.F137]-[.C137]*[.C137])/([.A137]*[.A137])" office:value-type="float" office:value="0.00485924415224886" calcext:value-type="float">
            <text:p>0.004859244152249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office:value-type="float" office:value="-3.78672" calcext:value-type="float">
            <text:p>-3.78672</text:p>
          </table:table-cell>
          <table:table-cell office:value-type="float" office:value="0.00876423" calcext:value-type="float">
            <text:p>0.00876423</text:p>
          </table:table-cell>
          <table:table-cell office:value-type="float" office:value="-0.969727" calcext:value-type="float">
            <text:p>-0.969727</text:p>
          </table:table-cell>
          <table:table-cell office:value-type="float" office:value="14.348" calcext:value-type="float">
            <text:p>14.348</text:p>
          </table:table-cell>
          <table:table-cell office:value-type="float" office:value="0.940583" calcext:value-type="float">
            <text:p>0.940583</text:p>
          </table:table-cell>
          <table:table-cell office:value-type="float" office:value="206.364" calcext:value-type="float">
            <text:p>206.364</text:p>
          </table:table-cell>
          <table:table-cell office:value-type="float" office:value="0.885495" calcext:value-type="float">
            <text:p>0.885495</text:p>
          </table:table-cell>
          <table:table-cell office:value-type="float" office:value="0.0871396" calcext:value-type="float">
            <text:p>0.0871396</text:p>
          </table:table-cell>
          <table:table-cell table:formula="of:=400*[.G138]" office:value-type="float" office:value="376.2332" calcext:value-type="float">
            <text:p>376.2332</text:p>
          </table:table-cell>
          <table:table-cell table:formula="of:=([.F138]-[.C138]*[.C138])/([.A138]*[.A138])" office:value-type="float" office:value="0.00302824968858192" calcext:value-type="float">
            <text:p>0.003028249688582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office:value-type="float" office:value="-3.79648" calcext:value-type="float">
            <text:p>-3.79648</text:p>
          </table:table-cell>
          <table:table-cell office:value-type="float" office:value="0.0108986" calcext:value-type="float">
            <text:p>0.0108986</text:p>
          </table:table-cell>
          <table:table-cell office:value-type="float" office:value="-0.970762" calcext:value-type="float">
            <text:p>-0.970762</text:p>
          </table:table-cell>
          <table:table-cell office:value-type="float" office:value="14.4242" calcext:value-type="float">
            <text:p>14.4242</text:p>
          </table:table-cell>
          <table:table-cell office:value-type="float" office:value="0.94264" calcext:value-type="float">
            <text:p>0.94264</text:p>
          </table:table-cell>
          <table:table-cell office:value-type="float" office:value="208.675" calcext:value-type="float">
            <text:p>208.675</text:p>
          </table:table-cell>
          <table:table-cell office:value-type="float" office:value="0.889542" calcext:value-type="float">
            <text:p>0.889542</text:p>
          </table:table-cell>
          <table:table-cell office:value-type="float" office:value="0.0845911" calcext:value-type="float">
            <text:p>0.0845911</text:p>
          </table:table-cell>
          <table:table-cell table:formula="of:=400*[.G139]" office:value-type="float" office:value="377.056" calcext:value-type="float">
            <text:p>377.056</text:p>
          </table:table-cell>
          <table:table-cell table:formula="of:=([.F139]-[.C139]*[.C139])/([.A139]*[.A139])" office:value-type="float" office:value="0.0037853320415229" calcext:value-type="float">
            <text:p>0.003785332041523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9" calcext:value-type="float">
            <text:p>9</text:p>
          </table:table-cell>
          <table:table-cell office:value-type="float" office:value="-3.7859" calcext:value-type="float">
            <text:p>-3.7859</text:p>
          </table:table-cell>
          <table:table-cell office:value-type="float" office:value="0.00949255" calcext:value-type="float">
            <text:p>0.00949255</text:p>
          </table:table-cell>
          <table:table-cell office:value-type="float" office:value="-0.967734" calcext:value-type="float">
            <text:p>-0.967734</text:p>
          </table:table-cell>
          <table:table-cell office:value-type="float" office:value="14.3425" calcext:value-type="float">
            <text:p>14.3425</text:p>
          </table:table-cell>
          <table:table-cell office:value-type="float" office:value="0.936828" calcext:value-type="float">
            <text:p>0.936828</text:p>
          </table:table-cell>
          <table:table-cell office:value-type="float" office:value="206.244" calcext:value-type="float">
            <text:p>206.244</text:p>
          </table:table-cell>
          <table:table-cell office:value-type="float" office:value="0.878814" calcext:value-type="float">
            <text:p>0.878814</text:p>
          </table:table-cell>
          <table:table-cell office:value-type="float" office:value="0.136156" calcext:value-type="float">
            <text:p>0.136156</text:p>
          </table:table-cell>
          <table:table-cell table:formula="of:=400*[.G140]" office:value-type="float" office:value="374.7312" calcext:value-type="float">
            <text:p>374.7312</text:p>
          </table:table-cell>
          <table:table-cell table:formula="of:=([.F140]-[.C140]*[.C140])/([.A140]*[.A140])" office:value-type="float" office:value="0.00327376816609047" calcext:value-type="float">
            <text:p>0.00327376816609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0" calcext:value-type="float">
            <text:p>10</text:p>
          </table:table-cell>
          <table:table-cell office:value-type="float" office:value="-3.79262" calcext:value-type="float">
            <text:p>-3.79262</text:p>
          </table:table-cell>
          <table:table-cell office:value-type="float" office:value="0.0104619" calcext:value-type="float">
            <text:p>0.0104619</text:p>
          </table:table-cell>
          <table:table-cell office:value-type="float" office:value="-0.969497" calcext:value-type="float">
            <text:p>-0.969497</text:p>
          </table:table-cell>
          <table:table-cell office:value-type="float" office:value="14.3944" calcext:value-type="float">
            <text:p>14.3944</text:p>
          </table:table-cell>
          <table:table-cell office:value-type="float" office:value="0.940229" calcext:value-type="float">
            <text:p>0.940229</text:p>
          </table:table-cell>
          <table:table-cell office:value-type="float" office:value="207.793" calcext:value-type="float">
            <text:p>207.793</text:p>
          </table:table-cell>
          <table:table-cell office:value-type="float" office:value="0.885154" calcext:value-type="float">
            <text:p>0.885154</text:p>
          </table:table-cell>
          <table:table-cell office:value-type="float" office:value="0.113211" calcext:value-type="float">
            <text:p>0.113211</text:p>
          </table:table-cell>
          <table:table-cell table:formula="of:=400*[.G141]" office:value-type="float" office:value="376.0916" calcext:value-type="float">
            <text:p>376.0916</text:p>
          </table:table-cell>
          <table:table-cell table:formula="of:=([.F141]-[.C141]*[.C141])/([.A141]*[.A141])" office:value-type="float" office:value="0.00361021993079486" calcext:value-type="float">
            <text:p>0.003610219930795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-3.79483" calcext:value-type="float">
            <text:p>-3.79483</text:p>
          </table:table-cell>
          <table:table-cell office:value-type="float" office:value="0.0098071" calcext:value-type="float">
            <text:p>0.0098071</text:p>
          </table:table-cell>
          <table:table-cell office:value-type="float" office:value="-0.969988" calcext:value-type="float">
            <text:p>-0.969988</text:p>
          </table:table-cell>
          <table:table-cell office:value-type="float" office:value="14.4106" calcext:value-type="float">
            <text:p>14.4106</text:p>
          </table:table-cell>
          <table:table-cell office:value-type="float" office:value="0.941156" calcext:value-type="float">
            <text:p>0.941156</text:p>
          </table:table-cell>
          <table:table-cell office:value-type="float" office:value="208.222" calcext:value-type="float">
            <text:p>208.222</text:p>
          </table:table-cell>
          <table:table-cell office:value-type="float" office:value="0.886813" calcext:value-type="float">
            <text:p>0.886813</text:p>
          </table:table-cell>
          <table:table-cell office:value-type="float" office:value="0.112714" calcext:value-type="float">
            <text:p>0.112714</text:p>
          </table:table-cell>
          <table:table-cell table:formula="of:=400*[.G142]" office:value-type="float" office:value="376.4624" calcext:value-type="float">
            <text:p>376.4624</text:p>
          </table:table-cell>
          <table:table-cell table:formula="of:=([.F142]-[.C142]*[.C142])/([.A142]*[.A142])" office:value-type="float" office:value="0.00341358861591658" calcext:value-type="float">
            <text:p>0.003413588615917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2" calcext:value-type="float">
            <text:p>12</text:p>
          </table:table-cell>
          <table:table-cell office:value-type="float" office:value="-3.79547" calcext:value-type="float">
            <text:p>-3.79547</text:p>
          </table:table-cell>
          <table:table-cell office:value-type="float" office:value="0.00938977" calcext:value-type="float">
            <text:p>0.00938977</text:p>
          </table:table-cell>
          <table:table-cell office:value-type="float" office:value="-0.970065" calcext:value-type="float">
            <text:p>-0.970065</text:p>
          </table:table-cell>
          <table:table-cell office:value-type="float" office:value="14.415" calcext:value-type="float">
            <text:p>14.415</text:p>
          </table:table-cell>
          <table:table-cell office:value-type="float" office:value="0.941302" calcext:value-type="float">
            <text:p>0.941302</text:p>
          </table:table-cell>
          <table:table-cell office:value-type="float" office:value="208.327" calcext:value-type="float">
            <text:p>208.327</text:p>
          </table:table-cell>
          <table:table-cell office:value-type="float" office:value="0.887072" calcext:value-type="float">
            <text:p>0.887072</text:p>
          </table:table-cell>
          <table:table-cell office:value-type="float" office:value="0.109581" calcext:value-type="float">
            <text:p>0.109581</text:p>
          </table:table-cell>
          <table:table-cell table:formula="of:=400*[.G143]" office:value-type="float" office:value="376.5208" calcext:value-type="float">
            <text:p>376.5208</text:p>
          </table:table-cell>
          <table:table-cell table:formula="of:=([.F143]-[.C143]*[.C143])/([.A143]*[.A143])" office:value-type="float" office:value="0.0032551830795848" calcext:value-type="float">
            <text:p>0.003255183079585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3" calcext:value-type="float">
            <text:p>13</text:p>
          </table:table-cell>
          <table:table-cell office:value-type="float" office:value="-3.79723" calcext:value-type="float">
            <text:p>-3.79723</text:p>
          </table:table-cell>
          <table:table-cell office:value-type="float" office:value="0.00956841" calcext:value-type="float">
            <text:p>0.00956841</text:p>
          </table:table-cell>
          <table:table-cell office:value-type="float" office:value="-0.970291" calcext:value-type="float">
            <text:p>-0.970291</text:p>
          </table:table-cell>
          <table:table-cell office:value-type="float" office:value="14.4285" calcext:value-type="float">
            <text:p>14.4285</text:p>
          </table:table-cell>
          <table:table-cell office:value-type="float" office:value="0.941747" calcext:value-type="float">
            <text:p>0.941747</text:p>
          </table:table-cell>
          <table:table-cell office:value-type="float" office:value="208.727" calcext:value-type="float">
            <text:p>208.727</text:p>
          </table:table-cell>
          <table:table-cell office:value-type="float" office:value="0.887935" calcext:value-type="float">
            <text:p>0.887935</text:p>
          </table:table-cell>
          <table:table-cell office:value-type="float" office:value="0.111226" calcext:value-type="float">
            <text:p>0.111226</text:p>
          </table:table-cell>
          <table:table-cell table:formula="of:=400*[.G144]" office:value-type="float" office:value="376.6988" calcext:value-type="float">
            <text:p>376.6988</text:p>
          </table:table-cell>
          <table:table-cell table:formula="of:=([.F144]-[.C144]*[.C144])/([.A144]*[.A144])" office:value-type="float" office:value="0.00330253532871987" calcext:value-type="float">
            <text:p>0.00330253532872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3.79802" calcext:value-type="float">
            <text:p>-3.79802</text:p>
          </table:table-cell>
          <table:table-cell office:value-type="float" office:value="0.00970599" calcext:value-type="float">
            <text:p>0.00970599</text:p>
          </table:table-cell>
          <table:table-cell office:value-type="float" office:value="-0.970368" calcext:value-type="float">
            <text:p>-0.970368</text:p>
          </table:table-cell>
          <table:table-cell office:value-type="float" office:value="14.4347" calcext:value-type="float">
            <text:p>14.4347</text:p>
          </table:table-cell>
          <table:table-cell office:value-type="float" office:value="0.941901" calcext:value-type="float">
            <text:p>0.941901</text:p>
          </table:table-cell>
          <table:table-cell office:value-type="float" office:value="208.912" calcext:value-type="float">
            <text:p>208.912</text:p>
          </table:table-cell>
          <table:table-cell office:value-type="float" office:value="0.888236" calcext:value-type="float">
            <text:p>0.888236</text:p>
          </table:table-cell>
          <table:table-cell office:value-type="float" office:value="0.113569" calcext:value-type="float">
            <text:p>0.113569</text:p>
          </table:table-cell>
          <table:table-cell table:formula="of:=400*[.G145]" office:value-type="float" office:value="376.7604" calcext:value-type="float">
            <text:p>376.7604</text:p>
          </table:table-cell>
          <table:table-cell table:formula="of:=([.F145]-[.C145]*[.C145])/([.A145]*[.A145])" office:value-type="float" office:value="0.00337165384082949" calcext:value-type="float">
            <text:p>0.00337165384083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5" calcext:value-type="float">
            <text:p>15</text:p>
          </table:table-cell>
          <table:table-cell office:value-type="float" office:value="-3.79591" calcext:value-type="float">
            <text:p>-3.79591</text:p>
          </table:table-cell>
          <table:table-cell office:value-type="float" office:value="0.00985227" calcext:value-type="float">
            <text:p>0.00985227</text:p>
          </table:table-cell>
          <table:table-cell office:value-type="float" office:value="-0.969984" calcext:value-type="float">
            <text:p>-0.969984</text:p>
          </table:table-cell>
          <table:table-cell office:value-type="float" office:value="14.4188" calcext:value-type="float">
            <text:p>14.4188</text:p>
          </table:table-cell>
          <table:table-cell office:value-type="float" office:value="0.941165" calcext:value-type="float">
            <text:p>0.941165</text:p>
          </table:table-cell>
          <table:table-cell office:value-type="float" office:value="208.46" calcext:value-type="float">
            <text:p>208.46</text:p>
          </table:table-cell>
          <table:table-cell office:value-type="float" office:value="0.886885" calcext:value-type="float">
            <text:p>0.886885</text:p>
          </table:table-cell>
          <table:table-cell office:value-type="float" office:value="0.115196" calcext:value-type="float">
            <text:p>0.115196</text:p>
          </table:table-cell>
          <table:table-cell table:formula="of:=400*[.G146]" office:value-type="float" office:value="376.466" calcext:value-type="float">
            <text:p>376.466</text:p>
          </table:table-cell>
          <table:table-cell table:formula="of:=([.F146]-[.C146]*[.C146])/([.A146]*[.A146])" office:value-type="float" office:value="0.00341428093425518" calcext:value-type="float">
            <text:p>0.003414280934255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6" calcext:value-type="float">
            <text:p>16</text:p>
          </table:table-cell>
          <table:table-cell office:value-type="float" office:value="-3.79648" calcext:value-type="float">
            <text:p>-3.79648</text:p>
          </table:table-cell>
          <table:table-cell office:value-type="float" office:value="0.0099126" calcext:value-type="float">
            <text:p>0.0099126</text:p>
          </table:table-cell>
          <table:table-cell office:value-type="float" office:value="-0.970095" calcext:value-type="float">
            <text:p>-0.970095</text:p>
          </table:table-cell>
          <table:table-cell office:value-type="float" office:value="14.4231" calcext:value-type="float">
            <text:p>14.4231</text:p>
          </table:table-cell>
          <table:table-cell office:value-type="float" office:value="0.941379" calcext:value-type="float">
            <text:p>0.941379</text:p>
          </table:table-cell>
          <table:table-cell office:value-type="float" office:value="208.591" calcext:value-type="float">
            <text:p>208.591</text:p>
          </table:table-cell>
          <table:table-cell office:value-type="float" office:value="0.887281" calcext:value-type="float">
            <text:p>0.887281</text:p>
          </table:table-cell>
          <table:table-cell office:value-type="float" office:value="0.113574" calcext:value-type="float">
            <text:p>0.113574</text:p>
          </table:table-cell>
          <table:table-cell table:formula="of:=400*[.G147]" office:value-type="float" office:value="376.5516" calcext:value-type="float">
            <text:p>376.5516</text:p>
          </table:table-cell>
          <table:table-cell table:formula="of:=([.F147]-[.C147]*[.C147])/([.A147]*[.A147])" office:value-type="float" office:value="0.00340470920415231" calcext:value-type="float">
            <text:p>0.003404709204152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7" calcext:value-type="float">
            <text:p>17</text:p>
          </table:table-cell>
          <table:table-cell office:value-type="float" office:value="-3.79587" calcext:value-type="float">
            <text:p>-3.79587</text:p>
          </table:table-cell>
          <table:table-cell office:value-type="float" office:value="0.00991061" calcext:value-type="float">
            <text:p>0.00991061</text:p>
          </table:table-cell>
          <table:table-cell office:value-type="float" office:value="-0.969974" calcext:value-type="float">
            <text:p>-0.969974</text:p>
          </table:table-cell>
          <table:table-cell office:value-type="float" office:value="14.4186" calcext:value-type="float">
            <text:p>14.4186</text:p>
          </table:table-cell>
          <table:table-cell office:value-type="float" office:value="0.941148" calcext:value-type="float">
            <text:p>0.941148</text:p>
          </table:table-cell>
          <table:table-cell office:value-type="float" office:value="208.458" calcext:value-type="float">
            <text:p>208.458</text:p>
          </table:table-cell>
          <table:table-cell office:value-type="float" office:value="0.88686" calcext:value-type="float">
            <text:p>0.88686</text:p>
          </table:table-cell>
          <table:table-cell office:value-type="float" office:value="0.115312" calcext:value-type="float">
            <text:p>0.115312</text:p>
          </table:table-cell>
          <table:table-cell table:formula="of:=400*[.G148]" office:value-type="float" office:value="376.4592" calcext:value-type="float">
            <text:p>376.4592</text:p>
          </table:table-cell>
          <table:table-cell table:formula="of:=([.F148]-[.C148]*[.C148])/([.A148]*[.A148])" office:value-type="float" office:value="0.00345015332179958" calcext:value-type="float">
            <text:p>0.003450153321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1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1.69" calcext:value-type="float">
            <text:p>1.69</text:p>
          </table:table-cell>
          <table:table-cell office:value-type="float" office:value="0.04" calcext:value-type="float">
            <text:p>0.04</text:p>
          </table:table-cell>
          <table:table-cell office:value-type="float" office:value="2.8561" calcext:value-type="float">
            <text:p>2.856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385851" calcext:value-type="float">
            <text:p>0.385851</text:p>
          </table:table-cell>
          <table:table-cell table:formula="of:=400*[.G151]" office:value-type="float" office:value="16" calcext:value-type="float">
            <text:p>16</text:p>
          </table:table-cell>
          <table:table-cell table:formula="of:=([.F151]-[.C151]*[.C151])/([.A151]*[.A151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-2.41" calcext:value-type="float">
            <text:p>-2.41</text:p>
          </table:table-cell>
          <table:table-cell office:value-type="float" office:value="0.0729" calcext:value-type="float">
            <text:p>0.0729</text:p>
          </table:table-cell>
          <table:table-cell office:value-type="float" office:value="-0.32" calcext:value-type="float">
            <text:p>-0.32</text:p>
          </table:table-cell>
          <table:table-cell office:value-type="float" office:value="5.881" calcext:value-type="float">
            <text:p>5.881</text:p>
          </table:table-cell>
          <table:table-cell office:value-type="float" office:value="0.104425" calcext:value-type="float">
            <text:p>0.104425</text:p>
          </table:table-cell>
          <table:table-cell office:value-type="float" office:value="36.2798" calcext:value-type="float">
            <text:p>36.2798</text:p>
          </table:table-cell>
          <table:table-cell office:value-type="float" office:value="0.011734" calcext:value-type="float">
            <text:p>0.011734</text:p>
          </table:table-cell>
          <table:table-cell office:value-type="float" office:value="4.95579" calcext:value-type="float">
            <text:p>4.95579</text:p>
          </table:table-cell>
          <table:table-cell table:formula="of:=400*[.G152]" office:value-type="float" office:value="41.77" calcext:value-type="float">
            <text:p>41.77</text:p>
          </table:table-cell>
          <table:table-cell table:formula="of:=([.F152]-[.C152]*[.C152])/([.A152]*[.A152])" office:value-type="float" office:value="0.0224999999999999" calcext:value-type="float">
            <text:p>0.0225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-2.84" calcext:value-type="float">
            <text:p>-2.84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49" calcext:value-type="float">
            <text:p>-0.49</text:p>
          </table:table-cell>
          <table:table-cell office:value-type="float" office:value="8.0734" calcext:value-type="float">
            <text:p>8.0734</text:p>
          </table:table-cell>
          <table:table-cell office:value-type="float" office:value="0.241863" calcext:value-type="float">
            <text:p>0.241863</text:p>
          </table:table-cell>
          <table:table-cell office:value-type="float" office:value="65.4267" calcext:value-type="float">
            <text:p>65.4267</text:p>
          </table:table-cell>
          <table:table-cell office:value-type="float" office:value="0.0602059" calcext:value-type="float">
            <text:p>0.0602059</text:p>
          </table:table-cell>
          <table:table-cell office:value-type="float" office:value="11.4614" calcext:value-type="float">
            <text:p>11.4614</text:p>
          </table:table-cell>
          <table:table-cell table:formula="of:=400*[.G153]" office:value-type="float" office:value="96.7452" calcext:value-type="float">
            <text:p>96.7452</text:p>
          </table:table-cell>
          <table:table-cell table:formula="of:=([.F153]-[.C153]*[.C153])/([.A153]*[.A153])" office:value-type="float" office:value="0.00240740740740728" calcext:value-type="float">
            <text:p>0.002407407407407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-3.165" calcext:value-type="float">
            <text:p>-3.165</text:p>
          </table:table-cell>
          <table:table-cell office:value-type="float" office:value="0.028575" calcext:value-type="float">
            <text:p>0.028575</text:p>
          </table:table-cell>
          <table:table-cell office:value-type="float" office:value="-0.61625" calcext:value-type="float">
            <text:p>-0.61625</text:p>
          </table:table-cell>
          <table:table-cell office:value-type="float" office:value="10.0458" calcext:value-type="float">
            <text:p>10.0458</text:p>
          </table:table-cell>
          <table:table-cell office:value-type="float" office:value="0.394338" calcext:value-type="float">
            <text:p>0.394338</text:p>
          </table:table-cell>
          <table:table-cell office:value-type="float" office:value="102.077" calcext:value-type="float">
            <text:p>102.077</text:p>
          </table:table-cell>
          <table:table-cell office:value-type="float" office:value="0.180616" calcext:value-type="float">
            <text:p>0.180616</text:p>
          </table:table-cell>
          <table:table-cell office:value-type="float" office:value="18.5402" calcext:value-type="float">
            <text:p>18.5402</text:p>
          </table:table-cell>
          <table:table-cell table:formula="of:=400*[.G154]" office:value-type="float" office:value="157.7352" calcext:value-type="float">
            <text:p>157.7352</text:p>
          </table:table-cell>
          <table:table-cell table:formula="of:=([.F154]-[.C154]*[.C154])/([.A154]*[.A154])" office:value-type="float" office:value="0.00881944444444445" calcext:value-type="float">
            <text:p>0.008819444444444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-3.7075" calcext:value-type="float">
            <text:p>-3.7075</text:p>
          </table:table-cell>
          <table:table-cell office:value-type="float" office:value="0.0136437" calcext:value-type="float">
            <text:p>0.0136437</text:p>
          </table:table-cell>
          <table:table-cell office:value-type="float" office:value="-0.952812" calcext:value-type="float">
            <text:p>-0.952812</text:p>
          </table:table-cell>
          <table:table-cell office:value-type="float" office:value="13.7592" calcext:value-type="float">
            <text:p>13.7592</text:p>
          </table:table-cell>
          <table:table-cell office:value-type="float" office:value="0.908436" calcext:value-type="float">
            <text:p>0.908436</text:p>
          </table:table-cell>
          <table:table-cell office:value-type="float" office:value="190.036" calcext:value-type="float">
            <text:p>190.036</text:p>
          </table:table-cell>
          <table:table-cell office:value-type="float" office:value="0.827308" calcext:value-type="float">
            <text:p>0.827308</text:p>
          </table:table-cell>
          <table:table-cell office:value-type="float" office:value="0.216067" calcext:value-type="float">
            <text:p>0.216067</text:p>
          </table:table-cell>
          <table:table-cell table:formula="of:=400*[.G155]" office:value-type="float" office:value="363.3744" calcext:value-type="float">
            <text:p>363.3744</text:p>
          </table:table-cell>
          <table:table-cell table:formula="of:=([.F155]-[.C155]*[.C155])/([.A155]*[.A155])" office:value-type="float" office:value="0.00421103395061727" calcext:value-type="float">
            <text:p>0.004211033950617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office:value-type="float" office:value="-3.69188" calcext:value-type="float">
            <text:p>-3.69188</text:p>
          </table:table-cell>
          <table:table-cell office:value-type="float" office:value="0.0136465" calcext:value-type="float">
            <text:p>0.0136465</text:p>
          </table:table-cell>
          <table:table-cell office:value-type="float" office:value="-0.952031" calcext:value-type="float">
            <text:p>-0.952031</text:p>
          </table:table-cell>
          <table:table-cell office:value-type="float" office:value="13.6436" calcext:value-type="float">
            <text:p>13.6436</text:p>
          </table:table-cell>
          <table:table-cell office:value-type="float" office:value="0.906985" calcext:value-type="float">
            <text:p>0.906985</text:p>
          </table:table-cell>
          <table:table-cell office:value-type="float" office:value="186.873" calcext:value-type="float">
            <text:p>186.873</text:p>
          </table:table-cell>
          <table:table-cell office:value-type="float" office:value="0.824774" calcext:value-type="float">
            <text:p>0.824774</text:p>
          </table:table-cell>
          <table:table-cell office:value-type="float" office:value="0.177627" calcext:value-type="float">
            <text:p>0.177627</text:p>
          </table:table-cell>
          <table:table-cell table:formula="of:=400*[.G156]" office:value-type="float" office:value="362.794" calcext:value-type="float">
            <text:p>362.794</text:p>
          </table:table-cell>
          <table:table-cell table:formula="of:=([.F156]-[.C156]*[.C156])/([.A156]*[.A156])" office:value-type="float" office:value="0.00420434123456732" calcext:value-type="float">
            <text:p>0.004204341234567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-3.68281" calcext:value-type="float">
            <text:p>-3.68281</text:p>
          </table:table-cell>
          <table:table-cell office:value-type="float" office:value="0.0181983" calcext:value-type="float">
            <text:p>0.0181983</text:p>
          </table:table-cell>
          <table:table-cell office:value-type="float" office:value="-0.948203" calcext:value-type="float">
            <text:p>-0.948203</text:p>
          </table:table-cell>
          <table:table-cell office:value-type="float" office:value="13.5813" calcext:value-type="float">
            <text:p>13.5813</text:p>
          </table:table-cell>
          <table:table-cell office:value-type="float" office:value="0.899761" calcext:value-type="float">
            <text:p>0.899761</text:p>
          </table:table-cell>
          <table:table-cell office:value-type="float" office:value="185.428" calcext:value-type="float">
            <text:p>185.428</text:p>
          </table:table-cell>
          <table:table-cell office:value-type="float" office:value="0.811945" calcext:value-type="float">
            <text:p>0.811945</text:p>
          </table:table-cell>
          <table:table-cell office:value-type="float" office:value="0.26112" calcext:value-type="float">
            <text:p>0.26112</text:p>
          </table:table-cell>
          <table:table-cell table:formula="of:=400*[.G157]" office:value-type="float" office:value="359.9044" calcext:value-type="float">
            <text:p>359.9044</text:p>
          </table:table-cell>
          <table:table-cell table:formula="of:=([.F157]-[.C157]*[.C157])/([.A157]*[.A157])" office:value-type="float" office:value="0.00562052589506194" calcext:value-type="float">
            <text:p>0.005620525895062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7" calcext:value-type="float">
            <text:p>7</text:p>
          </table:table-cell>
          <table:table-cell office:value-type="float" office:value="-3.70172" calcext:value-type="float">
            <text:p>-3.70172</text:p>
          </table:table-cell>
          <table:table-cell office:value-type="float" office:value="0.0146252" calcext:value-type="float">
            <text:p>0.0146252</text:p>
          </table:table-cell>
          <table:table-cell office:value-type="float" office:value="-0.954844" calcext:value-type="float">
            <text:p>-0.954844</text:p>
          </table:table-cell>
          <table:table-cell office:value-type="float" office:value="13.7173" calcext:value-type="float">
            <text:p>13.7173</text:p>
          </table:table-cell>
          <table:table-cell office:value-type="float" office:value="0.912217" calcext:value-type="float">
            <text:p>0.912217</text:p>
          </table:table-cell>
          <table:table-cell office:value-type="float" office:value="188.959" calcext:value-type="float">
            <text:p>188.959</text:p>
          </table:table-cell>
          <table:table-cell office:value-type="float" office:value="0.833898" calcext:value-type="float">
            <text:p>0.833898</text:p>
          </table:table-cell>
          <table:table-cell office:value-type="float" office:value="0.175187" calcext:value-type="float">
            <text:p>0.175187</text:p>
          </table:table-cell>
          <table:table-cell table:formula="of:=400*[.G158]" office:value-type="float" office:value="364.8868" calcext:value-type="float">
            <text:p>364.8868</text:p>
          </table:table-cell>
          <table:table-cell table:formula="of:=([.F158]-[.C158]*[.C158])/([.A158]*[.A158])" office:value-type="float" office:value="0.00449661777777769" calcext:value-type="float">
            <text:p>0.004496617777778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8" calcext:value-type="float">
            <text:p>8</text:p>
          </table:table-cell>
          <table:table-cell office:value-type="float" office:value="-3.7143" calcext:value-type="float">
            <text:p>-3.7143</text:p>
          </table:table-cell>
          <table:table-cell office:value-type="float" office:value="0.0159878" calcext:value-type="float">
            <text:p>0.0159878</text:p>
          </table:table-cell>
          <table:table-cell office:value-type="float" office:value="-0.956113" calcext:value-type="float">
            <text:p>-0.956113</text:p>
          </table:table-cell>
          <table:table-cell office:value-type="float" office:value="13.812" calcext:value-type="float">
            <text:p>13.812</text:p>
          </table:table-cell>
          <table:table-cell office:value-type="float" office:value="0.914712" calcext:value-type="float">
            <text:p>0.914712</text:p>
          </table:table-cell>
          <table:table-cell office:value-type="float" office:value="191.635" calcext:value-type="float">
            <text:p>191.635</text:p>
          </table:table-cell>
          <table:table-cell office:value-type="float" office:value="0.83869" calcext:value-type="float">
            <text:p>0.83869</text:p>
          </table:table-cell>
          <table:table-cell office:value-type="float" office:value="0.201049" calcext:value-type="float">
            <text:p>0.201049</text:p>
          </table:table-cell>
          <table:table-cell table:formula="of:=400*[.G159]" office:value-type="float" office:value="365.8848" calcext:value-type="float">
            <text:p>365.8848</text:p>
          </table:table-cell>
          <table:table-cell table:formula="of:=([.F159]-[.C159]*[.C159])/([.A159]*[.A159])" office:value-type="float" office:value="0.00493071296296258" calcext:value-type="float">
            <text:p>0.004930712962963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9" calcext:value-type="float">
            <text:p>9</text:p>
          </table:table-cell>
          <table:table-cell office:value-type="float" office:value="-3.70516" calcext:value-type="float">
            <text:p>-3.70516</text:p>
          </table:table-cell>
          <table:table-cell office:value-type="float" office:value="0.0190156" calcext:value-type="float">
            <text:p>0.0190156</text:p>
          </table:table-cell>
          <table:table-cell office:value-type="float" office:value="-0.953203" calcext:value-type="float">
            <text:p>-0.953203</text:p>
          </table:table-cell>
          <table:table-cell office:value-type="float" office:value="13.7472" calcext:value-type="float">
            <text:p>13.7472</text:p>
          </table:table-cell>
          <table:table-cell office:value-type="float" office:value="0.909519" calcext:value-type="float">
            <text:p>0.909519</text:p>
          </table:table-cell>
          <table:table-cell office:value-type="float" office:value="190.004" calcext:value-type="float">
            <text:p>190.004</text:p>
          </table:table-cell>
          <table:table-cell office:value-type="float" office:value="0.830346" calcext:value-type="float">
            <text:p>0.830346</text:p>
          </table:table-cell>
          <table:table-cell office:value-type="float" office:value="0.292488" calcext:value-type="float">
            <text:p>0.292488</text:p>
          </table:table-cell>
          <table:table-cell table:formula="of:=400*[.G160]" office:value-type="float" office:value="363.8076" calcext:value-type="float">
            <text:p>363.8076</text:p>
          </table:table-cell>
          <table:table-cell table:formula="of:=([.F160]-[.C160]*[.C160])/([.A160]*[.A160])" office:value-type="float" office:value="0.00586091802469089" calcext:value-type="float">
            <text:p>0.005860918024691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0" calcext:value-type="float">
            <text:p>10</text:p>
          </table:table-cell>
          <table:table-cell office:value-type="float" office:value="-3.71145" calcext:value-type="float">
            <text:p>-3.71145</text:p>
          </table:table-cell>
          <table:table-cell office:value-type="float" office:value="0.0164768" calcext:value-type="float">
            <text:p>0.0164768</text:p>
          </table:table-cell>
          <table:table-cell office:value-type="float" office:value="-0.954688" calcext:value-type="float">
            <text:p>-0.954688</text:p>
          </table:table-cell>
          <table:table-cell office:value-type="float" office:value="13.7913" calcext:value-type="float">
            <text:p>13.7913</text:p>
          </table:table-cell>
          <table:table-cell office:value-type="float" office:value="0.912149" calcext:value-type="float">
            <text:p>0.912149</text:p>
          </table:table-cell>
          <table:table-cell office:value-type="float" office:value="191.091" calcext:value-type="float">
            <text:p>191.091</text:p>
          </table:table-cell>
          <table:table-cell office:value-type="float" office:value="0.834517" calcext:value-type="float">
            <text:p>0.834517</text:p>
          </table:table-cell>
          <table:table-cell office:value-type="float" office:value="0.25039" calcext:value-type="float">
            <text:p>0.25039</text:p>
          </table:table-cell>
          <table:table-cell table:formula="of:=400*[.G161]" office:value-type="float" office:value="364.8596" calcext:value-type="float">
            <text:p>364.8596</text:p>
          </table:table-cell>
          <table:table-cell table:formula="of:=([.F161]-[.C161]*[.C161])/([.A161]*[.A161])" office:value-type="float" office:value="0.0050737337962959" calcext:value-type="float">
            <text:p>0.005073733796296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1" calcext:value-type="float">
            <text:p>11</text:p>
          </table:table-cell>
          <table:table-cell office:value-type="float" office:value="-3.72172" calcext:value-type="float">
            <text:p>-3.72172</text:p>
          </table:table-cell>
          <table:table-cell office:value-type="float" office:value="0.0143377" calcext:value-type="float">
            <text:p>0.0143377</text:p>
          </table:table-cell>
          <table:table-cell office:value-type="float" office:value="-0.95751" calcext:value-type="float">
            <text:p>-0.95751</text:p>
          </table:table-cell>
          <table:table-cell office:value-type="float" office:value="13.8655" calcext:value-type="float">
            <text:p>13.8655</text:p>
          </table:table-cell>
          <table:table-cell office:value-type="float" office:value="0.91733" calcext:value-type="float">
            <text:p>0.91733</text:p>
          </table:table-cell>
          <table:table-cell office:value-type="float" office:value="193.035" calcext:value-type="float">
            <text:p>193.035</text:p>
          </table:table-cell>
          <table:table-cell office:value-type="float" office:value="0.843296" calcext:value-type="float">
            <text:p>0.843296</text:p>
          </table:table-cell>
          <table:table-cell office:value-type="float" office:value="0.187735" calcext:value-type="float">
            <text:p>0.187735</text:p>
          </table:table-cell>
          <table:table-cell table:formula="of:=400*[.G162]" office:value-type="float" office:value="366.932" calcext:value-type="float">
            <text:p>366.932</text:p>
          </table:table-cell>
          <table:table-cell table:formula="of:=([.F162]-[.C162]*[.C162])/([.A162]*[.A162])" office:value-type="float" office:value="0.00441365481481508" calcext:value-type="float">
            <text:p>0.004413654814815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-3.71563" calcext:value-type="float">
            <text:p>-3.71563</text:p>
          </table:table-cell>
          <table:table-cell office:value-type="float" office:value="0.0150107" calcext:value-type="float">
            <text:p>0.0150107</text:p>
          </table:table-cell>
          <table:table-cell office:value-type="float" office:value="-0.955654" calcext:value-type="float">
            <text:p>-0.955654</text:p>
          </table:table-cell>
          <table:table-cell office:value-type="float" office:value="13.8209" calcext:value-type="float">
            <text:p>13.8209</text:p>
          </table:table-cell>
          <table:table-cell office:value-type="float" office:value="0.913894" calcext:value-type="float">
            <text:p>0.913894</text:p>
          </table:table-cell>
          <table:table-cell office:value-type="float" office:value="191.832" calcext:value-type="float">
            <text:p>191.832</text:p>
          </table:table-cell>
          <table:table-cell office:value-type="float" office:value="0.837363" calcext:value-type="float">
            <text:p>0.837363</text:p>
          </table:table-cell>
          <table:table-cell office:value-type="float" office:value="0.220094" calcext:value-type="float">
            <text:p>0.220094</text:p>
          </table:table-cell>
          <table:table-cell table:formula="of:=400*[.G163]" office:value-type="float" office:value="365.5576" calcext:value-type="float">
            <text:p>365.5576</text:p>
          </table:table-cell>
          <table:table-cell table:formula="of:=([.F163]-[.C163]*[.C163])/([.A163]*[.A163])" office:value-type="float" office:value="0.00462768614197532" calcext:value-type="float">
            <text:p>0.004627686141975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3" calcext:value-type="float">
            <text:p>13</text:p>
          </table:table-cell>
          <table:table-cell office:value-type="float" office:value="-3.72284" calcext:value-type="float">
            <text:p>-3.72284</text:p>
          </table:table-cell>
          <table:table-cell office:value-type="float" office:value="0.0139172" calcext:value-type="float">
            <text:p>0.0139172</text:p>
          </table:table-cell>
          <table:table-cell office:value-type="float" office:value="-0.957899" calcext:value-type="float">
            <text:p>-0.957899</text:p>
          </table:table-cell>
          <table:table-cell office:value-type="float" office:value="13.8735" calcext:value-type="float">
            <text:p>13.8735</text:p>
          </table:table-cell>
          <table:table-cell office:value-type="float" office:value="0.91804" calcext:value-type="float">
            <text:p>0.91804</text:p>
          </table:table-cell>
          <table:table-cell office:value-type="float" office:value="193.234" calcext:value-type="float">
            <text:p>193.234</text:p>
          </table:table-cell>
          <table:table-cell office:value-type="float" office:value="0.844479" calcext:value-type="float">
            <text:p>0.844479</text:p>
          </table:table-cell>
          <table:table-cell office:value-type="float" office:value="0.183175" calcext:value-type="float">
            <text:p>0.183175</text:p>
          </table:table-cell>
          <table:table-cell table:formula="of:=400*[.G164]" office:value-type="float" office:value="367.216" calcext:value-type="float">
            <text:p>367.216</text:p>
          </table:table-cell>
          <table:table-cell table:formula="of:=([.F164]-[.C164]*[.C164])/([.A164]*[.A164])" office:value-type="float" office:value="0.00430936246913537" calcext:value-type="float">
            <text:p>0.004309362469135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4" calcext:value-type="float">
            <text:p>14</text:p>
          </table:table-cell>
          <table:table-cell office:value-type="float" office:value="-3.71739" calcext:value-type="float">
            <text:p>-3.71739</text:p>
          </table:table-cell>
          <table:table-cell office:value-type="float" office:value="0.0143018" calcext:value-type="float">
            <text:p>0.0143018</text:p>
          </table:table-cell>
          <table:table-cell office:value-type="float" office:value="-0.95671" calcext:value-type="float">
            <text:p>-0.95671</text:p>
          </table:table-cell>
          <table:table-cell office:value-type="float" office:value="13.8333" calcext:value-type="float">
            <text:p>13.8333</text:p>
          </table:table-cell>
          <table:table-cell office:value-type="float" office:value="0.915809" calcext:value-type="float">
            <text:p>0.915809</text:p>
          </table:table-cell>
          <table:table-cell office:value-type="float" office:value="192.138" calcext:value-type="float">
            <text:p>192.138</text:p>
          </table:table-cell>
          <table:table-cell office:value-type="float" office:value="0.840537" calcext:value-type="float">
            <text:p>0.840537</text:p>
          </table:table-cell>
          <table:table-cell office:value-type="float" office:value="0.192449" calcext:value-type="float">
            <text:p>0.192449</text:p>
          </table:table-cell>
          <table:table-cell table:formula="of:=400*[.G165]" office:value-type="float" office:value="366.3236" calcext:value-type="float">
            <text:p>366.3236</text:p>
          </table:table-cell>
          <table:table-cell table:formula="of:=([.F165]-[.C165]*[.C165])/([.A165]*[.A165])" office:value-type="float" office:value="0.00441715675925925" calcext:value-type="float">
            <text:p>0.004417156759259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3.7197" calcext:value-type="float">
            <text:p>-3.7197</text:p>
          </table:table-cell>
          <table:table-cell office:value-type="float" office:value="0.0141645" calcext:value-type="float">
            <text:p>0.0141645</text:p>
          </table:table-cell>
          <table:table-cell office:value-type="float" office:value="-0.95711" calcext:value-type="float">
            <text:p>-0.95711</text:p>
          </table:table-cell>
          <table:table-cell office:value-type="float" office:value="13.8503" calcext:value-type="float">
            <text:p>13.8503</text:p>
          </table:table-cell>
          <table:table-cell office:value-type="float" office:value="0.916562" calcext:value-type="float">
            <text:p>0.916562</text:p>
          </table:table-cell>
          <table:table-cell office:value-type="float" office:value="192.603" calcext:value-type="float">
            <text:p>192.603</text:p>
          </table:table-cell>
          <table:table-cell office:value-type="float" office:value="0.841876" calcext:value-type="float">
            <text:p>0.841876</text:p>
          </table:table-cell>
          <table:table-cell office:value-type="float" office:value="0.190847" calcext:value-type="float">
            <text:p>0.190847</text:p>
          </table:table-cell>
          <table:table-cell table:formula="of:=400*[.G166]" office:value-type="float" office:value="366.6248" calcext:value-type="float">
            <text:p>366.6248</text:p>
          </table:table-cell>
          <table:table-cell table:formula="of:=([.F166]-[.C166]*[.C166])/([.A166]*[.A166])" office:value-type="float" office:value="0.0043617006172844" calcext:value-type="float">
            <text:p>0.004361700617284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6" calcext:value-type="float">
            <text:p>16</text:p>
          </table:table-cell>
          <table:table-cell office:value-type="float" office:value="-3.71862" calcext:value-type="float">
            <text:p>-3.71862</text:p>
          </table:table-cell>
          <table:table-cell office:value-type="float" office:value="0.0141465" calcext:value-type="float">
            <text:p>0.0141465</text:p>
          </table:table-cell>
          <table:table-cell office:value-type="float" office:value="-0.956957" calcext:value-type="float">
            <text:p>-0.956957</text:p>
          </table:table-cell>
          <table:table-cell office:value-type="float" office:value="13.8423" calcext:value-type="float">
            <text:p>13.8423</text:p>
          </table:table-cell>
          <table:table-cell office:value-type="float" office:value="0.916268" calcext:value-type="float">
            <text:p>0.916268</text:p>
          </table:table-cell>
          <table:table-cell office:value-type="float" office:value="192.379" calcext:value-type="float">
            <text:p>192.379</text:p>
          </table:table-cell>
          <table:table-cell office:value-type="float" office:value="0.841334" calcext:value-type="float">
            <text:p>0.841334</text:p>
          </table:table-cell>
          <table:table-cell office:value-type="float" office:value="0.190492" calcext:value-type="float">
            <text:p>0.190492</text:p>
          </table:table-cell>
          <table:table-cell table:formula="of:=400*[.G167]" office:value-type="float" office:value="366.5072" calcext:value-type="float">
            <text:p>366.5072</text:p>
          </table:table-cell>
          <table:table-cell table:formula="of:=([.F167]-[.C167]*[.C167])/([.A167]*[.A167])" office:value-type="float" office:value="0.00437200481481475" calcext:value-type="float">
            <text:p>0.004372004814815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7" calcext:value-type="float">
            <text:p>17</text:p>
          </table:table-cell>
          <table:table-cell office:value-type="float" office:value="-3.71891" calcext:value-type="float">
            <text:p>-3.71891</text:p>
          </table:table-cell>
          <table:table-cell office:value-type="float" office:value="0.0142153" calcext:value-type="float">
            <text:p>0.0142153</text:p>
          </table:table-cell>
          <table:table-cell office:value-type="float" office:value="-0.956907" calcext:value-type="float">
            <text:p>-0.956907</text:p>
          </table:table-cell>
          <table:table-cell office:value-type="float" office:value="13.8445" calcext:value-type="float">
            <text:p>13.8445</text:p>
          </table:table-cell>
          <table:table-cell office:value-type="float" office:value="0.916181" calcext:value-type="float">
            <text:p>0.916181</text:p>
          </table:table-cell>
          <table:table-cell office:value-type="float" office:value="192.444" calcext:value-type="float">
            <text:p>192.444</text:p>
          </table:table-cell>
          <table:table-cell office:value-type="float" office:value="0.841201" calcext:value-type="float">
            <text:p>0.841201</text:p>
          </table:table-cell>
          <table:table-cell office:value-type="float" office:value="0.193804" calcext:value-type="float">
            <text:p>0.193804</text:p>
          </table:table-cell>
          <table:table-cell table:formula="of:=400*[.G168]" office:value-type="float" office:value="366.4724" calcext:value-type="float">
            <text:p>366.4724</text:p>
          </table:table-cell>
          <table:table-cell table:formula="of:=([.F168]-[.C168]*[.C168])/([.A168]*[.A168])" office:value-type="float" office:value="0.00438531231481437" calcext:value-type="float">
            <text:p>0.00438531231481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1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.205</text:p>
          </table:table-cell>
          <table:table-cell office:value-type="float" office:value="1.44" calcext:value-type="float">
            <text:p>1.44</text:p>
          </table:table-cell>
          <table:table-cell office:value-type="float" office:value="0.042025" calcext:value-type="float">
            <text:p>0.042025</text:p>
          </table:table-cell>
          <table:table-cell office:value-type="float" office:value="2.0736" calcext:value-type="float">
            <text:p>2.0736</text:p>
          </table:table-cell>
          <table:table-cell office:value-type="float" office:value="0.0017661" calcext:value-type="float">
            <text:p>0.0017661</text:p>
          </table:table-cell>
          <table:table-cell office:value-type="float" office:value="3.12952" calcext:value-type="float">
            <text:p>3.12952</text:p>
          </table:table-cell>
          <table:table-cell table:formula="of:=400*[.G171]" office:value-type="float" office:value="16.81" calcext:value-type="float">
            <text:p>16.81</text:p>
          </table:table-cell>
          <table:table-cell table:formula="of:=([.F171]-[.C171]*[.C171])/([.A171]*[.A171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-2.54" calcext:value-type="float">
            <text:p>-2.54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295" calcext:value-type="float">
            <text:p>0.295</text:p>
          </table:table-cell>
          <table:table-cell office:value-type="float" office:value="6.484" calcext:value-type="float">
            <text:p>6.484</text:p>
          </table:table-cell>
          <table:table-cell office:value-type="float" office:value="0.089525" calcext:value-type="float">
            <text:p>0.089525</text:p>
          </table:table-cell>
          <table:table-cell office:value-type="float" office:value="42.8784" calcext:value-type="float">
            <text:p>42.8784</text:p>
          </table:table-cell>
          <table:table-cell office:value-type="float" office:value="0.00888498" calcext:value-type="float">
            <text:p>0.00888498</text:p>
          </table:table-cell>
          <table:table-cell office:value-type="float" office:value="32.4487" calcext:value-type="float">
            <text:p>32.4487</text:p>
          </table:table-cell>
          <table:table-cell table:formula="of:=400*[.G172]" office:value-type="float" office:value="35.81" calcext:value-type="float">
            <text:p>35.81</text:p>
          </table:table-cell>
          <table:table-cell table:formula="of:=([.F172]-[.C172]*[.C172])/([.A172]*[.A172])" office:value-type="float" office:value="0.00897506925207756" calcext:value-type="float">
            <text:p>0.008975069252078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-2.885" calcext:value-type="float">
            <text:p>-2.885</text:p>
          </table:table-cell>
          <table:table-cell office:value-type="float" office:value="0.013075" calcext:value-type="float">
            <text:p>0.013075</text:p>
          </table:table-cell>
          <table:table-cell office:value-type="float" office:value="0.4375" calcext:value-type="float">
            <text:p>0.4375</text:p>
          </table:table-cell>
          <table:table-cell office:value-type="float" office:value="8.3363" calcext:value-type="float">
            <text:p>8.3363</text:p>
          </table:table-cell>
          <table:table-cell office:value-type="float" office:value="0.195013" calcext:value-type="float">
            <text:p>0.195013</text:p>
          </table:table-cell>
          <table:table-cell office:value-type="float" office:value="69.936" calcext:value-type="float">
            <text:p>69.936</text:p>
          </table:table-cell>
          <table:table-cell office:value-type="float" office:value="0.0410076" calcext:value-type="float">
            <text:p>0.0410076</text:p>
          </table:table-cell>
          <table:table-cell office:value-type="float" office:value="25.4187" calcext:value-type="float">
            <text:p>25.4187</text:p>
          </table:table-cell>
          <table:table-cell table:formula="of:=400*[.G173]" office:value-type="float" office:value="78.0052" calcext:value-type="float">
            <text:p>78.0052</text:p>
          </table:table-cell>
          <table:table-cell table:formula="of:=([.F173]-[.C173]*[.C173])/([.A173]*[.A173])" office:value-type="float" office:value="0.00362188365650986" calcext:value-type="float">
            <text:p>0.00362188365651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office:value-type="float" office:value="-3.1625" calcext:value-type="float">
            <text:p>-3.1625</text:p>
          </table:table-cell>
          <table:table-cell office:value-type="float" office:value="0.0124437" calcext:value-type="float">
            <text:p>0.0124437</text:p>
          </table:table-cell>
          <table:table-cell office:value-type="float" office:value="0.698125" calcext:value-type="float">
            <text:p>0.698125</text:p>
          </table:table-cell>
          <table:table-cell office:value-type="float" office:value="10.0138" calcext:value-type="float">
            <text:p>10.0138</text:p>
          </table:table-cell>
          <table:table-cell office:value-type="float" office:value="0.489266" calcext:value-type="float">
            <text:p>0.489266</text:p>
          </table:table-cell>
          <table:table-cell office:value-type="float" office:value="100.771" calcext:value-type="float">
            <text:p>100.771</text:p>
          </table:table-cell>
          <table:table-cell office:value-type="float" office:value="0.242969" calcext:value-type="float">
            <text:p>0.242969</text:p>
          </table:table-cell>
          <table:table-cell office:value-type="float" office:value="15.4846" calcext:value-type="float">
            <text:p>15.4846</text:p>
          </table:table-cell>
          <table:table-cell table:formula="of:=400*[.G174]" office:value-type="float" office:value="195.7064" calcext:value-type="float">
            <text:p>195.7064</text:p>
          </table:table-cell>
          <table:table-cell table:formula="of:=([.F174]-[.C174]*[.C174])/([.A174]*[.A174])" office:value-type="float" office:value="0.00343317174515216" calcext:value-type="float">
            <text:p>0.003433171745152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-3.675" calcext:value-type="float">
            <text:p>-3.675</text:p>
          </table:table-cell>
          <table:table-cell office:value-type="float" office:value="0.022075" calcext:value-type="float">
            <text:p>0.022075</text:p>
          </table:table-cell>
          <table:table-cell office:value-type="float" office:value="0.945312" calcext:value-type="float">
            <text:p>0.945312</text:p>
          </table:table-cell>
          <table:table-cell office:value-type="float" office:value="13.5277" calcext:value-type="float">
            <text:p>13.5277</text:p>
          </table:table-cell>
          <table:table-cell office:value-type="float" office:value="0.89542" calcext:value-type="float">
            <text:p>0.89542</text:p>
          </table:table-cell>
          <table:table-cell office:value-type="float" office:value="184.177" calcext:value-type="float">
            <text:p>184.177</text:p>
          </table:table-cell>
          <table:table-cell office:value-type="float" office:value="0.807725" calcext:value-type="float">
            <text:p>0.807725</text:p>
          </table:table-cell>
          <table:table-cell office:value-type="float" office:value="0.817919" calcext:value-type="float">
            <text:p>0.817919</text:p>
          </table:table-cell>
          <table:table-cell table:formula="of:=400*[.G175]" office:value-type="float" office:value="358.168" calcext:value-type="float">
            <text:p>358.168</text:p>
          </table:table-cell>
          <table:table-cell table:formula="of:=([.F175]-[.C175]*[.C175])/([.A175]*[.A175])" office:value-type="float" office:value="0.00611495844875373" calcext:value-type="float">
            <text:p>0.006114958448754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5" calcext:value-type="float">
            <text:p>5</text:p>
          </table:table-cell>
          <table:table-cell office:value-type="float" office:value="-3.60625" calcext:value-type="float">
            <text:p>-3.60625</text:p>
          </table:table-cell>
          <table:table-cell office:value-type="float" office:value="0.0106859" calcext:value-type="float">
            <text:p>0.0106859</text:p>
          </table:table-cell>
          <table:table-cell office:value-type="float" office:value="0.933906" calcext:value-type="float">
            <text:p>0.933906</text:p>
          </table:table-cell>
          <table:table-cell office:value-type="float" office:value="13.0157" calcext:value-type="float">
            <text:p>13.0157</text:p>
          </table:table-cell>
          <table:table-cell office:value-type="float" office:value="0.873001" calcext:value-type="float">
            <text:p>0.873001</text:p>
          </table:table-cell>
          <table:table-cell office:value-type="float" office:value="169.964" calcext:value-type="float">
            <text:p>169.964</text:p>
          </table:table-cell>
          <table:table-cell office:value-type="float" office:value="0.764875" calcext:value-type="float">
            <text:p>0.764875</text:p>
          </table:table-cell>
          <table:table-cell office:value-type="float" office:value="0.43328" calcext:value-type="float">
            <text:p>0.43328</text:p>
          </table:table-cell>
          <table:table-cell table:formula="of:=400*[.G176]" office:value-type="float" office:value="349.2004" calcext:value-type="float">
            <text:p>349.2004</text:p>
          </table:table-cell>
          <table:table-cell table:formula="of:=([.F176]-[.C176]*[.C176])/([.A176]*[.A176])" office:value-type="float" office:value="0.00295316828254822" calcext:value-type="float">
            <text:p>0.002953168282548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-3.64375" calcext:value-type="float">
            <text:p>-3.64375</text:p>
          </table:table-cell>
          <table:table-cell office:value-type="float" office:value="0.0128234" calcext:value-type="float">
            <text:p>0.0128234</text:p>
          </table:table-cell>
          <table:table-cell office:value-type="float" office:value="0.939219" calcext:value-type="float">
            <text:p>0.939219</text:p>
          </table:table-cell>
          <table:table-cell office:value-type="float" office:value="13.2897" calcext:value-type="float">
            <text:p>13.2897</text:p>
          </table:table-cell>
          <table:table-cell office:value-type="float" office:value="0.88295" calcext:value-type="float">
            <text:p>0.88295</text:p>
          </table:table-cell>
          <table:table-cell office:value-type="float" office:value="177.301" calcext:value-type="float">
            <text:p>177.301</text:p>
          </table:table-cell>
          <table:table-cell office:value-type="float" office:value="0.782385" calcext:value-type="float">
            <text:p>0.782385</text:p>
          </table:table-cell>
          <table:table-cell office:value-type="float" office:value="0.454088" calcext:value-type="float">
            <text:p>0.454088</text:p>
          </table:table-cell>
          <table:table-cell table:formula="of:=400*[.G177]" office:value-type="float" office:value="353.18" calcext:value-type="float">
            <text:p>353.18</text:p>
          </table:table-cell>
          <table:table-cell table:formula="of:=([.F177]-[.C177]*[.C177])/([.A177]*[.A177])" office:value-type="float" office:value="0.00354181094182835" calcext:value-type="float">
            <text:p>0.003541810941828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7" calcext:value-type="float">
            <text:p>7</text:p>
          </table:table-cell>
          <table:table-cell office:value-type="float" office:value="-3.62547" calcext:value-type="float">
            <text:p>-3.62547</text:p>
          </table:table-cell>
          <table:table-cell office:value-type="float" office:value="0.0224295" calcext:value-type="float">
            <text:p>0.0224295</text:p>
          </table:table-cell>
          <table:table-cell office:value-type="float" office:value="0.937461" calcext:value-type="float">
            <text:p>0.937461</text:p>
          </table:table-cell>
          <table:table-cell office:value-type="float" office:value="13.1665" calcext:value-type="float">
            <text:p>13.1665</text:p>
          </table:table-cell>
          <table:table-cell office:value-type="float" office:value="0.880139" calcext:value-type="float">
            <text:p>0.880139</text:p>
          </table:table-cell>
          <table:table-cell office:value-type="float" office:value="174.506" calcext:value-type="float">
            <text:p>174.506</text:p>
          </table:table-cell>
          <table:table-cell office:value-type="float" office:value="0.778945" calcext:value-type="float">
            <text:p>0.778945</text:p>
          </table:table-cell>
          <table:table-cell office:value-type="float" office:value="0.411089" calcext:value-type="float">
            <text:p>0.411089</text:p>
          </table:table-cell>
          <table:table-cell table:formula="of:=400*[.G178]" office:value-type="float" office:value="352.0556" calcext:value-type="float">
            <text:p>352.0556</text:p>
          </table:table-cell>
          <table:table-cell table:formula="of:=([.F178]-[.C178]*[.C178])/([.A178]*[.A178])" office:value-type="float" office:value="0.00622362301939028" calcext:value-type="float">
            <text:p>0.00622362301939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8" calcext:value-type="float">
            <text:p>8</text:p>
          </table:table-cell>
          <table:table-cell office:value-type="float" office:value="-3.62234" calcext:value-type="float">
            <text:p>-3.62234</text:p>
          </table:table-cell>
          <table:table-cell office:value-type="float" office:value="0.0190883" calcext:value-type="float">
            <text:p>0.0190883</text:p>
          </table:table-cell>
          <table:table-cell office:value-type="float" office:value="0.940059" calcext:value-type="float">
            <text:p>0.940059</text:p>
          </table:table-cell>
          <table:table-cell office:value-type="float" office:value="13.1405" calcext:value-type="float">
            <text:p>13.1405</text:p>
          </table:table-cell>
          <table:table-cell office:value-type="float" office:value="0.884589" calcext:value-type="float">
            <text:p>0.884589</text:p>
          </table:table-cell>
          <table:table-cell office:value-type="float" office:value="173.665" calcext:value-type="float">
            <text:p>173.665</text:p>
          </table:table-cell>
          <table:table-cell office:value-type="float" office:value="0.785467" calcext:value-type="float">
            <text:p>0.785467</text:p>
          </table:table-cell>
          <table:table-cell office:value-type="float" office:value="0.344475" calcext:value-type="float">
            <text:p>0.344475</text:p>
          </table:table-cell>
          <table:table-cell table:formula="of:=400*[.G179]" office:value-type="float" office:value="353.8356" calcext:value-type="float">
            <text:p>353.8356</text:p>
          </table:table-cell>
          <table:table-cell table:formula="of:=([.F179]-[.C179]*[.C179])/([.A179]*[.A179])" office:value-type="float" office:value="0.00530551922437678" calcext:value-type="float">
            <text:p>0.005305519224377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9" calcext:value-type="float">
            <text:p>9</text:p>
          </table:table-cell>
          <table:table-cell office:value-type="float" office:value="-3.62195" calcext:value-type="float">
            <text:p>-3.62195</text:p>
          </table:table-cell>
          <table:table-cell office:value-type="float" office:value="0.0177337" calcext:value-type="float">
            <text:p>0.0177337</text:p>
          </table:table-cell>
          <table:table-cell office:value-type="float" office:value="0.939414" calcext:value-type="float">
            <text:p>0.939414</text:p>
          </table:table-cell>
          <table:table-cell office:value-type="float" office:value="13.1363" calcext:value-type="float">
            <text:p>13.1363</text:p>
          </table:table-cell>
          <table:table-cell office:value-type="float" office:value="0.883211" calcext:value-type="float">
            <text:p>0.883211</text:p>
          </table:table-cell>
          <table:table-cell office:value-type="float" office:value="173.479" calcext:value-type="float">
            <text:p>173.479</text:p>
          </table:table-cell>
          <table:table-cell office:value-type="float" office:value="0.782503" calcext:value-type="float">
            <text:p>0.782503</text:p>
          </table:table-cell>
          <table:table-cell office:value-type="float" office:value="0.273494" calcext:value-type="float">
            <text:p>0.273494</text:p>
          </table:table-cell>
          <table:table-cell table:formula="of:=400*[.G180]" office:value-type="float" office:value="353.2844" calcext:value-type="float">
            <text:p>353.2844</text:p>
          </table:table-cell>
          <table:table-cell table:formula="of:=([.F180]-[.C180]*[.C180])/([.A180]*[.A180])" office:value-type="float" office:value="0.00492470844875352" calcext:value-type="float">
            <text:p>0.004924708448754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" calcext:value-type="float">
            <text:p>10</text:p>
          </table:table-cell>
          <table:table-cell office:value-type="float" office:value="-3.60469" calcext:value-type="float">
            <text:p>-3.60469</text:p>
          </table:table-cell>
          <table:table-cell office:value-type="float" office:value="0.0200983" calcext:value-type="float">
            <text:p>0.0200983</text:p>
          </table:table-cell>
          <table:table-cell office:value-type="float" office:value="0.935283" calcext:value-type="float">
            <text:p>0.935283</text:p>
          </table:table-cell>
          <table:table-cell office:value-type="float" office:value="13.0139" calcext:value-type="float">
            <text:p>13.0139</text:p>
          </table:table-cell>
          <table:table-cell office:value-type="float" office:value="0.875719" calcext:value-type="float">
            <text:p>0.875719</text:p>
          </table:table-cell>
          <table:table-cell office:value-type="float" office:value="170.392" calcext:value-type="float">
            <text:p>170.392</text:p>
          </table:table-cell>
          <table:table-cell office:value-type="float" office:value="0.770138" calcext:value-type="float">
            <text:p>0.770138</text:p>
          </table:table-cell>
          <table:table-cell office:value-type="float" office:value="0.380401" calcext:value-type="float">
            <text:p>0.380401</text:p>
          </table:table-cell>
          <table:table-cell table:formula="of:=400*[.G181]" office:value-type="float" office:value="350.2876" calcext:value-type="float">
            <text:p>350.2876</text:p>
          </table:table-cell>
          <table:table-cell table:formula="of:=([.F181]-[.C181]*[.C181])/([.A181]*[.A181])" office:value-type="float" office:value="0.00557063819944529" calcext:value-type="float">
            <text:p>0.005570638199445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1" calcext:value-type="float">
            <text:p>11</text:p>
          </table:table-cell>
          <table:table-cell office:value-type="float" office:value="-3.61932" calcext:value-type="float">
            <text:p>-3.61932</text:p>
          </table:table-cell>
          <table:table-cell office:value-type="float" office:value="0.0208988" calcext:value-type="float">
            <text:p>0.0208988</text:p>
          </table:table-cell>
          <table:table-cell office:value-type="float" office:value="0.938372" calcext:value-type="float">
            <text:p>0.938372</text:p>
          </table:table-cell>
          <table:table-cell office:value-type="float" office:value="13.1203" calcext:value-type="float">
            <text:p>13.1203</text:p>
          </table:table-cell>
          <table:table-cell office:value-type="float" office:value="0.881451" calcext:value-type="float">
            <text:p>0.881451</text:p>
          </table:table-cell>
          <table:table-cell office:value-type="float" office:value="173.22" calcext:value-type="float">
            <text:p>173.22</text:p>
          </table:table-cell>
          <table:table-cell office:value-type="float" office:value="0.780041" calcext:value-type="float">
            <text:p>0.780041</text:p>
          </table:table-cell>
          <table:table-cell office:value-type="float" office:value="0.335742" calcext:value-type="float">
            <text:p>0.335742</text:p>
          </table:table-cell>
          <table:table-cell table:formula="of:=400*[.G182]" office:value-type="float" office:value="352.5804" calcext:value-type="float">
            <text:p>352.5804</text:p>
          </table:table-cell>
          <table:table-cell table:formula="of:=([.F182]-[.C182]*[.C182])/([.A182]*[.A182])" office:value-type="float" office:value="0.00576807135734062" calcext:value-type="float">
            <text:p>0.005768071357341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3.61915" calcext:value-type="float">
            <text:p>-3.61915</text:p>
          </table:table-cell>
          <table:table-cell office:value-type="float" office:value="0.0197317" calcext:value-type="float">
            <text:p>0.0197317</text:p>
          </table:table-cell>
          <table:table-cell office:value-type="float" office:value="0.938489" calcext:value-type="float">
            <text:p>0.938489</text:p>
          </table:table-cell>
          <table:table-cell office:value-type="float" office:value="13.118" calcext:value-type="float">
            <text:p>13.118</text:p>
          </table:table-cell>
          <table:table-cell office:value-type="float" office:value="0.881676" calcext:value-type="float">
            <text:p>0.881676</text:p>
          </table:table-cell>
          <table:table-cell office:value-type="float" office:value="173.097" calcext:value-type="float">
            <text:p>173.097</text:p>
          </table:table-cell>
          <table:table-cell office:value-type="float" office:value="0.780426" calcext:value-type="float">
            <text:p>0.780426</text:p>
          </table:table-cell>
          <table:table-cell office:value-type="float" office:value="0.356149" calcext:value-type="float">
            <text:p>0.356149</text:p>
          </table:table-cell>
          <table:table-cell table:formula="of:=400*[.G183]" office:value-type="float" office:value="352.6704" calcext:value-type="float">
            <text:p>352.6704</text:p>
          </table:table-cell>
          <table:table-cell table:formula="of:=([.F183]-[.C183]*[.C183])/([.A183]*[.A183])" office:value-type="float" office:value="0.00547182202216005" calcext:value-type="float">
            <text:p>0.00547182202216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3.61565" calcext:value-type="float">
            <text:p>-3.61565</text:p>
          </table:table-cell>
          <table:table-cell office:value-type="float" office:value="0.0199605" calcext:value-type="float">
            <text:p>0.0199605</text:p>
          </table:table-cell>
          <table:table-cell office:value-type="float" office:value="0.937381" calcext:value-type="float">
            <text:p>0.937381</text:p>
          </table:table-cell>
          <table:table-cell office:value-type="float" office:value="13.0929" calcext:value-type="float">
            <text:p>13.0929</text:p>
          </table:table-cell>
          <table:table-cell office:value-type="float" office:value="0.879667" calcext:value-type="float">
            <text:p>0.879667</text:p>
          </table:table-cell>
          <table:table-cell office:value-type="float" office:value="172.451" calcext:value-type="float">
            <text:p>172.451</text:p>
          </table:table-cell>
          <table:table-cell office:value-type="float" office:value="0.777078" calcext:value-type="float">
            <text:p>0.777078</text:p>
          </table:table-cell>
          <table:table-cell office:value-type="float" office:value="0.364276" calcext:value-type="float">
            <text:p>0.364276</text:p>
          </table:table-cell>
          <table:table-cell table:formula="of:=400*[.G184]" office:value-type="float" office:value="351.8668" calcext:value-type="float">
            <text:p>351.8668</text:p>
          </table:table-cell>
          <table:table-cell table:formula="of:=([.F184]-[.C184]*[.C184])/([.A184]*[.A184])" office:value-type="float" office:value="0.00553326246537391" calcext:value-type="float">
            <text:p>0.005533262465374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3.62138" calcext:value-type="float">
            <text:p>-3.62138</text:p>
          </table:table-cell>
          <table:table-cell office:value-type="float" office:value="0.0200929" calcext:value-type="float">
            <text:p>0.0200929</text:p>
          </table:table-cell>
          <table:table-cell office:value-type="float" office:value="0.938723" calcext:value-type="float">
            <text:p>0.938723</text:p>
          </table:table-cell>
          <table:table-cell office:value-type="float" office:value="13.1345" calcext:value-type="float">
            <text:p>13.1345</text:p>
          </table:table-cell>
          <table:table-cell office:value-type="float" office:value="0.882129" calcext:value-type="float">
            <text:p>0.882129</text:p>
          </table:table-cell>
          <table:table-cell office:value-type="float" office:value="173.551" calcext:value-type="float">
            <text:p>173.551</text:p>
          </table:table-cell>
          <table:table-cell office:value-type="float" office:value="0.781278" calcext:value-type="float">
            <text:p>0.781278</text:p>
          </table:table-cell>
          <table:table-cell office:value-type="float" office:value="0.338115" calcext:value-type="float">
            <text:p>0.338115</text:p>
          </table:table-cell>
          <table:table-cell table:formula="of:=400*[.G185]" office:value-type="float" office:value="352.8516" calcext:value-type="float">
            <text:p>352.8516</text:p>
          </table:table-cell>
          <table:table-cell table:formula="of:=([.F185]-[.C185]*[.C185])/([.A185]*[.A185])" office:value-type="float" office:value="0.00556977717451465" calcext:value-type="float">
            <text:p>0.005569777174515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3.62104" calcext:value-type="float">
            <text:p>-3.62104</text:p>
          </table:table-cell>
          <table:table-cell office:value-type="float" office:value="0.02004" calcext:value-type="float">
            <text:p>0.02004</text:p>
          </table:table-cell>
          <table:table-cell office:value-type="float" office:value="0.938898" calcext:value-type="float">
            <text:p>0.938898</text:p>
          </table:table-cell>
          <table:table-cell office:value-type="float" office:value="13.1319" calcext:value-type="float">
            <text:p>13.1319</text:p>
          </table:table-cell>
          <table:table-cell office:value-type="float" office:value="0.882433" calcext:value-type="float">
            <text:p>0.882433</text:p>
          </table:table-cell>
          <table:table-cell office:value-type="float" office:value="173.482" calcext:value-type="float">
            <text:p>173.482</text:p>
          </table:table-cell>
          <table:table-cell office:value-type="float" office:value="0.781737" calcext:value-type="float">
            <text:p>0.781737</text:p>
          </table:table-cell>
          <table:table-cell office:value-type="float" office:value="0.332649" calcext:value-type="float">
            <text:p>0.332649</text:p>
          </table:table-cell>
          <table:table-cell table:formula="of:=400*[.G186]" office:value-type="float" office:value="352.9732" calcext:value-type="float">
            <text:p>352.9732</text:p>
          </table:table-cell>
          <table:table-cell table:formula="of:=([.F186]-[.C186]*[.C186])/([.A186]*[.A186])" office:value-type="float" office:value="0.00553166714681472" calcext:value-type="float">
            <text:p>0.005531667146815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6" calcext:value-type="float">
            <text:p>16</text:p>
          </table:table-cell>
          <table:table-cell office:value-type="float" office:value="-3.61803" calcext:value-type="float">
            <text:p>-3.61803</text:p>
          </table:table-cell>
          <table:table-cell office:value-type="float" office:value="0.0200721" calcext:value-type="float">
            <text:p>0.0200721</text:p>
          </table:table-cell>
          <table:table-cell office:value-type="float" office:value="0.938241" calcext:value-type="float">
            <text:p>0.938241</text:p>
          </table:table-cell>
          <table:table-cell office:value-type="float" office:value="13.1102" calcext:value-type="float">
            <text:p>13.1102</text:p>
          </table:table-cell>
          <table:table-cell office:value-type="float" office:value="0.881212" calcext:value-type="float">
            <text:p>0.881212</text:p>
          </table:table-cell>
          <table:table-cell office:value-type="float" office:value="172.912" calcext:value-type="float">
            <text:p>172.912</text:p>
          </table:table-cell>
          <table:table-cell office:value-type="float" office:value="0.779615" calcext:value-type="float">
            <text:p>0.779615</text:p>
          </table:table-cell>
          <table:table-cell office:value-type="float" office:value="0.34349" calcext:value-type="float">
            <text:p>0.34349</text:p>
          </table:table-cell>
          <table:table-cell table:formula="of:=400*[.G187]" office:value-type="float" office:value="352.4848" calcext:value-type="float">
            <text:p>352.4848</text:p>
          </table:table-cell>
          <table:table-cell table:formula="of:=([.F187]-[.C187]*[.C187])/([.A187]*[.A187])" office:value-type="float" office:value="0.00555648728531863" calcext:value-type="float">
            <text:p>0.005556487285319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7" calcext:value-type="float">
            <text:p>17</text:p>
          </table:table-cell>
          <table:table-cell office:value-type="float" office:value="-3.62021" calcext:value-type="float">
            <text:p>-3.62021</text:p>
          </table:table-cell>
          <table:table-cell office:value-type="float" office:value="0.0201567" calcext:value-type="float">
            <text:p>0.0201567</text:p>
          </table:table-cell>
          <table:table-cell office:value-type="float" office:value="0.938639" calcext:value-type="float">
            <text:p>0.938639</text:p>
          </table:table-cell>
          <table:table-cell office:value-type="float" office:value="13.1261" calcext:value-type="float">
            <text:p>13.1261</text:p>
          </table:table-cell>
          <table:table-cell office:value-type="float" office:value="0.881966" calcext:value-type="float">
            <text:p>0.881966</text:p>
          </table:table-cell>
          <table:table-cell office:value-type="float" office:value="173.333" calcext:value-type="float">
            <text:p>173.333</text:p>
          </table:table-cell>
          <table:table-cell office:value-type="float" office:value="0.780967" calcext:value-type="float">
            <text:p>0.780967</text:p>
          </table:table-cell>
          <table:table-cell office:value-type="float" office:value="0.341835" calcext:value-type="float">
            <text:p>0.341835</text:p>
          </table:table-cell>
          <table:table-cell table:formula="of:=400*[.G188]" office:value-type="float" office:value="352.7864" calcext:value-type="float">
            <text:p>352.7864</text:p>
          </table:table-cell>
          <table:table-cell table:formula="of:=([.F188]-[.C188]*[.C188])/([.A188]*[.A188])" office:value-type="float" office:value="0.00558990468144007" calcext:value-type="float">
            <text:p>0.00558990468144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8" calcext:value-type="float">
            <text:p>18</text:p>
          </table:table-cell>
          <table:table-cell office:value-type="float" office:value="-3.61891" calcext:value-type="float">
            <text:p>-3.61891</text:p>
          </table:table-cell>
          <table:table-cell office:value-type="float" office:value="0.020305" calcext:value-type="float">
            <text:p>0.020305</text:p>
          </table:table-cell>
          <table:table-cell office:value-type="float" office:value="0.938292" calcext:value-type="float">
            <text:p>0.938292</text:p>
          </table:table-cell>
          <table:table-cell office:value-type="float" office:value="13.1168" calcext:value-type="float">
            <text:p>13.1168</text:p>
          </table:table-cell>
          <table:table-cell office:value-type="float" office:value="0.88134" calcext:value-type="float">
            <text:p>0.88134</text:p>
          </table:table-cell>
          <table:table-cell office:value-type="float" office:value="173.096" calcext:value-type="float">
            <text:p>173.096</text:p>
          </table:table-cell>
          <table:table-cell office:value-type="float" office:value="0.779937" calcext:value-type="float">
            <text:p>0.779937</text:p>
          </table:table-cell>
          <table:table-cell office:value-type="float" office:value="0.34536" calcext:value-type="float">
            <text:p>0.34536</text:p>
          </table:table-cell>
          <table:table-cell table:formula="of:=400*[.G189]" office:value-type="float" office:value="352.536" calcext:value-type="float">
            <text:p>352.536</text:p>
          </table:table-cell>
          <table:table-cell table:formula="of:=([.F189]-[.C189]*[.C189])/([.A189]*[.A189])" office:value-type="float" office:value="0.00562061271468133" calcext:value-type="float">
            <text:p>0.00562061271468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.18" calcext:value-type="float">
            <text:p>-1.18</text:p>
          </table:table-cell>
          <table:table-cell office:value-type="float" office:value="0" calcext:value-type="float">
            <text:p>0</text:p>
          </table:table-cell>
          <table:table-cell office:value-type="float" office:value="0.225" calcext:value-type="float">
            <text:p>0.225</text:p>
          </table:table-cell>
          <table:table-cell office:value-type="float" office:value="1.3924" calcext:value-type="float">
            <text:p>1.3924</text:p>
          </table:table-cell>
          <table:table-cell office:value-type="float" office:value="0.050625" calcext:value-type="float">
            <text:p>0.050625</text:p>
          </table:table-cell>
          <table:table-cell office:value-type="float" office:value="1.93878" calcext:value-type="float">
            <text:p>1.93878</text:p>
          </table:table-cell>
          <table:table-cell office:value-type="float" office:value="0.00256289" calcext:value-type="float">
            <text:p>0.00256289</text:p>
          </table:table-cell>
          <table:table-cell office:value-type="float" office:value="4.83445" calcext:value-type="float">
            <text:p>4.83445</text:p>
          </table:table-cell>
          <table:table-cell table:formula="of:=400*[.G192]" office:value-type="float" office:value="20.25" calcext:value-type="float">
            <text:p>20.25</text:p>
          </table:table-cell>
          <table:table-cell table:formula="of:=([.F192]-[.C192]*[.C192])/([.A192]*[.A192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.24" calcext:value-type="float">
            <text:p>-2.24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2975" calcext:value-type="float">
            <text:p>0.2975</text:p>
          </table:table-cell>
          <table:table-cell office:value-type="float" office:value="5.0752" calcext:value-type="float">
            <text:p>5.0752</text:p>
          </table:table-cell>
          <table:table-cell office:value-type="float" office:value="0.102313" calcext:value-type="float">
            <text:p>0.102313</text:p>
          </table:table-cell>
          <table:table-cell office:value-type="float" office:value="26.9137" calcext:value-type="float">
            <text:p>26.9137</text:p>
          </table:table-cell>
          <table:table-cell office:value-type="float" office:value="0.0153556" calcext:value-type="float">
            <text:p>0.0153556</text:p>
          </table:table-cell>
          <table:table-cell office:value-type="float" office:value="34.7656" calcext:value-type="float">
            <text:p>34.7656</text:p>
          </table:table-cell>
          <table:table-cell table:formula="of:=400*[.G193]" office:value-type="float" office:value="40.9252" calcext:value-type="float">
            <text:p>40.9252</text:p>
          </table:table-cell>
          <table:table-cell table:formula="of:=([.F193]-[.C193]*[.C193])/([.A193]*[.A193])" office:value-type="float" office:value="0.0143999999999997" calcext:value-type="float">
            <text:p>0.0144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2.88" calcext:value-type="float">
            <text:p>-2.88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56375" calcext:value-type="float">
            <text:p>0.56375</text:p>
          </table:table-cell>
          <table:table-cell office:value-type="float" office:value="8.3606" calcext:value-type="float">
            <text:p>8.3606</text:p>
          </table:table-cell>
          <table:table-cell office:value-type="float" office:value="0.328981" calcext:value-type="float">
            <text:p>0.328981</text:p>
          </table:table-cell>
          <table:table-cell office:value-type="float" office:value="71.9985" calcext:value-type="float">
            <text:p>71.9985</text:p>
          </table:table-cell>
          <table:table-cell office:value-type="float" office:value="0.121853" calcext:value-type="float">
            <text:p>0.121853</text:p>
          </table:table-cell>
          <table:table-cell office:value-type="float" office:value="28.5456" calcext:value-type="float">
            <text:p>28.5456</text:p>
          </table:table-cell>
          <table:table-cell table:formula="of:=400*[.G194]" office:value-type="float" office:value="131.5924" calcext:value-type="float">
            <text:p>131.5924</text:p>
          </table:table-cell>
          <table:table-cell table:formula="of:=([.F194]-[.C194]*[.C194])/([.A194]*[.A194])" office:value-type="float" office:value="0.0165500000000001" calcext:value-type="float">
            <text:p>0.0165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2.9625" calcext:value-type="float">
            <text:p>-2.9625</text:p>
          </table:table-cell>
          <table:table-cell office:value-type="float" office:value="0.0904438" calcext:value-type="float">
            <text:p>0.0904438</text:p>
          </table:table-cell>
          <table:table-cell office:value-type="float" office:value="0.666875" calcext:value-type="float">
            <text:p>0.666875</text:p>
          </table:table-cell>
          <table:table-cell office:value-type="float" office:value="8.86685" calcext:value-type="float">
            <text:p>8.86685</text:p>
          </table:table-cell>
          <table:table-cell office:value-type="float" office:value="0.450241" calcext:value-type="float">
            <text:p>0.450241</text:p>
          </table:table-cell>
          <table:table-cell office:value-type="float" office:value="81.8591" calcext:value-type="float">
            <text:p>81.8591</text:p>
          </table:table-cell>
          <table:table-cell office:value-type="float" office:value="0.213069" calcext:value-type="float">
            <text:p>0.213069</text:p>
          </table:table-cell>
          <table:table-cell office:value-type="float" office:value="12.6405" calcext:value-type="float">
            <text:p>12.6405</text:p>
          </table:table-cell>
          <table:table-cell table:formula="of:=400*[.G195]" office:value-type="float" office:value="180.0964" calcext:value-type="float">
            <text:p>180.0964</text:p>
          </table:table-cell>
          <table:table-cell table:formula="of:=([.F195]-[.C195]*[.C195])/([.A195]*[.A195])" office:value-type="float" office:value="0.0226109375000001" calcext:value-type="float">
            <text:p>0.022610937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3.4975" calcext:value-type="float">
            <text:p>-3.4975</text:p>
          </table:table-cell>
          <table:table-cell office:value-type="float" office:value="0.0266437" calcext:value-type="float">
            <text:p>0.0266437</text:p>
          </table:table-cell>
          <table:table-cell office:value-type="float" office:value="0.90875" calcext:value-type="float">
            <text:p>0.90875</text:p>
          </table:table-cell>
          <table:table-cell office:value-type="float" office:value="12.2591" calcext:value-type="float">
            <text:p>12.2591</text:p>
          </table:table-cell>
          <table:table-cell office:value-type="float" office:value="0.827691" calcext:value-type="float">
            <text:p>0.827691</text:p>
          </table:table-cell>
          <table:table-cell office:value-type="float" office:value="151.588" calcext:value-type="float">
            <text:p>151.588</text:p>
          </table:table-cell>
          <table:table-cell office:value-type="float" office:value="0.691085" calcext:value-type="float">
            <text:p>0.691085</text:p>
          </table:table-cell>
          <table:table-cell office:value-type="float" office:value="0.847584" calcext:value-type="float">
            <text:p>0.847584</text:p>
          </table:table-cell>
          <table:table-cell table:formula="of:=400*[.G196]" office:value-type="float" office:value="331.0764" calcext:value-type="float">
            <text:p>331.0764</text:p>
          </table:table-cell>
          <table:table-cell table:formula="of:=([.F196]-[.C196]*[.C196])/([.A196]*[.A196])" office:value-type="float" office:value="0.00664843749999999" calcext:value-type="float">
            <text:p>0.006648437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3.4775" calcext:value-type="float">
            <text:p>-3.4775</text:p>
          </table:table-cell>
          <table:table-cell office:value-type="float" office:value="0.0265188" calcext:value-type="float">
            <text:p>0.0265188</text:p>
          </table:table-cell>
          <table:table-cell office:value-type="float" office:value="0.916406" calcext:value-type="float">
            <text:p>0.916406</text:p>
          </table:table-cell>
          <table:table-cell office:value-type="float" office:value="12.1195" calcext:value-type="float">
            <text:p>12.1195</text:p>
          </table:table-cell>
          <table:table-cell office:value-type="float" office:value="0.840602" calcext:value-type="float">
            <text:p>0.840602</text:p>
          </table:table-cell>
          <table:table-cell office:value-type="float" office:value="148.138" calcext:value-type="float">
            <text:p>148.138</text:p>
          </table:table-cell>
          <table:table-cell office:value-type="float" office:value="0.709275" calcext:value-type="float">
            <text:p>0.709275</text:p>
          </table:table-cell>
          <table:table-cell office:value-type="float" office:value="0.343878" calcext:value-type="float">
            <text:p>0.343878</text:p>
          </table:table-cell>
          <table:table-cell table:formula="of:=400*[.G197]" office:value-type="float" office:value="336.2408" calcext:value-type="float">
            <text:p>336.2408</text:p>
          </table:table-cell>
          <table:table-cell table:formula="of:=([.F197]-[.C197]*[.C197])/([.A197]*[.A197])" office:value-type="float" office:value="0.00662343750000005" calcext:value-type="float">
            <text:p>0.006623437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3.48062" calcext:value-type="float">
            <text:p>-3.48062</text:p>
          </table:table-cell>
          <table:table-cell office:value-type="float" office:value="0.0193746" calcext:value-type="float">
            <text:p>0.0193746</text:p>
          </table:table-cell>
          <table:table-cell office:value-type="float" office:value="0.914062" calcext:value-type="float">
            <text:p>0.914062</text:p>
          </table:table-cell>
          <table:table-cell office:value-type="float" office:value="12.1341" calcext:value-type="float">
            <text:p>12.1341</text:p>
          </table:table-cell>
          <table:table-cell office:value-type="float" office:value="0.836265" calcext:value-type="float">
            <text:p>0.836265</text:p>
          </table:table-cell>
          <table:table-cell office:value-type="float" office:value="148.159" calcext:value-type="float">
            <text:p>148.159</text:p>
          </table:table-cell>
          <table:table-cell office:value-type="float" office:value="0.701803" calcext:value-type="float">
            <text:p>0.701803</text:p>
          </table:table-cell>
          <table:table-cell office:value-type="float" office:value="0.370634" calcext:value-type="float">
            <text:p>0.370634</text:p>
          </table:table-cell>
          <table:table-cell table:formula="of:=400*[.G198]" office:value-type="float" office:value="334.506" calcext:value-type="float">
            <text:p>334.506</text:p>
          </table:table-cell>
          <table:table-cell table:formula="of:=([.F198]-[.C198]*[.C198])/([.A198]*[.A198])" office:value-type="float" office:value="0.00484610389999984" calcext:value-type="float">
            <text:p>0.0048461039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3.47953" calcext:value-type="float">
            <text:p>-3.47953</text:p>
          </table:table-cell>
          <table:table-cell office:value-type="float" office:value="0.0264279" calcext:value-type="float">
            <text:p>0.0264279</text:p>
          </table:table-cell>
          <table:table-cell office:value-type="float" office:value="0.908164" calcext:value-type="float">
            <text:p>0.908164</text:p>
          </table:table-cell>
          <table:table-cell office:value-type="float" office:value="12.1336" calcext:value-type="float">
            <text:p>12.1336</text:p>
          </table:table-cell>
          <table:table-cell office:value-type="float" office:value="0.826618" calcext:value-type="float">
            <text:p>0.826618</text:p>
          </table:table-cell>
          <table:table-cell office:value-type="float" office:value="148.5" calcext:value-type="float">
            <text:p>148.5</text:p>
          </table:table-cell>
          <table:table-cell office:value-type="float" office:value="0.689104" calcext:value-type="float">
            <text:p>0.689104</text:p>
          </table:table-cell>
          <table:table-cell office:value-type="float" office:value="0.604434" calcext:value-type="float">
            <text:p>0.604434</text:p>
          </table:table-cell>
          <table:table-cell table:formula="of:=400*[.G199]" office:value-type="float" office:value="330.6472" calcext:value-type="float">
            <text:p>330.6472</text:p>
          </table:table-cell>
          <table:table-cell table:formula="of:=([.F199]-[.C199]*[.C199])/([.A199]*[.A199])" office:value-type="float" office:value="0.00661774477499977" calcext:value-type="float">
            <text:p>0.0066177447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2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  <table:table-cell office:value-type="float" office:value="-0.065" calcext:value-type="float">
            <text:p>-0.065</text:p>
          </table:table-cell>
          <table:table-cell office:value-type="float" office:value="1.44" calcext:value-type="float">
            <text:p>1.44</text:p>
          </table:table-cell>
          <table:table-cell office:value-type="float" office:value="0.004225" calcext:value-type="float">
            <text:p>0.004225</text:p>
          </table:table-cell>
          <table:table-cell office:value-type="float" office:value="2.0736" calcext:value-type="float">
            <text:p>2.0736</text:p>
          </table:table-cell>
          <table:table-cell office:value-type="float" office:value="0.0000178506" calcext:value-type="float">
            <text:p>1.78506E-05</text:p>
          </table:table-cell>
          <table:table-cell office:value-type="float" office:value="4.01392" calcext:value-type="float">
            <text:p>4.01392</text:p>
          </table:table-cell>
          <table:table-cell table:formula="of:=400*[.G202]" office:value-type="float" office:value="1.69" calcext:value-type="float">
            <text:p>1.69</text:p>
          </table:table-cell>
          <table:table-cell table:formula="of:=([.F202]-[.C202]*[.C202])/([.A202]*[.A202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-1.93" calcext:value-type="float">
            <text:p>-1.93</text:p>
          </table:table-cell>
          <table:table-cell office:value-type="float" office:value="0.0729" calcext:value-type="float">
            <text:p>0.0729</text:p>
          </table:table-cell>
          <table:table-cell office:value-type="float" office:value="-0.19" calcext:value-type="float">
            <text:p>-0.19</text:p>
          </table:table-cell>
          <table:table-cell office:value-type="float" office:value="3.7978" calcext:value-type="float">
            <text:p>3.7978</text:p>
          </table:table-cell>
          <table:table-cell office:value-type="float" office:value="0.0397" calcext:value-type="float">
            <text:p>0.0397</text:p>
          </table:table-cell>
          <table:table-cell office:value-type="float" office:value="15.5095" calcext:value-type="float">
            <text:p>15.5095</text:p>
          </table:table-cell>
          <table:table-cell office:value-type="float" office:value="0.00209593" calcext:value-type="float">
            <text:p>0.00209593</text:p>
          </table:table-cell>
          <table:table-cell office:value-type="float" office:value="2.11697" calcext:value-type="float">
            <text:p>2.11697</text:p>
          </table:table-cell>
          <table:table-cell table:formula="of:=400*[.G203]" office:value-type="float" office:value="15.88" calcext:value-type="float">
            <text:p>15.88</text:p>
          </table:table-cell>
          <table:table-cell table:formula="of:=([.F203]-[.C203]*[.C203])/([.A203]*[.A203])" office:value-type="float" office:value="0.0165306122448978" calcext:value-type="float">
            <text:p>0.016530612244898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-2.585" calcext:value-type="float">
            <text:p>-2.585</text:p>
          </table:table-cell>
          <table:table-cell office:value-type="float" office:value="0.009875" calcext:value-type="float">
            <text:p>0.009875</text:p>
          </table:table-cell>
          <table:table-cell office:value-type="float" office:value="-0.36" calcext:value-type="float">
            <text:p>-0.36</text:p>
          </table:table-cell>
          <table:table-cell office:value-type="float" office:value="6.6921" calcext:value-type="float">
            <text:p>6.6921</text:p>
          </table:table-cell>
          <table:table-cell office:value-type="float" office:value="0.132463" calcext:value-type="float">
            <text:p>0.132463</text:p>
          </table:table-cell>
          <table:table-cell office:value-type="float" office:value="45.0393" calcext:value-type="float">
            <text:p>45.0393</text:p>
          </table:table-cell>
          <table:table-cell office:value-type="float" office:value="0.0190201" calcext:value-type="float">
            <text:p>0.0190201</text:p>
          </table:table-cell>
          <table:table-cell office:value-type="float" office:value="2.66452" calcext:value-type="float">
            <text:p>2.66452</text:p>
          </table:table-cell>
          <table:table-cell table:formula="of:=400*[.G204]" office:value-type="float" office:value="52.9852" calcext:value-type="float">
            <text:p>52.9852</text:p>
          </table:table-cell>
          <table:table-cell table:formula="of:=([.F204]-[.C204]*[.C204])/([.A204]*[.A204])" office:value-type="float" office:value="0.00223922902494333" calcext:value-type="float">
            <text:p>0.002239229024943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-2.8475" calcext:value-type="float">
            <text:p>-2.8475</text:p>
          </table:table-cell>
          <table:table-cell office:value-type="float" office:value="0.0104938" calcext:value-type="float">
            <text:p>0.0104938</text:p>
          </table:table-cell>
          <table:table-cell office:value-type="float" office:value="-0.255" calcext:value-type="float">
            <text:p>-0.255</text:p>
          </table:table-cell>
          <table:table-cell office:value-type="float" office:value="8.11875" calcext:value-type="float">
            <text:p>8.11875</text:p>
          </table:table-cell>
          <table:table-cell office:value-type="float" office:value="0.0686313" calcext:value-type="float">
            <text:p>0.0686313</text:p>
          </table:table-cell>
          <table:table-cell office:value-type="float" office:value="66.2542" calcext:value-type="float">
            <text:p>66.2542</text:p>
          </table:table-cell>
          <table:table-cell office:value-type="float" office:value="0.00569563" calcext:value-type="float">
            <text:p>0.00569563</text:p>
          </table:table-cell>
          <table:table-cell office:value-type="float" office:value="6.62891" calcext:value-type="float">
            <text:p>6.62891</text:p>
          </table:table-cell>
          <table:table-cell table:formula="of:=400*[.G205]" office:value-type="float" office:value="27.45252" calcext:value-type="float">
            <text:p>27.45252</text:p>
          </table:table-cell>
          <table:table-cell table:formula="of:=([.F205]-[.C205]*[.C205])/([.A205]*[.A205])" office:value-type="float" office:value="0.00237953514739233" calcext:value-type="float">
            <text:p>0.002379535147392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-2.98125" calcext:value-type="float">
            <text:p>-2.98125</text:p>
          </table:table-cell>
          <table:table-cell office:value-type="float" office:value="0.0156734" calcext:value-type="float">
            <text:p>0.0156734</text:p>
          </table:table-cell>
          <table:table-cell office:value-type="float" office:value="-0.622812" calcext:value-type="float">
            <text:p>-0.622812</text:p>
          </table:table-cell>
          <table:table-cell office:value-type="float" office:value="8.90353" calcext:value-type="float">
            <text:p>8.90353</text:p>
          </table:table-cell>
          <table:table-cell office:value-type="float" office:value="0.406914" calcext:value-type="float">
            <text:p>0.406914</text:p>
          </table:table-cell>
          <table:table-cell office:value-type="float" office:value="79.8174" calcext:value-type="float">
            <text:p>79.8174</text:p>
          </table:table-cell>
          <table:table-cell office:value-type="float" office:value="0.186164" calcext:value-type="float">
            <text:p>0.186164</text:p>
          </table:table-cell>
          <table:table-cell office:value-type="float" office:value="12.5843" calcext:value-type="float">
            <text:p>12.5843</text:p>
          </table:table-cell>
          <table:table-cell table:formula="of:=400*[.G206]" office:value-type="float" office:value="162.7656" calcext:value-type="float">
            <text:p>162.7656</text:p>
          </table:table-cell>
          <table:table-cell table:formula="of:=([.F206]-[.C206]*[.C206])/([.A206]*[.A206])" office:value-type="float" office:value="0.00355520124716515" calcext:value-type="float">
            <text:p>0.003555201247165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-3.21938" calcext:value-type="float">
            <text:p>-3.21938</text:p>
          </table:table-cell>
          <table:table-cell office:value-type="float" office:value="0.0488621" calcext:value-type="float">
            <text:p>0.0488621</text:p>
          </table:table-cell>
          <table:table-cell office:value-type="float" office:value="-0.837812" calcext:value-type="float">
            <text:p>-0.837812</text:p>
          </table:table-cell>
          <table:table-cell office:value-type="float" office:value="10.4132" calcext:value-type="float">
            <text:p>10.4132</text:p>
          </table:table-cell>
          <table:table-cell office:value-type="float" office:value="0.706741" calcext:value-type="float">
            <text:p>0.706741</text:p>
          </table:table-cell>
          <table:table-cell office:value-type="float" office:value="110.37" calcext:value-type="float">
            <text:p>110.37</text:p>
          </table:table-cell>
          <table:table-cell office:value-type="float" office:value="0.511251" calcext:value-type="float">
            <text:p>0.511251</text:p>
          </table:table-cell>
          <table:table-cell office:value-type="float" office:value="1.96728" calcext:value-type="float">
            <text:p>1.96728</text:p>
          </table:table-cell>
          <table:table-cell table:formula="of:=400*[.G207]" office:value-type="float" office:value="282.6964" calcext:value-type="float">
            <text:p>282.6964</text:p>
          </table:table-cell>
          <table:table-cell table:formula="of:=([.F207]-[.C207]*[.C207])/([.A207]*[.A207])" office:value-type="float" office:value="0.011064039818594" calcext:value-type="float">
            <text:p>0.011064039818594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6" calcext:value-type="float">
            <text:p>6</text:p>
          </table:table-cell>
          <table:table-cell office:value-type="float" office:value="-3.42563" calcext:value-type="float">
            <text:p>-3.42563</text:p>
          </table:table-cell>
          <table:table-cell office:value-type="float" office:value="0.0211934" calcext:value-type="float">
            <text:p>0.0211934</text:p>
          </table:table-cell>
          <table:table-cell office:value-type="float" office:value="-0.901328" calcext:value-type="float">
            <text:p>-0.901328</text:p>
          </table:table-cell>
          <table:table-cell office:value-type="float" office:value="11.7561" calcext:value-type="float">
            <text:p>11.7561</text:p>
          </table:table-cell>
          <table:table-cell office:value-type="float" office:value="0.813385" calcext:value-type="float">
            <text:p>0.813385</text:p>
          </table:table-cell>
          <table:table-cell office:value-type="float" office:value="139.201" calcext:value-type="float">
            <text:p>139.201</text:p>
          </table:table-cell>
          <table:table-cell office:value-type="float" office:value="0.664771" calcext:value-type="float">
            <text:p>0.664771</text:p>
          </table:table-cell>
          <table:table-cell office:value-type="float" office:value="0.614356" calcext:value-type="float">
            <text:p>0.614356</text:p>
          </table:table-cell>
          <table:table-cell table:formula="of:=400*[.G208]" office:value-type="float" office:value="325.354" calcext:value-type="float">
            <text:p>325.354</text:p>
          </table:table-cell>
          <table:table-cell table:formula="of:=([.F208]-[.C208]*[.C208])/([.A208]*[.A208])" office:value-type="float" office:value="0.00479798256235838" calcext:value-type="float">
            <text:p>0.004797982562358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7" calcext:value-type="float">
            <text:p>7</text:p>
          </table:table-cell>
          <table:table-cell office:value-type="float" office:value="-3.27031" calcext:value-type="float">
            <text:p>-3.27031</text:p>
          </table:table-cell>
          <table:table-cell office:value-type="float" office:value="0.0556249" calcext:value-type="float">
            <text:p>0.0556249</text:p>
          </table:table-cell>
          <table:table-cell office:value-type="float" office:value="-0.853867" calcext:value-type="float">
            <text:p>-0.853867</text:p>
          </table:table-cell>
          <table:table-cell office:value-type="float" office:value="10.7506" calcext:value-type="float">
            <text:p>10.7506</text:p>
          </table:table-cell>
          <table:table-cell office:value-type="float" office:value="0.735333" calcext:value-type="float">
            <text:p>0.735333</text:p>
          </table:table-cell>
          <table:table-cell office:value-type="float" office:value="117.842" calcext:value-type="float">
            <text:p>117.842</text:p>
          </table:table-cell>
          <table:table-cell office:value-type="float" office:value="0.556873" calcext:value-type="float">
            <text:p>0.556873</text:p>
          </table:table-cell>
          <table:table-cell office:value-type="float" office:value="1.65144" calcext:value-type="float">
            <text:p>1.65144</text:p>
          </table:table-cell>
          <table:table-cell table:formula="of:=400*[.G209]" office:value-type="float" office:value="294.1332" calcext:value-type="float">
            <text:p>294.1332</text:p>
          </table:table-cell>
          <table:table-cell table:formula="of:=([.F209]-[.C209]*[.C209])/([.A209]*[.A209])" office:value-type="float" office:value="0.0126241505442182" calcext:value-type="float">
            <text:p>0.012624150544218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office:value-type="float" office:value="-3.34141" calcext:value-type="float">
            <text:p>-3.34141</text:p>
          </table:table-cell>
          <table:table-cell office:value-type="float" office:value="0.0275668" calcext:value-type="float">
            <text:p>0.0275668</text:p>
          </table:table-cell>
          <table:table-cell office:value-type="float" office:value="-0.879844" calcext:value-type="float">
            <text:p>-0.879844</text:p>
          </table:table-cell>
          <table:table-cell office:value-type="float" office:value="11.1926" calcext:value-type="float">
            <text:p>11.1926</text:p>
          </table:table-cell>
          <table:table-cell office:value-type="float" office:value="0.776426" calcext:value-type="float">
            <text:p>0.776426</text:p>
          </table:table-cell>
          <table:table-cell office:value-type="float" office:value="126.475" calcext:value-type="float">
            <text:p>126.475</text:p>
          </table:table-cell>
          <table:table-cell office:value-type="float" office:value="0.609444" calcext:value-type="float">
            <text:p>0.609444</text:p>
          </table:table-cell>
          <table:table-cell office:value-type="float" office:value="1.01279" calcext:value-type="float">
            <text:p>1.01279</text:p>
          </table:table-cell>
          <table:table-cell table:formula="of:=400*[.G210]" office:value-type="float" office:value="310.5704" calcext:value-type="float">
            <text:p>310.5704</text:p>
          </table:table-cell>
          <table:table-cell table:formula="of:=([.F210]-[.C210]*[.C210])/([.A210]*[.A210])" office:value-type="float" office:value="0.00625378954648506" calcext:value-type="float">
            <text:p>0.006253789546485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9" calcext:value-type="float">
            <text:p>9</text:p>
          </table:table-cell>
          <table:table-cell office:value-type="float" office:value="-3.33105" calcext:value-type="float">
            <text:p>-3.33105</text:p>
          </table:table-cell>
          <table:table-cell office:value-type="float" office:value="0.040302" calcext:value-type="float">
            <text:p>0.040302</text:p>
          </table:table-cell>
          <table:table-cell office:value-type="float" office:value="-0.873682" calcext:value-type="float">
            <text:p>-0.873682</text:p>
          </table:table-cell>
          <table:table-cell office:value-type="float" office:value="11.1362" calcext:value-type="float">
            <text:p>11.1362</text:p>
          </table:table-cell>
          <table:table-cell office:value-type="float" office:value="0.767191" calcext:value-type="float">
            <text:p>0.767191</text:p>
          </table:table-cell>
          <table:table-cell office:value-type="float" office:value="125.762" calcext:value-type="float">
            <text:p>125.762</text:p>
          </table:table-cell>
          <table:table-cell office:value-type="float" office:value="0.599216" calcext:value-type="float">
            <text:p>0.599216</text:p>
          </table:table-cell>
          <table:table-cell office:value-type="float" office:value="1.3105" calcext:value-type="float">
            <text:p>1.3105</text:p>
          </table:table-cell>
          <table:table-cell table:formula="of:=400*[.G211]" office:value-type="float" office:value="306.8764" calcext:value-type="float">
            <text:p>306.8764</text:p>
          </table:table-cell>
          <table:table-cell table:formula="of:=([.F211]-[.C211]*[.C211])/([.A211]*[.A211])" office:value-type="float" office:value="0.00913965929705249" calcext:value-type="float">
            <text:p>0.009139659297052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0" calcext:value-type="float">
            <text:p>10</text:p>
          </table:table-cell>
          <table:table-cell office:value-type="float" office:value="-3.32668" calcext:value-type="float">
            <text:p>-3.32668</text:p>
          </table:table-cell>
          <table:table-cell office:value-type="float" office:value="0.0397015" calcext:value-type="float">
            <text:p>0.0397015</text:p>
          </table:table-cell>
          <table:table-cell office:value-type="float" office:value="-0.871118" calcext:value-type="float">
            <text:p>-0.871118</text:p>
          </table:table-cell>
          <table:table-cell office:value-type="float" office:value="11.1065" calcext:value-type="float">
            <text:p>11.1065</text:p>
          </table:table-cell>
          <table:table-cell office:value-type="float" office:value="0.762307" calcext:value-type="float">
            <text:p>0.762307</text:p>
          </table:table-cell>
          <table:table-cell office:value-type="float" office:value="125.105" calcext:value-type="float">
            <text:p>125.105</text:p>
          </table:table-cell>
          <table:table-cell office:value-type="float" office:value="0.590984" calcext:value-type="float">
            <text:p>0.590984</text:p>
          </table:table-cell>
          <table:table-cell office:value-type="float" office:value="1.15219" calcext:value-type="float">
            <text:p>1.15219</text:p>
          </table:table-cell>
          <table:table-cell table:formula="of:=400*[.G212]" office:value-type="float" office:value="304.9228" calcext:value-type="float">
            <text:p>304.9228</text:p>
          </table:table-cell>
          <table:table-cell table:formula="of:=([.F212]-[.C212]*[.C212])/([.A212]*[.A212])" office:value-type="float" office:value="0.00900230784580506" calcext:value-type="float">
            <text:p>0.009002307845805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 office:value-type="float" office:value="-3.30748" calcext:value-type="float">
            <text:p>-3.30748</text:p>
          </table:table-cell>
          <table:table-cell office:value-type="float" office:value="0.0507604" calcext:value-type="float">
            <text:p>0.0507604</text:p>
          </table:table-cell>
          <table:table-cell office:value-type="float" office:value="-0.861091" calcext:value-type="float">
            <text:p>-0.861091</text:p>
          </table:table-cell>
          <table:table-cell office:value-type="float" office:value="10.9902" calcext:value-type="float">
            <text:p>10.9902</text:p>
          </table:table-cell>
          <table:table-cell office:value-type="float" office:value="0.748698" calcext:value-type="float">
            <text:p>0.748698</text:p>
          </table:table-cell>
          <table:table-cell office:value-type="float" office:value="122.936" calcext:value-type="float">
            <text:p>122.936</text:p>
          </table:table-cell>
          <table:table-cell office:value-type="float" office:value="0.577328" calcext:value-type="float">
            <text:p>0.577328</text:p>
          </table:table-cell>
          <table:table-cell office:value-type="float" office:value="1.53154" calcext:value-type="float">
            <text:p>1.53154</text:p>
          </table:table-cell>
          <table:table-cell table:formula="of:=400*[.G213]" office:value-type="float" office:value="299.4792" calcext:value-type="float">
            <text:p>299.4792</text:p>
          </table:table-cell>
          <table:table-cell table:formula="of:=([.F213]-[.C213]*[.C213])/([.A213]*[.A213])" office:value-type="float" office:value="0.0115138434467119" calcext:value-type="float">
            <text:p>0.011513843446712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2" calcext:value-type="float">
            <text:p>12</text:p>
          </table:table-cell>
          <table:table-cell office:value-type="float" office:value="-3.32703" calcext:value-type="float">
            <text:p>-3.32703</text:p>
          </table:table-cell>
          <table:table-cell office:value-type="float" office:value="0.040197" calcext:value-type="float">
            <text:p>0.040197</text:p>
          </table:table-cell>
          <table:table-cell office:value-type="float" office:value="-0.870524" calcext:value-type="float">
            <text:p>-0.870524</text:p>
          </table:table-cell>
          <table:table-cell office:value-type="float" office:value="11.1093" calcext:value-type="float">
            <text:p>11.1093</text:p>
          </table:table-cell>
          <table:table-cell office:value-type="float" office:value="0.761785" calcext:value-type="float">
            <text:p>0.761785</text:p>
          </table:table-cell>
          <table:table-cell office:value-type="float" office:value="125.147" calcext:value-type="float">
            <text:p>125.147</text:p>
          </table:table-cell>
          <table:table-cell office:value-type="float" office:value="0.5911" calcext:value-type="float">
            <text:p>0.5911</text:p>
          </table:table-cell>
          <table:table-cell office:value-type="float" office:value="1.25782" calcext:value-type="float">
            <text:p>1.25782</text:p>
          </table:table-cell>
          <table:table-cell table:formula="of:=400*[.G214]" office:value-type="float" office:value="304.714" calcext:value-type="float">
            <text:p>304.714</text:p>
          </table:table-cell>
          <table:table-cell table:formula="of:=([.F214]-[.C214]*[.C214])/([.A214]*[.A214])" office:value-type="float" office:value="0.00910915625850305" calcext:value-type="float">
            <text:p>0.009109156258503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3" calcext:value-type="float">
            <text:p>13</text:p>
          </table:table-cell>
          <table:table-cell office:value-type="float" office:value="-3.32528" calcext:value-type="float">
            <text:p>-3.32528</text:p>
          </table:table-cell>
          <table:table-cell office:value-type="float" office:value="0.0415979" calcext:value-type="float">
            <text:p>0.0415979</text:p>
          </table:table-cell>
          <table:table-cell office:value-type="float" office:value="-0.869808" calcext:value-type="float">
            <text:p>-0.869808</text:p>
          </table:table-cell>
          <table:table-cell office:value-type="float" office:value="11.0991" calcext:value-type="float">
            <text:p>11.0991</text:p>
          </table:table-cell>
          <table:table-cell office:value-type="float" office:value="0.760679" calcext:value-type="float">
            <text:p>0.760679</text:p>
          </table:table-cell>
          <table:table-cell office:value-type="float" office:value="124.99" calcext:value-type="float">
            <text:p>124.99</text:p>
          </table:table-cell>
          <table:table-cell office:value-type="float" office:value="0.58977" calcext:value-type="float">
            <text:p>0.58977</text:p>
          </table:table-cell>
          <table:table-cell office:value-type="float" office:value="1.2621" calcext:value-type="float">
            <text:p>1.2621</text:p>
          </table:table-cell>
          <table:table-cell table:formula="of:=400*[.G215]" office:value-type="float" office:value="304.2716" calcext:value-type="float">
            <text:p>304.2716</text:p>
          </table:table-cell>
          <table:table-cell table:formula="of:=([.F215]-[.C215]*[.C215])/([.A215]*[.A215])" office:value-type="float" office:value="0.00943603664399064" calcext:value-type="float">
            <text:p>0.009436036643991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4" calcext:value-type="float">
            <text:p>14</text:p>
          </table:table-cell>
          <table:table-cell office:value-type="float" office:value="-3.32927" calcext:value-type="float">
            <text:p>-3.32927</text:p>
          </table:table-cell>
          <table:table-cell office:value-type="float" office:value="0.0418201" calcext:value-type="float">
            <text:p>0.0418201</text:p>
          </table:table-cell>
          <table:table-cell office:value-type="float" office:value="-0.870474" calcext:value-type="float">
            <text:p>-0.870474</text:p>
          </table:table-cell>
          <table:table-cell office:value-type="float" office:value="11.1259" calcext:value-type="float">
            <text:p>11.1259</text:p>
          </table:table-cell>
          <table:table-cell office:value-type="float" office:value="0.762184" calcext:value-type="float">
            <text:p>0.762184</text:p>
          </table:table-cell>
          <table:table-cell office:value-type="float" office:value="125.599" calcext:value-type="float">
            <text:p>125.599</text:p>
          </table:table-cell>
          <table:table-cell office:value-type="float" office:value="0.592539" calcext:value-type="float">
            <text:p>0.592539</text:p>
          </table:table-cell>
          <table:table-cell office:value-type="float" office:value="1.32545" calcext:value-type="float">
            <text:p>1.32545</text:p>
          </table:table-cell>
          <table:table-cell table:formula="of:=400*[.G216]" office:value-type="float" office:value="304.8736" calcext:value-type="float">
            <text:p>304.8736</text:p>
          </table:table-cell>
          <table:table-cell table:formula="of:=([.F216]-[.C216]*[.C216])/([.A216]*[.A216])" office:value-type="float" office:value="0.00949235081632609" calcext:value-type="float">
            <text:p>0.00949235081632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2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1.21" calcext:value-type="float">
            <text:p>1.21</text:p>
          </table:table-cell>
          <table:table-cell office:value-type="float" office:value="0.0169" calcext:value-type="float">
            <text:p>0.0169</text:p>
          </table:table-cell>
          <table:table-cell office:value-type="float" office:value="1.4641" calcext:value-type="float">
            <text:p>1.4641</text:p>
          </table:table-cell>
          <table:table-cell office:value-type="float" office:value="0.00028561" calcext:value-type="float">
            <text:p>0.00028561</text:p>
          </table:table-cell>
          <table:table-cell office:value-type="float" office:value="2.18947" calcext:value-type="float">
            <text:p>2.18947</text:p>
          </table:table-cell>
          <table:table-cell table:formula="of:=400*[.G219]" office:value-type="float" office:value="6.76" calcext:value-type="float">
            <text:p>6.76</text:p>
          </table:table-cell>
          <table:table-cell table:formula="of:=([.F219]-[.C219]*[.C219])/([.A219]*[.A219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-1.81" calcext:value-type="float">
            <text:p>-1.8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55" calcext:value-type="float">
            <text:p>0.055</text:p>
          </table:table-cell>
          <table:table-cell office:value-type="float" office:value="3.2762" calcext:value-type="float">
            <text:p>3.2762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10.7348" calcext:value-type="float">
            <text:p>10.7348</text:p>
          </table:table-cell>
          <table:table-cell office:value-type="float" office:value="0.000013285" calcext:value-type="float">
            <text:p>1.3285E-05</text:p>
          </table:table-cell>
          <table:table-cell office:value-type="float" office:value="10.7796" calcext:value-type="float">
            <text:p>10.7796</text:p>
          </table:table-cell>
          <table:table-cell table:formula="of:=400*[.G220]" office:value-type="float" office:value="1.3" calcext:value-type="float">
            <text:p>1.3</text:p>
          </table:table-cell>
          <table:table-cell table:formula="of:=([.F220]-[.C220]*[.C220])/([.A220]*[.A220])" office:value-type="float" office:value="0.000020661157024837" calcext:value-type="float">
            <text:p>2.0661157024837E-05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-2.16" calcext:value-type="float">
            <text:p>-2.16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185" calcext:value-type="float">
            <text:p>0.185</text:p>
          </table:table-cell>
          <table:table-cell office:value-type="float" office:value="4.6762" calcext:value-type="float">
            <text:p>4.6762</text:p>
          </table:table-cell>
          <table:table-cell office:value-type="float" office:value="0.0352625" calcext:value-type="float">
            <text:p>0.0352625</text:p>
          </table:table-cell>
          <table:table-cell office:value-type="float" office:value="22.0704" calcext:value-type="float">
            <text:p>22.0704</text:p>
          </table:table-cell>
          <table:table-cell office:value-type="float" office:value="0.00136061" calcext:value-type="float">
            <text:p>0.00136061</text:p>
          </table:table-cell>
          <table:table-cell office:value-type="float" office:value="25.8853" calcext:value-type="float">
            <text:p>25.8853</text:p>
          </table:table-cell>
          <table:table-cell table:formula="of:=400*[.G221]" office:value-type="float" office:value="14.105" calcext:value-type="float">
            <text:p>14.105</text:p>
          </table:table-cell>
          <table:table-cell table:formula="of:=([.F221]-[.C221]*[.C221])/([.A221]*[.A221])" office:value-type="float" office:value="0.00219008264462795" calcext:value-type="float">
            <text:p>0.002190082644628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-2.6875" calcext:value-type="float">
            <text:p>-2.6875</text:p>
          </table:table-cell>
          <table:table-cell office:value-type="float" office:value="0.0172937" calcext:value-type="float">
            <text:p>0.0172937</text:p>
          </table:table-cell>
          <table:table-cell office:value-type="float" office:value="0.395" calcext:value-type="float">
            <text:p>0.395</text:p>
          </table:table-cell>
          <table:table-cell office:value-type="float" office:value="7.23995" calcext:value-type="float">
            <text:p>7.23995</text:p>
          </table:table-cell>
          <table:table-cell office:value-type="float" office:value="0.158788" calcext:value-type="float">
            <text:p>0.158788</text:p>
          </table:table-cell>
          <table:table-cell office:value-type="float" office:value="52.9235" calcext:value-type="float">
            <text:p>52.9235</text:p>
          </table:table-cell>
          <table:table-cell office:value-type="float" office:value="0.0268502" calcext:value-type="float">
            <text:p>0.0268502</text:p>
          </table:table-cell>
          <table:table-cell office:value-type="float" office:value="21.6233" calcext:value-type="float">
            <text:p>21.6233</text:p>
          </table:table-cell>
          <table:table-cell table:formula="of:=400*[.G222]" office:value-type="float" office:value="63.5152" calcext:value-type="float">
            <text:p>63.5152</text:p>
          </table:table-cell>
          <table:table-cell table:formula="of:=([.F222]-[.C222]*[.C222])/([.A222]*[.A222])" office:value-type="float" office:value="0.00357308884297527" calcext:value-type="float">
            <text:p>0.003573088842975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-2.6775" calcext:value-type="float">
            <text:p>-2.6775</text:p>
          </table:table-cell>
          <table:table-cell office:value-type="float" office:value="0.0488937" calcext:value-type="float">
            <text:p>0.0488937</text:p>
          </table:table-cell>
          <table:table-cell office:value-type="float" office:value="0.355" calcext:value-type="float">
            <text:p>0.355</text:p>
          </table:table-cell>
          <table:table-cell office:value-type="float" office:value="7.2179" calcext:value-type="float">
            <text:p>7.2179</text:p>
          </table:table-cell>
          <table:table-cell office:value-type="float" office:value="0.147041" calcext:value-type="float">
            <text:p>0.147041</text:p>
          </table:table-cell>
          <table:table-cell office:value-type="float" office:value="53.4507" calcext:value-type="float">
            <text:p>53.4507</text:p>
          </table:table-cell>
          <table:table-cell office:value-type="float" office:value="0.0325422" calcext:value-type="float">
            <text:p>0.0325422</text:p>
          </table:table-cell>
          <table:table-cell office:value-type="float" office:value="38.3892" calcext:value-type="float">
            <text:p>38.3892</text:p>
          </table:table-cell>
          <table:table-cell table:formula="of:=400*[.G223]" office:value-type="float" office:value="58.8164" calcext:value-type="float">
            <text:p>58.8164</text:p>
          </table:table-cell>
          <table:table-cell table:formula="of:=([.F223]-[.C223]*[.C223])/([.A223]*[.A223])" office:value-type="float" office:value="0.0101020144628096" calcext:value-type="float">
            <text:p>0.01010201446281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-2.93125" calcext:value-type="float">
            <text:p>-2.93125</text:p>
          </table:table-cell>
          <table:table-cell office:value-type="float" office:value="0.0486484" calcext:value-type="float">
            <text:p>0.0486484</text:p>
          </table:table-cell>
          <table:table-cell office:value-type="float" office:value="0.694687" calcext:value-type="float">
            <text:p>0.694687</text:p>
          </table:table-cell>
          <table:table-cell office:value-type="float" office:value="8.64087" calcext:value-type="float">
            <text:p>8.64087</text:p>
          </table:table-cell>
          <table:table-cell office:value-type="float" office:value="0.491908" calcext:value-type="float">
            <text:p>0.491908</text:p>
          </table:table-cell>
          <table:table-cell office:value-type="float" office:value="76.3044" calcext:value-type="float">
            <text:p>76.3044</text:p>
          </table:table-cell>
          <table:table-cell office:value-type="float" office:value="0.260036" calcext:value-type="float">
            <text:p>0.260036</text:p>
          </table:table-cell>
          <table:table-cell office:value-type="float" office:value="7.18171" calcext:value-type="float">
            <text:p>7.18171</text:p>
          </table:table-cell>
          <table:table-cell table:formula="of:=400*[.G224]" office:value-type="float" office:value="196.7632" calcext:value-type="float">
            <text:p>196.7632</text:p>
          </table:table-cell>
          <table:table-cell table:formula="of:=([.F224]-[.C224]*[.C224])/([.A224]*[.A224])" office:value-type="float" office:value="0.0100502970041324" calcext:value-type="float">
            <text:p>0.010050297004133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office:value-type="float" office:value="-3.175" calcext:value-type="float">
            <text:p>-3.175</text:p>
          </table:table-cell>
          <table:table-cell office:value-type="float" office:value="0.0495375" calcext:value-type="float">
            <text:p>0.0495375</text:p>
          </table:table-cell>
          <table:table-cell office:value-type="float" office:value="0.835625" calcext:value-type="float">
            <text:p>0.835625</text:p>
          </table:table-cell>
          <table:table-cell office:value-type="float" office:value="10.1302" calcext:value-type="float">
            <text:p>10.1302</text:p>
          </table:table-cell>
          <table:table-cell office:value-type="float" office:value="0.703505" calcext:value-type="float">
            <text:p>0.703505</text:p>
          </table:table-cell>
          <table:table-cell office:value-type="float" office:value="104.635" calcext:value-type="float">
            <text:p>104.635</text:p>
          </table:table-cell>
          <table:table-cell office:value-type="float" office:value="0.508525" calcext:value-type="float">
            <text:p>0.508525</text:p>
          </table:table-cell>
          <table:table-cell office:value-type="float" office:value="1.87609" calcext:value-type="float">
            <text:p>1.87609</text:p>
          </table:table-cell>
          <table:table-cell table:formula="of:=400*[.G225]" office:value-type="float" office:value="281.402" calcext:value-type="float">
            <text:p>281.402</text:p>
          </table:table-cell>
          <table:table-cell table:formula="of:=([.F225]-[.C225]*[.C225])/([.A225]*[.A225])" office:value-type="float" office:value="0.0102427685950415" calcext:value-type="float">
            <text:p>0.010242768595042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7" calcext:value-type="float">
            <text:p>7</text:p>
          </table:table-cell>
          <table:table-cell office:value-type="float" office:value="-3.08688" calcext:value-type="float">
            <text:p>-3.08688</text:p>
          </table:table-cell>
          <table:table-cell office:value-type="float" office:value="0.067034" calcext:value-type="float">
            <text:p>0.067034</text:p>
          </table:table-cell>
          <table:table-cell office:value-type="float" office:value="0.786445" calcext:value-type="float">
            <text:p>0.786445</text:p>
          </table:table-cell>
          <table:table-cell office:value-type="float" office:value="9.59583" calcext:value-type="float">
            <text:p>9.59583</text:p>
          </table:table-cell>
          <table:table-cell office:value-type="float" office:value="0.633491" calcext:value-type="float">
            <text:p>0.633491</text:p>
          </table:table-cell>
          <table:table-cell office:value-type="float" office:value="94.567" calcext:value-type="float">
            <text:p>94.567</text:p>
          </table:table-cell>
          <table:table-cell office:value-type="float" office:value="0.431621" calcext:value-type="float">
            <text:p>0.431621</text:p>
          </table:table-cell>
          <table:table-cell office:value-type="float" office:value="3.24053" calcext:value-type="float">
            <text:p>3.24053</text:p>
          </table:table-cell>
          <table:table-cell table:formula="of:=400*[.G226]" office:value-type="float" office:value="253.3964" calcext:value-type="float">
            <text:p>253.3964</text:p>
          </table:table-cell>
          <table:table-cell table:formula="of:=([.F226]-[.C226]*[.C226])/([.A226]*[.A226])" office:value-type="float" office:value="0.013843360661157" calcext:value-type="float">
            <text:p>0.013843360661157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8" calcext:value-type="float">
            <text:p>8</text:p>
          </table:table-cell>
          <table:table-cell office:value-type="float" office:value="-3.14141" calcext:value-type="float">
            <text:p>-3.14141</text:p>
          </table:table-cell>
          <table:table-cell office:value-type="float" office:value="0.0631136" calcext:value-type="float">
            <text:p>0.0631136</text:p>
          </table:table-cell>
          <table:table-cell office:value-type="float" office:value="0.815527" calcext:value-type="float">
            <text:p>0.815527</text:p>
          </table:table-cell>
          <table:table-cell office:value-type="float" office:value="9.93155" calcext:value-type="float">
            <text:p>9.93155</text:p>
          </table:table-cell>
          <table:table-cell office:value-type="float" office:value="0.673075" calcext:value-type="float">
            <text:p>0.673075</text:p>
          </table:table-cell>
          <table:table-cell office:value-type="float" office:value="101.009" calcext:value-type="float">
            <text:p>101.009</text:p>
          </table:table-cell>
          <table:table-cell office:value-type="float" office:value="0.471912" calcext:value-type="float">
            <text:p>0.471912</text:p>
          </table:table-cell>
          <table:table-cell office:value-type="float" office:value="2.47292" calcext:value-type="float">
            <text:p>2.47292</text:p>
          </table:table-cell>
          <table:table-cell table:formula="of:=400*[.G227]" office:value-type="float" office:value="269.23" calcext:value-type="float">
            <text:p>269.23</text:p>
          </table:table-cell>
          <table:table-cell table:formula="of:=([.F227]-[.C227]*[.C227])/([.A227]*[.A227])" office:value-type="float" office:value="0.0130357875826446" calcext:value-type="float">
            <text:p>0.013035787582645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9" calcext:value-type="float">
            <text:p>9</text:p>
          </table:table-cell>
          <table:table-cell office:value-type="float" office:value="-3.0907" calcext:value-type="float">
            <text:p>-3.0907</text:p>
          </table:table-cell>
          <table:table-cell office:value-type="float" office:value="0.0633386" calcext:value-type="float">
            <text:p>0.0633386</text:p>
          </table:table-cell>
          <table:table-cell office:value-type="float" office:value="0.789717" calcext:value-type="float">
            <text:p>0.789717</text:p>
          </table:table-cell>
          <table:table-cell office:value-type="float" office:value="9.61578" calcext:value-type="float">
            <text:p>9.61578</text:p>
          </table:table-cell>
          <table:table-cell office:value-type="float" office:value="0.636501" calcext:value-type="float">
            <text:p>0.636501</text:p>
          </table:table-cell>
          <table:table-cell office:value-type="float" office:value="94.812" calcext:value-type="float">
            <text:p>94.812</text:p>
          </table:table-cell>
          <table:table-cell office:value-type="float" office:value="0.429469" calcext:value-type="float">
            <text:p>0.429469</text:p>
          </table:table-cell>
          <table:table-cell office:value-type="float" office:value="3.25437" calcext:value-type="float">
            <text:p>3.25437</text:p>
          </table:table-cell>
          <table:table-cell table:formula="of:=400*[.G228]" office:value-type="float" office:value="254.6004" calcext:value-type="float">
            <text:p>254.6004</text:p>
          </table:table-cell>
          <table:table-cell table:formula="of:=([.F228]-[.C228]*[.C228])/([.A228]*[.A228])" office:value-type="float" office:value="0.0130895681818183" calcext:value-type="float">
            <text:p>0.013089568181818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" calcext:value-type="float">
            <text:p>10</text:p>
          </table:table-cell>
          <table:table-cell office:value-type="float" office:value="-3.10201" calcext:value-type="float">
            <text:p>-3.10201</text:p>
          </table:table-cell>
          <table:table-cell office:value-type="float" office:value="0.0623799" calcext:value-type="float">
            <text:p>0.0623799</text:p>
          </table:table-cell>
          <table:table-cell office:value-type="float" office:value="0.803267" calcext:value-type="float">
            <text:p>0.803267</text:p>
          </table:table-cell>
          <table:table-cell office:value-type="float" office:value="9.68486" calcext:value-type="float">
            <text:p>9.68486</text:p>
          </table:table-cell>
          <table:table-cell office:value-type="float" office:value="0.653811" calcext:value-type="float">
            <text:p>0.653811</text:p>
          </table:table-cell>
          <table:table-cell office:value-type="float" office:value="96.1608" calcext:value-type="float">
            <text:p>96.1608</text:p>
          </table:table-cell>
          <table:table-cell office:value-type="float" office:value="0.447056" calcext:value-type="float">
            <text:p>0.447056</text:p>
          </table:table-cell>
          <table:table-cell office:value-type="float" office:value="2.60041" calcext:value-type="float">
            <text:p>2.60041</text:p>
          </table:table-cell>
          <table:table-cell table:formula="of:=400*[.G229]" office:value-type="float" office:value="261.5244" calcext:value-type="float">
            <text:p>261.5244</text:p>
          </table:table-cell>
          <table:table-cell table:formula="of:=([.F229]-[.C229]*[.C229])/([.A229]*[.A229])" office:value-type="float" office:value="0.0128913140289259" calcext:value-type="float">
            <text:p>0.012891314028926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1" calcext:value-type="float">
            <text:p>11</text:p>
          </table:table-cell>
          <table:table-cell office:value-type="float" office:value="-3.09031" calcext:value-type="float">
            <text:p>-3.09031</text:p>
          </table:table-cell>
          <table:table-cell office:value-type="float" office:value="0.0658136" calcext:value-type="float">
            <text:p>0.0658136</text:p>
          </table:table-cell>
          <table:table-cell office:value-type="float" office:value="-0.287009" calcext:value-type="float">
            <text:p>-0.287009</text:p>
          </table:table-cell>
          <table:table-cell office:value-type="float" office:value="9.61584" calcext:value-type="float">
            <text:p>9.61584</text:p>
          </table:table-cell>
          <table:table-cell office:value-type="float" office:value="0.624701" calcext:value-type="float">
            <text:p>0.624701</text:p>
          </table:table-cell>
          <table:table-cell office:value-type="float" office:value="94.9316" calcext:value-type="float">
            <text:p>94.9316</text:p>
          </table:table-cell>
          <table:table-cell office:value-type="float" office:value="0.426452" calcext:value-type="float">
            <text:p>0.426452</text:p>
          </table:table-cell>
          <table:table-cell office:value-type="float" office:value="4.75362" calcext:value-type="float">
            <text:p>4.75362</text:p>
          </table:table-cell>
          <table:table-cell table:formula="of:=400*[.G230]" office:value-type="float" office:value="249.8804" calcext:value-type="float">
            <text:p>249.8804</text:p>
          </table:table-cell>
          <table:table-cell table:formula="of:=([.F230]-[.C230]*[.C230])/([.A230]*[.A230])" office:value-type="float" office:value="0.0136000214669419" calcext:value-type="float">
            <text:p>0.013600021466942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2" calcext:value-type="float">
            <text:p>12</text:p>
          </table:table-cell>
          <table:table-cell office:value-type="float" office:value="-3.07996" calcext:value-type="float">
            <text:p>-3.07996</text:p>
          </table:table-cell>
          <table:table-cell office:value-type="float" office:value="0.0692362" calcext:value-type="float">
            <text:p>0.0692362</text:p>
          </table:table-cell>
          <table:table-cell office:value-type="float" office:value="0.25094" calcext:value-type="float">
            <text:p>0.25094</text:p>
          </table:table-cell>
          <table:table-cell office:value-type="float" office:value="9.55537" calcext:value-type="float">
            <text:p>9.55537</text:p>
          </table:table-cell>
          <table:table-cell office:value-type="float" office:value="0.630374" calcext:value-type="float">
            <text:p>0.630374</text:p>
          </table:table-cell>
          <table:table-cell office:value-type="float" office:value="93.8477" calcext:value-type="float">
            <text:p>93.8477</text:p>
          </table:table-cell>
          <table:table-cell office:value-type="float" office:value="0.428393" calcext:value-type="float">
            <text:p>0.428393</text:p>
          </table:table-cell>
          <table:table-cell office:value-type="float" office:value="3.83943" calcext:value-type="float">
            <text:p>3.83943</text:p>
          </table:table-cell>
          <table:table-cell table:formula="of:=400*[.G231]" office:value-type="float" office:value="252.1496" calcext:value-type="float">
            <text:p>252.1496</text:p>
          </table:table-cell>
          <table:table-cell table:formula="of:=([.F231]-[.C231]*[.C231])/([.A231]*[.A231])" office:value-type="float" office:value="0.014300908760331" calcext:value-type="float">
            <text:p>0.014300908760331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office:value-type="float" office:value="-3.10295" calcext:value-type="float">
            <text:p>-3.10295</text:p>
          </table:table-cell>
          <table:table-cell office:value-type="float" office:value="0.0622275" calcext:value-type="float">
            <text:p>0.0622275</text:p>
          </table:table-cell>
          <table:table-cell office:value-type="float" office:value="-0.419434" calcext:value-type="float">
            <text:p>-0.419434</text:p>
          </table:table-cell>
          <table:table-cell office:value-type="float" office:value="9.69051" calcext:value-type="float">
            <text:p>9.69051</text:p>
          </table:table-cell>
          <table:table-cell office:value-type="float" office:value="0.645477" calcext:value-type="float">
            <text:p>0.645477</text:p>
          </table:table-cell>
          <table:table-cell office:value-type="float" office:value="96.2403" calcext:value-type="float">
            <text:p>96.2403</text:p>
          </table:table-cell>
          <table:table-cell office:value-type="float" office:value="0.443136" calcext:value-type="float">
            <text:p>0.443136</text:p>
          </table:table-cell>
          <table:table-cell office:value-type="float" office:value="3.14543" calcext:value-type="float">
            <text:p>3.14543</text:p>
          </table:table-cell>
          <table:table-cell table:formula="of:=400*[.G232]" office:value-type="float" office:value="258.1908" calcext:value-type="float">
            <text:p>258.1908</text:p>
          </table:table-cell>
          <table:table-cell table:formula="of:=([.F232]-[.C232]*[.C232])/([.A232]*[.A232])" office:value-type="float" office:value="0.0128535738636366" calcext:value-type="float">
            <text:p>0.012853573863637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office:value-type="float" office:value="-3.08165" calcext:value-type="float">
            <text:p>-3.08165</text:p>
          </table:table-cell>
          <table:table-cell office:value-type="float" office:value="0.0722389" calcext:value-type="float">
            <text:p>0.0722389</text:p>
          </table:table-cell>
          <table:table-cell office:value-type="float" office:value="0.0166687" calcext:value-type="float">
            <text:p>0.0166687</text:p>
          </table:table-cell>
          <table:table-cell office:value-type="float" office:value="9.56878" calcext:value-type="float">
            <text:p>9.56878</text:p>
          </table:table-cell>
          <table:table-cell office:value-type="float" office:value="0.624443" calcext:value-type="float">
            <text:p>0.624443</text:p>
          </table:table-cell>
          <table:table-cell office:value-type="float" office:value="94.2041" calcext:value-type="float">
            <text:p>94.2041</text:p>
          </table:table-cell>
          <table:table-cell office:value-type="float" office:value="0.425568" calcext:value-type="float">
            <text:p>0.425568</text:p>
          </table:table-cell>
          <table:table-cell office:value-type="float" office:value="3.95401" calcext:value-type="float">
            <text:p>3.95401</text:p>
          </table:table-cell>
          <table:table-cell table:formula="of:=400*[.G233]" office:value-type="float" office:value="249.7772" calcext:value-type="float">
            <text:p>249.7772</text:p>
          </table:table-cell>
          <table:table-cell table:formula="of:=([.F233]-[.C233]*[.C233])/([.A233]*[.A233])" office:value-type="float" office:value="0.0149200986570251" calcext:value-type="float">
            <text:p>0.014920098657025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office:value-type="float" office:value="-3.09311" calcext:value-type="float">
            <text:p>-3.09311</text:p>
          </table:table-cell>
          <table:table-cell office:value-type="float" office:value="0.0666837" calcext:value-type="float">
            <text:p>0.0666837</text:p>
          </table:table-cell>
          <table:table-cell office:value-type="float" office:value="-0.0184294" calcext:value-type="float">
            <text:p>-0.0184294</text:p>
          </table:table-cell>
          <table:table-cell office:value-type="float" office:value="9.63402" calcext:value-type="float">
            <text:p>9.63402</text:p>
          </table:table-cell>
          <table:table-cell office:value-type="float" office:value="0.638247" calcext:value-type="float">
            <text:p>0.638247</text:p>
          </table:table-cell>
          <table:table-cell office:value-type="float" office:value="95.2909" calcext:value-type="float">
            <text:p>95.2909</text:p>
          </table:table-cell>
          <table:table-cell office:value-type="float" office:value="0.436729" calcext:value-type="float">
            <text:p>0.436729</text:p>
          </table:table-cell>
          <table:table-cell office:value-type="float" office:value="3.39836" calcext:value-type="float">
            <text:p>3.39836</text:p>
          </table:table-cell>
          <table:table-cell table:formula="of:=400*[.G234]" office:value-type="float" office:value="255.2988" calcext:value-type="float">
            <text:p>255.2988</text:p>
          </table:table-cell>
          <table:table-cell table:formula="of:=([.F234]-[.C234]*[.C234])/([.A234]*[.A234])" office:value-type="float" office:value="0.0137790346900828" calcext:value-type="float">
            <text:p>0.013779034690083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-3.10035" calcext:value-type="float">
            <text:p>-3.10035</text:p>
          </table:table-cell>
          <table:table-cell office:value-type="float" office:value="0.0633607" calcext:value-type="float">
            <text:p>0.0633607</text:p>
          </table:table-cell>
          <table:table-cell office:value-type="float" office:value="-0.0895468" calcext:value-type="float">
            <text:p>-0.0895468</text:p>
          </table:table-cell>
          <table:table-cell office:value-type="float" office:value="9.67555" calcext:value-type="float">
            <text:p>9.67555</text:p>
          </table:table-cell>
          <table:table-cell office:value-type="float" office:value="0.643492" calcext:value-type="float">
            <text:p>0.643492</text:p>
          </table:table-cell>
          <table:table-cell office:value-type="float" office:value="95.9894" calcext:value-type="float">
            <text:p>95.9894</text:p>
          </table:table-cell>
          <table:table-cell office:value-type="float" office:value="0.441709" calcext:value-type="float">
            <text:p>0.441709</text:p>
          </table:table-cell>
          <table:table-cell office:value-type="float" office:value="3.41341" calcext:value-type="float">
            <text:p>3.41341</text:p>
          </table:table-cell>
          <table:table-cell table:formula="of:=400*[.G235]" office:value-type="float" office:value="257.3968" calcext:value-type="float">
            <text:p>257.3968</text:p>
          </table:table-cell>
          <table:table-cell table:formula="of:=([.F235]-[.C235]*[.C235])/([.A235]*[.A235])" office:value-type="float" office:value="0.0130950160123965" calcext:value-type="float">
            <text:p>0.013095016012397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7" calcext:value-type="float">
            <text:p>17</text:p>
          </table:table-cell>
          <table:table-cell office:value-type="float" office:value="-3.09981" calcext:value-type="float">
            <text:p>-3.09981</text:p>
          </table:table-cell>
          <table:table-cell office:value-type="float" office:value="0.0643183" calcext:value-type="float">
            <text:p>0.0643183</text:p>
          </table:table-cell>
          <table:table-cell office:value-type="float" office:value="-0.0424288" calcext:value-type="float">
            <text:p>-0.0424288</text:p>
          </table:table-cell>
          <table:table-cell office:value-type="float" office:value="9.67316" calcext:value-type="float">
            <text:p>9.67316</text:p>
          </table:table-cell>
          <table:table-cell office:value-type="float" office:value="0.643706" calcext:value-type="float">
            <text:p>0.643706</text:p>
          </table:table-cell>
          <table:table-cell office:value-type="float" office:value="95.9694" calcext:value-type="float">
            <text:p>95.9694</text:p>
          </table:table-cell>
          <table:table-cell office:value-type="float" office:value="0.441863" calcext:value-type="float">
            <text:p>0.441863</text:p>
          </table:table-cell>
          <table:table-cell office:value-type="float" office:value="3.28612" calcext:value-type="float">
            <text:p>3.28612</text:p>
          </table:table-cell>
          <table:table-cell table:formula="of:=400*[.G236]" office:value-type="float" office:value="257.4824" calcext:value-type="float">
            <text:p>257.4824</text:p>
          </table:table-cell>
          <table:table-cell table:formula="of:=([.F236]-[.C236]*[.C236])/([.A236]*[.A236])" office:value-type="float" office:value="0.0132929677479335" calcext:value-type="float">
            <text:p>0.01329296774793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2.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0" calcext:value-type="float">
            <text:p>0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1.21" calcext:value-type="float">
            <text:p>1.21</text:p>
          </table:table-cell>
          <table:table-cell office:value-type="float" office:value="0.0196" calcext:value-type="float">
            <text:p>0.0196</text:p>
          </table:table-cell>
          <table:table-cell office:value-type="float" office:value="1.4641" calcext:value-type="float">
            <text:p>1.4641</text:p>
          </table:table-cell>
          <table:table-cell office:value-type="float" office:value="0.00038416" calcext:value-type="float">
            <text:p>0.00038416</text:p>
          </table:table-cell>
          <table:table-cell office:value-type="float" office:value="4.07601" calcext:value-type="float">
            <text:p>4.07601</text:p>
          </table:table-cell>
          <table:table-cell table:formula="of:=400*[.G239]" office:value-type="float" office:value="7.84" calcext:value-type="float">
            <text:p>7.84</text:p>
          </table:table-cell>
          <table:table-cell table:formula="of:=([.F239]-[.C239]*[.C239])/([.A239]*[.A239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" calcext:value-type="float">
            <text:p>1</text:p>
          </table:table-cell>
          <table:table-cell office:value-type="float" office:value="-1.49" calcext:value-type="float">
            <text:p>-1.49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6" calcext:value-type="float">
            <text:p>0.06</text:p>
          </table:table-cell>
          <table:table-cell office:value-type="float" office:value="2.225" calcext:value-type="float">
            <text:p>2.225</text:p>
          </table:table-cell>
          <table:table-cell office:value-type="float" office:value="0.01" calcext:value-type="float">
            <text:p>0.01</text:p>
          </table:table-cell>
          <table:table-cell office:value-type="float" office:value="4.99414" calcext:value-type="float">
            <text:p>4.99414</text:p>
          </table:table-cell>
          <table:table-cell office:value-type="float" office:value="0.00019216" calcext:value-type="float">
            <text:p>0.00019216</text:p>
          </table:table-cell>
          <table:table-cell office:value-type="float" office:value="8.9108" calcext:value-type="float">
            <text:p>8.9108</text:p>
          </table:table-cell>
          <table:table-cell table:formula="of:=400*[.G240]" office:value-type="float" office:value="4" calcext:value-type="float">
            <text:p>4</text:p>
          </table:table-cell>
          <table:table-cell table:formula="of:=([.F240]-[.C240]*[.C240])/([.A240]*[.A240])" office:value-type="float" office:value="0.000994237480723993" calcext:value-type="float">
            <text:p>0.000994237480724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2" calcext:value-type="float">
            <text:p>2</text:p>
          </table:table-cell>
          <table:table-cell office:value-type="float" office:value="-2.075" calcext:value-type="float">
            <text:p>-2.075</text:p>
          </table:table-cell>
          <table:table-cell office:value-type="float" office:value="0.019475" calcext:value-type="float">
            <text:p>0.019475</text:p>
          </table:table-cell>
          <table:table-cell office:value-type="float" office:value="-0.06375" calcext:value-type="float">
            <text:p>-0.06375</text:p>
          </table:table-cell>
          <table:table-cell office:value-type="float" office:value="4.3251" calcext:value-type="float">
            <text:p>4.3251</text:p>
          </table:table-cell>
          <table:table-cell office:value-type="float" office:value="0.00489375" calcext:value-type="float">
            <text:p>0.00489375</text:p>
          </table:table-cell>
          <table:table-cell office:value-type="float" office:value="19.0315" calcext:value-type="float">
            <text:p>19.0315</text:p>
          </table:table-cell>
          <table:table-cell office:value-type="float" office:value="0.0000321155" calcext:value-type="float">
            <text:p>3.21155E-05</text:p>
          </table:table-cell>
          <table:table-cell office:value-type="float" office:value="13.7606" calcext:value-type="float">
            <text:p>13.7606</text:p>
          </table:table-cell>
          <table:table-cell table:formula="of:=400*[.G241]" office:value-type="float" office:value="1.9575" calcext:value-type="float">
            <text:p>1.9575</text:p>
          </table:table-cell>
          <table:table-cell table:formula="of:=([.F241]-[.C241]*[.C241])/([.A241]*[.A241])" office:value-type="float" office:value="0.00395158672185679" calcext:value-type="float">
            <text:p>0.003951586721857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3" calcext:value-type="float">
            <text:p>3</text:p>
          </table:table-cell>
          <table:table-cell office:value-type="float" office:value="-2.4725" calcext:value-type="float">
            <text:p>-2.4725</text:p>
          </table:table-cell>
          <table:table-cell office:value-type="float" office:value="0.0333938" calcext:value-type="float">
            <text:p>0.0333938</text:p>
          </table:table-cell>
          <table:table-cell office:value-type="float" office:value="0.22875" calcext:value-type="float">
            <text:p>0.22875</text:p>
          </table:table-cell>
          <table:table-cell office:value-type="float" office:value="6.14665" calcext:value-type="float">
            <text:p>6.14665</text:p>
          </table:table-cell>
          <table:table-cell office:value-type="float" office:value="0.0802063" calcext:value-type="float">
            <text:p>0.0802063</text:p>
          </table:table-cell>
          <table:table-cell office:value-type="float" office:value="38.5603" calcext:value-type="float">
            <text:p>38.5603</text:p>
          </table:table-cell>
          <table:table-cell office:value-type="float" office:value="0.010786" calcext:value-type="float">
            <text:p>0.010786</text:p>
          </table:table-cell>
          <table:table-cell office:value-type="float" office:value="7.93081" calcext:value-type="float">
            <text:p>7.93081</text:p>
          </table:table-cell>
          <table:table-cell table:formula="of:=400*[.G242]" office:value-type="float" office:value="32.08252" calcext:value-type="float">
            <text:p>32.08252</text:p>
          </table:table-cell>
          <table:table-cell table:formula="of:=([.F242]-[.C242]*[.C242])/([.A242]*[.A242])" office:value-type="float" office:value="0.00677577915753576" calcext:value-type="float">
            <text:p>0.006775779157536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4" calcext:value-type="float">
            <text:p>4</text:p>
          </table:table-cell>
          <table:table-cell office:value-type="float" office:value="-2.51375" calcext:value-type="float">
            <text:p>-2.51375</text:p>
          </table:table-cell>
          <table:table-cell office:value-type="float" office:value="0.0652359" calcext:value-type="float">
            <text:p>0.0652359</text:p>
          </table:table-cell>
          <table:table-cell office:value-type="float" office:value="-0.197187" calcext:value-type="float">
            <text:p>-0.197187</text:p>
          </table:table-cell>
          <table:table-cell office:value-type="float" office:value="6.38418" calcext:value-type="float">
            <text:p>6.38418</text:p>
          </table:table-cell>
          <table:table-cell office:value-type="float" office:value="0.139995" calcext:value-type="float">
            <text:p>0.139995</text:p>
          </table:table-cell>
          <table:table-cell office:value-type="float" office:value="42.4969" calcext:value-type="float">
            <text:p>42.4969</text:p>
          </table:table-cell>
          <table:table-cell office:value-type="float" office:value="0.0663429" calcext:value-type="float">
            <text:p>0.0663429</text:p>
          </table:table-cell>
          <table:table-cell office:value-type="float" office:value="9.63755" calcext:value-type="float">
            <text:p>9.63755</text:p>
          </table:table-cell>
          <table:table-cell table:formula="of:=400*[.G243]" office:value-type="float" office:value="55.998" calcext:value-type="float">
            <text:p>55.998</text:p>
          </table:table-cell>
          <table:table-cell table:formula="of:=([.F243]-[.C243]*[.C243])/([.A243]*[.A243])" office:value-type="float" office:value="0.0132377521102184" calcext:value-type="float">
            <text:p>0.013237752110219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5" calcext:value-type="float">
            <text:p>5</text:p>
          </table:table-cell>
          <table:table-cell office:value-type="float" office:value="-2.955" calcext:value-type="float">
            <text:p>-2.955</text:p>
          </table:table-cell>
          <table:table-cell office:value-type="float" office:value="0.0537" calcext:value-type="float">
            <text:p>0.0537</text:p>
          </table:table-cell>
          <table:table-cell office:value-type="float" office:value="-0.746406" calcext:value-type="float">
            <text:p>-0.746406</text:p>
          </table:table-cell>
          <table:table-cell office:value-type="float" office:value="8.78573" calcext:value-type="float">
            <text:p>8.78573</text:p>
          </table:table-cell>
          <table:table-cell office:value-type="float" office:value="0.566243" calcext:value-type="float">
            <text:p>0.566243</text:p>
          </table:table-cell>
          <table:table-cell office:value-type="float" office:value="79.0275" calcext:value-type="float">
            <text:p>79.0275</text:p>
          </table:table-cell>
          <table:table-cell office:value-type="float" office:value="0.339361" calcext:value-type="float">
            <text:p>0.339361</text:p>
          </table:table-cell>
          <table:table-cell office:value-type="float" office:value="5.1664" calcext:value-type="float">
            <text:p>5.1664</text:p>
          </table:table-cell>
          <table:table-cell table:formula="of:=400*[.G244]" office:value-type="float" office:value="226.4972" calcext:value-type="float">
            <text:p>226.4972</text:p>
          </table:table-cell>
          <table:table-cell table:formula="of:=([.F244]-[.C244]*[.C244])/([.A244]*[.A244])" office:value-type="float" office:value="0.0108970456943431" calcext:value-type="float">
            <text:p>0.010897045694343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6" calcext:value-type="float">
            <text:p>6</text:p>
          </table:table-cell>
          <table:table-cell office:value-type="float" office:value="-3.02281" calcext:value-type="float">
            <text:p>-3.02281</text:p>
          </table:table-cell>
          <table:table-cell office:value-type="float" office:value="0.0693108" calcext:value-type="float">
            <text:p>0.0693108</text:p>
          </table:table-cell>
          <table:table-cell office:value-type="float" office:value="-0.758672" calcext:value-type="float">
            <text:p>-0.758672</text:p>
          </table:table-cell>
          <table:table-cell office:value-type="float" office:value="9.20671" calcext:value-type="float">
            <text:p>9.20671</text:p>
          </table:table-cell>
          <table:table-cell office:value-type="float" office:value="0.588531" calcext:value-type="float">
            <text:p>0.588531</text:p>
          </table:table-cell>
          <table:table-cell office:value-type="float" office:value="87.2782" calcext:value-type="float">
            <text:p>87.2782</text:p>
          </table:table-cell>
          <table:table-cell office:value-type="float" office:value="0.37319" calcext:value-type="float">
            <text:p>0.37319</text:p>
          </table:table-cell>
          <table:table-cell office:value-type="float" office:value="4.98638" calcext:value-type="float">
            <text:p>4.98638</text:p>
          </table:table-cell>
          <table:table-cell table:formula="of:=400*[.G245]" office:value-type="float" office:value="235.4124" calcext:value-type="float">
            <text:p>235.4124</text:p>
          </table:table-cell>
          <table:table-cell table:formula="of:=([.F245]-[.C245]*[.C245])/([.A245]*[.A245])" office:value-type="float" office:value="0.0140673857438515" calcext:value-type="float">
            <text:p>0.014067385743852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7" calcext:value-type="float">
            <text:p>7</text:p>
          </table:table-cell>
          <table:table-cell office:value-type="float" office:value="-2.99594" calcext:value-type="float">
            <text:p>-2.99594</text:p>
          </table:table-cell>
          <table:table-cell office:value-type="float" office:value="0.0525522" calcext:value-type="float">
            <text:p>0.0525522</text:p>
          </table:table-cell>
          <table:table-cell office:value-type="float" office:value="-0.761719" calcext:value-type="float">
            <text:p>-0.761719</text:p>
          </table:table-cell>
          <table:table-cell office:value-type="float" office:value="9.02819" calcext:value-type="float">
            <text:p>9.02819</text:p>
          </table:table-cell>
          <table:table-cell office:value-type="float" office:value="0.590118" calcext:value-type="float">
            <text:p>0.590118</text:p>
          </table:table-cell>
          <table:table-cell office:value-type="float" office:value="83.4118" calcext:value-type="float">
            <text:p>83.4118</text:p>
          </table:table-cell>
          <table:table-cell office:value-type="float" office:value="0.369335" calcext:value-type="float">
            <text:p>0.369335</text:p>
          </table:table-cell>
          <table:table-cell office:value-type="float" office:value="3.37172" calcext:value-type="float">
            <text:p>3.37172</text:p>
          </table:table-cell>
          <table:table-cell table:formula="of:=400*[.G246]" office:value-type="float" office:value="236.0472" calcext:value-type="float">
            <text:p>236.0472</text:p>
          </table:table-cell>
          <table:table-cell table:formula="of:=([.F246]-[.C246]*[.C246])/([.A246]*[.A246])" office:value-type="float" office:value="0.0106593451018587" calcext:value-type="float">
            <text:p>0.010659345101859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8" calcext:value-type="float">
            <text:p>8</text:p>
          </table:table-cell>
          <table:table-cell office:value-type="float" office:value="-3.01617" calcext:value-type="float">
            <text:p>-3.01617</text:p>
          </table:table-cell>
          <table:table-cell office:value-type="float" office:value="0.0782682" calcext:value-type="float">
            <text:p>0.0782682</text:p>
          </table:table-cell>
          <table:table-cell office:value-type="float" office:value="-0.735215" calcext:value-type="float">
            <text:p>-0.735215</text:p>
          </table:table-cell>
          <table:table-cell office:value-type="float" office:value="9.17556" calcext:value-type="float">
            <text:p>9.17556</text:p>
          </table:table-cell>
          <table:table-cell office:value-type="float" office:value="0.571208" calcext:value-type="float">
            <text:p>0.571208</text:p>
          </table:table-cell>
          <table:table-cell office:value-type="float" office:value="87.0541" calcext:value-type="float">
            <text:p>87.0541</text:p>
          </table:table-cell>
          <table:table-cell office:value-type="float" office:value="0.372399" calcext:value-type="float">
            <text:p>0.372399</text:p>
          </table:table-cell>
          <table:table-cell office:value-type="float" office:value="4.74031" calcext:value-type="float">
            <text:p>4.74031</text:p>
          </table:table-cell>
          <table:table-cell table:formula="of:=400*[.G247]" office:value-type="float" office:value="228.4832" calcext:value-type="float">
            <text:p>228.4832</text:p>
          </table:table-cell>
          <table:table-cell table:formula="of:=([.F247]-[.C247]*[.C247])/([.A247]*[.A247])" office:value-type="float" office:value="0.0158831529705386" calcext:value-type="float">
            <text:p>0.015883152970539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9" calcext:value-type="float">
            <text:p>9</text:p>
          </table:table-cell>
          <table:table-cell office:value-type="float" office:value="-2.98262" calcext:value-type="float">
            <text:p>-2.98262</text:p>
          </table:table-cell>
          <table:table-cell office:value-type="float" office:value="0.0872471" calcext:value-type="float">
            <text:p>0.0872471</text:p>
          </table:table-cell>
          <table:table-cell office:value-type="float" office:value="-0.714775" calcext:value-type="float">
            <text:p>-0.714775</text:p>
          </table:table-cell>
          <table:table-cell office:value-type="float" office:value="8.98325" calcext:value-type="float">
            <text:p>8.98325</text:p>
          </table:table-cell>
          <table:table-cell office:value-type="float" office:value="0.547384" calcext:value-type="float">
            <text:p>0.547384</text:p>
          </table:table-cell>
          <table:table-cell office:value-type="float" office:value="83.7279" calcext:value-type="float">
            <text:p>83.7279</text:p>
          </table:table-cell>
          <table:table-cell office:value-type="float" office:value="0.352927" calcext:value-type="float">
            <text:p>0.352927</text:p>
          </table:table-cell>
          <table:table-cell office:value-type="float" office:value="6.77524" calcext:value-type="float">
            <text:p>6.77524</text:p>
          </table:table-cell>
          <table:table-cell table:formula="of:=400*[.G248]" office:value-type="float" office:value="218.9536" calcext:value-type="float">
            <text:p>218.9536</text:p>
          </table:table-cell>
          <table:table-cell table:formula="of:=([.F248]-[.C248]*[.C248])/([.A248]*[.A248])" office:value-type="float" office:value="0.0176990373346322" calcext:value-type="float">
            <text:p>0.017699037334632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0" calcext:value-type="float">
            <text:p>10</text:p>
          </table:table-cell>
          <table:table-cell office:value-type="float" office:value="-3.01318" calcext:value-type="float">
            <text:p>-3.01318</text:p>
          </table:table-cell>
          <table:table-cell office:value-type="float" office:value="0.0881867" calcext:value-type="float">
            <text:p>0.0881867</text:p>
          </table:table-cell>
          <table:table-cell office:value-type="float" office:value="-0.709668" calcext:value-type="float">
            <text:p>-0.709668</text:p>
          </table:table-cell>
          <table:table-cell office:value-type="float" office:value="9.16746" calcext:value-type="float">
            <text:p>9.16746</text:p>
          </table:table-cell>
          <table:table-cell office:value-type="float" office:value="0.575217" calcext:value-type="float">
            <text:p>0.575217</text:p>
          </table:table-cell>
          <table:table-cell office:value-type="float" office:value="87.1259" calcext:value-type="float">
            <text:p>87.1259</text:p>
          </table:table-cell>
          <table:table-cell office:value-type="float" office:value="0.381558" calcext:value-type="float">
            <text:p>0.381558</text:p>
          </table:table-cell>
          <table:table-cell office:value-type="float" office:value="4.75309" calcext:value-type="float">
            <text:p>4.75309</text:p>
          </table:table-cell>
          <table:table-cell table:formula="of:=400*[.G249]" office:value-type="float" office:value="230.0868" calcext:value-type="float">
            <text:p>230.0868</text:p>
          </table:table-cell>
          <table:table-cell table:formula="of:=([.F249]-[.C249]*[.C249])/([.A249]*[.A249])" office:value-type="float" office:value="0.0178975504423339" calcext:value-type="float">
            <text:p>0.017897550442334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1" calcext:value-type="float">
            <text:p>11</text:p>
          </table:table-cell>
          <table:table-cell office:value-type="float" office:value="-3.04786" calcext:value-type="float">
            <text:p>-3.04786</text:p>
          </table:table-cell>
          <table:table-cell office:value-type="float" office:value="0.0605411" calcext:value-type="float">
            <text:p>0.0605411</text:p>
          </table:table-cell>
          <table:table-cell office:value-type="float" office:value="-0.781091" calcext:value-type="float">
            <text:p>-0.781091</text:p>
          </table:table-cell>
          <table:table-cell office:value-type="float" office:value="9.35" calcext:value-type="float">
            <text:p>9.35</text:p>
          </table:table-cell>
          <table:table-cell office:value-type="float" office:value="0.622293" calcext:value-type="float">
            <text:p>0.622293</text:p>
          </table:table-cell>
          <table:table-cell office:value-type="float" office:value="89.6043" calcext:value-type="float">
            <text:p>89.6043</text:p>
          </table:table-cell>
          <table:table-cell office:value-type="float" office:value="0.411234" calcext:value-type="float">
            <text:p>0.411234</text:p>
          </table:table-cell>
          <table:table-cell office:value-type="float" office:value="3.25061" calcext:value-type="float">
            <text:p>3.25061</text:p>
          </table:table-cell>
          <table:table-cell table:formula="of:=400*[.G250]" office:value-type="float" office:value="248.9172" calcext:value-type="float">
            <text:p>248.9172</text:p>
          </table:table-cell>
          <table:table-cell table:formula="of:=([.F250]-[.C250]*[.C250])/([.A250]*[.A250])" office:value-type="float" office:value="0.0122858169791411" calcext:value-type="float">
            <text:p>0.012285816979141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2" calcext:value-type="float">
            <text:p>12</text:p>
          </table:table-cell>
          <table:table-cell office:value-type="float" office:value="-3.06385" calcext:value-type="float">
            <text:p>-3.06385</text:p>
          </table:table-cell>
          <table:table-cell office:value-type="float" office:value="0.0645028" calcext:value-type="float">
            <text:p>0.0645028</text:p>
          </table:table-cell>
          <table:table-cell office:value-type="float" office:value="-0.463821" calcext:value-type="float">
            <text:p>-0.463821</text:p>
          </table:table-cell>
          <table:table-cell office:value-type="float" office:value="9.4517" calcext:value-type="float">
            <text:p>9.4517</text:p>
          </table:table-cell>
          <table:table-cell office:value-type="float" office:value="0.629069" calcext:value-type="float">
            <text:p>0.629069</text:p>
          </table:table-cell>
          <table:table-cell office:value-type="float" office:value="91.6955" calcext:value-type="float">
            <text:p>91.6955</text:p>
          </table:table-cell>
          <table:table-cell office:value-type="float" office:value="0.423014" calcext:value-type="float">
            <text:p>0.423014</text:p>
          </table:table-cell>
          <table:table-cell office:value-type="float" office:value="3.761" calcext:value-type="float">
            <text:p>3.761</text:p>
          </table:table-cell>
          <table:table-cell table:formula="of:=400*[.G251]" office:value-type="float" office:value="251.6276" calcext:value-type="float">
            <text:p>251.6276</text:p>
          </table:table-cell>
          <table:table-cell table:formula="of:=([.F251]-[.C251]*[.C251])/([.A251]*[.A251])" office:value-type="float" office:value="0.0130921145807974" calcext:value-type="float">
            <text:p>0.013092114580797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3" calcext:value-type="float">
            <text:p>13</text:p>
          </table:table-cell>
          <table:table-cell office:value-type="float" office:value="-3.04906" calcext:value-type="float">
            <text:p>-3.04906</text:p>
          </table:table-cell>
          <table:table-cell office:value-type="float" office:value="0.0699426" calcext:value-type="float">
            <text:p>0.0699426</text:p>
          </table:table-cell>
          <table:table-cell office:value-type="float" office:value="0.312714" calcext:value-type="float">
            <text:p>0.312714</text:p>
          </table:table-cell>
          <table:table-cell office:value-type="float" office:value="9.36668" calcext:value-type="float">
            <text:p>9.36668</text:p>
          </table:table-cell>
          <table:table-cell office:value-type="float" office:value="0.613502" calcext:value-type="float">
            <text:p>0.613502</text:p>
          </table:table-cell>
          <table:table-cell office:value-type="float" office:value="90.2652" calcext:value-type="float">
            <text:p>90.2652</text:p>
          </table:table-cell>
          <table:table-cell office:value-type="float" office:value="0.408135" calcext:value-type="float">
            <text:p>0.408135</text:p>
          </table:table-cell>
          <table:table-cell office:value-type="float" office:value="3.98878" calcext:value-type="float">
            <text:p>3.98878</text:p>
          </table:table-cell>
          <table:table-cell table:formula="of:=400*[.G252]" office:value-type="float" office:value="245.4008" calcext:value-type="float">
            <text:p>245.4008</text:p>
          </table:table-cell>
          <table:table-cell table:formula="of:=([.F252]-[.C252]*[.C252])/([.A252]*[.A252])" office:value-type="float" office:value="0.0141857634120608" calcext:value-type="float">
            <text:p>0.014185763412061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4" calcext:value-type="float">
            <text:p>14</text:p>
          </table:table-cell>
          <table:table-cell office:value-type="float" office:value="-3.0511" calcext:value-type="float">
            <text:p>-3.0511</text:p>
          </table:table-cell>
          <table:table-cell office:value-type="float" office:value="0.0690902" calcext:value-type="float">
            <text:p>0.0690902</text:p>
          </table:table-cell>
          <table:table-cell office:value-type="float" office:value="-0.0498459" calcext:value-type="float">
            <text:p>-0.0498459</text:p>
          </table:table-cell>
          <table:table-cell office:value-type="float" office:value="9.37828" calcext:value-type="float">
            <text:p>9.37828</text:p>
          </table:table-cell>
          <table:table-cell office:value-type="float" office:value="0.614799" calcext:value-type="float">
            <text:p>0.614799</text:p>
          </table:table-cell>
          <table:table-cell office:value-type="float" office:value="90.4567" calcext:value-type="float">
            <text:p>90.4567</text:p>
          </table:table-cell>
          <table:table-cell office:value-type="float" office:value="0.409732" calcext:value-type="float">
            <text:p>0.409732</text:p>
          </table:table-cell>
          <table:table-cell office:value-type="float" office:value="3.96281" calcext:value-type="float">
            <text:p>3.96281</text:p>
          </table:table-cell>
          <table:table-cell table:formula="of:=400*[.G253]" office:value-type="float" office:value="245.9196" calcext:value-type="float">
            <text:p>245.9196</text:p>
          </table:table-cell>
          <table:table-cell table:formula="of:=([.F253]-[.C253]*[.C253])/([.A253]*[.A253])" office:value-type="float" office:value="0.0140144448502559" calcext:value-type="float">
            <text:p>0.014014444850256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5" calcext:value-type="float">
            <text:p>15</text:p>
          </table:table-cell>
          <table:table-cell office:value-type="float" office:value="-3.04519" calcext:value-type="float">
            <text:p>-3.04519</text:p>
          </table:table-cell>
          <table:table-cell office:value-type="float" office:value="0.0679163" calcext:value-type="float">
            <text:p>0.0679163</text:p>
          </table:table-cell>
          <table:table-cell office:value-type="float" office:value="-0.0805165" calcext:value-type="float">
            <text:p>-0.0805165</text:p>
          </table:table-cell>
          <table:table-cell office:value-type="float" office:value="9.34109" calcext:value-type="float">
            <text:p>9.34109</text:p>
          </table:table-cell>
          <table:table-cell office:value-type="float" office:value="0.613582" calcext:value-type="float">
            <text:p>0.613582</text:p>
          </table:table-cell>
          <table:table-cell office:value-type="float" office:value="89.7092" calcext:value-type="float">
            <text:p>89.7092</text:p>
          </table:table-cell>
          <table:table-cell office:value-type="float" office:value="0.406439" calcext:value-type="float">
            <text:p>0.406439</text:p>
          </table:table-cell>
          <table:table-cell office:value-type="float" office:value="3.65738" calcext:value-type="float">
            <text:p>3.65738</text:p>
          </table:table-cell>
          <table:table-cell table:formula="of:=400*[.G254]" office:value-type="float" office:value="245.4328" calcext:value-type="float">
            <text:p>245.4328</text:p>
          </table:table-cell>
          <table:table-cell table:formula="of:=([.F254]-[.C254]*[.C254])/([.A254]*[.A254])" office:value-type="float" office:value="0.0137788864337311" calcext:value-type="float">
            <text:p>0.01377888643373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2.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  <table:table-cell office:value-type="float" office:value="-1.02" calcext:value-type="float">
            <text:p>-1.02</text:p>
          </table:table-cell>
          <table:table-cell office:value-type="float" office:value="0" calcext:value-type="float">
            <text:p>0</text:p>
          </table:table-cell>
          <table:table-cell office:value-type="float" office:value="-0.145" calcext:value-type="float">
            <text:p>-0.145</text:p>
          </table:table-cell>
          <table:table-cell office:value-type="float" office:value="1.0404" calcext:value-type="float">
            <text:p>1.0404</text:p>
          </table:table-cell>
          <table:table-cell office:value-type="float" office:value="0.021025" calcext:value-type="float">
            <text:p>0.021025</text:p>
          </table:table-cell>
          <table:table-cell office:value-type="float" office:value="1.08243" calcext:value-type="float">
            <text:p>1.08243</text:p>
          </table:table-cell>
          <table:table-cell office:value-type="float" office:value="0.000442051" calcext:value-type="float">
            <text:p>0.000442051</text:p>
          </table:table-cell>
          <table:table-cell office:value-type="float" office:value="4.47712" calcext:value-type="float">
            <text:p>4.47712</text:p>
          </table:table-cell>
          <table:table-cell table:formula="of:=400*[.G257]" office:value-type="float" office:value="8.41" calcext:value-type="float">
            <text:p>8.41</text:p>
          </table:table-cell>
          <table:table-cell table:formula="of:=([.F257]-[.C257]*[.C257])/([.A257]*[.A257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" calcext:value-type="float">
            <text:p>1</text:p>
          </table:table-cell>
          <table:table-cell office:value-type="float" office:value="-1.66" calcext:value-type="float">
            <text:p>-1.66</text:p>
          </table:table-cell>
          <table:table-cell office:value-type="float" office:value="0.0196" calcext:value-type="float">
            <text:p>0.0196</text:p>
          </table:table-cell>
          <table:table-cell office:value-type="float" office:value="-0.1025" calcext:value-type="float">
            <text:p>-0.1025</text:p>
          </table:table-cell>
          <table:table-cell office:value-type="float" office:value="2.7752" calcext:value-type="float">
            <text:p>2.7752</text:p>
          </table:table-cell>
          <table:table-cell office:value-type="float" office:value="0.0115625" calcext:value-type="float">
            <text:p>0.0115625</text:p>
          </table:table-cell>
          <table:table-cell office:value-type="float" office:value="7.91777" calcext:value-type="float">
            <text:p>7.91777</text:p>
          </table:table-cell>
          <table:table-cell office:value-type="float" office:value="0.00017808" calcext:value-type="float">
            <text:p>0.00017808</text:p>
          </table:table-cell>
          <table:table-cell office:value-type="float" office:value="10.4355" calcext:value-type="float">
            <text:p>10.4355</text:p>
          </table:table-cell>
          <table:table-cell table:formula="of:=400*[.G258]" office:value-type="float" office:value="4.625" calcext:value-type="float">
            <text:p>4.625</text:p>
          </table:table-cell>
          <table:table-cell table:formula="of:=([.F258]-[.C258]*[.C258])/([.A258]*[.A258])" office:value-type="float" office:value="0.00390624999999992" calcext:value-type="float">
            <text:p>0.00390625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" calcext:value-type="float">
            <text:p>2</text:p>
          </table:table-cell>
          <table:table-cell office:value-type="float" office:value="-2.27" calcext:value-type="float">
            <text:p>-2.27</text:p>
          </table:table-cell>
          <table:table-cell office:value-type="float" office:value="0.0189" calcext:value-type="float">
            <text:p>0.0189</text:p>
          </table:table-cell>
          <table:table-cell office:value-type="float" office:value="-0.05625" calcext:value-type="float">
            <text:p>-0.05625</text:p>
          </table:table-cell>
          <table:table-cell office:value-type="float" office:value="5.1718" calcext:value-type="float">
            <text:p>5.1718</text:p>
          </table:table-cell>
          <table:table-cell office:value-type="float" office:value="0.00618125" calcext:value-type="float">
            <text:p>0.00618125</text:p>
          </table:table-cell>
          <table:table-cell office:value-type="float" office:value="27.1157" calcext:value-type="float">
            <text:p>27.1157</text:p>
          </table:table-cell>
          <table:table-cell office:value-type="float" office:value="0.0000689802" calcext:value-type="float">
            <text:p>6.89802E-05</text:p>
          </table:table-cell>
          <table:table-cell office:value-type="float" office:value="12.7399" calcext:value-type="float">
            <text:p>12.7399</text:p>
          </table:table-cell>
          <table:table-cell table:formula="of:=400*[.G259]" office:value-type="float" office:value="2.4725" calcext:value-type="float">
            <text:p>2.4725</text:p>
          </table:table-cell>
          <table:table-cell table:formula="of:=([.F259]-[.C259]*[.C259])/([.A259]*[.A259])" office:value-type="float" office:value="0.00376674107142864" calcext:value-type="float">
            <text:p>0.003766741071429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3" calcext:value-type="float">
            <text:p>3</text:p>
          </table:table-cell>
          <table:table-cell office:value-type="float" office:value="-2.51" calcext:value-type="float">
            <text:p>-2.51</text:p>
          </table:table-cell>
          <table:table-cell office:value-type="float" office:value="0.037" calcext:value-type="float">
            <text:p>0.037</text:p>
          </table:table-cell>
          <table:table-cell office:value-type="float" office:value="-0.3375" calcext:value-type="float">
            <text:p>-0.3375</text:p>
          </table:table-cell>
          <table:table-cell office:value-type="float" office:value="6.3371" calcext:value-type="float">
            <text:p>6.3371</text:p>
          </table:table-cell>
          <table:table-cell office:value-type="float" office:value="0.120581" calcext:value-type="float">
            <text:p>0.120581</text:p>
          </table:table-cell>
          <table:table-cell office:value-type="float" office:value="41.1146" calcext:value-type="float">
            <text:p>41.1146</text:p>
          </table:table-cell>
          <table:table-cell office:value-type="float" office:value="0.0169155" calcext:value-type="float">
            <text:p>0.0169155</text:p>
          </table:table-cell>
          <table:table-cell office:value-type="float" office:value="18.212" calcext:value-type="float">
            <text:p>18.212</text:p>
          </table:table-cell>
          <table:table-cell table:formula="of:=400*[.G260]" office:value-type="float" office:value="48.2324" calcext:value-type="float">
            <text:p>48.2324</text:p>
          </table:table-cell>
          <table:table-cell table:formula="of:=([.F260]-[.C260]*[.C260])/([.A260]*[.A260])" office:value-type="float" office:value="0.00737404336734728" calcext:value-type="float">
            <text:p>0.007374043367347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4" calcext:value-type="float">
            <text:p>4</text:p>
          </table:table-cell>
          <table:table-cell office:value-type="float" office:value="-2.53875" calcext:value-type="float">
            <text:p>-2.53875</text:p>
          </table:table-cell>
          <table:table-cell office:value-type="float" office:value="0.0358234" calcext:value-type="float">
            <text:p>0.0358234</text:p>
          </table:table-cell>
          <table:table-cell office:value-type="float" office:value="-0.415938" calcext:value-type="float">
            <text:p>-0.415938</text:p>
          </table:table-cell>
          <table:table-cell office:value-type="float" office:value="6.48108" calcext:value-type="float">
            <text:p>6.48108</text:p>
          </table:table-cell>
          <table:table-cell office:value-type="float" office:value="0.19257" calcext:value-type="float">
            <text:p>0.19257</text:p>
          </table:table-cell>
          <table:table-cell office:value-type="float" office:value="42.9107" calcext:value-type="float">
            <text:p>42.9107</text:p>
          </table:table-cell>
          <table:table-cell office:value-type="float" office:value="0.0455269" calcext:value-type="float">
            <text:p>0.0455269</text:p>
          </table:table-cell>
          <table:table-cell office:value-type="float" office:value="15.3342" calcext:value-type="float">
            <text:p>15.3342</text:p>
          </table:table-cell>
          <table:table-cell table:formula="of:=400*[.G261]" office:value-type="float" office:value="77.028" calcext:value-type="float">
            <text:p>77.028</text:p>
          </table:table-cell>
          <table:table-cell table:formula="of:=([.F261]-[.C261]*[.C261])/([.A261]*[.A261])" office:value-type="float" office:value="0.00714055275430471" calcext:value-type="float">
            <text:p>0.007140552754305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5" calcext:value-type="float">
            <text:p>5</text:p>
          </table:table-cell>
          <table:table-cell office:value-type="float" office:value="-2.71937" calcext:value-type="float">
            <text:p>-2.71937</text:p>
          </table:table-cell>
          <table:table-cell office:value-type="float" office:value="0.0454871" calcext:value-type="float">
            <text:p>0.0454871</text:p>
          </table:table-cell>
          <table:table-cell office:value-type="float" office:value="0.414531" calcext:value-type="float">
            <text:p>0.414531</text:p>
          </table:table-cell>
          <table:table-cell office:value-type="float" office:value="7.44049" calcext:value-type="float">
            <text:p>7.44049</text:p>
          </table:table-cell>
          <table:table-cell office:value-type="float" office:value="0.211626" calcext:value-type="float">
            <text:p>0.211626</text:p>
          </table:table-cell>
          <table:table-cell office:value-type="float" office:value="56.753" calcext:value-type="float">
            <text:p>56.753</text:p>
          </table:table-cell>
          <table:table-cell office:value-type="float" office:value="0.0720099" calcext:value-type="float">
            <text:p>0.0720099</text:p>
          </table:table-cell>
          <table:table-cell office:value-type="float" office:value="21.1258" calcext:value-type="float">
            <text:p>21.1258</text:p>
          </table:table-cell>
          <table:table-cell table:formula="of:=400*[.G262]" office:value-type="float" office:value="84.6504" calcext:value-type="float">
            <text:p>84.6504</text:p>
          </table:table-cell>
          <table:table-cell table:formula="of:=([.F262]-[.C262]*[.C262])/([.A262]*[.A262])" office:value-type="float" office:value="0.00907142918925381" calcext:value-type="float">
            <text:p>0.009071429189254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6" calcext:value-type="float">
            <text:p>6</text:p>
          </table:table-cell>
          <table:table-cell office:value-type="float" office:value="-2.9575" calcext:value-type="float">
            <text:p>-2.9575</text:p>
          </table:table-cell>
          <table:table-cell office:value-type="float" office:value="0.0600687" calcext:value-type="float">
            <text:p>0.0600687</text:p>
          </table:table-cell>
          <table:table-cell office:value-type="float" office:value="0.760391" calcext:value-type="float">
            <text:p>0.760391</text:p>
          </table:table-cell>
          <table:table-cell office:value-type="float" office:value="8.80687" calcext:value-type="float">
            <text:p>8.80687</text:p>
          </table:table-cell>
          <table:table-cell office:value-type="float" office:value="0.58776" calcext:value-type="float">
            <text:p>0.58776</text:p>
          </table:table-cell>
          <table:table-cell office:value-type="float" office:value="79.5008" calcext:value-type="float">
            <text:p>79.5008</text:p>
          </table:table-cell>
          <table:table-cell office:value-type="float" office:value="0.364795" calcext:value-type="float">
            <text:p>0.364795</text:p>
          </table:table-cell>
          <table:table-cell office:value-type="float" office:value="2.91521" calcext:value-type="float">
            <text:p>2.91521</text:p>
          </table:table-cell>
          <table:table-cell table:formula="of:=400*[.G263]" office:value-type="float" office:value="235.104" calcext:value-type="float">
            <text:p>235.104</text:p>
          </table:table-cell>
          <table:table-cell table:formula="of:=([.F263]-[.C263]*[.C263])/([.A263]*[.A263])" office:value-type="float" office:value="0.0119706134406887" calcext:value-type="float">
            <text:p>0.011970613440689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7" calcext:value-type="float">
            <text:p>7</text:p>
          </table:table-cell>
          <table:table-cell office:value-type="float" office:value="-2.87984" calcext:value-type="float">
            <text:p>-2.87984</text:p>
          </table:table-cell>
          <table:table-cell office:value-type="float" office:value="0.0578906" calcext:value-type="float">
            <text:p>0.0578906</text:p>
          </table:table-cell>
          <table:table-cell office:value-type="float" office:value="0.716484" calcext:value-type="float">
            <text:p>0.716484</text:p>
          </table:table-cell>
          <table:table-cell office:value-type="float" office:value="8.35139" calcext:value-type="float">
            <text:p>8.35139</text:p>
          </table:table-cell>
          <table:table-cell office:value-type="float" office:value="0.524987" calcext:value-type="float">
            <text:p>0.524987</text:p>
          </table:table-cell>
          <table:table-cell office:value-type="float" office:value="71.6814" calcext:value-type="float">
            <text:p>71.6814</text:p>
          </table:table-cell>
          <table:table-cell office:value-type="float" office:value="0.298996" calcext:value-type="float">
            <text:p>0.298996</text:p>
          </table:table-cell>
          <table:table-cell office:value-type="float" office:value="5.44234" calcext:value-type="float">
            <text:p>5.44234</text:p>
          </table:table-cell>
          <table:table-cell table:formula="of:=400*[.G264]" office:value-type="float" office:value="209.9948" calcext:value-type="float">
            <text:p>209.9948</text:p>
          </table:table-cell>
          <table:table-cell table:formula="of:=([.F264]-[.C264]*[.C264])/([.A264]*[.A264])" office:value-type="float" office:value="0.0115416881377548" calcext:value-type="float">
            <text:p>0.011541688137755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8" calcext:value-type="float">
            <text:p>8</text:p>
          </table:table-cell>
          <table:table-cell office:value-type="float" office:value="-3.00086" calcext:value-type="float">
            <text:p>-3.00086</text:p>
          </table:table-cell>
          <table:table-cell office:value-type="float" office:value="0.0552414" calcext:value-type="float">
            <text:p>0.0552414</text:p>
          </table:table-cell>
          <table:table-cell office:value-type="float" office:value="0.768516" calcext:value-type="float">
            <text:p>0.768516</text:p>
          </table:table-cell>
          <table:table-cell office:value-type="float" office:value="9.0604" calcext:value-type="float">
            <text:p>9.0604</text:p>
          </table:table-cell>
          <table:table-cell office:value-type="float" office:value="0.599008" calcext:value-type="float">
            <text:p>0.599008</text:p>
          </table:table-cell>
          <table:table-cell office:value-type="float" office:value="84.07" calcext:value-type="float">
            <text:p>84.07</text:p>
          </table:table-cell>
          <table:table-cell office:value-type="float" office:value="0.37719" calcext:value-type="float">
            <text:p>0.37719</text:p>
          </table:table-cell>
          <table:table-cell office:value-type="float" office:value="3.13251" calcext:value-type="float">
            <text:p>3.13251</text:p>
          </table:table-cell>
          <table:table-cell table:formula="of:=400*[.G265]" office:value-type="float" office:value="239.6032" calcext:value-type="float">
            <text:p>239.6032</text:p>
          </table:table-cell>
          <table:table-cell table:formula="of:=([.F265]-[.C265]*[.C265])/([.A265]*[.A265])" office:value-type="float" office:value="0.0110091000478317" calcext:value-type="float">
            <text:p>0.011009100047832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9" calcext:value-type="float">
            <text:p>9</text:p>
          </table:table-cell>
          <table:table-cell office:value-type="float" office:value="-2.9984" calcext:value-type="float">
            <text:p>-2.9984</text:p>
          </table:table-cell>
          <table:table-cell office:value-type="float" office:value="0.072406" calcext:value-type="float">
            <text:p>0.072406</text:p>
          </table:table-cell>
          <table:table-cell office:value-type="float" office:value="0.767695" calcext:value-type="float">
            <text:p>0.767695</text:p>
          </table:table-cell>
          <table:table-cell office:value-type="float" office:value="9.0628" calcext:value-type="float">
            <text:p>9.0628</text:p>
          </table:table-cell>
          <table:table-cell office:value-type="float" office:value="0.601423" calcext:value-type="float">
            <text:p>0.601423</text:p>
          </table:table-cell>
          <table:table-cell office:value-type="float" office:value="84.6645" calcext:value-type="float">
            <text:p>84.6645</text:p>
          </table:table-cell>
          <table:table-cell office:value-type="float" office:value="0.386534" calcext:value-type="float">
            <text:p>0.386534</text:p>
          </table:table-cell>
          <table:table-cell office:value-type="float" office:value="3.73838" calcext:value-type="float">
            <text:p>3.73838</text:p>
          </table:table-cell>
          <table:table-cell table:formula="of:=400*[.G266]" office:value-type="float" office:value="240.5692" calcext:value-type="float">
            <text:p>240.5692</text:p>
          </table:table-cell>
          <table:table-cell table:formula="of:=([.F266]-[.C266]*[.C266])/([.A266]*[.A266])" office:value-type="float" office:value="0.0144286989795914" calcext:value-type="float">
            <text:p>0.014428698979591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0" calcext:value-type="float">
            <text:p>10</text:p>
          </table:table-cell>
          <table:table-cell office:value-type="float" office:value="-2.98156" calcext:value-type="float">
            <text:p>-2.98156</text:p>
          </table:table-cell>
          <table:table-cell office:value-type="float" office:value="0.0772874" calcext:value-type="float">
            <text:p>0.0772874</text:p>
          </table:table-cell>
          <table:table-cell office:value-type="float" office:value="0.74272" calcext:value-type="float">
            <text:p>0.74272</text:p>
          </table:table-cell>
          <table:table-cell office:value-type="float" office:value="8.967" calcext:value-type="float">
            <text:p>8.967</text:p>
          </table:table-cell>
          <table:table-cell office:value-type="float" office:value="0.570923" calcext:value-type="float">
            <text:p>0.570923</text:p>
          </table:table-cell>
          <table:table-cell office:value-type="float" office:value="83.1133" calcext:value-type="float">
            <text:p>83.1133</text:p>
          </table:table-cell>
          <table:table-cell office:value-type="float" office:value="0.360092" calcext:value-type="float">
            <text:p>0.360092</text:p>
          </table:table-cell>
          <table:table-cell office:value-type="float" office:value="4.51758" calcext:value-type="float">
            <text:p>4.51758</text:p>
          </table:table-cell>
          <table:table-cell table:formula="of:=400*[.G267]" office:value-type="float" office:value="228.3692" calcext:value-type="float">
            <text:p>228.3692</text:p>
          </table:table-cell>
          <table:table-cell table:formula="of:=([.F267]-[.C267]*[.C267])/([.A267]*[.A267])" office:value-type="float" office:value="0.0154057649872449" calcext:value-type="float">
            <text:p>0.015405764987245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1" calcext:value-type="float">
            <text:p>11</text:p>
          </table:table-cell>
          <table:table-cell office:value-type="float" office:value="-3.00462" calcext:value-type="float">
            <text:p>-3.00462</text:p>
          </table:table-cell>
          <table:table-cell office:value-type="float" office:value="0.0654253" calcext:value-type="float">
            <text:p>0.0654253</text:p>
          </table:table-cell>
          <table:table-cell office:value-type="float" office:value="-0.0480396" calcext:value-type="float">
            <text:p>-0.0480396</text:p>
          </table:table-cell>
          <table:table-cell office:value-type="float" office:value="9.09316" calcext:value-type="float">
            <text:p>9.09316</text:p>
          </table:table-cell>
          <table:table-cell office:value-type="float" office:value="0.594578" calcext:value-type="float">
            <text:p>0.594578</text:p>
          </table:table-cell>
          <table:table-cell office:value-type="float" office:value="85.0143" calcext:value-type="float">
            <text:p>85.0143</text:p>
          </table:table-cell>
          <table:table-cell office:value-type="float" office:value="0.381468" calcext:value-type="float">
            <text:p>0.381468</text:p>
          </table:table-cell>
          <table:table-cell office:value-type="float" office:value="4.10785" calcext:value-type="float">
            <text:p>4.10785</text:p>
          </table:table-cell>
          <table:table-cell table:formula="of:=400*[.G268]" office:value-type="float" office:value="237.8312" calcext:value-type="float">
            <text:p>237.8312</text:p>
          </table:table-cell>
          <table:table-cell table:formula="of:=([.F268]-[.C268]*[.C268])/([.A268]*[.A268])" office:value-type="float" office:value="0.0130378379304844" calcext:value-type="float">
            <text:p>0.013037837930484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2" calcext:value-type="float">
            <text:p>12</text:p>
          </table:table-cell>
          <table:table-cell office:value-type="float" office:value="-2.97713" calcext:value-type="float">
            <text:p>-2.97713</text:p>
          </table:table-cell>
          <table:table-cell office:value-type="float" office:value="0.0804202" calcext:value-type="float">
            <text:p>0.0804202</text:p>
          </table:table-cell>
          <table:table-cell office:value-type="float" office:value="-0.0483984" calcext:value-type="float">
            <text:p>-0.0483984</text:p>
          </table:table-cell>
          <table:table-cell office:value-type="float" office:value="8.94375" calcext:value-type="float">
            <text:p>8.94375</text:p>
          </table:table-cell>
          <table:table-cell office:value-type="float" office:value="0.558135" calcext:value-type="float">
            <text:p>0.558135</text:p>
          </table:table-cell>
          <table:table-cell office:value-type="float" office:value="82.747" calcext:value-type="float">
            <text:p>82.747</text:p>
          </table:table-cell>
          <table:table-cell office:value-type="float" office:value="0.356021" calcext:value-type="float">
            <text:p>0.356021</text:p>
          </table:table-cell>
          <table:table-cell office:value-type="float" office:value="6.1421" calcext:value-type="float">
            <text:p>6.1421</text:p>
          </table:table-cell>
          <table:table-cell table:formula="of:=400*[.G269]" office:value-type="float" office:value="223.254" calcext:value-type="float">
            <text:p>223.254</text:p>
          </table:table-cell>
          <table:table-cell table:formula="of:=([.F269]-[.C269]*[.C269])/([.A269]*[.A269])" office:value-type="float" office:value="0.0160329566127232" calcext:value-type="float">
            <text:p>0.016032956612723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3" calcext:value-type="float">
            <text:p>13</text:p>
          </table:table-cell>
          <table:table-cell office:value-type="float" office:value="-2.97656" calcext:value-type="float">
            <text:p>-2.97656</text:p>
          </table:table-cell>
          <table:table-cell office:value-type="float" office:value="0.0777719" calcext:value-type="float">
            <text:p>0.0777719</text:p>
          </table:table-cell>
          <table:table-cell office:value-type="float" office:value="0.0665808" calcext:value-type="float">
            <text:p>0.0665808</text:p>
          </table:table-cell>
          <table:table-cell office:value-type="float" office:value="8.93771" calcext:value-type="float">
            <text:p>8.93771</text:p>
          </table:table-cell>
          <table:table-cell office:value-type="float" office:value="0.569539" calcext:value-type="float">
            <text:p>0.569539</text:p>
          </table:table-cell>
          <table:table-cell office:value-type="float" office:value="82.5637" calcext:value-type="float">
            <text:p>82.5637</text:p>
          </table:table-cell>
          <table:table-cell office:value-type="float" office:value="0.364053" calcext:value-type="float">
            <text:p>0.364053</text:p>
          </table:table-cell>
          <table:table-cell office:value-type="float" office:value="4.65424" calcext:value-type="float">
            <text:p>4.65424</text:p>
          </table:table-cell>
          <table:table-cell table:formula="of:=400*[.G270]" office:value-type="float" office:value="227.8156" calcext:value-type="float">
            <text:p>227.8156</text:p>
          </table:table-cell>
          <table:table-cell table:formula="of:=([.F270]-[.C270]*[.C270])/([.A270]*[.A270])" office:value-type="float" office:value="0.0155055338010202" calcext:value-type="float">
            <text:p>0.01550553380102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4" calcext:value-type="float">
            <text:p>14</text:p>
          </table:table-cell>
          <table:table-cell office:value-type="float" office:value="-2.99502" calcext:value-type="float">
            <text:p>-2.99502</text:p>
          </table:table-cell>
          <table:table-cell office:value-type="float" office:value="0.0717676" calcext:value-type="float">
            <text:p>0.0717676</text:p>
          </table:table-cell>
          <table:table-cell office:value-type="float" office:value="0.0448212" calcext:value-type="float">
            <text:p>0.0448212</text:p>
          </table:table-cell>
          <table:table-cell office:value-type="float" office:value="9.04191" calcext:value-type="float">
            <text:p>9.04191</text:p>
          </table:table-cell>
          <table:table-cell office:value-type="float" office:value="0.586166" calcext:value-type="float">
            <text:p>0.586166</text:p>
          </table:table-cell>
          <table:table-cell office:value-type="float" office:value="84.2736" calcext:value-type="float">
            <text:p>84.2736</text:p>
          </table:table-cell>
          <table:table-cell office:value-type="float" office:value="0.377077" calcext:value-type="float">
            <text:p>0.377077</text:p>
          </table:table-cell>
          <table:table-cell office:value-type="float" office:value="4.42321" calcext:value-type="float">
            <text:p>4.42321</text:p>
          </table:table-cell>
          <table:table-cell table:formula="of:=400*[.G271]" office:value-type="float" office:value="234.4664" calcext:value-type="float">
            <text:p>234.4664</text:p>
          </table:table-cell>
          <table:table-cell table:formula="of:=([.F271]-[.C271]*[.C271])/([.A271]*[.A271])" office:value-type="float" office:value="0.0143026944355863" calcext:value-type="float">
            <text:p>0.014302694435586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5" calcext:value-type="float">
            <text:p>15</text:p>
          </table:table-cell>
          <table:table-cell office:value-type="float" office:value="-2.97998" calcext:value-type="float">
            <text:p>-2.97998</text:p>
          </table:table-cell>
          <table:table-cell office:value-type="float" office:value="0.0774709" calcext:value-type="float">
            <text:p>0.0774709</text:p>
          </table:table-cell>
          <table:table-cell office:value-type="float" office:value="0.237144" calcext:value-type="float">
            <text:p>0.237144</text:p>
          </table:table-cell>
          <table:table-cell office:value-type="float" office:value="8.95776" calcext:value-type="float">
            <text:p>8.95776</text:p>
          </table:table-cell>
          <table:table-cell office:value-type="float" office:value="0.569298" calcext:value-type="float">
            <text:p>0.569298</text:p>
          </table:table-cell>
          <table:table-cell office:value-type="float" office:value="82.9218" calcext:value-type="float">
            <text:p>82.9218</text:p>
          </table:table-cell>
          <table:table-cell office:value-type="float" office:value="0.363954" calcext:value-type="float">
            <text:p>0.363954</text:p>
          </table:table-cell>
          <table:table-cell office:value-type="float" office:value="5.10518" calcext:value-type="float">
            <text:p>5.10518</text:p>
          </table:table-cell>
          <table:table-cell table:formula="of:=400*[.G272]" office:value-type="float" office:value="227.7192" calcext:value-type="float">
            <text:p>227.7192</text:p>
          </table:table-cell>
          <table:table-cell table:formula="of:=([.F272]-[.C272]*[.C272])/([.A272]*[.A272])" office:value-type="float" office:value="0.0154414858896682" calcext:value-type="float">
            <text:p>0.015441485889668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6" calcext:value-type="float">
            <text:p>16</text:p>
          </table:table-cell>
          <table:table-cell office:value-type="float" office:value="-2.97863" calcext:value-type="float">
            <text:p>-2.97863</text:p>
          </table:table-cell>
          <table:table-cell office:value-type="float" office:value="0.0769602" calcext:value-type="float">
            <text:p>0.0769602</text:p>
          </table:table-cell>
          <table:table-cell office:value-type="float" office:value="0.148101" calcext:value-type="float">
            <text:p>0.148101</text:p>
          </table:table-cell>
          <table:table-cell office:value-type="float" office:value="8.9492" calcext:value-type="float">
            <text:p>8.9492</text:p>
          </table:table-cell>
          <table:table-cell office:value-type="float" office:value="0.570289" calcext:value-type="float">
            <text:p>0.570289</text:p>
          </table:table-cell>
          <table:table-cell office:value-type="float" office:value="82.7558" calcext:value-type="float">
            <text:p>82.7558</text:p>
          </table:table-cell>
          <table:table-cell office:value-type="float" office:value="0.364" calcext:value-type="float">
            <text:p>0.364</text:p>
          </table:table-cell>
          <table:table-cell office:value-type="float" office:value="4.98156" calcext:value-type="float">
            <text:p>4.98156</text:p>
          </table:table-cell>
          <table:table-cell table:formula="of:=400*[.G273]" office:value-type="float" office:value="228.1156" calcext:value-type="float">
            <text:p>228.1156</text:p>
          </table:table-cell>
          <table:table-cell table:formula="of:=([.F273]-[.C273]*[.C273])/([.A273]*[.A273])" office:value-type="float" office:value="0.0153386724928251" calcext:value-type="float">
            <text:p>0.015338672492825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7" calcext:value-type="float">
            <text:p>17</text:p>
          </table:table-cell>
          <table:table-cell office:value-type="float" office:value="-2.98423" calcext:value-type="float">
            <text:p>-2.98423</text:p>
          </table:table-cell>
          <table:table-cell office:value-type="float" office:value="0.076166" calcext:value-type="float">
            <text:p>0.076166</text:p>
          </table:table-cell>
          <table:table-cell office:value-type="float" office:value="-0.0268991" calcext:value-type="float">
            <text:p>-0.0268991</text:p>
          </table:table-cell>
          <table:table-cell office:value-type="float" office:value="8.98178" calcext:value-type="float">
            <text:p>8.98178</text:p>
          </table:table-cell>
          <table:table-cell office:value-type="float" office:value="0.573602" calcext:value-type="float">
            <text:p>0.573602</text:p>
          </table:table-cell>
          <table:table-cell office:value-type="float" office:value="83.3122" calcext:value-type="float">
            <text:p>83.3122</text:p>
          </table:table-cell>
          <table:table-cell office:value-type="float" office:value="0.366966" calcext:value-type="float">
            <text:p>0.366966</text:p>
          </table:table-cell>
          <table:table-cell office:value-type="float" office:value="4.90133" calcext:value-type="float">
            <text:p>4.90133</text:p>
          </table:table-cell>
          <table:table-cell table:formula="of:=400*[.G274]" office:value-type="float" office:value="229.4408" calcext:value-type="float">
            <text:p>229.4408</text:p>
          </table:table-cell>
          <table:table-cell table:formula="of:=([.F274]-[.C274]*[.C274])/([.A274]*[.A274])" office:value-type="float" office:value="0.0151768389469069" calcext:value-type="float">
            <text:p>0.01517683894690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2.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81" calcext:value-type="float">
            <text:p>0.81</text:p>
          </table:table-cell>
          <table:table-cell office:value-type="float" office:value="0.002025" calcext:value-type="float">
            <text:p>0.002025</text:p>
          </table:table-cell>
          <table:table-cell office:value-type="float" office:value="0.6561" calcext:value-type="float">
            <text:p>0.6561</text:p>
          </table:table-cell>
          <table:table-cell office:value-type="float" office:value="0.00000410062" calcext:value-type="float">
            <text:p>4.10062E-06</text:p>
          </table:table-cell>
          <table:table-cell office:value-type="float" office:value="1.80342" calcext:value-type="float">
            <text:p>1.80342</text:p>
          </table:table-cell>
          <table:table-cell table:formula="of:=400*[.G277]" office:value-type="float" office:value="0.81" calcext:value-type="float">
            <text:p>0.81</text:p>
          </table:table-cell>
          <table:table-cell table:formula="of:=([.F277]-[.C277]*[.C277])/([.A277]*[.A277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" calcext:value-type="float">
            <text:p>1</text:p>
          </table:table-cell>
          <table:table-cell office:value-type="float" office:value="-1.56" calcext:value-type="float">
            <text:p>-1.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025" calcext:value-type="float">
            <text:p>-0.025</text:p>
          </table:table-cell>
          <table:table-cell office:value-type="float" office:value="2.448" calcext:value-type="float">
            <text:p>2.448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6.13288" calcext:value-type="float">
            <text:p>6.13288</text:p>
          </table:table-cell>
          <table:table-cell office:value-type="float" office:value="0.000000485" calcext:value-type="float">
            <text:p>4.85E-07</text:p>
          </table:table-cell>
          <table:table-cell office:value-type="float" office:value="3.94178" calcext:value-type="float">
            <text:p>3.94178</text:p>
          </table:table-cell>
          <table:table-cell table:formula="of:=400*[.G278]" office:value-type="float" office:value="0.26" calcext:value-type="float">
            <text:p>0.26</text:p>
          </table:table-cell>
          <table:table-cell table:formula="of:=([.F278]-[.C278]*[.C278])/([.A278]*[.A278])" office:value-type="float" office:value="0.00281932806014562" calcext:value-type="float">
            <text:p>0.002819328060146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" calcext:value-type="float">
            <text:p>2</text:p>
          </table:table-cell>
          <table:table-cell office:value-type="float" office:value="-2.25" calcext:value-type="float">
            <text:p>-2.25</text:p>
          </table:table-cell>
          <table:table-cell office:value-type="float" office:value="0.0377" calcext:value-type="float">
            <text:p>0.0377</text:p>
          </table:table-cell>
          <table:table-cell office:value-type="float" office:value="-0.135" calcext:value-type="float">
            <text:p>-0.135</text:p>
          </table:table-cell>
          <table:table-cell office:value-type="float" office:value="5.1002" calcext:value-type="float">
            <text:p>5.1002</text:p>
          </table:table-cell>
          <table:table-cell office:value-type="float" office:value="0.0289375" calcext:value-type="float">
            <text:p>0.0289375</text:p>
          </table:table-cell>
          <table:table-cell office:value-type="float" office:value="26.7757" calcext:value-type="float">
            <text:p>26.7757</text:p>
          </table:table-cell>
          <table:table-cell office:value-type="float" office:value="0.00222511" calcext:value-type="float">
            <text:p>0.00222511</text:p>
          </table:table-cell>
          <table:table-cell office:value-type="float" office:value="27.6971" calcext:value-type="float">
            <text:p>27.6971</text:p>
          </table:table-cell>
          <table:table-cell table:formula="of:=400*[.G279]" office:value-type="float" office:value="11.575" calcext:value-type="float">
            <text:p>11.575</text:p>
          </table:table-cell>
          <table:table-cell table:formula="of:=([.F279]-[.C279]*[.C279])/([.A279]*[.A279])" office:value-type="float" office:value="0.00738115749079804" calcext:value-type="float">
            <text:p>0.007381157490798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3" calcext:value-type="float">
            <text:p>3</text:p>
          </table:table-cell>
          <table:table-cell office:value-type="float" office:value="-2.58" calcext:value-type="float">
            <text:p>-2.58</text:p>
          </table:table-cell>
          <table:table-cell office:value-type="float" office:value="0.0578" calcext:value-type="float">
            <text:p>0.0578</text:p>
          </table:table-cell>
          <table:table-cell office:value-type="float" office:value="-0.425" calcext:value-type="float">
            <text:p>-0.425</text:p>
          </table:table-cell>
          <table:table-cell office:value-type="float" office:value="6.7142" calcext:value-type="float">
            <text:p>6.7142</text:p>
          </table:table-cell>
          <table:table-cell office:value-type="float" office:value="0.199856" calcext:value-type="float">
            <text:p>0.199856</text:p>
          </table:table-cell>
          <table:table-cell office:value-type="float" office:value="46.6964" calcext:value-type="float">
            <text:p>46.6964</text:p>
          </table:table-cell>
          <table:table-cell office:value-type="float" office:value="0.0560098" calcext:value-type="float">
            <text:p>0.0560098</text:p>
          </table:table-cell>
          <table:table-cell office:value-type="float" office:value="15.3528" calcext:value-type="float">
            <text:p>15.3528</text:p>
          </table:table-cell>
          <table:table-cell table:formula="of:=400*[.G280]" office:value-type="float" office:value="79.9424" calcext:value-type="float">
            <text:p>79.9424</text:p>
          </table:table-cell>
          <table:table-cell table:formula="of:=([.F280]-[.C280]*[.C280])/([.A280]*[.A280])" office:value-type="float" office:value="0.0113164695747512" calcext:value-type="float">
            <text:p>0.011316469574751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4" calcext:value-type="float">
            <text:p>4</text:p>
          </table:table-cell>
          <table:table-cell office:value-type="float" office:value="-2.64375" calcext:value-type="float">
            <text:p>-2.64375</text:p>
          </table:table-cell>
          <table:table-cell office:value-type="float" office:value="0.0310109" calcext:value-type="float">
            <text:p>0.0310109</text:p>
          </table:table-cell>
          <table:table-cell office:value-type="float" office:value="-0.619062" calcext:value-type="float">
            <text:p>-0.619062</text:p>
          </table:table-cell>
          <table:table-cell office:value-type="float" office:value="7.02043" calcext:value-type="float">
            <text:p>7.02043</text:p>
          </table:table-cell>
          <table:table-cell office:value-type="float" office:value="0.389939" calcext:value-type="float">
            <text:p>0.389939</text:p>
          </table:table-cell>
          <table:table-cell office:value-type="float" office:value="50.1749" calcext:value-type="float">
            <text:p>50.1749</text:p>
          </table:table-cell>
          <table:table-cell office:value-type="float" office:value="0.162344" calcext:value-type="float">
            <text:p>0.162344</text:p>
          </table:table-cell>
          <table:table-cell office:value-type="float" office:value="12.9559" calcext:value-type="float">
            <text:p>12.9559</text:p>
          </table:table-cell>
          <table:table-cell table:formula="of:=400*[.G281]" office:value-type="float" office:value="155.9756" calcext:value-type="float">
            <text:p>155.9756</text:p>
          </table:table-cell>
          <table:table-cell table:formula="of:=([.F281]-[.C281]*[.C281])/([.A281]*[.A281])" office:value-type="float" office:value="0.00607250714621372" calcext:value-type="float">
            <text:p>0.006072507146214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5" calcext:value-type="float">
            <text:p>5</text:p>
          </table:table-cell>
          <table:table-cell office:value-type="float" office:value="-2.94563" calcext:value-type="float">
            <text:p>-2.94563</text:p>
          </table:table-cell>
          <table:table-cell office:value-type="float" office:value="0.0615059" calcext:value-type="float">
            <text:p>0.0615059</text:p>
          </table:table-cell>
          <table:table-cell office:value-type="float" office:value="-0.759219" calcext:value-type="float">
            <text:p>-0.759219</text:p>
          </table:table-cell>
          <table:table-cell office:value-type="float" office:value="8.73821" calcext:value-type="float">
            <text:p>8.73821</text:p>
          </table:table-cell>
          <table:table-cell office:value-type="float" office:value="0.588552" calcext:value-type="float">
            <text:p>0.588552</text:p>
          </table:table-cell>
          <table:table-cell office:value-type="float" office:value="78.4965" calcext:value-type="float">
            <text:p>78.4965</text:p>
          </table:table-cell>
          <table:table-cell office:value-type="float" office:value="0.371344" calcext:value-type="float">
            <text:p>0.371344</text:p>
          </table:table-cell>
          <table:table-cell office:value-type="float" office:value="4.51226" calcext:value-type="float">
            <text:p>4.51226</text:p>
          </table:table-cell>
          <table:table-cell table:formula="of:=400*[.G282]" office:value-type="float" office:value="235.4208" calcext:value-type="float">
            <text:p>235.4208</text:p>
          </table:table-cell>
          <table:table-cell table:formula="of:=([.F282]-[.C282]*[.C282])/([.A282]*[.A282])" office:value-type="float" office:value="0.012035770831702" calcext:value-type="float">
            <text:p>0.012035770831702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6" calcext:value-type="float">
            <text:p>6</text:p>
          </table:table-cell>
          <table:table-cell office:value-type="float" office:value="-2.61312" calcext:value-type="float">
            <text:p>-2.61312</text:p>
          </table:table-cell>
          <table:table-cell office:value-type="float" office:value="0.0454777" calcext:value-type="float">
            <text:p>0.0454777</text:p>
          </table:table-cell>
          <table:table-cell office:value-type="float" office:value="-0.224375" calcext:value-type="float">
            <text:p>-0.224375</text:p>
          </table:table-cell>
          <table:table-cell office:value-type="float" office:value="6.8739" calcext:value-type="float">
            <text:p>6.8739</text:p>
          </table:table-cell>
          <table:table-cell office:value-type="float" office:value="0.135337" calcext:value-type="float">
            <text:p>0.135337</text:p>
          </table:table-cell>
          <table:table-cell office:value-type="float" office:value="48.5793" calcext:value-type="float">
            <text:p>48.5793</text:p>
          </table:table-cell>
          <table:table-cell office:value-type="float" office:value="0.0538007" calcext:value-type="float">
            <text:p>0.0538007</text:p>
          </table:table-cell>
          <table:table-cell office:value-type="float" office:value="11.6316" calcext:value-type="float">
            <text:p>11.6316</text:p>
          </table:table-cell>
          <table:table-cell table:formula="of:=400*[.G283]" office:value-type="float" office:value="54.1348" calcext:value-type="float">
            <text:p>54.1348</text:p>
          </table:table-cell>
          <table:table-cell table:formula="of:=([.F283]-[.C283]*[.C283])/([.A283]*[.A283])" office:value-type="float" office:value="0.00890905035633187" calcext:value-type="float">
            <text:p>0.008909050356332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7" calcext:value-type="float">
            <text:p>7</text:p>
          </table:table-cell>
          <table:table-cell office:value-type="float" office:value="-2.83266" calcext:value-type="float">
            <text:p>-2.83266</text:p>
          </table:table-cell>
          <table:table-cell office:value-type="float" office:value="0.0875992" calcext:value-type="float">
            <text:p>0.0875992</text:p>
          </table:table-cell>
          <table:table-cell office:value-type="float" office:value="0.679492" calcext:value-type="float">
            <text:p>0.679492</text:p>
          </table:table-cell>
          <table:table-cell office:value-type="float" office:value="8.11154" calcext:value-type="float">
            <text:p>8.11154</text:p>
          </table:table-cell>
          <table:table-cell office:value-type="float" office:value="0.487506" calcext:value-type="float">
            <text:p>0.487506</text:p>
          </table:table-cell>
          <table:table-cell office:value-type="float" office:value="68.4987" calcext:value-type="float">
            <text:p>68.4987</text:p>
          </table:table-cell>
          <table:table-cell office:value-type="float" office:value="0.278937" calcext:value-type="float">
            <text:p>0.278937</text:p>
          </table:table-cell>
          <table:table-cell office:value-type="float" office:value="5.15623" calcext:value-type="float">
            <text:p>5.15623</text:p>
          </table:table-cell>
          <table:table-cell table:formula="of:=400*[.G284]" office:value-type="float" office:value="195.0024" calcext:value-type="float">
            <text:p>195.0024</text:p>
          </table:table-cell>
          <table:table-cell table:formula="of:=([.F284]-[.C284]*[.C284])/([.A284]*[.A284])" office:value-type="float" office:value="0.0171464727856524" calcext:value-type="float">
            <text:p>0.017146472785652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8" calcext:value-type="float">
            <text:p>8</text:p>
          </table:table-cell>
          <table:table-cell office:value-type="float" office:value="-3.05586" calcext:value-type="float">
            <text:p>-3.05586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804434" calcext:value-type="float">
            <text:p>0.804434</text:p>
          </table:table-cell>
          <table:table-cell office:value-type="float" office:value="9.38588" calcext:value-type="float">
            <text:p>9.38588</text:p>
          </table:table-cell>
          <table:table-cell office:value-type="float" office:value="0.651704" calcext:value-type="float">
            <text:p>0.651704</text:p>
          </table:table-cell>
          <table:table-cell office:value-type="float" office:value="89.8437" calcext:value-type="float">
            <text:p>89.8437</text:p>
          </table:table-cell>
          <table:table-cell office:value-type="float" office:value="0.435773" calcext:value-type="float">
            <text:p>0.435773</text:p>
          </table:table-cell>
          <table:table-cell office:value-type="float" office:value="2.11461" calcext:value-type="float">
            <text:p>2.11461</text:p>
          </table:table-cell>
          <table:table-cell table:formula="of:=400*[.G285]" office:value-type="float" office:value="260.6816" calcext:value-type="float">
            <text:p>260.6816</text:p>
          </table:table-cell>
          <table:table-cell table:formula="of:=([.F285]-[.C285]*[.C285])/([.A285]*[.A285])" office:value-type="float" office:value="0.00931937904299466" calcext:value-type="float">
            <text:p>0.009319379042995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9" calcext:value-type="float">
            <text:p>9</text:p>
          </table:table-cell>
          <table:table-cell office:value-type="float" office:value="-2.92113" calcext:value-type="float">
            <text:p>-2.92113</text:p>
          </table:table-cell>
          <table:table-cell office:value-type="float" office:value="0.0666854" calcext:value-type="float">
            <text:p>0.0666854</text:p>
          </table:table-cell>
          <table:table-cell office:value-type="float" office:value="0.714434" calcext:value-type="float">
            <text:p>0.714434</text:p>
          </table:table-cell>
          <table:table-cell office:value-type="float" office:value="8.5997" calcext:value-type="float">
            <text:p>8.5997</text:p>
          </table:table-cell>
          <table:table-cell office:value-type="float" office:value="0.532791" calcext:value-type="float">
            <text:p>0.532791</text:p>
          </table:table-cell>
          <table:table-cell office:value-type="float" office:value="76.2053" calcext:value-type="float">
            <text:p>76.2053</text:p>
          </table:table-cell>
          <table:table-cell office:value-type="float" office:value="0.317983" calcext:value-type="float">
            <text:p>0.317983</text:p>
          </table:table-cell>
          <table:table-cell office:value-type="float" office:value="5.71481" calcext:value-type="float">
            <text:p>5.71481</text:p>
          </table:table-cell>
          <table:table-cell table:formula="of:=400*[.G286]" office:value-type="float" office:value="213.1164" calcext:value-type="float">
            <text:p>213.1164</text:p>
          </table:table-cell>
          <table:table-cell table:formula="of:=([.F286]-[.C286]*[.C286])/([.A286]*[.A286])" office:value-type="float" office:value="0.0130588775745945" calcext:value-type="float">
            <text:p>0.013058877574595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0" calcext:value-type="float">
            <text:p>10</text:p>
          </table:table-cell>
          <table:table-cell office:value-type="float" office:value="-2.9318" calcext:value-type="float">
            <text:p>-2.9318</text:p>
          </table:table-cell>
          <table:table-cell office:value-type="float" office:value="0.0758944" calcext:value-type="float">
            <text:p>0.0758944</text:p>
          </table:table-cell>
          <table:table-cell office:value-type="float" office:value="0.350605" calcext:value-type="float">
            <text:p>0.350605</text:p>
          </table:table-cell>
          <table:table-cell office:value-type="float" office:value="8.67133" calcext:value-type="float">
            <text:p>8.67133</text:p>
          </table:table-cell>
          <table:table-cell office:value-type="float" office:value="0.558545" calcext:value-type="float">
            <text:p>0.558545</text:p>
          </table:table-cell>
          <table:table-cell office:value-type="float" office:value="77.7658" calcext:value-type="float">
            <text:p>77.7658</text:p>
          </table:table-cell>
          <table:table-cell office:value-type="float" office:value="0.345563" calcext:value-type="float">
            <text:p>0.345563</text:p>
          </table:table-cell>
          <table:table-cell office:value-type="float" office:value="4.7593" calcext:value-type="float">
            <text:p>4.7593</text:p>
          </table:table-cell>
          <table:table-cell table:formula="of:=400*[.G287]" office:value-type="float" office:value="223.418" calcext:value-type="float">
            <text:p>223.418</text:p>
          </table:table-cell>
          <table:table-cell table:formula="of:=([.F287]-[.C287]*[.C287])/([.A287]*[.A287])" office:value-type="float" office:value="0.0148560498081291" calcext:value-type="float">
            <text:p>0.014856049808129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1" calcext:value-type="float">
            <text:p>11</text:p>
          </table:table-cell>
          <table:table-cell office:value-type="float" office:value="-2.9479" calcext:value-type="float">
            <text:p>-2.9479</text:p>
          </table:table-cell>
          <table:table-cell office:value-type="float" office:value="0.0714124" calcext:value-type="float">
            <text:p>0.0714124</text:p>
          </table:table-cell>
          <table:table-cell office:value-type="float" office:value="0.735464" calcext:value-type="float">
            <text:p>0.735464</text:p>
          </table:table-cell>
          <table:table-cell office:value-type="float" office:value="8.76153" calcext:value-type="float">
            <text:p>8.76153</text:p>
          </table:table-cell>
          <table:table-cell office:value-type="float" office:value="0.563911" calcext:value-type="float">
            <text:p>0.563911</text:p>
          </table:table-cell>
          <table:table-cell office:value-type="float" office:value="79.2251" calcext:value-type="float">
            <text:p>79.2251</text:p>
          </table:table-cell>
          <table:table-cell office:value-type="float" office:value="0.349891" calcext:value-type="float">
            <text:p>0.349891</text:p>
          </table:table-cell>
          <table:table-cell office:value-type="float" office:value="4.70081" calcext:value-type="float">
            <text:p>4.70081</text:p>
          </table:table-cell>
          <table:table-cell table:formula="of:=400*[.G288]" office:value-type="float" office:value="225.5644" calcext:value-type="float">
            <text:p>225.5644</text:p>
          </table:table-cell>
          <table:table-cell table:formula="of:=([.F288]-[.C288]*[.C288])/([.A288]*[.A288])" office:value-type="float" office:value="0.0139822206124205" calcext:value-type="float">
            <text:p>0.013982220612421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2" calcext:value-type="float">
            <text:p>12</text:p>
          </table:table-cell>
          <table:table-cell office:value-type="float" office:value="-2.93307" calcext:value-type="float">
            <text:p>-2.93307</text:p>
          </table:table-cell>
          <table:table-cell office:value-type="float" office:value="0.080389" calcext:value-type="float">
            <text:p>0.080389</text:p>
          </table:table-cell>
          <table:table-cell office:value-type="float" office:value="-0.0555627" calcext:value-type="float">
            <text:p>-0.0555627</text:p>
          </table:table-cell>
          <table:table-cell office:value-type="float" office:value="8.6833" calcext:value-type="float">
            <text:p>8.6833</text:p>
          </table:table-cell>
          <table:table-cell office:value-type="float" office:value="0.538137" calcext:value-type="float">
            <text:p>0.538137</text:p>
          </table:table-cell>
          <table:table-cell office:value-type="float" office:value="78.0974" calcext:value-type="float">
            <text:p>78.0974</text:p>
          </table:table-cell>
          <table:table-cell office:value-type="float" office:value="0.334021" calcext:value-type="float">
            <text:p>0.334021</text:p>
          </table:table-cell>
          <table:table-cell office:value-type="float" office:value="5.66338" calcext:value-type="float">
            <text:p>5.66338</text:p>
          </table:table-cell>
          <table:table-cell table:formula="of:=400*[.G289]" office:value-type="float" office:value="215.2548" calcext:value-type="float">
            <text:p>215.2548</text:p>
          </table:table-cell>
          <table:table-cell table:formula="of:=([.F289]-[.C289]*[.C289])/([.A289]*[.A289])" office:value-type="float" office:value="0.0157413217753935" calcext:value-type="float">
            <text:p>0.015741321775394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3" calcext:value-type="float">
            <text:p>13</text:p>
          </table:table-cell>
          <table:table-cell office:value-type="float" office:value="-2.91539" calcext:value-type="float">
            <text:p>-2.91539</text:p>
          </table:table-cell>
          <table:table-cell office:value-type="float" office:value="0.0800843" calcext:value-type="float">
            <text:p>0.0800843</text:p>
          </table:table-cell>
          <table:table-cell office:value-type="float" office:value="-0.112703" calcext:value-type="float">
            <text:p>-0.112703</text:p>
          </table:table-cell>
          <table:table-cell office:value-type="float" office:value="8.57959" calcext:value-type="float">
            <text:p>8.57959</text:p>
          </table:table-cell>
          <table:table-cell office:value-type="float" office:value="0.527468" calcext:value-type="float">
            <text:p>0.527468</text:p>
          </table:table-cell>
          <table:table-cell office:value-type="float" office:value="76.2779" calcext:value-type="float">
            <text:p>76.2779</text:p>
          </table:table-cell>
          <table:table-cell office:value-type="float" office:value="0.322873" calcext:value-type="float">
            <text:p>0.322873</text:p>
          </table:table-cell>
          <table:table-cell office:value-type="float" office:value="5.95891" calcext:value-type="float">
            <text:p>5.95891</text:p>
          </table:table-cell>
          <table:table-cell table:formula="of:=400*[.G290]" office:value-type="float" office:value="210.9872" calcext:value-type="float">
            <text:p>210.9872</text:p>
          </table:table-cell>
          <table:table-cell table:formula="of:=([.F290]-[.C290]*[.C290])/([.A290]*[.A290])" office:value-type="float" office:value="0.0156807792113712" calcext:value-type="float">
            <text:p>0.015680779211371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4" calcext:value-type="float">
            <text:p>14</text:p>
          </table:table-cell>
          <table:table-cell office:value-type="float" office:value="-2.91899" calcext:value-type="float">
            <text:p>-2.91899</text:p>
          </table:table-cell>
          <table:table-cell office:value-type="float" office:value="0.0801099" calcext:value-type="float">
            <text:p>0.0801099</text:p>
          </table:table-cell>
          <table:table-cell office:value-type="float" office:value="-0.0787418" calcext:value-type="float">
            <text:p>-0.0787418</text:p>
          </table:table-cell>
          <table:table-cell office:value-type="float" office:value="8.60061" calcext:value-type="float">
            <text:p>8.60061</text:p>
          </table:table-cell>
          <table:table-cell office:value-type="float" office:value="0.533645" calcext:value-type="float">
            <text:p>0.533645</text:p>
          </table:table-cell>
          <table:table-cell office:value-type="float" office:value="76.6524" calcext:value-type="float">
            <text:p>76.6524</text:p>
          </table:table-cell>
          <table:table-cell office:value-type="float" office:value="0.32701" calcext:value-type="float">
            <text:p>0.32701</text:p>
          </table:table-cell>
          <table:table-cell office:value-type="float" office:value="5.86755" calcext:value-type="float">
            <text:p>5.86755</text:p>
          </table:table-cell>
          <table:table-cell table:formula="of:=400*[.G291]" office:value-type="float" office:value="213.458" calcext:value-type="float">
            <text:p>213.458</text:p>
          </table:table-cell>
          <table:table-cell table:formula="of:=([.F291]-[.C291]*[.C291])/([.A291]*[.A291])" office:value-type="float" office:value="0.0156839572206123" calcext:value-type="float">
            <text:p>0.015683957220612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5" calcext:value-type="float">
            <text:p>15</text:p>
          </table:table-cell>
          <table:table-cell office:value-type="float" office:value="-2.91412" calcext:value-type="float">
            <text:p>-2.91412</text:p>
          </table:table-cell>
          <table:table-cell office:value-type="float" office:value="0.0830343" calcext:value-type="float">
            <text:p>0.0830343</text:p>
          </table:table-cell>
          <table:table-cell office:value-type="float" office:value="0.115176" calcext:value-type="float">
            <text:p>0.115176</text:p>
          </table:table-cell>
          <table:table-cell office:value-type="float" office:value="8.57516" calcext:value-type="float">
            <text:p>8.57516</text:p>
          </table:table-cell>
          <table:table-cell office:value-type="float" office:value="0.528079" calcext:value-type="float">
            <text:p>0.528079</text:p>
          </table:table-cell>
          <table:table-cell office:value-type="float" office:value="76.2974" calcext:value-type="float">
            <text:p>76.2974</text:p>
          </table:table-cell>
          <table:table-cell office:value-type="float" office:value="0.323396" calcext:value-type="float">
            <text:p>0.323396</text:p>
          </table:table-cell>
          <table:table-cell office:value-type="float" office:value="5.94875" calcext:value-type="float">
            <text:p>5.94875</text:p>
          </table:table-cell>
          <table:table-cell table:formula="of:=400*[.G292]" office:value-type="float" office:value="211.2316" calcext:value-type="float">
            <text:p>211.2316</text:p>
          </table:table-cell>
          <table:table-cell table:formula="of:=([.F292]-[.C292]*[.C292])/([.A292]*[.A292])" office:value-type="float" office:value="0.0162629465110816" calcext:value-type="float">
            <text:p>0.01626294651108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2.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0" calcext:value-type="float">
            <text:p>0</text:p>
          </table:table-cell>
          <table:table-cell office:value-type="float" office:value="-1.08" calcext:value-type="float">
            <text:p>-1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1.1664" calcext:value-type="float">
            <text:p>1.1664</text:p>
          </table:table-cell>
          <table:table-cell office:value-type="float" office:value="0.0064" calcext:value-type="float">
            <text:p>0.0064</text:p>
          </table:table-cell>
          <table:table-cell office:value-type="float" office:value="1.36049" calcext:value-type="float">
            <text:p>1.36049</text:p>
          </table:table-cell>
          <table:table-cell office:value-type="float" office:value="0.00004096" calcext:value-type="float">
            <text:p>4.096E-05</text:p>
          </table:table-cell>
          <table:table-cell office:value-type="float" office:value="2.26661" calcext:value-type="float">
            <text:p>2.26661</text:p>
          </table:table-cell>
          <table:table-cell table:formula="of:=400*[.G295]" office:value-type="float" office:value="2.56" calcext:value-type="float">
            <text:p>2.56</text:p>
          </table:table-cell>
          <table:table-cell table:formula="of:=([.F295]-[.C295]*[.C295])/([.A295]*[.A295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" calcext:value-type="float">
            <text:p>1</text:p>
          </table:table-cell>
          <table:table-cell office:value-type="float" office:value="-1.82" calcext:value-type="float">
            <text:p>-1.82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325" calcext:value-type="float">
            <text:p>0.1325</text:p>
          </table:table-cell>
          <table:table-cell office:value-type="float" office:value="3.3268" calcext:value-type="float">
            <text:p>3.3268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11.2584" calcext:value-type="float">
            <text:p>11.2584</text:p>
          </table:table-cell>
          <table:table-cell office:value-type="float" office:value="0.00030888" calcext:value-type="float">
            <text:p>0.00030888</text:p>
          </table:table-cell>
          <table:table-cell office:value-type="float" office:value="3.91865" calcext:value-type="float">
            <text:p>3.91865</text:p>
          </table:table-cell>
          <table:table-cell table:formula="of:=400*[.G296]" office:value-type="float" office:value="7.025" calcext:value-type="float">
            <text:p>7.025</text:p>
          </table:table-cell>
          <table:table-cell table:formula="of:=([.F296]-[.C296]*[.C296])/([.A296]*[.A296])" office:value-type="float" office:value="0.00279454287876725" calcext:value-type="float">
            <text:p>0.002794542878767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" calcext:value-type="float">
            <text:p>2</text:p>
          </table:table-cell>
          <table:table-cell office:value-type="float" office:value="-2.59" calcext:value-type="float">
            <text:p>-2.59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43625" calcext:value-type="float">
            <text:p>0.43625</text:p>
          </table:table-cell>
          <table:table-cell office:value-type="float" office:value="6.807" calcext:value-type="float">
            <text:p>6.807</text:p>
          </table:table-cell>
          <table:table-cell office:value-type="float" office:value="0.220431" calcext:value-type="float">
            <text:p>0.220431</text:p>
          </table:table-cell>
          <table:table-cell office:value-type="float" office:value="49.2505" calcext:value-type="float">
            <text:p>49.2505</text:p>
          </table:table-cell>
          <table:table-cell office:value-type="float" office:value="0.0736038" calcext:value-type="float">
            <text:p>0.0736038</text:p>
          </table:table-cell>
          <table:table-cell office:value-type="float" office:value="2.63451" calcext:value-type="float">
            <text:p>2.63451</text:p>
          </table:table-cell>
          <table:table-cell table:formula="of:=400*[.G297]" office:value-type="float" office:value="88.1724" calcext:value-type="float">
            <text:p>88.1724</text:p>
          </table:table-cell>
          <table:table-cell table:formula="of:=([.F297]-[.C297]*[.C297])/([.A297]*[.A297])" office:value-type="float" office:value="0.0191930757437562" calcext:value-type="float">
            <text:p>0.019193075743756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3" calcext:value-type="float">
            <text:p>3</text:p>
          </table:table-cell>
          <table:table-cell office:value-type="float" office:value="-2.9275" calcext:value-type="float">
            <text:p>-2.9275</text:p>
          </table:table-cell>
          <table:table-cell office:value-type="float" office:value="0.0139937" calcext:value-type="float">
            <text:p>0.0139937</text:p>
          </table:table-cell>
          <table:table-cell office:value-type="float" office:value="0.780625" calcext:value-type="float">
            <text:p>0.780625</text:p>
          </table:table-cell>
          <table:table-cell office:value-type="float" office:value="8.58425" calcext:value-type="float">
            <text:p>8.58425</text:p>
          </table:table-cell>
          <table:table-cell office:value-type="float" office:value="0.610316" calcext:value-type="float">
            <text:p>0.610316</text:p>
          </table:table-cell>
          <table:table-cell office:value-type="float" office:value="74.1465" calcext:value-type="float">
            <text:p>74.1465</text:p>
          </table:table-cell>
          <table:table-cell office:value-type="float" office:value="0.374764" calcext:value-type="float">
            <text:p>0.374764</text:p>
          </table:table-cell>
          <table:table-cell office:value-type="float" office:value="1.31913" calcext:value-type="float">
            <text:p>1.31913</text:p>
          </table:table-cell>
          <table:table-cell table:formula="of:=400*[.G298]" office:value-type="float" office:value="244.1264" calcext:value-type="float">
            <text:p>244.1264</text:p>
          </table:table-cell>
          <table:table-cell table:formula="of:=([.F298]-[.C298]*[.C298])/([.A298]*[.A298])" office:value-type="float" office:value="0.00271570377845468" calcext:value-type="float">
            <text:p>0.002715703778455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4" calcext:value-type="float">
            <text:p>4</text:p>
          </table:table-cell>
          <table:table-cell office:value-type="float" office:value="-2.85375" calcext:value-type="float">
            <text:p>-2.85375</text:p>
          </table:table-cell>
          <table:table-cell office:value-type="float" office:value="0.0194859" calcext:value-type="float">
            <text:p>0.0194859</text:p>
          </table:table-cell>
          <table:table-cell office:value-type="float" office:value="0.712187" calcext:value-type="float">
            <text:p>0.712187</text:p>
          </table:table-cell>
          <table:table-cell office:value-type="float" office:value="8.16338" calcext:value-type="float">
            <text:p>8.16338</text:p>
          </table:table-cell>
          <table:table-cell office:value-type="float" office:value="0.511577" calcext:value-type="float">
            <text:p>0.511577</text:p>
          </table:table-cell>
          <table:table-cell office:value-type="float" office:value="67.2752" calcext:value-type="float">
            <text:p>67.2752</text:p>
          </table:table-cell>
          <table:table-cell office:value-type="float" office:value="0.269841" calcext:value-type="float">
            <text:p>0.269841</text:p>
          </table:table-cell>
          <table:table-cell office:value-type="float" office:value="6.00001" calcext:value-type="float">
            <text:p>6.00001</text:p>
          </table:table-cell>
          <table:table-cell table:formula="of:=400*[.G299]" office:value-type="float" office:value="204.6308" calcext:value-type="float">
            <text:p>204.6308</text:p>
          </table:table-cell>
          <table:table-cell table:formula="of:=([.F299]-[.C299]*[.C299])/([.A299]*[.A299])" office:value-type="float" office:value="0.00378251809660555" calcext:value-type="float">
            <text:p>0.003782518096606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5" calcext:value-type="float">
            <text:p>5</text:p>
          </table:table-cell>
          <table:table-cell office:value-type="float" office:value="-2.93125" calcext:value-type="float">
            <text:p>-2.93125</text:p>
          </table:table-cell>
          <table:table-cell office:value-type="float" office:value="0.107298" calcext:value-type="float">
            <text:p>0.107298</text:p>
          </table:table-cell>
          <table:table-cell office:value-type="float" office:value="0.694219" calcext:value-type="float">
            <text:p>0.694219</text:p>
          </table:table-cell>
          <table:table-cell office:value-type="float" office:value="8.69952" calcext:value-type="float">
            <text:p>8.69952</text:p>
          </table:table-cell>
          <table:table-cell office:value-type="float" office:value="0.51934" calcext:value-type="float">
            <text:p>0.51934</text:p>
          </table:table-cell>
          <table:table-cell office:value-type="float" office:value="79.321" calcext:value-type="float">
            <text:p>79.321</text:p>
          </table:table-cell>
          <table:table-cell office:value-type="float" office:value="0.327008" calcext:value-type="float">
            <text:p>0.327008</text:p>
          </table:table-cell>
          <table:table-cell office:value-type="float" office:value="7.67379" calcext:value-type="float">
            <text:p>7.67379</text:p>
          </table:table-cell>
          <table:table-cell table:formula="of:=400*[.G300]" office:value-type="float" office:value="207.736" calcext:value-type="float">
            <text:p>207.736</text:p>
          </table:table-cell>
          <table:table-cell table:formula="of:=([.F300]-[.C300]*[.C300])/([.A300]*[.A300])" office:value-type="float" office:value="0.020821952201673" calcext:value-type="float">
            <text:p>0.020821952201673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6" calcext:value-type="float">
            <text:p>6</text:p>
          </table:table-cell>
          <table:table-cell office:value-type="float" office:value="-2.66312" calcext:value-type="float">
            <text:p>-2.66312</text:p>
          </table:table-cell>
          <table:table-cell office:value-type="float" office:value="0.0787902" calcext:value-type="float">
            <text:p>0.0787902</text:p>
          </table:table-cell>
          <table:table-cell office:value-type="float" office:value="0.293125" calcext:value-type="float">
            <text:p>0.293125</text:p>
          </table:table-cell>
          <table:table-cell office:value-type="float" office:value="7.17102" calcext:value-type="float">
            <text:p>7.17102</text:p>
          </table:table-cell>
          <table:table-cell office:value-type="float" office:value="0.317309" calcext:value-type="float">
            <text:p>0.317309</text:p>
          </table:table-cell>
          <table:table-cell office:value-type="float" office:value="53.8308" calcext:value-type="float">
            <text:p>53.8308</text:p>
          </table:table-cell>
          <table:table-cell office:value-type="float" office:value="0.165465" calcext:value-type="float">
            <text:p>0.165465</text:p>
          </table:table-cell>
          <table:table-cell office:value-type="float" office:value="9.4833" calcext:value-type="float">
            <text:p>9.4833</text:p>
          </table:table-cell>
          <table:table-cell table:formula="of:=400*[.G301]" office:value-type="float" office:value="126.9236" calcext:value-type="float">
            <text:p>126.9236</text:p>
          </table:table-cell>
          <table:table-cell table:formula="of:=([.F301]-[.C301]*[.C301])/([.A301]*[.A301])" office:value-type="float" office:value="0.0152946623454753" calcext:value-type="float">
            <text:p>0.015294662345475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7" calcext:value-type="float">
            <text:p>7</text:p>
          </table:table-cell>
          <table:table-cell office:value-type="float" office:value="-2.96063" calcext:value-type="float">
            <text:p>-2.96063</text:p>
          </table:table-cell>
          <table:table-cell office:value-type="float" office:value="0.0495184" calcext:value-type="float">
            <text:p>0.0495184</text:p>
          </table:table-cell>
          <table:table-cell office:value-type="float" office:value="-0.765195" calcext:value-type="float">
            <text:p>-0.765195</text:p>
          </table:table-cell>
          <table:table-cell office:value-type="float" office:value="8.81482" calcext:value-type="float">
            <text:p>8.81482</text:p>
          </table:table-cell>
          <table:table-cell office:value-type="float" office:value="0.59382" calcext:value-type="float">
            <text:p>0.59382</text:p>
          </table:table-cell>
          <table:table-cell office:value-type="float" office:value="79.4406" calcext:value-type="float">
            <text:p>79.4406</text:p>
          </table:table-cell>
          <table:table-cell office:value-type="float" office:value="0.370825" calcext:value-type="float">
            <text:p>0.370825</text:p>
          </table:table-cell>
          <table:table-cell office:value-type="float" office:value="3.41367" calcext:value-type="float">
            <text:p>3.41367</text:p>
          </table:table-cell>
          <table:table-cell table:formula="of:=400*[.G302]" office:value-type="float" office:value="237.528" calcext:value-type="float">
            <text:p>237.528</text:p>
          </table:table-cell>
          <table:table-cell table:formula="of:=([.F302]-[.C302]*[.C302])/([.A302]*[.A302])" office:value-type="float" office:value="0.00960430109258878" calcext:value-type="float">
            <text:p>0.009604301092589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8" calcext:value-type="float">
            <text:p>8</text:p>
          </table:table-cell>
          <table:table-cell office:value-type="float" office:value="-2.92141" calcext:value-type="float">
            <text:p>-2.92141</text:p>
          </table:table-cell>
          <table:table-cell office:value-type="float" office:value="0.0689668" calcext:value-type="float">
            <text:p>0.0689668</text:p>
          </table:table-cell>
          <table:table-cell office:value-type="float" office:value="-0.717949" calcext:value-type="float">
            <text:p>-0.717949</text:p>
          </table:table-cell>
          <table:table-cell office:value-type="float" office:value="8.60358" calcext:value-type="float">
            <text:p>8.60358</text:p>
          </table:table-cell>
          <table:table-cell office:value-type="float" office:value="0.53494" calcext:value-type="float">
            <text:p>0.53494</text:p>
          </table:table-cell>
          <table:table-cell office:value-type="float" office:value="76.3151" calcext:value-type="float">
            <text:p>76.3151</text:p>
          </table:table-cell>
          <table:table-cell office:value-type="float" office:value="0.319627" calcext:value-type="float">
            <text:p>0.319627</text:p>
          </table:table-cell>
          <table:table-cell office:value-type="float" office:value="6.90042" calcext:value-type="float">
            <text:p>6.90042</text:p>
          </table:table-cell>
          <table:table-cell table:formula="of:=400*[.G303]" office:value-type="float" office:value="213.976" calcext:value-type="float">
            <text:p>213.976</text:p>
          </table:table-cell>
          <table:table-cell table:formula="of:=([.F303]-[.C303]*[.C303])/([.A303]*[.A303])" office:value-type="float" office:value="0.0133795749771976" calcext:value-type="float">
            <text:p>0.013379574977198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9" calcext:value-type="float">
            <text:p>9</text:p>
          </table:table-cell>
          <table:table-cell office:value-type="float" office:value="-2.81215" calcext:value-type="float">
            <text:p>-2.81215</text:p>
          </table:table-cell>
          <table:table-cell office:value-type="float" office:value="0.0962532" calcext:value-type="float">
            <text:p>0.0962532</text:p>
          </table:table-cell>
          <table:table-cell office:value-type="float" office:value="-0.481494" calcext:value-type="float">
            <text:p>-0.481494</text:p>
          </table:table-cell>
          <table:table-cell office:value-type="float" office:value="8.00443" calcext:value-type="float">
            <text:p>8.00443</text:p>
          </table:table-cell>
          <table:table-cell office:value-type="float" office:value="0.44392" calcext:value-type="float">
            <text:p>0.44392</text:p>
          </table:table-cell>
          <table:table-cell office:value-type="float" office:value="67.0159" calcext:value-type="float">
            <text:p>67.0159</text:p>
          </table:table-cell>
          <table:table-cell office:value-type="float" office:value="0.25666" calcext:value-type="float">
            <text:p>0.25666</text:p>
          </table:table-cell>
          <table:table-cell office:value-type="float" office:value="9.1111" calcext:value-type="float">
            <text:p>9.1111</text:p>
          </table:table-cell>
          <table:table-cell table:formula="of:=400*[.G304]" office:value-type="float" office:value="177.568" calcext:value-type="float">
            <text:p>177.568</text:p>
          </table:table-cell>
          <table:table-cell table:formula="of:=([.F304]-[.C304]*[.C304])/([.A304]*[.A304])" office:value-type="float" office:value="0.0186773229637679" calcext:value-type="float">
            <text:p>0.018677322963768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0" calcext:value-type="float">
            <text:p>10</text:p>
          </table:table-cell>
          <table:table-cell office:value-type="float" office:value="-2.90523" calcext:value-type="float">
            <text:p>-2.90523</text:p>
          </table:table-cell>
          <table:table-cell office:value-type="float" office:value="0.0755867" calcext:value-type="float">
            <text:p>0.0755867</text:p>
          </table:table-cell>
          <table:table-cell office:value-type="float" office:value="0.372715" calcext:value-type="float">
            <text:p>0.372715</text:p>
          </table:table-cell>
          <table:table-cell office:value-type="float" office:value="8.51597" calcext:value-type="float">
            <text:p>8.51597</text:p>
          </table:table-cell>
          <table:table-cell office:value-type="float" office:value="0.5306" calcext:value-type="float">
            <text:p>0.5306</text:p>
          </table:table-cell>
          <table:table-cell office:value-type="float" office:value="75.0421" calcext:value-type="float">
            <text:p>75.0421</text:p>
          </table:table-cell>
          <table:table-cell office:value-type="float" office:value="0.317742" calcext:value-type="float">
            <text:p>0.317742</text:p>
          </table:table-cell>
          <table:table-cell office:value-type="float" office:value="5.55318" calcext:value-type="float">
            <text:p>5.55318</text:p>
          </table:table-cell>
          <table:table-cell table:formula="of:=400*[.G305]" office:value-type="float" office:value="212.24" calcext:value-type="float">
            <text:p>212.24</text:p>
          </table:table-cell>
          <table:table-cell table:formula="of:=([.F305]-[.C305]*[.C305])/([.A305]*[.A305])" office:value-type="float" office:value="0.0146730282171203" calcext:value-type="float">
            <text:p>0.01467302821712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1" calcext:value-type="float">
            <text:p>11</text:p>
          </table:table-cell>
          <table:table-cell office:value-type="float" office:value="-2.88859" calcext:value-type="float">
            <text:p>-2.88859</text:p>
          </table:table-cell>
          <table:table-cell office:value-type="float" office:value="0.0838121" calcext:value-type="float">
            <text:p>0.0838121</text:p>
          </table:table-cell>
          <table:table-cell office:value-type="float" office:value="0.381575" calcext:value-type="float">
            <text:p>0.381575</text:p>
          </table:table-cell>
          <table:table-cell office:value-type="float" office:value="8.42779" calcext:value-type="float">
            <text:p>8.42779</text:p>
          </table:table-cell>
          <table:table-cell office:value-type="float" office:value="0.503583" calcext:value-type="float">
            <text:p>0.503583</text:p>
          </table:table-cell>
          <table:table-cell office:value-type="float" office:value="73.7661" calcext:value-type="float">
            <text:p>73.7661</text:p>
          </table:table-cell>
          <table:table-cell office:value-type="float" office:value="0.30245" calcext:value-type="float">
            <text:p>0.30245</text:p>
          </table:table-cell>
          <table:table-cell office:value-type="float" office:value="7.77951" calcext:value-type="float">
            <text:p>7.77951</text:p>
          </table:table-cell>
          <table:table-cell table:formula="of:=400*[.G306]" office:value-type="float" office:value="201.4332" calcext:value-type="float">
            <text:p>201.4332</text:p>
          </table:table-cell>
          <table:table-cell table:formula="of:=([.F306]-[.C306]*[.C306])/([.A306]*[.A306])" office:value-type="float" office:value="0.0162700250150398" calcext:value-type="float">
            <text:p>0.01627002501504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2" calcext:value-type="float">
            <text:p>12</text:p>
          </table:table-cell>
          <table:table-cell office:value-type="float" office:value="-2.89146" calcext:value-type="float">
            <text:p>-2.89146</text:p>
          </table:table-cell>
          <table:table-cell office:value-type="float" office:value="0.0792934" calcext:value-type="float">
            <text:p>0.0792934</text:p>
          </table:table-cell>
          <table:table-cell office:value-type="float" office:value="0.00944824" calcext:value-type="float">
            <text:p>0.00944824</text:p>
          </table:table-cell>
          <table:table-cell office:value-type="float" office:value="8.43986" calcext:value-type="float">
            <text:p>8.43986</text:p>
          </table:table-cell>
          <table:table-cell office:value-type="float" office:value="0.516281" calcext:value-type="float">
            <text:p>0.516281</text:p>
          </table:table-cell>
          <table:table-cell office:value-type="float" office:value="73.8581" calcext:value-type="float">
            <text:p>73.8581</text:p>
          </table:table-cell>
          <table:table-cell office:value-type="float" office:value="0.308024" calcext:value-type="float">
            <text:p>0.308024</text:p>
          </table:table-cell>
          <table:table-cell office:value-type="float" office:value="6.09116" calcext:value-type="float">
            <text:p>6.09116</text:p>
          </table:table-cell>
          <table:table-cell table:formula="of:=400*[.G307]" office:value-type="float" office:value="206.5124" calcext:value-type="float">
            <text:p>206.5124</text:p>
          </table:table-cell>
          <table:table-cell table:formula="of:=([.F307]-[.C307]*[.C307])/([.A307]*[.A307])" office:value-type="float" office:value="0.0153930928991442" calcext:value-type="float">
            <text:p>0.015393092899144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3" calcext:value-type="float">
            <text:p>13</text:p>
          </table:table-cell>
          <table:table-cell office:value-type="float" office:value="-2.87632" calcext:value-type="float">
            <text:p>-2.87632</text:p>
          </table:table-cell>
          <table:table-cell office:value-type="float" office:value="0.0840598" calcext:value-type="float">
            <text:p>0.0840598</text:p>
          </table:table-cell>
          <table:table-cell office:value-type="float" office:value="0.225732" calcext:value-type="float">
            <text:p>0.225732</text:p>
          </table:table-cell>
          <table:table-cell office:value-type="float" office:value="8.35727" calcext:value-type="float">
            <text:p>8.35727</text:p>
          </table:table-cell>
          <table:table-cell office:value-type="float" office:value="0.504169" calcext:value-type="float">
            <text:p>0.504169</text:p>
          </table:table-cell>
          <table:table-cell office:value-type="float" office:value="72.5788" calcext:value-type="float">
            <text:p>72.5788</text:p>
          </table:table-cell>
          <table:table-cell office:value-type="float" office:value="0.300939" calcext:value-type="float">
            <text:p>0.300939</text:p>
          </table:table-cell>
          <table:table-cell office:value-type="float" office:value="6.98055" calcext:value-type="float">
            <text:p>6.98055</text:p>
          </table:table-cell>
          <table:table-cell table:formula="of:=400*[.G308]" office:value-type="float" office:value="201.6676" calcext:value-type="float">
            <text:p>201.6676</text:p>
          </table:table-cell>
          <table:table-cell table:formula="of:=([.F308]-[.C308]*[.C308])/([.A308]*[.A308])" office:value-type="float" office:value="0.0163118355877271" calcext:value-type="float">
            <text:p>0.016311835587727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4" calcext:value-type="float">
            <text:p>14</text:p>
          </table:table-cell>
          <table:table-cell office:value-type="float" office:value="-2.88729" calcext:value-type="float">
            <text:p>-2.88729</text:p>
          </table:table-cell>
          <table:table-cell office:value-type="float" office:value="0.0834289" calcext:value-type="float">
            <text:p>0.0834289</text:p>
          </table:table-cell>
          <table:table-cell office:value-type="float" office:value="0.226861" calcext:value-type="float">
            <text:p>0.226861</text:p>
          </table:table-cell>
          <table:table-cell office:value-type="float" office:value="8.41987" calcext:value-type="float">
            <text:p>8.41987</text:p>
          </table:table-cell>
          <table:table-cell office:value-type="float" office:value="0.515129" calcext:value-type="float">
            <text:p>0.515129</text:p>
          </table:table-cell>
          <table:table-cell office:value-type="float" office:value="73.6283" calcext:value-type="float">
            <text:p>73.6283</text:p>
          </table:table-cell>
          <table:table-cell office:value-type="float" office:value="0.309646" calcext:value-type="float">
            <text:p>0.309646</text:p>
          </table:table-cell>
          <table:table-cell office:value-type="float" office:value="6.316" calcext:value-type="float">
            <text:p>6.316</text:p>
          </table:table-cell>
          <table:table-cell table:formula="of:=400*[.G309]" office:value-type="float" office:value="206.0516" calcext:value-type="float">
            <text:p>206.0516</text:p>
          </table:table-cell>
          <table:table-cell table:formula="of:=([.F309]-[.C309]*[.C309])/([.A309]*[.A309])" office:value-type="float" office:value="0.0161901950163981" calcext:value-type="float">
            <text:p>0.016190195016398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5" calcext:value-type="float">
            <text:p>15</text:p>
          </table:table-cell>
          <table:table-cell office:value-type="float" office:value="-2.89037" calcext:value-type="float">
            <text:p>-2.89037</text:p>
          </table:table-cell>
          <table:table-cell office:value-type="float" office:value="0.0832451" calcext:value-type="float">
            <text:p>0.0832451</text:p>
          </table:table-cell>
          <table:table-cell office:value-type="float" office:value="0.0735974" calcext:value-type="float">
            <text:p>0.0735974</text:p>
          </table:table-cell>
          <table:table-cell office:value-type="float" office:value="8.43746" calcext:value-type="float">
            <text:p>8.43746</text:p>
          </table:table-cell>
          <table:table-cell office:value-type="float" office:value="0.51799" calcext:value-type="float">
            <text:p>0.51799</text:p>
          </table:table-cell>
          <table:table-cell office:value-type="float" office:value="73.9173" calcext:value-type="float">
            <text:p>73.9173</text:p>
          </table:table-cell>
          <table:table-cell office:value-type="float" office:value="0.312194" calcext:value-type="float">
            <text:p>0.312194</text:p>
          </table:table-cell>
          <table:table-cell office:value-type="float" office:value="6.13118" calcext:value-type="float">
            <text:p>6.13118</text:p>
          </table:table-cell>
          <table:table-cell table:formula="of:=400*[.G310]" office:value-type="float" office:value="207.196" calcext:value-type="float">
            <text:p>207.196</text:p>
          </table:table-cell>
          <table:table-cell table:formula="of:=([.F310]-[.C310]*[.C310])/([.A310]*[.A310])" office:value-type="float" office:value="0.0161503741776476" calcext:value-type="float">
            <text:p>0.0161503741776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2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1.69" calcext:value-type="float">
            <text:p>1.69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.8561" calcext:value-type="float">
            <text:p>2.8561</text:p>
          </table:table-cell>
          <table:table-cell office:value-type="float" office:value="0.000244141" calcext:value-type="float">
            <text:p>0.000244141</text:p>
          </table:table-cell>
          <table:table-cell office:value-type="float" office:value="9.25283" calcext:value-type="float">
            <text:p>9.25283</text:p>
          </table:table-cell>
          <table:table-cell table:formula="of:=400*[.G313]" office:value-type="float" office:value="6.25" calcext:value-type="float">
            <text:p>6.25</text:p>
          </table:table-cell>
          <table:table-cell table:formula="of:=([.F313]-[.C313]*[.C313])/([.A313]*[.A31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-1.69" calcext:value-type="float">
            <text:p>-1.69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6" calcext:value-type="float">
            <text:p>-0.06</text:p>
          </table:table-cell>
          <table:table-cell office:value-type="float" office:value="2.8642" calcext:value-type="float">
            <text:p>2.8642</text:p>
          </table:table-cell>
          <table:table-cell office:value-type="float" office:value="0.0045" calcext:value-type="float">
            <text:p>0.0045</text:p>
          </table:table-cell>
          <table:table-cell office:value-type="float" office:value="8.29618" calcext:value-type="float">
            <text:p>8.29618</text:p>
          </table:table-cell>
          <table:table-cell office:value-type="float" office:value="0.00003321" calcext:value-type="float">
            <text:p>3.321E-05</text:p>
          </table:table-cell>
          <table:table-cell office:value-type="float" office:value="11.816" calcext:value-type="float">
            <text:p>11.816</text:p>
          </table:table-cell>
          <table:table-cell table:formula="of:=400*[.G314]" office:value-type="float" office:value="1.8" calcext:value-type="float">
            <text:p>1.8</text:p>
          </table:table-cell>
          <table:table-cell table:formula="of:=([.F314]-[.C314]*[.C314])/([.A314]*[.A314])" office:value-type="float" office:value="0.00153119092627612" calcext:value-type="float">
            <text:p>0.001531190926276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-2.235" calcext:value-type="float">
            <text:p>-2.235</text:p>
          </table:table-cell>
          <table:table-cell office:value-type="float" office:value="0.021875" calcext:value-type="float">
            <text:p>0.021875</text:p>
          </table:table-cell>
          <table:table-cell office:value-type="float" office:value="-0.0575" calcext:value-type="float">
            <text:p>-0.0575</text:p>
          </table:table-cell>
          <table:table-cell office:value-type="float" office:value="5.0171" calcext:value-type="float">
            <text:p>5.0171</text:p>
          </table:table-cell>
          <table:table-cell office:value-type="float" office:value="0.0050125" calcext:value-type="float">
            <text:p>0.0050125</text:p>
          </table:table-cell>
          <table:table-cell office:value-type="float" office:value="25.6214" calcext:value-type="float">
            <text:p>25.6214</text:p>
          </table:table-cell>
          <table:table-cell office:value-type="float" office:value="0.0000448928" calcext:value-type="float">
            <text:p>4.48928E-05</text:p>
          </table:table-cell>
          <table:table-cell office:value-type="float" office:value="15.4414" calcext:value-type="float">
            <text:p>15.4414</text:p>
          </table:table-cell>
          <table:table-cell table:formula="of:=400*[.G315]" office:value-type="float" office:value="2.005" calcext:value-type="float">
            <text:p>2.005</text:p>
          </table:table-cell>
          <table:table-cell table:formula="of:=([.F315]-[.C315]*[.C315])/([.A315]*[.A315])" office:value-type="float" office:value="0.0041351606805294" calcext:value-type="float">
            <text:p>0.004135160680529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-2.5575" calcext:value-type="float">
            <text:p>-2.5575</text:p>
          </table:table-cell>
          <table:table-cell office:value-type="float" office:value="0.0417437" calcext:value-type="float">
            <text:p>0.0417437</text:p>
          </table:table-cell>
          <table:table-cell office:value-type="float" office:value="-0.425625" calcext:value-type="float">
            <text:p>-0.425625</text:p>
          </table:table-cell>
          <table:table-cell office:value-type="float" office:value="6.58255" calcext:value-type="float">
            <text:p>6.58255</text:p>
          </table:table-cell>
          <table:table-cell office:value-type="float" office:value="0.212991" calcext:value-type="float">
            <text:p>0.212991</text:p>
          </table:table-cell>
          <table:table-cell office:value-type="float" office:value="44.4225" calcext:value-type="float">
            <text:p>44.4225</text:p>
          </table:table-cell>
          <table:table-cell office:value-type="float" office:value="0.0679606" calcext:value-type="float">
            <text:p>0.0679606</text:p>
          </table:table-cell>
          <table:table-cell office:value-type="float" office:value="14.0846" calcext:value-type="float">
            <text:p>14.0846</text:p>
          </table:table-cell>
          <table:table-cell table:formula="of:=400*[.G316]" office:value-type="float" office:value="85.1964" calcext:value-type="float">
            <text:p>85.1964</text:p>
          </table:table-cell>
          <table:table-cell table:formula="of:=([.F316]-[.C316]*[.C316])/([.A316]*[.A316])" office:value-type="float" office:value="0.00789106805293009" calcext:value-type="float">
            <text:p>0.00789106805293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-2.96" calcext:value-type="float">
            <text:p>-2.96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-0.759375" calcext:value-type="float">
            <text:p>-0.759375</text:p>
          </table:table-cell>
          <table:table-cell office:value-type="float" office:value="8.79285" calcext:value-type="float">
            <text:p>8.79285</text:p>
          </table:table-cell>
          <table:table-cell office:value-type="float" office:value="0.583094" calcext:value-type="float">
            <text:p>0.583094</text:p>
          </table:table-cell>
          <table:table-cell office:value-type="float" office:value="78.4126" calcext:value-type="float">
            <text:p>78.4126</text:p>
          </table:table-cell>
          <table:table-cell office:value-type="float" office:value="0.354196" calcext:value-type="float">
            <text:p>0.354196</text:p>
          </table:table-cell>
          <table:table-cell office:value-type="float" office:value="5.18188" calcext:value-type="float">
            <text:p>5.18188</text:p>
          </table:table-cell>
          <table:table-cell table:formula="of:=400*[.G317]" office:value-type="float" office:value="233.2376" calcext:value-type="float">
            <text:p>233.2376</text:p>
          </table:table-cell>
          <table:table-cell table:formula="of:=([.F317]-[.C317]*[.C317])/([.A317]*[.A317])" office:value-type="float" office:value="0.00590737240075614" calcext:value-type="float">
            <text:p>0.005907372400756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  <table:table-cell office:value-type="float" office:value="-2.76312" calcext:value-type="float">
            <text:p>-2.76312</text:p>
          </table:table-cell>
          <table:table-cell office:value-type="float" office:value="0.0796027" calcext:value-type="float">
            <text:p>0.0796027</text:p>
          </table:table-cell>
          <table:table-cell office:value-type="float" office:value="-0.643906" calcext:value-type="float">
            <text:p>-0.643906</text:p>
          </table:table-cell>
          <table:table-cell office:value-type="float" office:value="7.71446" calcext:value-type="float">
            <text:p>7.71446</text:p>
          </table:table-cell>
          <table:table-cell office:value-type="float" office:value="0.445045" calcext:value-type="float">
            <text:p>0.445045</text:p>
          </table:table-cell>
          <table:table-cell office:value-type="float" office:value="61.9129" calcext:value-type="float">
            <text:p>61.9129</text:p>
          </table:table-cell>
          <table:table-cell office:value-type="float" office:value="0.24183" calcext:value-type="float">
            <text:p>0.24183</text:p>
          </table:table-cell>
          <table:table-cell office:value-type="float" office:value="6.7515" calcext:value-type="float">
            <text:p>6.7515</text:p>
          </table:table-cell>
          <table:table-cell table:formula="of:=400*[.G318]" office:value-type="float" office:value="178.018" calcext:value-type="float">
            <text:p>178.018</text:p>
          </table:table-cell>
          <table:table-cell table:formula="of:=([.F318]-[.C318]*[.C318])/([.A318]*[.A318])" office:value-type="float" office:value="0.0150525265784501" calcext:value-type="float">
            <text:p>0.01505252657845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6" calcext:value-type="float">
            <text:p>6</text:p>
          </table:table-cell>
          <table:table-cell office:value-type="float" office:value="-2.82156" calcext:value-type="float">
            <text:p>-2.82156</text:p>
          </table:table-cell>
          <table:table-cell office:value-type="float" office:value="0.0509538" calcext:value-type="float">
            <text:p>0.0509538</text:p>
          </table:table-cell>
          <table:table-cell office:value-type="float" office:value="-0.671875" calcext:value-type="float">
            <text:p>-0.671875</text:p>
          </table:table-cell>
          <table:table-cell office:value-type="float" office:value="8.01217" calcext:value-type="float">
            <text:p>8.01217</text:p>
          </table:table-cell>
          <table:table-cell office:value-type="float" office:value="0.464777" calcext:value-type="float">
            <text:p>0.464777</text:p>
          </table:table-cell>
          <table:table-cell office:value-type="float" office:value="65.8154" calcext:value-type="float">
            <text:p>65.8154</text:p>
          </table:table-cell>
          <table:table-cell office:value-type="float" office:value="0.240129" calcext:value-type="float">
            <text:p>0.240129</text:p>
          </table:table-cell>
          <table:table-cell office:value-type="float" office:value="10.0359" calcext:value-type="float">
            <text:p>10.0359</text:p>
          </table:table-cell>
          <table:table-cell table:formula="of:=400*[.G319]" office:value-type="float" office:value="185.9108" calcext:value-type="float">
            <text:p>185.9108</text:p>
          </table:table-cell>
          <table:table-cell table:formula="of:=([.F319]-[.C319]*[.C319])/([.A319]*[.A319])" office:value-type="float" office:value="0.00963500310018901" calcext:value-type="float">
            <text:p>0.009635003100189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7" calcext:value-type="float">
            <text:p>7</text:p>
          </table:table-cell>
          <table:table-cell office:value-type="float" office:value="-2.68922" calcext:value-type="float">
            <text:p>-2.68922</text:p>
          </table:table-cell>
          <table:table-cell office:value-type="float" office:value="0.117424" calcext:value-type="float">
            <text:p>0.117424</text:p>
          </table:table-cell>
          <table:table-cell office:value-type="float" office:value="0.440977" calcext:value-type="float">
            <text:p>0.440977</text:p>
          </table:table-cell>
          <table:table-cell office:value-type="float" office:value="7.34932" calcext:value-type="float">
            <text:p>7.34932</text:p>
          </table:table-cell>
          <table:table-cell office:value-type="float" office:value="0.366065" calcext:value-type="float">
            <text:p>0.366065</text:p>
          </table:table-cell>
          <table:table-cell office:value-type="float" office:value="57.4583" calcext:value-type="float">
            <text:p>57.4583</text:p>
          </table:table-cell>
          <table:table-cell office:value-type="float" office:value="0.202567" calcext:value-type="float">
            <text:p>0.202567</text:p>
          </table:table-cell>
          <table:table-cell office:value-type="float" office:value="16.8811" calcext:value-type="float">
            <text:p>16.8811</text:p>
          </table:table-cell>
          <table:table-cell table:formula="of:=400*[.G320]" office:value-type="float" office:value="146.426" calcext:value-type="float">
            <text:p>146.426</text:p>
          </table:table-cell>
          <table:table-cell table:formula="of:=([.F320]-[.C320]*[.C320])/([.A320]*[.A320])" office:value-type="float" office:value="0.0221958018147446" calcext:value-type="float">
            <text:p>0.022195801814745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8" calcext:value-type="float">
            <text:p>8</text:p>
          </table:table-cell>
          <table:table-cell office:value-type="float" office:value="-2.80133" calcext:value-type="float">
            <text:p>-2.80133</text:p>
          </table:table-cell>
          <table:table-cell office:value-type="float" office:value="0.103987" calcext:value-type="float">
            <text:p>0.103987</text:p>
          </table:table-cell>
          <table:table-cell office:value-type="float" office:value="0.64291" calcext:value-type="float">
            <text:p>0.64291</text:p>
          </table:table-cell>
          <table:table-cell office:value-type="float" office:value="7.95143" calcext:value-type="float">
            <text:p>7.95143</text:p>
          </table:table-cell>
          <table:table-cell office:value-type="float" office:value="0.463878" calcext:value-type="float">
            <text:p>0.463878</text:p>
          </table:table-cell>
          <table:table-cell office:value-type="float" office:value="66.4439" calcext:value-type="float">
            <text:p>66.4439</text:p>
          </table:table-cell>
          <table:table-cell office:value-type="float" office:value="0.262242" calcext:value-type="float">
            <text:p>0.262242</text:p>
          </table:table-cell>
          <table:table-cell office:value-type="float" office:value="5.3554" calcext:value-type="float">
            <text:p>5.3554</text:p>
          </table:table-cell>
          <table:table-cell table:formula="of:=400*[.G321]" office:value-type="float" office:value="185.5512" calcext:value-type="float">
            <text:p>185.5512</text:p>
          </table:table-cell>
          <table:table-cell table:formula="of:=([.F321]-[.C321]*[.C321])/([.A321]*[.A321])" office:value-type="float" office:value="0.0196559983175803" calcext:value-type="float">
            <text:p>0.01965599831758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9" calcext:value-type="float">
            <text:p>9</text:p>
          </table:table-cell>
          <table:table-cell office:value-type="float" office:value="-2.82668" calcext:value-type="float">
            <text:p>-2.82668</text:p>
          </table:table-cell>
          <table:table-cell office:value-type="float" office:value="0.0773109" calcext:value-type="float">
            <text:p>0.0773109</text:p>
          </table:table-cell>
          <table:table-cell office:value-type="float" office:value="0.674619" calcext:value-type="float">
            <text:p>0.674619</text:p>
          </table:table-cell>
          <table:table-cell office:value-type="float" office:value="8.06743" calcext:value-type="float">
            <text:p>8.06743</text:p>
          </table:table-cell>
          <table:table-cell office:value-type="float" office:value="0.48568" calcext:value-type="float">
            <text:p>0.48568</text:p>
          </table:table-cell>
          <table:table-cell office:value-type="float" office:value="67.5422" calcext:value-type="float">
            <text:p>67.5422</text:p>
          </table:table-cell>
          <table:table-cell office:value-type="float" office:value="0.277222" calcext:value-type="float">
            <text:p>0.277222</text:p>
          </table:table-cell>
          <table:table-cell office:value-type="float" office:value="4.64561" calcext:value-type="float">
            <text:p>4.64561</text:p>
          </table:table-cell>
          <table:table-cell table:formula="of:=400*[.G322]" office:value-type="float" office:value="194.272" calcext:value-type="float">
            <text:p>194.272</text:p>
          </table:table-cell>
          <table:table-cell table:formula="of:=([.F322]-[.C322]*[.C322])/([.A322]*[.A322])" office:value-type="float" office:value="0.0146144003024573" calcext:value-type="float">
            <text:p>0.014614400302457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2.77529" calcext:value-type="float">
            <text:p>-2.77529</text:p>
          </table:table-cell>
          <table:table-cell office:value-type="float" office:value="0.0884329" calcext:value-type="float">
            <text:p>0.0884329</text:p>
          </table:table-cell>
          <table:table-cell office:value-type="float" office:value="0.447168" calcext:value-type="float">
            <text:p>0.447168</text:p>
          </table:table-cell>
          <table:table-cell office:value-type="float" office:value="7.79068" calcext:value-type="float">
            <text:p>7.79068</text:p>
          </table:table-cell>
          <table:table-cell office:value-type="float" office:value="0.437343" calcext:value-type="float">
            <text:p>0.437343</text:p>
          </table:table-cell>
          <table:table-cell office:value-type="float" office:value="63.4021" calcext:value-type="float">
            <text:p>63.4021</text:p>
          </table:table-cell>
          <table:table-cell office:value-type="float" office:value="0.237795" calcext:value-type="float">
            <text:p>0.237795</text:p>
          </table:table-cell>
          <table:table-cell office:value-type="float" office:value="8.51116" calcext:value-type="float">
            <text:p>8.51116</text:p>
          </table:table-cell>
          <table:table-cell table:formula="of:=400*[.G323]" office:value-type="float" office:value="174.9372" calcext:value-type="float">
            <text:p>174.9372</text:p>
          </table:table-cell>
          <table:table-cell table:formula="of:=([.F323]-[.C323]*[.C323])/([.A323]*[.A323])" office:value-type="float" office:value="0.0167193602835539" calcext:value-type="float">
            <text:p>0.016719360283554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-2.7564" calcext:value-type="float">
            <text:p>-2.7564</text:p>
          </table:table-cell>
          <table:table-cell office:value-type="float" office:value="0.0777501" calcext:value-type="float">
            <text:p>0.0777501</text:p>
          </table:table-cell>
          <table:table-cell office:value-type="float" office:value="0.218345" calcext:value-type="float">
            <text:p>0.218345</text:p>
          </table:table-cell>
          <table:table-cell office:value-type="float" office:value="7.67547" calcext:value-type="float">
            <text:p>7.67547</text:p>
          </table:table-cell>
          <table:table-cell office:value-type="float" office:value="0.41587" calcext:value-type="float">
            <text:p>0.41587</text:p>
          </table:table-cell>
          <table:table-cell office:value-type="float" office:value="61.2632" calcext:value-type="float">
            <text:p>61.2632</text:p>
          </table:table-cell>
          <table:table-cell office:value-type="float" office:value="0.224251" calcext:value-type="float">
            <text:p>0.224251</text:p>
          </table:table-cell>
          <table:table-cell office:value-type="float" office:value="8.47505" calcext:value-type="float">
            <text:p>8.47505</text:p>
          </table:table-cell>
          <table:table-cell table:formula="of:=400*[.G324]" office:value-type="float" office:value="166.348" calcext:value-type="float">
            <text:p>166.348</text:p>
          </table:table-cell>
          <table:table-cell table:formula="of:=([.F324]-[.C324]*[.C324])/([.A324]*[.A324])" office:value-type="float" office:value="0.0146935803402644" calcext:value-type="float">
            <text:p>0.014693580340264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office:value-type="float" office:value="-2.8119" calcext:value-type="float">
            <text:p>-2.8119</text:p>
          </table:table-cell>
          <table:table-cell office:value-type="float" office:value="0.0863003" calcext:value-type="float">
            <text:p>0.0863003</text:p>
          </table:table-cell>
          <table:table-cell office:value-type="float" office:value="0.205586" calcext:value-type="float">
            <text:p>0.205586</text:p>
          </table:table-cell>
          <table:table-cell office:value-type="float" office:value="7.99308" calcext:value-type="float">
            <text:p>7.99308</text:p>
          </table:table-cell>
          <table:table-cell office:value-type="float" office:value="0.478618" calcext:value-type="float">
            <text:p>0.478618</text:p>
          </table:table-cell>
          <table:table-cell office:value-type="float" office:value="66.5705" calcext:value-type="float">
            <text:p>66.5705</text:p>
          </table:table-cell>
          <table:table-cell office:value-type="float" office:value="0.274775" calcext:value-type="float">
            <text:p>0.274775</text:p>
          </table:table-cell>
          <table:table-cell office:value-type="float" office:value="6.19947" calcext:value-type="float">
            <text:p>6.19947</text:p>
          </table:table-cell>
          <table:table-cell table:formula="of:=400*[.G325]" office:value-type="float" office:value="191.4472" calcext:value-type="float">
            <text:p>191.4472</text:p>
          </table:table-cell>
          <table:table-cell table:formula="of:=([.F325]-[.C325]*[.C325])/([.A325]*[.A325])" office:value-type="float" office:value="0.016313495274102" calcext:value-type="float">
            <text:p>0.016313495274102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3" calcext:value-type="float">
            <text:p>13</text:p>
          </table:table-cell>
          <table:table-cell office:value-type="float" office:value="-2.77297" calcext:value-type="float">
            <text:p>-2.77297</text:p>
          </table:table-cell>
          <table:table-cell office:value-type="float" office:value="0.0905462" calcext:value-type="float">
            <text:p>0.0905462</text:p>
          </table:table-cell>
          <table:table-cell office:value-type="float" office:value="-0.148132" calcext:value-type="float">
            <text:p>-0.148132</text:p>
          </table:table-cell>
          <table:table-cell office:value-type="float" office:value="7.7799" calcext:value-type="float">
            <text:p>7.7799</text:p>
          </table:table-cell>
          <table:table-cell office:value-type="float" office:value="0.440272" calcext:value-type="float">
            <text:p>0.440272</text:p>
          </table:table-cell>
          <table:table-cell office:value-type="float" office:value="63.2975" calcext:value-type="float">
            <text:p>63.2975</text:p>
          </table:table-cell>
          <table:table-cell office:value-type="float" office:value="0.24387" calcext:value-type="float">
            <text:p>0.24387</text:p>
          </table:table-cell>
          <table:table-cell office:value-type="float" office:value="8.07647" calcext:value-type="float">
            <text:p>8.07647</text:p>
          </table:table-cell>
          <table:table-cell table:formula="of:=400*[.G326]" office:value-type="float" office:value="176.1088" calcext:value-type="float">
            <text:p>176.1088</text:p>
          </table:table-cell>
          <table:table-cell table:formula="of:=([.F326]-[.C326]*[.C326])/([.A326]*[.A326])" office:value-type="float" office:value="0.0171148164650283" calcext:value-type="float">
            <text:p>0.017114816465028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4" calcext:value-type="float">
            <text:p>14</text:p>
          </table:table-cell>
          <table:table-cell office:value-type="float" office:value="-2.80454" calcext:value-type="float">
            <text:p>-2.80454</text:p>
          </table:table-cell>
          <table:table-cell office:value-type="float" office:value="0.084575" calcext:value-type="float">
            <text:p>0.084575</text:p>
          </table:table-cell>
          <table:table-cell office:value-type="float" office:value="-0.0876553" calcext:value-type="float">
            <text:p>-0.0876553</text:p>
          </table:table-cell>
          <table:table-cell office:value-type="float" office:value="7.95002" calcext:value-type="float">
            <text:p>7.95002</text:p>
          </table:table-cell>
          <table:table-cell office:value-type="float" office:value="0.468417" calcext:value-type="float">
            <text:p>0.468417</text:p>
          </table:table-cell>
          <table:table-cell office:value-type="float" office:value="65.8423" calcext:value-type="float">
            <text:p>65.8423</text:p>
          </table:table-cell>
          <table:table-cell office:value-type="float" office:value="0.264251" calcext:value-type="float">
            <text:p>0.264251</text:p>
          </table:table-cell>
          <table:table-cell office:value-type="float" office:value="7.29396" calcext:value-type="float">
            <text:p>7.29396</text:p>
          </table:table-cell>
          <table:table-cell table:formula="of:=400*[.G327]" office:value-type="float" office:value="187.3668" calcext:value-type="float">
            <text:p>187.3668</text:p>
          </table:table-cell>
          <table:table-cell table:formula="of:=([.F327]-[.C327]*[.C327])/([.A327]*[.A327])" office:value-type="float" office:value="0.0159877860869562" calcext:value-type="float">
            <text:p>0.015987786086956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5" calcext:value-type="float">
            <text:p>15</text:p>
          </table:table-cell>
          <table:table-cell office:value-type="float" office:value="-2.78393" calcext:value-type="float">
            <text:p>-2.78393</text:p>
          </table:table-cell>
          <table:table-cell office:value-type="float" office:value="0.0897173" calcext:value-type="float">
            <text:p>0.0897173</text:p>
          </table:table-cell>
          <table:table-cell office:value-type="float" office:value="0.121309" calcext:value-type="float">
            <text:p>0.121309</text:p>
          </table:table-cell>
          <table:table-cell office:value-type="float" office:value="7.83998" calcext:value-type="float">
            <text:p>7.83998</text:p>
          </table:table-cell>
          <table:table-cell office:value-type="float" office:value="0.443357" calcext:value-type="float">
            <text:p>0.443357</text:p>
          </table:table-cell>
          <table:table-cell office:value-type="float" office:value="64.2278" calcext:value-type="float">
            <text:p>64.2278</text:p>
          </table:table-cell>
          <table:table-cell office:value-type="float" office:value="0.247484" calcext:value-type="float">
            <text:p>0.247484</text:p>
          </table:table-cell>
          <table:table-cell office:value-type="float" office:value="7.86503" calcext:value-type="float">
            <text:p>7.86503</text:p>
          </table:table-cell>
          <table:table-cell table:formula="of:=400*[.G328]" office:value-type="float" office:value="177.3428" calcext:value-type="float">
            <text:p>177.3428</text:p>
          </table:table-cell>
          <table:table-cell table:formula="of:=([.F328]-[.C328]*[.C328])/([.A328]*[.A328])" office:value-type="float" office:value="0.0169591219470701" calcext:value-type="float">
            <text:p>0.01695912194707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6" calcext:value-type="float">
            <text:p>16</text:p>
          </table:table-cell>
          <table:table-cell office:value-type="float" office:value="-2.7957" calcext:value-type="float">
            <text:p>-2.7957</text:p>
          </table:table-cell>
          <table:table-cell office:value-type="float" office:value="0.0872135" calcext:value-type="float">
            <text:p>0.0872135</text:p>
          </table:table-cell>
          <table:table-cell office:value-type="float" office:value="-0.0270824" calcext:value-type="float">
            <text:p>-0.0270824</text:p>
          </table:table-cell>
          <table:table-cell office:value-type="float" office:value="7.90316" calcext:value-type="float">
            <text:p>7.90316</text:p>
          </table:table-cell>
          <table:table-cell office:value-type="float" office:value="0.457914" calcext:value-type="float">
            <text:p>0.457914</text:p>
          </table:table-cell>
          <table:table-cell office:value-type="float" office:value="65.1619" calcext:value-type="float">
            <text:p>65.1619</text:p>
          </table:table-cell>
          <table:table-cell office:value-type="float" office:value="0.25752" calcext:value-type="float">
            <text:p>0.25752</text:p>
          </table:table-cell>
          <table:table-cell office:value-type="float" office:value="7.44777" calcext:value-type="float">
            <text:p>7.44777</text:p>
          </table:table-cell>
          <table:table-cell table:formula="of:=400*[.G329]" office:value-type="float" office:value="183.1656" calcext:value-type="float">
            <text:p>183.1656</text:p>
          </table:table-cell>
          <table:table-cell table:formula="of:=([.F329]-[.C329]*[.C329])/([.A329]*[.A329])" office:value-type="float" office:value="0.0164879981096407" calcext:value-type="float">
            <text:p>0.016487998109641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7" calcext:value-type="float">
            <text:p>17</text:p>
          </table:table-cell>
          <table:table-cell office:value-type="float" office:value="-2.78966" calcext:value-type="float">
            <text:p>-2.78966</text:p>
          </table:table-cell>
          <table:table-cell office:value-type="float" office:value="0.0869563" calcext:value-type="float">
            <text:p>0.0869563</text:p>
          </table:table-cell>
          <table:table-cell office:value-type="float" office:value="0.00556641" calcext:value-type="float">
            <text:p>0.00556641</text:p>
          </table:table-cell>
          <table:table-cell office:value-type="float" office:value="7.86916" calcext:value-type="float">
            <text:p>7.86916</text:p>
          </table:table-cell>
          <table:table-cell office:value-type="float" office:value="0.451122" calcext:value-type="float">
            <text:p>0.451122</text:p>
          </table:table-cell>
          <table:table-cell office:value-type="float" office:value="64.6187" calcext:value-type="float">
            <text:p>64.6187</text:p>
          </table:table-cell>
          <table:table-cell office:value-type="float" office:value="0.251588" calcext:value-type="float">
            <text:p>0.251588</text:p>
          </table:table-cell>
          <table:table-cell office:value-type="float" office:value="7.67798" calcext:value-type="float">
            <text:p>7.67798</text:p>
          </table:table-cell>
          <table:table-cell table:formula="of:=400*[.G330]" office:value-type="float" office:value="180.4488" calcext:value-type="float">
            <text:p>180.4488</text:p>
          </table:table-cell>
          <table:table-cell table:formula="of:=([.F330]-[.C330]*[.C330])/([.A330]*[.A330])" office:value-type="float" office:value="0.016438012173913" calcext:value-type="float">
            <text:p>0.01643801217391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2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0.86" calcext:value-type="float">
            <text:p>-0.86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0.7396" calcext:value-type="float">
            <text:p>0.7396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547008" calcext:value-type="float">
            <text:p>0.547008</text:p>
          </table:table-cell>
          <table:table-cell office:value-type="float" office:value="0.00028561" calcext:value-type="float">
            <text:p>0.00028561</text:p>
          </table:table-cell>
          <table:table-cell office:value-type="float" office:value="2.17908" calcext:value-type="float">
            <text:p>2.17908</text:p>
          </table:table-cell>
          <table:table-cell table:formula="of:=400*[.G333]" office:value-type="float" office:value="6.76" calcext:value-type="float">
            <text:p>6.76</text:p>
          </table:table-cell>
          <table:table-cell table:formula="of:=([.F333]-[.C333]*[.C333])/([.A333]*[.A33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-1.58" calcext:value-type="float">
            <text:p>-1.58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2475" calcext:value-type="float">
            <text:p>-0.2475</text:p>
          </table:table-cell>
          <table:table-cell office:value-type="float" office:value="2.5108" calcext:value-type="float">
            <text:p>2.5108</text:p>
          </table:table-cell>
          <table:table-cell office:value-type="float" office:value="0.0645625" calcext:value-type="float">
            <text:p>0.0645625</text:p>
          </table:table-cell>
          <table:table-cell office:value-type="float" office:value="6.44791" calcext:value-type="float">
            <text:p>6.44791</text:p>
          </table:table-cell>
          <table:table-cell office:value-type="float" office:value="0.00497843" calcext:value-type="float">
            <text:p>0.00497843</text:p>
          </table:table-cell>
          <table:table-cell office:value-type="float" office:value="1.55361" calcext:value-type="float">
            <text:p>1.55361</text:p>
          </table:table-cell>
          <table:table-cell table:formula="of:=400*[.G334]" office:value-type="float" office:value="25.825" calcext:value-type="float">
            <text:p>25.825</text:p>
          </table:table-cell>
          <table:table-cell table:formula="of:=([.F334]-[.C334]*[.C334])/([.A334]*[.A334])" office:value-type="float" office:value="0.00249999999999996" calcext:value-type="float">
            <text:p>0.0025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-2.12" calcext:value-type="float">
            <text:p>-2.12</text:p>
          </table:table-cell>
          <table:table-cell office:value-type="float" office:value="0.0066" calcext:value-type="float">
            <text:p>0.0066</text:p>
          </table:table-cell>
          <table:table-cell office:value-type="float" office:value="-0.45625" calcext:value-type="float">
            <text:p>-0.45625</text:p>
          </table:table-cell>
          <table:table-cell office:value-type="float" office:value="4.501" calcext:value-type="float">
            <text:p>4.501</text:p>
          </table:table-cell>
          <table:table-cell office:value-type="float" office:value="0.211194" calcext:value-type="float">
            <text:p>0.211194</text:p>
          </table:table-cell>
          <table:table-cell office:value-type="float" office:value="20.3763" calcext:value-type="float">
            <text:p>20.3763</text:p>
          </table:table-cell>
          <table:table-cell office:value-type="float" office:value="0.047345" calcext:value-type="float">
            <text:p>0.047345</text:p>
          </table:table-cell>
          <table:table-cell office:value-type="float" office:value="5.87888" calcext:value-type="float">
            <text:p>5.87888</text:p>
          </table:table-cell>
          <table:table-cell table:formula="of:=400*[.G335]" office:value-type="float" office:value="84.4776" calcext:value-type="float">
            <text:p>84.4776</text:p>
          </table:table-cell>
          <table:table-cell table:formula="of:=([.F335]-[.C335]*[.C335])/([.A335]*[.A335])" office:value-type="float" office:value="0.00114583333333328" calcext:value-type="float">
            <text:p>0.001145833333333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-2.5625" calcext:value-type="float">
            <text:p>-2.5625</text:p>
          </table:table-cell>
          <table:table-cell office:value-type="float" office:value="0.0294438" calcext:value-type="float">
            <text:p>0.0294438</text:p>
          </table:table-cell>
          <table:table-cell office:value-type="float" office:value="-0.65" calcext:value-type="float">
            <text:p>-0.65</text:p>
          </table:table-cell>
          <table:table-cell office:value-type="float" office:value="6.59585" calcext:value-type="float">
            <text:p>6.59585</text:p>
          </table:table-cell>
          <table:table-cell office:value-type="float" office:value="0.430831" calcext:value-type="float">
            <text:p>0.430831</text:p>
          </table:table-cell>
          <table:table-cell office:value-type="float" office:value="44.2764" calcext:value-type="float">
            <text:p>44.2764</text:p>
          </table:table-cell>
          <table:table-cell office:value-type="float" office:value="0.197418" calcext:value-type="float">
            <text:p>0.197418</text:p>
          </table:table-cell>
          <table:table-cell office:value-type="float" office:value="3.51788" calcext:value-type="float">
            <text:p>3.51788</text:p>
          </table:table-cell>
          <table:table-cell table:formula="of:=400*[.G336]" office:value-type="float" office:value="172.3324" calcext:value-type="float">
            <text:p>172.3324</text:p>
          </table:table-cell>
          <table:table-cell table:formula="of:=([.F336]-[.C336]*[.C336])/([.A336]*[.A336])" office:value-type="float" office:value="0.00511176215277785" calcext:value-type="float">
            <text:p>0.005111762152778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float" office:value="-2.63875" calcext:value-type="float">
            <text:p>-2.63875</text:p>
          </table:table-cell>
          <table:table-cell office:value-type="float" office:value="0.0309734" calcext:value-type="float">
            <text:p>0.0309734</text:p>
          </table:table-cell>
          <table:table-cell office:value-type="float" office:value="-0.64" calcext:value-type="float">
            <text:p>-0.64</text:p>
          </table:table-cell>
          <table:table-cell office:value-type="float" office:value="6.99397" calcext:value-type="float">
            <text:p>6.99397</text:p>
          </table:table-cell>
          <table:table-cell office:value-type="float" office:value="0.414759" calcext:value-type="float">
            <text:p>0.414759</text:p>
          </table:table-cell>
          <table:table-cell office:value-type="float" office:value="49.8059" calcext:value-type="float">
            <text:p>49.8059</text:p>
          </table:table-cell>
          <table:table-cell office:value-type="float" office:value="0.181121" calcext:value-type="float">
            <text:p>0.181121</text:p>
          </table:table-cell>
          <table:table-cell office:value-type="float" office:value="5.26752" calcext:value-type="float">
            <text:p>5.26752</text:p>
          </table:table-cell>
          <table:table-cell table:formula="of:=400*[.G337]" office:value-type="float" office:value="165.9036" calcext:value-type="float">
            <text:p>165.9036</text:p>
          </table:table-cell>
          <table:table-cell table:formula="of:=([.F337]-[.C337]*[.C337])/([.A337]*[.A337])" office:value-type="float" office:value="0.00537646484375006" calcext:value-type="float">
            <text:p>0.00537646484375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-2.5125" calcext:value-type="float">
            <text:p>-2.5125</text:p>
          </table:table-cell>
          <table:table-cell office:value-type="float" office:value="0.115219" calcext:value-type="float">
            <text:p>0.115219</text:p>
          </table:table-cell>
          <table:table-cell office:value-type="float" office:value="-0.492969" calcext:value-type="float">
            <text:p>-0.492969</text:p>
          </table:table-cell>
          <table:table-cell office:value-type="float" office:value="6.42787" calcext:value-type="float">
            <text:p>6.42787</text:p>
          </table:table-cell>
          <table:table-cell office:value-type="float" office:value="0.278984" calcext:value-type="float">
            <text:p>0.278984</text:p>
          </table:table-cell>
          <table:table-cell office:value-type="float" office:value="44.3736" calcext:value-type="float">
            <text:p>44.3736</text:p>
          </table:table-cell>
          <table:table-cell office:value-type="float" office:value="0.113554" calcext:value-type="float">
            <text:p>0.113554</text:p>
          </table:table-cell>
          <table:table-cell office:value-type="float" office:value="10.4963" calcext:value-type="float">
            <text:p>10.4963</text:p>
          </table:table-cell>
          <table:table-cell table:formula="of:=400*[.G338]" office:value-type="float" office:value="111.5936" calcext:value-type="float">
            <text:p>111.5936</text:p>
          </table:table-cell>
          <table:table-cell table:formula="of:=([.F338]-[.C338]*[.C338])/([.A338]*[.A338])" office:value-type="float" office:value="0.0200023871527777" calcext:value-type="float">
            <text:p>0.020002387152778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office:value-type="float" office:value="-2.31031" calcext:value-type="float">
            <text:p>-2.31031</text:p>
          </table:table-cell>
          <table:table-cell office:value-type="float" office:value="0.0357124" calcext:value-type="float">
            <text:p>0.0357124</text:p>
          </table:table-cell>
          <table:table-cell office:value-type="float" office:value="-0.294531" calcext:value-type="float">
            <text:p>-0.294531</text:p>
          </table:table-cell>
          <table:table-cell office:value-type="float" office:value="5.37326" calcext:value-type="float">
            <text:p>5.37326</text:p>
          </table:table-cell>
          <table:table-cell office:value-type="float" office:value="0.128281" calcext:value-type="float">
            <text:p>0.128281</text:p>
          </table:table-cell>
          <table:table-cell office:value-type="float" office:value="29.6219" calcext:value-type="float">
            <text:p>29.6219</text:p>
          </table:table-cell>
          <table:table-cell office:value-type="float" office:value="0.0308772" calcext:value-type="float">
            <text:p>0.0308772</text:p>
          </table:table-cell>
          <table:table-cell office:value-type="float" office:value="13.031" calcext:value-type="float">
            <text:p>13.031</text:p>
          </table:table-cell>
          <table:table-cell table:formula="of:=400*[.G339]" office:value-type="float" office:value="51.3124" calcext:value-type="float">
            <text:p>51.3124</text:p>
          </table:table-cell>
          <table:table-cell table:formula="of:=([.F339]-[.C339]*[.C339])/([.A339]*[.A339])" office:value-type="float" office:value="0.00620272637152795" calcext:value-type="float">
            <text:p>0.006202726371528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" calcext:value-type="float">
            <text:p>7</text:p>
          </table:table-cell>
          <table:table-cell office:value-type="float" office:value="-2.62359" calcext:value-type="float">
            <text:p>-2.62359</text:p>
          </table:table-cell>
          <table:table-cell office:value-type="float" office:value="0.0831652" calcext:value-type="float">
            <text:p>0.0831652</text:p>
          </table:table-cell>
          <table:table-cell office:value-type="float" office:value="-0.596719" calcext:value-type="float">
            <text:p>-0.596719</text:p>
          </table:table-cell>
          <table:table-cell office:value-type="float" office:value="6.96641" calcext:value-type="float">
            <text:p>6.96641</text:p>
          </table:table-cell>
          <table:table-cell office:value-type="float" office:value="0.379233" calcext:value-type="float">
            <text:p>0.379233</text:p>
          </table:table-cell>
          <table:table-cell office:value-type="float" office:value="50.8509" calcext:value-type="float">
            <text:p>50.8509</text:p>
          </table:table-cell>
          <table:table-cell office:value-type="float" office:value="0.177765" calcext:value-type="float">
            <text:p>0.177765</text:p>
          </table:table-cell>
          <table:table-cell office:value-type="float" office:value="8.15331" calcext:value-type="float">
            <text:p>8.15331</text:p>
          </table:table-cell>
          <table:table-cell table:formula="of:=400*[.G340]" office:value-type="float" office:value="151.6932" calcext:value-type="float">
            <text:p>151.6932</text:p>
          </table:table-cell>
          <table:table-cell table:formula="of:=([.F340]-[.C340]*[.C340])/([.A340]*[.A340])" office:value-type="float" office:value="0.0144419291493054" calcext:value-type="float">
            <text:p>0.014441929149305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8" calcext:value-type="float">
            <text:p>8</text:p>
          </table:table-cell>
          <table:table-cell office:value-type="float" office:value="-2.4957" calcext:value-type="float">
            <text:p>-2.4957</text:p>
          </table:table-cell>
          <table:table-cell office:value-type="float" office:value="0.053755" calcext:value-type="float">
            <text:p>0.053755</text:p>
          </table:table-cell>
          <table:table-cell office:value-type="float" office:value="0.15707" calcext:value-type="float">
            <text:p>0.15707</text:p>
          </table:table-cell>
          <table:table-cell office:value-type="float" office:value="6.28229" calcext:value-type="float">
            <text:p>6.28229</text:p>
          </table:table-cell>
          <table:table-cell office:value-type="float" office:value="0.255233" calcext:value-type="float">
            <text:p>0.255233</text:p>
          </table:table-cell>
          <table:table-cell office:value-type="float" office:value="40.8447" calcext:value-type="float">
            <text:p>40.8447</text:p>
          </table:table-cell>
          <table:table-cell office:value-type="float" office:value="0.0984162" calcext:value-type="float">
            <text:p>0.0984162</text:p>
          </table:table-cell>
          <table:table-cell office:value-type="float" office:value="17.9112" calcext:value-type="float">
            <text:p>17.9112</text:p>
          </table:table-cell>
          <table:table-cell table:formula="of:=400*[.G341]" office:value-type="float" office:value="102.0932" calcext:value-type="float">
            <text:p>102.0932</text:p>
          </table:table-cell>
          <table:table-cell table:formula="of:=([.F341]-[.C341]*[.C341])/([.A341]*[.A341])" office:value-type="float" office:value="0.00933533159722188" calcext:value-type="float">
            <text:p>0.009335331597222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</text:p>
          </table:table-cell>
          <table:table-cell office:value-type="float" office:value="-2.4309" calcext:value-type="float">
            <text:p>-2.4309</text:p>
          </table:table-cell>
          <table:table-cell office:value-type="float" office:value="0.0730039" calcext:value-type="float">
            <text:p>0.0730039</text:p>
          </table:table-cell>
          <table:table-cell office:value-type="float" office:value="-0.226934" calcext:value-type="float">
            <text:p>-0.226934</text:p>
          </table:table-cell>
          <table:table-cell office:value-type="float" office:value="5.98227" calcext:value-type="float">
            <text:p>5.98227</text:p>
          </table:table-cell>
          <table:table-cell office:value-type="float" office:value="0.228221" calcext:value-type="float">
            <text:p>0.228221</text:p>
          </table:table-cell>
          <table:table-cell office:value-type="float" office:value="37.5886" calcext:value-type="float">
            <text:p>37.5886</text:p>
          </table:table-cell>
          <table:table-cell office:value-type="float" office:value="0.0903167" calcext:value-type="float">
            <text:p>0.0903167</text:p>
          </table:table-cell>
          <table:table-cell office:value-type="float" office:value="10.3721" calcext:value-type="float">
            <text:p>10.3721</text:p>
          </table:table-cell>
          <table:table-cell table:formula="of:=400*[.G342]" office:value-type="float" office:value="91.2884" calcext:value-type="float">
            <text:p>91.2884</text:p>
          </table:table-cell>
          <table:table-cell table:formula="of:=([.F342]-[.C342]*[.C342])/([.A342]*[.A342])" office:value-type="float" office:value="0.0126727760416667" calcext:value-type="float">
            <text:p>0.012672776041667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office:value-type="float" office:value="-2.51254" calcext:value-type="float">
            <text:p>-2.51254</text:p>
          </table:table-cell>
          <table:table-cell office:value-type="float" office:value="0.0787701" calcext:value-type="float">
            <text:p>0.0787701</text:p>
          </table:table-cell>
          <table:table-cell office:value-type="float" office:value="-0.251782" calcext:value-type="float">
            <text:p>-0.251782</text:p>
          </table:table-cell>
          <table:table-cell office:value-type="float" office:value="6.39162" calcext:value-type="float">
            <text:p>6.39162</text:p>
          </table:table-cell>
          <table:table-cell office:value-type="float" office:value="0.287263" calcext:value-type="float">
            <text:p>0.287263</text:p>
          </table:table-cell>
          <table:table-cell office:value-type="float" office:value="42.8775" calcext:value-type="float">
            <text:p>42.8775</text:p>
          </table:table-cell>
          <table:table-cell office:value-type="float" office:value="0.125133" calcext:value-type="float">
            <text:p>0.125133</text:p>
          </table:table-cell>
          <table:table-cell office:value-type="float" office:value="12.1947" calcext:value-type="float">
            <text:p>12.1947</text:p>
          </table:table-cell>
          <table:table-cell table:formula="of:=400*[.G343]" office:value-type="float" office:value="114.9052" calcext:value-type="float">
            <text:p>114.9052</text:p>
          </table:table-cell>
          <table:table-cell table:formula="of:=([.F343]-[.C343]*[.C343])/([.A343]*[.A343])" office:value-type="float" office:value="0.0136740882638889" calcext:value-type="float">
            <text:p>0.013674088263889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1" calcext:value-type="float">
            <text:p>11</text:p>
          </table:table-cell>
          <table:table-cell office:value-type="float" office:value="-2.43533" calcext:value-type="float">
            <text:p>-2.43533</text:p>
          </table:table-cell>
          <table:table-cell office:value-type="float" office:value="0.085213" calcext:value-type="float">
            <text:p>0.085213</text:p>
          </table:table-cell>
          <table:table-cell office:value-type="float" office:value="-0.017771" calcext:value-type="float">
            <text:p>-0.017771</text:p>
          </table:table-cell>
          <table:table-cell office:value-type="float" office:value="6.01606" calcext:value-type="float">
            <text:p>6.01606</text:p>
          </table:table-cell>
          <table:table-cell office:value-type="float" office:value="0.224039" calcext:value-type="float">
            <text:p>0.224039</text:p>
          </table:table-cell>
          <table:table-cell office:value-type="float" office:value="38.3121" calcext:value-type="float">
            <text:p>38.3121</text:p>
          </table:table-cell>
          <table:table-cell office:value-type="float" office:value="0.0914855" calcext:value-type="float">
            <text:p>0.0914855</text:p>
          </table:table-cell>
          <table:table-cell office:value-type="float" office:value="13.3092" calcext:value-type="float">
            <text:p>13.3092</text:p>
          </table:table-cell>
          <table:table-cell table:formula="of:=400*[.G344]" office:value-type="float" office:value="89.6156" calcext:value-type="float">
            <text:p>89.6156</text:p>
          </table:table-cell>
          <table:table-cell table:formula="of:=([.F344]-[.C344]*[.C344])/([.A344]*[.A344])" office:value-type="float" office:value="0.0147964915104167" calcext:value-type="float">
            <text:p>0.014796491510417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2" calcext:value-type="float">
            <text:p>12</text:p>
          </table:table-cell>
          <table:table-cell office:value-type="float" office:value="-2.45659" calcext:value-type="float">
            <text:p>-2.45659</text:p>
          </table:table-cell>
          <table:table-cell office:value-type="float" office:value="0.0820474" calcext:value-type="float">
            <text:p>0.0820474</text:p>
          </table:table-cell>
          <table:table-cell office:value-type="float" office:value="0.0898438" calcext:value-type="float">
            <text:p>0.0898438</text:p>
          </table:table-cell>
          <table:table-cell office:value-type="float" office:value="6.11687" calcext:value-type="float">
            <text:p>6.11687</text:p>
          </table:table-cell>
          <table:table-cell office:value-type="float" office:value="0.247923" calcext:value-type="float">
            <text:p>0.247923</text:p>
          </table:table-cell>
          <table:table-cell office:value-type="float" office:value="39.4648" calcext:value-type="float">
            <text:p>39.4648</text:p>
          </table:table-cell>
          <table:table-cell office:value-type="float" office:value="0.103239" calcext:value-type="float">
            <text:p>0.103239</text:p>
          </table:table-cell>
          <table:table-cell office:value-type="float" office:value="12.3436" calcext:value-type="float">
            <text:p>12.3436</text:p>
          </table:table-cell>
          <table:table-cell table:formula="of:=400*[.G345]" office:value-type="float" office:value="99.1692" calcext:value-type="float">
            <text:p>99.1692</text:p>
          </table:table-cell>
          <table:table-cell table:formula="of:=([.F345]-[.C345]*[.C345])/([.A345]*[.A345])" office:value-type="float" office:value="0.0142422867881941" calcext:value-type="float">
            <text:p>0.014242286788194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3" calcext:value-type="float">
            <text:p>13</text:p>
          </table:table-cell>
          <table:table-cell office:value-type="float" office:value="-2.46454" calcext:value-type="float">
            <text:p>-2.46454</text:p>
          </table:table-cell>
          <table:table-cell office:value-type="float" office:value="0.0794766" calcext:value-type="float">
            <text:p>0.0794766</text:p>
          </table:table-cell>
          <table:table-cell office:value-type="float" office:value="0.0111127" calcext:value-type="float">
            <text:p>0.0111127</text:p>
          </table:table-cell>
          <table:table-cell office:value-type="float" office:value="6.15343" calcext:value-type="float">
            <text:p>6.15343</text:p>
          </table:table-cell>
          <table:table-cell office:value-type="float" office:value="0.246986" calcext:value-type="float">
            <text:p>0.246986</text:p>
          </table:table-cell>
          <table:table-cell office:value-type="float" office:value="39.8693" calcext:value-type="float">
            <text:p>39.8693</text:p>
          </table:table-cell>
          <table:table-cell office:value-type="float" office:value="0.101695" calcext:value-type="float">
            <text:p>0.101695</text:p>
          </table:table-cell>
          <table:table-cell office:value-type="float" office:value="11.9155" calcext:value-type="float">
            <text:p>11.9155</text:p>
          </table:table-cell>
          <table:table-cell table:formula="of:=400*[.G346]" office:value-type="float" office:value="98.7944" calcext:value-type="float">
            <text:p>98.7944</text:p>
          </table:table-cell>
          <table:table-cell table:formula="of:=([.F346]-[.C346]*[.C346])/([.A346]*[.A346])" office:value-type="float" office:value="0.0137973243750001" calcext:value-type="float">
            <text:p>0.013797324375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4" calcext:value-type="float">
            <text:p>14</text:p>
          </table:table-cell>
          <table:table-cell office:value-type="float" office:value="-2.47278" calcext:value-type="float">
            <text:p>-2.47278</text:p>
          </table:table-cell>
          <table:table-cell office:value-type="float" office:value="0.0791451" calcext:value-type="float">
            <text:p>0.0791451</text:p>
          </table:table-cell>
          <table:table-cell office:value-type="float" office:value="0.0313687" calcext:value-type="float">
            <text:p>0.0313687</text:p>
          </table:table-cell>
          <table:table-cell office:value-type="float" office:value="6.19377" calcext:value-type="float">
            <text:p>6.19377</text:p>
          </table:table-cell>
          <table:table-cell office:value-type="float" office:value="0.255474" calcext:value-type="float">
            <text:p>0.255474</text:p>
          </table:table-cell>
          <table:table-cell office:value-type="float" office:value="40.3705" calcext:value-type="float">
            <text:p>40.3705</text:p>
          </table:table-cell>
          <table:table-cell office:value-type="float" office:value="0.105471" calcext:value-type="float">
            <text:p>0.105471</text:p>
          </table:table-cell>
          <table:table-cell office:value-type="float" office:value="11.7015" calcext:value-type="float">
            <text:p>11.7015</text:p>
          </table:table-cell>
          <table:table-cell table:formula="of:=400*[.G347]" office:value-type="float" office:value="102.1896" calcext:value-type="float">
            <text:p>102.1896</text:p>
          </table:table-cell>
          <table:table-cell table:formula="of:=([.F347]-[.C347]*[.C347])/([.A347]*[.A347])" office:value-type="float" office:value="0.0137376860416665" calcext:value-type="float">
            <text:p>0.01373768604166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2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1.21" calcext:value-type="float">
            <text:p>1.21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1.4641" calcext:value-type="float">
            <text:p>1.4641</text:p>
          </table:table-cell>
          <table:table-cell office:value-type="float" office:value="0.000000390625" calcext:value-type="float">
            <text:p>3.90625E-07</text:p>
          </table:table-cell>
          <table:table-cell office:value-type="float" office:value="12.7381" calcext:value-type="float">
            <text:p>12.7381</text:p>
          </table:table-cell>
          <table:table-cell table:formula="of:=400*[.G350]" office:value-type="float" office:value="0.25" calcext:value-type="float">
            <text:p>0.25</text:p>
          </table:table-cell>
          <table:table-cell table:formula="of:=([.F350]-[.C350]*[.C350])/([.A350]*[.A350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-1.81" calcext:value-type="float">
            <text:p>-1.81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125" calcext:value-type="float">
            <text:p>0.125</text:p>
          </table:table-cell>
          <table:table-cell office:value-type="float" office:value="3.293" calcext:value-type="float">
            <text:p>3.293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11.0653" calcext:value-type="float">
            <text:p>11.0653</text:p>
          </table:table-cell>
          <table:table-cell office:value-type="float" office:value="0.000265285" calcext:value-type="float">
            <text:p>0.000265285</text:p>
          </table:table-cell>
          <table:table-cell office:value-type="float" office:value="14.9457" calcext:value-type="float">
            <text:p>14.9457</text:p>
          </table:table-cell>
          <table:table-cell table:formula="of:=400*[.G351]" office:value-type="float" office:value="6.34" calcext:value-type="float">
            <text:p>6.34</text:p>
          </table:table-cell>
          <table:table-cell table:formula="of:=([.F351]-[.C351]*[.C351])/([.A351]*[.A351])" office:value-type="float" office:value="0.00270400000000002" calcext:value-type="float">
            <text:p>0.002704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-2.165" calcext:value-type="float">
            <text:p>-2.165</text:p>
          </table:table-cell>
          <table:table-cell office:value-type="float" office:value="0.024075" calcext:value-type="float">
            <text:p>0.024075</text:p>
          </table:table-cell>
          <table:table-cell office:value-type="float" office:value="0.0825" calcext:value-type="float">
            <text:p>0.0825</text:p>
          </table:table-cell>
          <table:table-cell office:value-type="float" office:value="4.7113" calcext:value-type="float">
            <text:p>4.7113</text:p>
          </table:table-cell>
          <table:table-cell office:value-type="float" office:value="0.007325" calcext:value-type="float">
            <text:p>0.007325</text:p>
          </table:table-cell>
          <table:table-cell office:value-type="float" office:value="22.6742" calcext:value-type="float">
            <text:p>22.6742</text:p>
          </table:table-cell>
          <table:table-cell office:value-type="float" office:value="0.0000648256" calcext:value-type="float">
            <text:p>6.48256E-05</text:p>
          </table:table-cell>
          <table:table-cell office:value-type="float" office:value="9.29083" calcext:value-type="float">
            <text:p>9.29083</text:p>
          </table:table-cell>
          <table:table-cell table:formula="of:=400*[.G352]" office:value-type="float" office:value="2.93" calcext:value-type="float">
            <text:p>2.93</text:p>
          </table:table-cell>
          <table:table-cell table:formula="of:=([.F352]-[.C352]*[.C352])/([.A352]*[.A352])" office:value-type="float" office:value="0.00385199999999997" calcext:value-type="float">
            <text:p>0.003852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-1.9625" calcext:value-type="float">
            <text:p>-1.9625</text:p>
          </table:table-cell>
          <table:table-cell office:value-type="float" office:value="0.0113438" calcext:value-type="float">
            <text:p>0.0113438</text:p>
          </table:table-cell>
          <table:table-cell office:value-type="float" office:value="0.065" calcext:value-type="float">
            <text:p>0.065</text:p>
          </table:table-cell>
          <table:table-cell office:value-type="float" office:value="3.86275" calcext:value-type="float">
            <text:p>3.86275</text:p>
          </table:table-cell>
          <table:table-cell office:value-type="float" office:value="0.0101875" calcext:value-type="float">
            <text:p>0.0101875</text:p>
          </table:table-cell>
          <table:table-cell office:value-type="float" office:value="15.0853" calcext:value-type="float">
            <text:p>15.0853</text:p>
          </table:table-cell>
          <table:table-cell office:value-type="float" office:value="0.000183013" calcext:value-type="float">
            <text:p>0.000183013</text:p>
          </table:table-cell>
          <table:table-cell office:value-type="float" office:value="12.5098" calcext:value-type="float">
            <text:p>12.5098</text:p>
          </table:table-cell>
          <table:table-cell table:formula="of:=400*[.G353]" office:value-type="float" office:value="4.075" calcext:value-type="float">
            <text:p>4.075</text:p>
          </table:table-cell>
          <table:table-cell table:formula="of:=([.F353]-[.C353]*[.C353])/([.A353]*[.A353])" office:value-type="float" office:value="0.00181500000000007" calcext:value-type="float">
            <text:p>0.001815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-2.23625" calcext:value-type="float">
            <text:p>-2.23625</text:p>
          </table:table-cell>
          <table:table-cell office:value-type="float" office:value="0.0397109" calcext:value-type="float">
            <text:p>0.0397109</text:p>
          </table:table-cell>
          <table:table-cell office:value-type="float" office:value="-0.034375" calcext:value-type="float">
            <text:p>-0.034375</text:p>
          </table:table-cell>
          <table:table-cell office:value-type="float" office:value="5.04052" calcext:value-type="float">
            <text:p>5.04052</text:p>
          </table:table-cell>
          <table:table-cell office:value-type="float" office:value="0.00843438" calcext:value-type="float">
            <text:p>0.00843438</text:p>
          </table:table-cell>
          <table:table-cell office:value-type="float" office:value="26.1489" calcext:value-type="float">
            <text:p>26.1489</text:p>
          </table:table-cell>
          <table:table-cell office:value-type="float" office:value="0.000146185" calcext:value-type="float">
            <text:p>0.000146185</text:p>
          </table:table-cell>
          <table:table-cell office:value-type="float" office:value="13.3211" calcext:value-type="float">
            <text:p>13.3211</text:p>
          </table:table-cell>
          <table:table-cell table:formula="of:=400*[.G354]" office:value-type="float" office:value="3.373752" calcext:value-type="float">
            <text:p>3.373752</text:p>
          </table:table-cell>
          <table:table-cell table:formula="of:=([.F354]-[.C354]*[.C354])/([.A354]*[.A354])" office:value-type="float" office:value="0.00635294999999999" calcext:value-type="float">
            <text:p>0.00635295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-2.16125" calcext:value-type="float">
            <text:p>-2.16125</text:p>
          </table:table-cell>
          <table:table-cell office:value-type="float" office:value="0.0843234" calcext:value-type="float">
            <text:p>0.0843234</text:p>
          </table:table-cell>
          <table:table-cell office:value-type="float" office:value="0.168438" calcext:value-type="float">
            <text:p>0.168438</text:p>
          </table:table-cell>
          <table:table-cell office:value-type="float" office:value="4.75533" calcext:value-type="float">
            <text:p>4.75533</text:p>
          </table:table-cell>
          <table:table-cell office:value-type="float" office:value="0.0821266" calcext:value-type="float">
            <text:p>0.0821266</text:p>
          </table:table-cell>
          <table:table-cell office:value-type="float" office:value="24.302" calcext:value-type="float">
            <text:p>24.302</text:p>
          </table:table-cell>
          <table:table-cell office:value-type="float" office:value="0.0164355" calcext:value-type="float">
            <text:p>0.0164355</text:p>
          </table:table-cell>
          <table:table-cell office:value-type="float" office:value="18.6486" calcext:value-type="float">
            <text:p>18.6486</text:p>
          </table:table-cell>
          <table:table-cell table:formula="of:=400*[.G355]" office:value-type="float" office:value="32.85064" calcext:value-type="float">
            <text:p>32.85064</text:p>
          </table:table-cell>
          <table:table-cell table:formula="of:=([.F355]-[.C355]*[.C355])/([.A355]*[.A355])" office:value-type="float" office:value="0.01349255" calcext:value-type="float">
            <text:p>0.01349255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-2.28188" calcext:value-type="float">
            <text:p>-2.28188</text:p>
          </table:table-cell>
          <table:table-cell office:value-type="float" office:value="0.0526965" calcext:value-type="float">
            <text:p>0.0526965</text:p>
          </table:table-cell>
          <table:table-cell office:value-type="float" office:value="-0.368594" calcext:value-type="float">
            <text:p>-0.368594</text:p>
          </table:table-cell>
          <table:table-cell office:value-type="float" office:value="5.25965" calcext:value-type="float">
            <text:p>5.25965</text:p>
          </table:table-cell>
          <table:table-cell office:value-type="float" office:value="0.186089" calcext:value-type="float">
            <text:p>0.186089</text:p>
          </table:table-cell>
          <table:table-cell office:value-type="float" office:value="28.7899" calcext:value-type="float">
            <text:p>28.7899</text:p>
          </table:table-cell>
          <table:table-cell office:value-type="float" office:value="0.0586091" calcext:value-type="float">
            <text:p>0.0586091</text:p>
          </table:table-cell>
          <table:table-cell office:value-type="float" office:value="7.65222" calcext:value-type="float">
            <text:p>7.65222</text:p>
          </table:table-cell>
          <table:table-cell table:formula="of:=400*[.G356]" office:value-type="float" office:value="74.4356" calcext:value-type="float">
            <text:p>74.4356</text:p>
          </table:table-cell>
          <table:table-cell table:formula="of:=([.F356]-[.C356]*[.C356])/([.A356]*[.A356])" office:value-type="float" office:value="0.00842778649599993" calcext:value-type="float">
            <text:p>0.008427786496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float" office:value="-2.19781" calcext:value-type="float">
            <text:p>-2.19781</text:p>
          </table:table-cell>
          <table:table-cell office:value-type="float" office:value="0.0620765" calcext:value-type="float">
            <text:p>0.0620765</text:p>
          </table:table-cell>
          <table:table-cell office:value-type="float" office:value="0.119414" calcext:value-type="float">
            <text:p>0.119414</text:p>
          </table:table-cell>
          <table:table-cell office:value-type="float" office:value="4.89246" calcext:value-type="float">
            <text:p>4.89246</text:p>
          </table:table-cell>
          <table:table-cell office:value-type="float" office:value="0.0841807" calcext:value-type="float">
            <text:p>0.0841807</text:p>
          </table:table-cell>
          <table:table-cell office:value-type="float" office:value="25.1426" calcext:value-type="float">
            <text:p>25.1426</text:p>
          </table:table-cell>
          <table:table-cell office:value-type="float" office:value="0.0195384" calcext:value-type="float">
            <text:p>0.0195384</text:p>
          </table:table-cell>
          <table:table-cell office:value-type="float" office:value="11.6953" calcext:value-type="float">
            <text:p>11.6953</text:p>
          </table:table-cell>
          <table:table-cell table:formula="of:=400*[.G357]" office:value-type="float" office:value="33.67228" calcext:value-type="float">
            <text:p>33.67228</text:p>
          </table:table-cell>
          <table:table-cell table:formula="of:=([.F357]-[.C357]*[.C357])/([.A357]*[.A357])" office:value-type="float" office:value="0.00993459262399995" calcext:value-type="float">
            <text:p>0.009934592624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" calcext:value-type="float">
            <text:p>8</text:p>
          </table:table-cell>
          <table:table-cell office:value-type="float" office:value="-2.21242" calcext:value-type="float">
            <text:p>-2.21242</text:p>
          </table:table-cell>
          <table:table-cell office:value-type="float" office:value="0.0586066" calcext:value-type="float">
            <text:p>0.0586066</text:p>
          </table:table-cell>
          <table:table-cell office:value-type="float" office:value="0.200664" calcext:value-type="float">
            <text:p>0.200664</text:p>
          </table:table-cell>
          <table:table-cell office:value-type="float" office:value="4.95342" calcext:value-type="float">
            <text:p>4.95342</text:p>
          </table:table-cell>
          <table:table-cell office:value-type="float" office:value="0.110167" calcext:value-type="float">
            <text:p>0.110167</text:p>
          </table:table-cell>
          <table:table-cell office:value-type="float" office:value="25.7264" calcext:value-type="float">
            <text:p>25.7264</text:p>
          </table:table-cell>
          <table:table-cell office:value-type="float" office:value="0.0305003" calcext:value-type="float">
            <text:p>0.0305003</text:p>
          </table:table-cell>
          <table:table-cell office:value-type="float" office:value="17.3424" calcext:value-type="float">
            <text:p>17.3424</text:p>
          </table:table-cell>
          <table:table-cell table:formula="of:=400*[.G358]" office:value-type="float" office:value="44.0668" calcext:value-type="float">
            <text:p>44.0668</text:p>
          </table:table-cell>
          <table:table-cell table:formula="of:=([.F358]-[.C358]*[.C358])/([.A358]*[.A358])" office:value-type="float" office:value="0.00937883897600017" calcext:value-type="float">
            <text:p>0.009378838976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9" calcext:value-type="float">
            <text:p>9</text:p>
          </table:table-cell>
          <table:table-cell office:value-type="float" office:value="-2.20707" calcext:value-type="float">
            <text:p>-2.20707</text:p>
          </table:table-cell>
          <table:table-cell office:value-type="float" office:value="0.0618242" calcext:value-type="float">
            <text:p>0.0618242</text:p>
          </table:table-cell>
          <table:table-cell office:value-type="float" office:value="-0.0214258" calcext:value-type="float">
            <text:p>-0.0214258</text:p>
          </table:table-cell>
          <table:table-cell office:value-type="float" office:value="4.93298" calcext:value-type="float">
            <text:p>4.93298</text:p>
          </table:table-cell>
          <table:table-cell office:value-type="float" office:value="0.113909" calcext:value-type="float">
            <text:p>0.113909</text:p>
          </table:table-cell>
          <table:table-cell office:value-type="float" office:value="25.591" calcext:value-type="float">
            <text:p>25.591</text:p>
          </table:table-cell>
          <table:table-cell office:value-type="float" office:value="0.0300242" calcext:value-type="float">
            <text:p>0.0300242</text:p>
          </table:table-cell>
          <table:table-cell office:value-type="float" office:value="13.8535" calcext:value-type="float">
            <text:p>13.8535</text:p>
          </table:table-cell>
          <table:table-cell table:formula="of:=400*[.G359]" office:value-type="float" office:value="45.5636" calcext:value-type="float">
            <text:p>45.5636</text:p>
          </table:table-cell>
          <table:table-cell table:formula="of:=([.F359]-[.C359]*[.C359])/([.A359]*[.A359])" office:value-type="float" office:value="0.0098915224160001" calcext:value-type="float">
            <text:p>0.009891522416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-2.21664" calcext:value-type="float">
            <text:p>-2.21664</text:p>
          </table:table-cell>
          <table:table-cell office:value-type="float" office:value="0.0559348" calcext:value-type="float">
            <text:p>0.0559348</text:p>
          </table:table-cell>
          <table:table-cell office:value-type="float" office:value="0.0512549" calcext:value-type="float">
            <text:p>0.0512549</text:p>
          </table:table-cell>
          <table:table-cell office:value-type="float" office:value="4.96943" calcext:value-type="float">
            <text:p>4.96943</text:p>
          </table:table-cell>
          <table:table-cell office:value-type="float" office:value="0.126276" calcext:value-type="float">
            <text:p>0.126276</text:p>
          </table:table-cell>
          <table:table-cell office:value-type="float" office:value="25.8333" calcext:value-type="float">
            <text:p>25.8333</text:p>
          </table:table-cell>
          <table:table-cell office:value-type="float" office:value="0.0313766" calcext:value-type="float">
            <text:p>0.0313766</text:p>
          </table:table-cell>
          <table:table-cell office:value-type="float" office:value="13.0187" calcext:value-type="float">
            <text:p>13.0187</text:p>
          </table:table-cell>
          <table:table-cell table:formula="of:=400*[.G360]" office:value-type="float" office:value="50.5104" calcext:value-type="float">
            <text:p>50.5104</text:p>
          </table:table-cell>
          <table:table-cell table:formula="of:=([.F360]-[.C360]*[.C360])/([.A360]*[.A360])" office:value-type="float" office:value="0.00894993766400006" calcext:value-type="float">
            <text:p>0.0089499376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2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-0.68" calcext:value-type="float">
            <text:p>-0.68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  <table:table-cell office:value-type="float" office:value="0.4624" calcext:value-type="float">
            <text:p>0.4624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213814" calcext:value-type="float">
            <text:p>0.213814</text:p>
          </table:table-cell>
          <table:table-cell office:value-type="float" office:value="0.00194481" calcext:value-type="float">
            <text:p>0.00194481</text:p>
          </table:table-cell>
          <table:table-cell office:value-type="float" office:value="3.11743" calcext:value-type="float">
            <text:p>3.11743</text:p>
          </table:table-cell>
          <table:table-cell table:formula="of:=400*[.G363]" office:value-type="float" office:value="17.64" calcext:value-type="float">
            <text:p>17.64</text:p>
          </table:table-cell>
          <table:table-cell table:formula="of:=([.F363]-[.C363]*[.C363])/([.A363]*[.A36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-1.36" calcext:value-type="float">
            <text:p>-1.36</text:p>
          </table:table-cell>
          <table:table-cell office:value-type="float" office:value="0.0196" calcext:value-type="float">
            <text:p>0.0196</text:p>
          </table:table-cell>
          <table:table-cell office:value-type="float" office:value="-0.2" calcext:value-type="float">
            <text:p>-0.2</text:p>
          </table:table-cell>
          <table:table-cell office:value-type="float" office:value="1.8692" calcext:value-type="float">
            <text:p>1.8692</text:p>
          </table:table-cell>
          <table:table-cell office:value-type="float" office:value="0.0404" calcext:value-type="float">
            <text:p>0.0404</text:p>
          </table:table-cell>
          <table:table-cell office:value-type="float" office:value="3.63892" calcext:value-type="float">
            <text:p>3.63892</text:p>
          </table:table-cell>
          <table:table-cell office:value-type="float" office:value="0.00169616" calcext:value-type="float">
            <text:p>0.00169616</text:p>
          </table:table-cell>
          <table:table-cell office:value-type="float" office:value="18.6077" calcext:value-type="float">
            <text:p>18.6077</text:p>
          </table:table-cell>
          <table:table-cell table:formula="of:=400*[.G364]" office:value-type="float" office:value="16.16" calcext:value-type="float">
            <text:p>16.16</text:p>
          </table:table-cell>
          <table:table-cell table:formula="of:=([.F364]-[.C364]*[.C364])/([.A364]*[.A364])" office:value-type="float" office:value="0.00289940828402374" calcext:value-type="float">
            <text:p>0.002899408284024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-1.815" calcext:value-type="float">
            <text:p>-1.815</text:p>
          </table:table-cell>
          <table:table-cell office:value-type="float" office:value="0.069075" calcext:value-type="float">
            <text:p>0.069075</text:p>
          </table:table-cell>
          <table:table-cell office:value-type="float" office:value="-0.30125" calcext:value-type="float">
            <text:p>-0.30125</text:p>
          </table:table-cell>
          <table:table-cell office:value-type="float" office:value="3.3633" calcext:value-type="float">
            <text:p>3.3633</text:p>
          </table:table-cell>
          <table:table-cell office:value-type="float" office:value="0.101644" calcext:value-type="float">
            <text:p>0.101644</text:p>
          </table:table-cell>
          <table:table-cell office:value-type="float" office:value="12.2292" calcext:value-type="float">
            <text:p>12.2292</text:p>
          </table:table-cell>
          <table:table-cell office:value-type="float" office:value="0.0154449" calcext:value-type="float">
            <text:p>0.0154449</text:p>
          </table:table-cell>
          <table:table-cell office:value-type="float" office:value="8.01022" calcext:value-type="float">
            <text:p>8.01022</text:p>
          </table:table-cell>
          <table:table-cell table:formula="of:=400*[.G365]" office:value-type="float" office:value="40.6576" calcext:value-type="float">
            <text:p>40.6576</text:p>
          </table:table-cell>
          <table:table-cell table:formula="of:=([.F365]-[.C365]*[.C365])/([.A365]*[.A365])" office:value-type="float" office:value="0.0102181952662722" calcext:value-type="float">
            <text:p>0.010218195266272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-2.3975" calcext:value-type="float">
            <text:p>-2.3975</text:p>
          </table:table-cell>
          <table:table-cell office:value-type="float" office:value="0.0538438" calcext:value-type="float">
            <text:p>0.0538438</text:p>
          </table:table-cell>
          <table:table-cell office:value-type="float" office:value="-0.559375" calcext:value-type="float">
            <text:p>-0.559375</text:p>
          </table:table-cell>
          <table:table-cell office:value-type="float" office:value="5.80185" calcext:value-type="float">
            <text:p>5.80185</text:p>
          </table:table-cell>
          <table:table-cell office:value-type="float" office:value="0.330541" calcext:value-type="float">
            <text:p>0.330541</text:p>
          </table:table-cell>
          <table:table-cell office:value-type="float" office:value="34.9078" calcext:value-type="float">
            <text:p>34.9078</text:p>
          </table:table-cell>
          <table:table-cell office:value-type="float" office:value="0.131281" calcext:value-type="float">
            <text:p>0.131281</text:p>
          </table:table-cell>
          <table:table-cell office:value-type="float" office:value="1.87437" calcext:value-type="float">
            <text:p>1.87437</text:p>
          </table:table-cell>
          <table:table-cell table:formula="of:=400*[.G366]" office:value-type="float" office:value="132.2164" calcext:value-type="float">
            <text:p>132.2164</text:p>
          </table:table-cell>
          <table:table-cell table:formula="of:=([.F366]-[.C366]*[.C366])/([.A366]*[.A366])" office:value-type="float" office:value="0.00796505177514799" calcext:value-type="float">
            <text:p>0.007965051775148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-2.0575" calcext:value-type="float">
            <text:p>-2.0575</text:p>
          </table:table-cell>
          <table:table-cell office:value-type="float" office:value="0.0494438" calcext:value-type="float">
            <text:p>0.0494438</text:p>
          </table:table-cell>
          <table:table-cell office:value-type="float" office:value="-0.261875" calcext:value-type="float">
            <text:p>-0.261875</text:p>
          </table:table-cell>
          <table:table-cell office:value-type="float" office:value="4.28275" calcext:value-type="float">
            <text:p>4.28275</text:p>
          </table:table-cell>
          <table:table-cell office:value-type="float" office:value="0.0873" calcext:value-type="float">
            <text:p>0.0873</text:p>
          </table:table-cell>
          <table:table-cell office:value-type="float" office:value="19.2765" calcext:value-type="float">
            <text:p>19.2765</text:p>
          </table:table-cell>
          <table:table-cell office:value-type="float" office:value="0.0168447" calcext:value-type="float">
            <text:p>0.0168447</text:p>
          </table:table-cell>
          <table:table-cell office:value-type="float" office:value="11.0183" calcext:value-type="float">
            <text:p>11.0183</text:p>
          </table:table-cell>
          <table:table-cell table:formula="of:=400*[.G367]" office:value-type="float" office:value="34.92" calcext:value-type="float">
            <text:p>34.92</text:p>
          </table:table-cell>
          <table:table-cell table:formula="of:=([.F367]-[.C367]*[.C367])/([.A367]*[.A367])" office:value-type="float" office:value="0.00731416420118343" calcext:value-type="float">
            <text:p>0.007314164201183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  <table:table-cell office:value-type="float" office:value="-2.01687" calcext:value-type="float">
            <text:p>-2.01687</text:p>
          </table:table-cell>
          <table:table-cell office:value-type="float" office:value="0.0653527" calcext:value-type="float">
            <text:p>0.0653527</text:p>
          </table:table-cell>
          <table:table-cell office:value-type="float" office:value="0.213906" calcext:value-type="float">
            <text:p>0.213906</text:p>
          </table:table-cell>
          <table:table-cell office:value-type="float" office:value="4.13314" calcext:value-type="float">
            <text:p>4.13314</text:p>
          </table:table-cell>
          <table:table-cell office:value-type="float" office:value="0.0844961" calcext:value-type="float">
            <text:p>0.0844961</text:p>
          </table:table-cell>
          <table:table-cell office:value-type="float" office:value="18.22" calcext:value-type="float">
            <text:p>18.22</text:p>
          </table:table-cell>
          <table:table-cell office:value-type="float" office:value="0.0121236" calcext:value-type="float">
            <text:p>0.0121236</text:p>
          </table:table-cell>
          <table:table-cell office:value-type="float" office:value="10.1332" calcext:value-type="float">
            <text:p>10.1332</text:p>
          </table:table-cell>
          <table:table-cell table:formula="of:=400*[.G368]" office:value-type="float" office:value="33.79844" calcext:value-type="float">
            <text:p>33.79844</text:p>
          </table:table-cell>
          <table:table-cell table:formula="of:=([.F368]-[.C368]*[.C368])/([.A368]*[.A368])" office:value-type="float" office:value="0.00967091761834319" calcext:value-type="float">
            <text:p>0.009670917618343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6" calcext:value-type="float">
            <text:p>6</text:p>
          </table:table-cell>
          <table:table-cell office:value-type="float" office:value="-2.09594" calcext:value-type="float">
            <text:p>-2.09594</text:p>
          </table:table-cell>
          <table:table-cell office:value-type="float" office:value="0.0635397" calcext:value-type="float">
            <text:p>0.0635397</text:p>
          </table:table-cell>
          <table:table-cell office:value-type="float" office:value="0.229688" calcext:value-type="float">
            <text:p>0.229688</text:p>
          </table:table-cell>
          <table:table-cell office:value-type="float" office:value="4.45649" calcext:value-type="float">
            <text:p>4.45649</text:p>
          </table:table-cell>
          <table:table-cell office:value-type="float" office:value="0.0834172" calcext:value-type="float">
            <text:p>0.0834172</text:p>
          </table:table-cell>
          <table:table-cell office:value-type="float" office:value="20.992" calcext:value-type="float">
            <text:p>20.992</text:p>
          </table:table-cell>
          <table:table-cell office:value-type="float" office:value="0.0148137" calcext:value-type="float">
            <text:p>0.0148137</text:p>
          </table:table-cell>
          <table:table-cell office:value-type="float" office:value="20.451" calcext:value-type="float">
            <text:p>20.451</text:p>
          </table:table-cell>
          <table:table-cell table:formula="of:=400*[.G369]" office:value-type="float" office:value="33.36688" calcext:value-type="float">
            <text:p>33.36688</text:p>
          </table:table-cell>
          <table:table-cell table:formula="of:=([.F369]-[.C369]*[.C369])/([.A369]*[.A369])" office:value-type="float" office:value="0.00939726573964502" calcext:value-type="float">
            <text:p>0.009397265739645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7" calcext:value-type="float">
            <text:p>7</text:p>
          </table:table-cell>
          <table:table-cell office:value-type="float" office:value="-2.05984" calcext:value-type="float">
            <text:p>-2.05984</text:p>
          </table:table-cell>
          <table:table-cell office:value-type="float" office:value="0.0377969" calcext:value-type="float">
            <text:p>0.0377969</text:p>
          </table:table-cell>
          <table:table-cell office:value-type="float" office:value="-0.00410156" calcext:value-type="float">
            <text:p>-0.00410156</text:p>
          </table:table-cell>
          <table:table-cell office:value-type="float" office:value="4.28075" calcext:value-type="float">
            <text:p>4.28075</text:p>
          </table:table-cell>
          <table:table-cell office:value-type="float" office:value="0.0916217" calcext:value-type="float">
            <text:p>0.0916217</text:p>
          </table:table-cell>
          <table:table-cell office:value-type="float" office:value="18.9628" calcext:value-type="float">
            <text:p>18.9628</text:p>
          </table:table-cell>
          <table:table-cell office:value-type="float" office:value="0.0172527" calcext:value-type="float">
            <text:p>0.0172527</text:p>
          </table:table-cell>
          <table:table-cell office:value-type="float" office:value="11.5442" calcext:value-type="float">
            <text:p>11.5442</text:p>
          </table:table-cell>
          <table:table-cell table:formula="of:=400*[.G370]" office:value-type="float" office:value="36.64868" calcext:value-type="float">
            <text:p>36.64868</text:p>
          </table:table-cell>
          <table:table-cell table:formula="of:=([.F370]-[.C370]*[.C370])/([.A370]*[.A370])" office:value-type="float" office:value="0.00559307313609474" calcext:value-type="float">
            <text:p>0.005593073136095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-2.08164" calcext:value-type="float">
            <text:p>-2.08164</text:p>
          </table:table-cell>
          <table:table-cell office:value-type="float" office:value="0.0455082" calcext:value-type="float">
            <text:p>0.0455082</text:p>
          </table:table-cell>
          <table:table-cell office:value-type="float" office:value="0.0525" calcext:value-type="float">
            <text:p>0.0525</text:p>
          </table:table-cell>
          <table:table-cell office:value-type="float" office:value="4.37874" calcext:value-type="float">
            <text:p>4.37874</text:p>
          </table:table-cell>
          <table:table-cell office:value-type="float" office:value="0.0941695" calcext:value-type="float">
            <text:p>0.0941695</text:p>
          </table:table-cell>
          <table:table-cell office:value-type="float" office:value="19.9751" calcext:value-type="float">
            <text:p>19.9751</text:p>
          </table:table-cell>
          <table:table-cell office:value-type="float" office:value="0.0208808" calcext:value-type="float">
            <text:p>0.0208808</text:p>
          </table:table-cell>
          <table:table-cell office:value-type="float" office:value="12.268" calcext:value-type="float">
            <text:p>12.268</text:p>
          </table:table-cell>
          <table:table-cell table:formula="of:=400*[.G371]" office:value-type="float" office:value="37.6678" calcext:value-type="float">
            <text:p>37.6678</text:p>
          </table:table-cell>
          <table:table-cell table:formula="of:=([.F371]-[.C371]*[.C371])/([.A371]*[.A371])" office:value-type="float" office:value="0.00673297491124242" calcext:value-type="float">
            <text:p>0.006732974911242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9" calcext:value-type="float">
            <text:p>9</text:p>
          </table:table-cell>
          <table:table-cell office:value-type="float" office:value="-2.05395" calcext:value-type="float">
            <text:p>-2.05395</text:p>
          </table:table-cell>
          <table:table-cell office:value-type="float" office:value="0.0467329" calcext:value-type="float">
            <text:p>0.0467329</text:p>
          </table:table-cell>
          <table:table-cell office:value-type="float" office:value="0.0849805" calcext:value-type="float">
            <text:p>0.0849805</text:p>
          </table:table-cell>
          <table:table-cell office:value-type="float" office:value="4.26542" calcext:value-type="float">
            <text:p>4.26542</text:p>
          </table:table-cell>
          <table:table-cell office:value-type="float" office:value="0.0725645" calcext:value-type="float">
            <text:p>0.0725645</text:p>
          </table:table-cell>
          <table:table-cell office:value-type="float" office:value="19.0039" calcext:value-type="float">
            <text:p>19.0039</text:p>
          </table:table-cell>
          <table:table-cell office:value-type="float" office:value="0.0131408" calcext:value-type="float">
            <text:p>0.0131408</text:p>
          </table:table-cell>
          <table:table-cell office:value-type="float" office:value="14.4982" calcext:value-type="float">
            <text:p>14.4982</text:p>
          </table:table-cell>
          <table:table-cell table:formula="of:=400*[.G372]" office:value-type="float" office:value="29.0258" calcext:value-type="float">
            <text:p>29.0258</text:p>
          </table:table-cell>
          <table:table-cell table:formula="of:=([.F372]-[.C372]*[.C372])/([.A372]*[.A372])" office:value-type="float" office:value="0.00690967418639052" calcext:value-type="float">
            <text:p>0.006909674186391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0" calcext:value-type="float">
            <text:p>10</text:p>
          </table:table-cell>
          <table:table-cell office:value-type="float" office:value="-2.04945" calcext:value-type="float">
            <text:p>-2.04945</text:p>
          </table:table-cell>
          <table:table-cell office:value-type="float" office:value="0.046406" calcext:value-type="float">
            <text:p>0.046406</text:p>
          </table:table-cell>
          <table:table-cell office:value-type="float" office:value="-0.0233252" calcext:value-type="float">
            <text:p>-0.0233252</text:p>
          </table:table-cell>
          <table:table-cell office:value-type="float" office:value="4.24666" calcext:value-type="float">
            <text:p>4.24666</text:p>
          </table:table-cell>
          <table:table-cell office:value-type="float" office:value="0.0807214" calcext:value-type="float">
            <text:p>0.0807214</text:p>
          </table:table-cell>
          <table:table-cell office:value-type="float" office:value="18.8397" calcext:value-type="float">
            <text:p>18.8397</text:p>
          </table:table-cell>
          <table:table-cell office:value-type="float" office:value="0.0159475" calcext:value-type="float">
            <text:p>0.0159475</text:p>
          </table:table-cell>
          <table:table-cell office:value-type="float" office:value="12.5725" calcext:value-type="float">
            <text:p>12.5725</text:p>
          </table:table-cell>
          <table:table-cell table:formula="of:=400*[.G373]" office:value-type="float" office:value="32.28856" calcext:value-type="float">
            <text:p>32.28856</text:p>
          </table:table-cell>
          <table:table-cell table:formula="of:=([.F373]-[.C373]*[.C373])/([.A373]*[.A373])" office:value-type="float" office:value="0.00686607951183424" calcext:value-type="float">
            <text:p>0.006866079511834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1" calcext:value-type="float">
            <text:p>11</text:p>
          </table:table-cell>
          <table:table-cell office:value-type="float" office:value="-2.0709" calcext:value-type="float">
            <text:p>-2.0709</text:p>
          </table:table-cell>
          <table:table-cell office:value-type="float" office:value="0.0535781" calcext:value-type="float">
            <text:p>0.0535781</text:p>
          </table:table-cell>
          <table:table-cell office:value-type="float" office:value="0.0357837" calcext:value-type="float">
            <text:p>0.0357837</text:p>
          </table:table-cell>
          <table:table-cell office:value-type="float" office:value="4.3422" calcext:value-type="float">
            <text:p>4.3422</text:p>
          </table:table-cell>
          <table:table-cell office:value-type="float" office:value="0.100584" calcext:value-type="float">
            <text:p>0.100584</text:p>
          </table:table-cell>
          <table:table-cell office:value-type="float" office:value="19.7925" calcext:value-type="float">
            <text:p>19.7925</text:p>
          </table:table-cell>
          <table:table-cell office:value-type="float" office:value="0.0217991" calcext:value-type="float">
            <text:p>0.0217991</text:p>
          </table:table-cell>
          <table:table-cell office:value-type="float" office:value="12.1363" calcext:value-type="float">
            <text:p>12.1363</text:p>
          </table:table-cell>
          <table:table-cell table:formula="of:=400*[.G374]" office:value-type="float" office:value="40.2336" calcext:value-type="float">
            <text:p>40.2336</text:p>
          </table:table-cell>
          <table:table-cell table:formula="of:=([.F374]-[.C374]*[.C374])/([.A374]*[.A374])" office:value-type="float" office:value="0.00792502810650885" calcext:value-type="float">
            <text:p>0.007925028106509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2" calcext:value-type="float">
            <text:p>12</text:p>
          </table:table-cell>
          <table:table-cell office:value-type="float" office:value="-2.07722" calcext:value-type="float">
            <text:p>-2.07722</text:p>
          </table:table-cell>
          <table:table-cell office:value-type="float" office:value="0.0482788" calcext:value-type="float">
            <text:p>0.0482788</text:p>
          </table:table-cell>
          <table:table-cell office:value-type="float" office:value="-0.0310498" calcext:value-type="float">
            <text:p>-0.0310498</text:p>
          </table:table-cell>
          <table:table-cell office:value-type="float" office:value="4.36311" calcext:value-type="float">
            <text:p>4.36311</text:p>
          </table:table-cell>
          <table:table-cell office:value-type="float" office:value="0.0916242" calcext:value-type="float">
            <text:p>0.0916242</text:p>
          </table:table-cell>
          <table:table-cell office:value-type="float" office:value="19.8843" calcext:value-type="float">
            <text:p>19.8843</text:p>
          </table:table-cell>
          <table:table-cell office:value-type="float" office:value="0.0190738" calcext:value-type="float">
            <text:p>0.0190738</text:p>
          </table:table-cell>
          <table:table-cell office:value-type="float" office:value="12.862" calcext:value-type="float">
            <text:p>12.862</text:p>
          </table:table-cell>
          <table:table-cell table:formula="of:=400*[.G375]" office:value-type="float" office:value="36.64968" calcext:value-type="float">
            <text:p>36.64968</text:p>
          </table:table-cell>
          <table:table-cell table:formula="of:=([.F375]-[.C375]*[.C375])/([.A375]*[.A375])" office:value-type="float" office:value="0.00714009934911239" calcext:value-type="float">
            <text:p>0.007140099349112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3" calcext:value-type="float">
            <text:p>13</text:p>
          </table:table-cell>
          <table:table-cell office:value-type="float" office:value="-2.06185" calcext:value-type="float">
            <text:p>-2.06185</text:p>
          </table:table-cell>
          <table:table-cell office:value-type="float" office:value="0.0517014" calcext:value-type="float">
            <text:p>0.0517014</text:p>
          </table:table-cell>
          <table:table-cell office:value-type="float" office:value="-0.0233014" calcext:value-type="float">
            <text:p>-0.0233014</text:p>
          </table:table-cell>
          <table:table-cell office:value-type="float" office:value="4.30292" calcext:value-type="float">
            <text:p>4.30292</text:p>
          </table:table-cell>
          <table:table-cell office:value-type="float" office:value="0.0871896" calcext:value-type="float">
            <text:p>0.0871896</text:p>
          </table:table-cell>
          <table:table-cell office:value-type="float" office:value="19.4263" calcext:value-type="float">
            <text:p>19.4263</text:p>
          </table:table-cell>
          <table:table-cell office:value-type="float" office:value="0.0183059" calcext:value-type="float">
            <text:p>0.0183059</text:p>
          </table:table-cell>
          <table:table-cell office:value-type="float" office:value="12.947" calcext:value-type="float">
            <text:p>12.947</text:p>
          </table:table-cell>
          <table:table-cell table:formula="of:=400*[.G376]" office:value-type="float" office:value="34.87584" calcext:value-type="float">
            <text:p>34.87584</text:p>
          </table:table-cell>
          <table:table-cell table:formula="of:=([.F376]-[.C376]*[.C376])/([.A376]*[.A376])" office:value-type="float" office:value="0.00764712684911232" calcext:value-type="float">
            <text:p>0.007647126849112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4" calcext:value-type="float">
            <text:p>14</text:p>
          </table:table-cell>
          <table:table-cell office:value-type="float" office:value="-2.06297" calcext:value-type="float">
            <text:p>-2.06297</text:p>
          </table:table-cell>
          <table:table-cell office:value-type="float" office:value="0.0506426" calcext:value-type="float">
            <text:p>0.0506426</text:p>
          </table:table-cell>
          <table:table-cell office:value-type="float" office:value="-0.00209442" calcext:value-type="float">
            <text:p>-0.00209442</text:p>
          </table:table-cell>
          <table:table-cell office:value-type="float" office:value="4.30648" calcext:value-type="float">
            <text:p>4.30648</text:p>
          </table:table-cell>
          <table:table-cell office:value-type="float" office:value="0.0912524" calcext:value-type="float">
            <text:p>0.0912524</text:p>
          </table:table-cell>
          <table:table-cell office:value-type="float" office:value="19.436" calcext:value-type="float">
            <text:p>19.436</text:p>
          </table:table-cell>
          <table:table-cell office:value-type="float" office:value="0.0191696" calcext:value-type="float">
            <text:p>0.0191696</text:p>
          </table:table-cell>
          <table:table-cell office:value-type="float" office:value="12.5806" calcext:value-type="float">
            <text:p>12.5806</text:p>
          </table:table-cell>
          <table:table-cell table:formula="of:=400*[.G377]" office:value-type="float" office:value="36.50096" calcext:value-type="float">
            <text:p>36.50096</text:p>
          </table:table-cell>
          <table:table-cell table:formula="of:=([.F377]-[.C377]*[.C377])/([.A377]*[.A377])" office:value-type="float" office:value="0.00749035193786984" calcext:value-type="float">
            <text:p>0.00749035193787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5" calcext:value-type="float">
            <text:p>15</text:p>
          </table:table-cell>
          <table:table-cell office:value-type="float" office:value="-2.06808" calcext:value-type="float">
            <text:p>-2.06808</text:p>
          </table:table-cell>
          <table:table-cell office:value-type="float" office:value="0.0509162" calcext:value-type="float">
            <text:p>0.0509162</text:p>
          </table:table-cell>
          <table:table-cell office:value-type="float" office:value="-0.0138028" calcext:value-type="float">
            <text:p>-0.0138028</text:p>
          </table:table-cell>
          <table:table-cell office:value-type="float" office:value="4.32787" calcext:value-type="float">
            <text:p>4.32787</text:p>
          </table:table-cell>
          <table:table-cell office:value-type="float" office:value="0.089156" calcext:value-type="float">
            <text:p>0.089156</text:p>
          </table:table-cell>
          <table:table-cell office:value-type="float" office:value="19.6344" calcext:value-type="float">
            <text:p>19.6344</text:p>
          </table:table-cell>
          <table:table-cell office:value-type="float" office:value="0.0188639" calcext:value-type="float">
            <text:p>0.0188639</text:p>
          </table:table-cell>
          <table:table-cell office:value-type="float" office:value="12.7276" calcext:value-type="float">
            <text:p>12.7276</text:p>
          </table:table-cell>
          <table:table-cell table:formula="of:=400*[.G378]" office:value-type="float" office:value="35.6624" calcext:value-type="float">
            <text:p>35.6624</text:p>
          </table:table-cell>
          <table:table-cell table:formula="of:=([.F378]-[.C378]*[.C378])/([.A378]*[.A378])" office:value-type="float" office:value="0.00753182153846146" calcext:value-type="float">
            <text:p>0.00753182153846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2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-1.12" calcext:value-type="float">
            <text:p>-1.1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1.2544" calcext:value-type="float">
            <text:p>1.2544</text:p>
          </table:table-cell>
          <table:table-cell office:value-type="float" office:value="0.0036" calcext:value-type="float">
            <text:p>0.0036</text:p>
          </table:table-cell>
          <table:table-cell office:value-type="float" office:value="1.57352" calcext:value-type="float">
            <text:p>1.57352</text:p>
          </table:table-cell>
          <table:table-cell office:value-type="float" office:value="0.00001296" calcext:value-type="float">
            <text:p>1.296E-05</text:p>
          </table:table-cell>
          <table:table-cell office:value-type="float" office:value="1.09867" calcext:value-type="float">
            <text:p>1.09867</text:p>
          </table:table-cell>
          <table:table-cell table:formula="of:=400*[.G381]" office:value-type="float" office:value="1.44" calcext:value-type="float">
            <text:p>1.44</text:p>
          </table:table-cell>
          <table:table-cell table:formula="of:=([.F381]-[.C381]*[.C381])/([.A381]*[.A381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-1.39" calcext:value-type="float">
            <text:p>-1.39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25" calcext:value-type="float">
            <text:p>-0.025</text:p>
          </table:table-cell>
          <table:table-cell office:value-type="float" office:value="1.9402" calcext:value-type="float">
            <text:p>1.9402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3.82698" calcext:value-type="float">
            <text:p>3.82698</text:p>
          </table:table-cell>
          <table:table-cell office:value-type="float" office:value="0.000000485" calcext:value-type="float">
            <text:p>4.85E-07</text:p>
          </table:table-cell>
          <table:table-cell office:value-type="float" office:value="2.42961" calcext:value-type="float">
            <text:p>2.42961</text:p>
          </table:table-cell>
          <table:table-cell table:formula="of:=400*[.G382]" office:value-type="float" office:value="0.26" calcext:value-type="float">
            <text:p>0.26</text:p>
          </table:table-cell>
          <table:table-cell table:formula="of:=([.F382]-[.C382]*[.C382])/([.A382]*[.A382])" office:value-type="float" office:value="0.00111111111111105" calcext:value-type="float">
            <text:p>0.001111111111111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-1.89" calcext:value-type="float">
            <text:p>-1.89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29625" calcext:value-type="float">
            <text:p>0.29625</text:p>
          </table:table-cell>
          <table:table-cell office:value-type="float" office:value="3.6012" calcext:value-type="float">
            <text:p>3.6012</text:p>
          </table:table-cell>
          <table:table-cell office:value-type="float" office:value="0.0914063" calcext:value-type="float">
            <text:p>0.0914063</text:p>
          </table:table-cell>
          <table:table-cell office:value-type="float" office:value="13.3837" calcext:value-type="float">
            <text:p>13.3837</text:p>
          </table:table-cell>
          <table:table-cell office:value-type="float" office:value="0.00951805" calcext:value-type="float">
            <text:p>0.00951805</text:p>
          </table:table-cell>
          <table:table-cell office:value-type="float" office:value="7.48889" calcext:value-type="float">
            <text:p>7.48889</text:p>
          </table:table-cell>
          <table:table-cell table:formula="of:=400*[.G383]" office:value-type="float" office:value="36.56252" calcext:value-type="float">
            <text:p>36.56252</text:p>
          </table:table-cell>
          <table:table-cell table:formula="of:=([.F383]-[.C383]*[.C383])/([.A383]*[.A383])" office:value-type="float" office:value="0.00399176954732506" calcext:value-type="float">
            <text:p>0.003991769547325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-1.8775" calcext:value-type="float">
            <text:p>-1.8775</text:p>
          </table:table-cell>
          <table:table-cell office:value-type="float" office:value="0.0490438" calcext:value-type="float">
            <text:p>0.0490438</text:p>
          </table:table-cell>
          <table:table-cell office:value-type="float" office:value="0.083125" calcext:value-type="float">
            <text:p>0.083125</text:p>
          </table:table-cell>
          <table:table-cell office:value-type="float" office:value="3.57405" calcext:value-type="float">
            <text:p>3.57405</text:p>
          </table:table-cell>
          <table:table-cell office:value-type="float" office:value="0.0477531" calcext:value-type="float">
            <text:p>0.0477531</text:p>
          </table:table-cell>
          <table:table-cell office:value-type="float" office:value="13.4983" calcext:value-type="float">
            <text:p>13.4983</text:p>
          </table:table-cell>
          <table:table-cell office:value-type="float" office:value="0.0062409" calcext:value-type="float">
            <text:p>0.0062409</text:p>
          </table:table-cell>
          <table:table-cell office:value-type="float" office:value="10.0122" calcext:value-type="float">
            <text:p>10.0122</text:p>
          </table:table-cell>
          <table:table-cell table:formula="of:=400*[.G384]" office:value-type="float" office:value="19.10124" calcext:value-type="float">
            <text:p>19.10124</text:p>
          </table:table-cell>
          <table:table-cell table:formula="of:=([.F384]-[.C384]*[.C384])/([.A384]*[.A384])" office:value-type="float" office:value="0.00672753772290816" calcext:value-type="float">
            <text:p>0.006727537722908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 office:value-type="float" office:value="-1.97875" calcext:value-type="float">
            <text:p>-1.97875</text:p>
          </table:table-cell>
          <table:table-cell office:value-type="float" office:value="0.0308734" calcext:value-type="float">
            <text:p>0.0308734</text:p>
          </table:table-cell>
          <table:table-cell office:value-type="float" office:value="-0.0375" calcext:value-type="float">
            <text:p>-0.0375</text:p>
          </table:table-cell>
          <table:table-cell office:value-type="float" office:value="3.94632" calcext:value-type="float">
            <text:p>3.94632</text:p>
          </table:table-cell>
          <table:table-cell office:value-type="float" office:value="0.0298281" calcext:value-type="float">
            <text:p>0.0298281</text:p>
          </table:table-cell>
          <table:table-cell office:value-type="float" office:value="16.066" calcext:value-type="float">
            <text:p>16.066</text:p>
          </table:table-cell>
          <table:table-cell office:value-type="float" office:value="0.00160559" calcext:value-type="float">
            <text:p>0.00160559</text:p>
          </table:table-cell>
          <table:table-cell office:value-type="float" office:value="13.9401" calcext:value-type="float">
            <text:p>13.9401</text:p>
          </table:table-cell>
          <table:table-cell table:formula="of:=400*[.G385]" office:value-type="float" office:value="11.93124" calcext:value-type="float">
            <text:p>11.93124</text:p>
          </table:table-cell>
          <table:table-cell table:formula="of:=([.F385]-[.C385]*[.C385])/([.A385]*[.A385])" office:value-type="float" office:value="0.00423435356652939" calcext:value-type="float">
            <text:p>0.004234353566529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office:value-type="float" office:value="-1.94312" calcext:value-type="float">
            <text:p>-1.94312</text:p>
          </table:table-cell>
          <table:table-cell office:value-type="float" office:value="0.0366027" calcext:value-type="float">
            <text:p>0.0366027</text:p>
          </table:table-cell>
          <table:table-cell office:value-type="float" office:value="-0.0096875" calcext:value-type="float">
            <text:p>-0.0096875</text:p>
          </table:table-cell>
          <table:table-cell office:value-type="float" office:value="3.81234" calcext:value-type="float">
            <text:p>3.81234</text:p>
          </table:table-cell>
          <table:table-cell office:value-type="float" office:value="0.0765703" calcext:value-type="float">
            <text:p>0.0765703</text:p>
          </table:table-cell>
          <table:table-cell office:value-type="float" office:value="15.1351" calcext:value-type="float">
            <text:p>15.1351</text:p>
          </table:table-cell>
          <table:table-cell office:value-type="float" office:value="0.0125442" calcext:value-type="float">
            <text:p>0.0125442</text:p>
          </table:table-cell>
          <table:table-cell office:value-type="float" office:value="10.3379" calcext:value-type="float">
            <text:p>10.3379</text:p>
          </table:table-cell>
          <table:table-cell table:formula="of:=400*[.G386]" office:value-type="float" office:value="30.62812" calcext:value-type="float">
            <text:p>30.62812</text:p>
          </table:table-cell>
          <table:table-cell table:formula="of:=([.F386]-[.C386]*[.C386])/([.A386]*[.A386])" office:value-type="float" office:value="0.00502395961591224" calcext:value-type="float">
            <text:p>0.005023959615912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office:value-type="float" office:value="-1.91906" calcext:value-type="float">
            <text:p>-1.91906</text:p>
          </table:table-cell>
          <table:table-cell office:value-type="float" office:value="0.0435054" calcext:value-type="float">
            <text:p>0.0435054</text:p>
          </table:table-cell>
          <table:table-cell office:value-type="float" office:value="0.145469" calcext:value-type="float">
            <text:p>0.145469</text:p>
          </table:table-cell>
          <table:table-cell office:value-type="float" office:value="3.72631" calcext:value-type="float">
            <text:p>3.72631</text:p>
          </table:table-cell>
          <table:table-cell office:value-type="float" office:value="0.0604727" calcext:value-type="float">
            <text:p>0.0604727</text:p>
          </table:table-cell>
          <table:table-cell office:value-type="float" office:value="14.57" calcext:value-type="float">
            <text:p>14.57</text:p>
          </table:table-cell>
          <table:table-cell office:value-type="float" office:value="0.0113772" calcext:value-type="float">
            <text:p>0.0113772</text:p>
          </table:table-cell>
          <table:table-cell office:value-type="float" office:value="13.6959" calcext:value-type="float">
            <text:p>13.6959</text:p>
          </table:table-cell>
          <table:table-cell table:formula="of:=400*[.G387]" office:value-type="float" office:value="24.18908" calcext:value-type="float">
            <text:p>24.18908</text:p>
          </table:table-cell>
          <table:table-cell table:formula="of:=([.F387]-[.C387]*[.C387])/([.A387]*[.A387])" office:value-type="float" office:value="0.00596964559670781" calcext:value-type="float">
            <text:p>0.005969645596708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7" calcext:value-type="float">
            <text:p>7</text:p>
          </table:table-cell>
          <table:table-cell office:value-type="float" office:value="-1.93844" calcext:value-type="float">
            <text:p>-1.93844</text:p>
          </table:table-cell>
          <table:table-cell office:value-type="float" office:value="0.0354101" calcext:value-type="float">
            <text:p>0.0354101</text:p>
          </table:table-cell>
          <table:table-cell office:value-type="float" office:value="0.167812" calcext:value-type="float">
            <text:p>0.167812</text:p>
          </table:table-cell>
          <table:table-cell office:value-type="float" office:value="3.79295" calcext:value-type="float">
            <text:p>3.79295</text:p>
          </table:table-cell>
          <table:table-cell office:value-type="float" office:value="0.0662781" calcext:value-type="float">
            <text:p>0.0662781</text:p>
          </table:table-cell>
          <table:table-cell office:value-type="float" office:value="14.9085" calcext:value-type="float">
            <text:p>14.9085</text:p>
          </table:table-cell>
          <table:table-cell office:value-type="float" office:value="0.00882657" calcext:value-type="float">
            <text:p>0.00882657</text:p>
          </table:table-cell>
          <table:table-cell office:value-type="float" office:value="10.3029" calcext:value-type="float">
            <text:p>10.3029</text:p>
          </table:table-cell>
          <table:table-cell table:formula="of:=400*[.G388]" office:value-type="float" office:value="26.51124" calcext:value-type="float">
            <text:p>26.51124</text:p>
          </table:table-cell>
          <table:table-cell table:formula="of:=([.F388]-[.C388]*[.C388])/([.A388]*[.A388])" office:value-type="float" office:value="0.00485601733882039" calcext:value-type="float">
            <text:p>0.00485601733882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8" calcext:value-type="float">
            <text:p>8</text:p>
          </table:table-cell>
          <table:table-cell office:value-type="float" office:value="-1.93883" calcext:value-type="float">
            <text:p>-1.93883</text:p>
          </table:table-cell>
          <table:table-cell office:value-type="float" office:value="0.0514439" calcext:value-type="float">
            <text:p>0.0514439</text:p>
          </table:table-cell>
          <table:table-cell office:value-type="float" office:value="0.0121875" calcext:value-type="float">
            <text:p>0.0121875</text:p>
          </table:table-cell>
          <table:table-cell office:value-type="float" office:value="3.8105" calcext:value-type="float">
            <text:p>3.8105</text:p>
          </table:table-cell>
          <table:table-cell office:value-type="float" office:value="0.0756412" calcext:value-type="float">
            <text:p>0.0756412</text:p>
          </table:table-cell>
          <table:table-cell office:value-type="float" office:value="15.3137" calcext:value-type="float">
            <text:p>15.3137</text:p>
          </table:table-cell>
          <table:table-cell office:value-type="float" office:value="0.0138213" calcext:value-type="float">
            <text:p>0.0138213</text:p>
          </table:table-cell>
          <table:table-cell office:value-type="float" office:value="10.2308" calcext:value-type="float">
            <text:p>10.2308</text:p>
          </table:table-cell>
          <table:table-cell table:formula="of:=400*[.G389]" office:value-type="float" office:value="30.25648" calcext:value-type="float">
            <text:p>30.25648</text:p>
          </table:table-cell>
          <table:table-cell table:formula="of:=([.F389]-[.C389]*[.C389])/([.A389]*[.A389])" office:value-type="float" office:value="0.00705599877914954" calcext:value-type="float">
            <text:p>0.00705599877915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9" calcext:value-type="float">
            <text:p>9</text:p>
          </table:table-cell>
          <table:table-cell office:value-type="float" office:value="-1.91191" calcext:value-type="float">
            <text:p>-1.91191</text:p>
          </table:table-cell>
          <table:table-cell office:value-type="float" office:value="0.047676" calcext:value-type="float">
            <text:p>0.047676</text:p>
          </table:table-cell>
          <table:table-cell office:value-type="float" office:value="-0.000429687" calcext:value-type="float">
            <text:p>-0.000429687</text:p>
          </table:table-cell>
          <table:table-cell office:value-type="float" office:value="3.70309" calcext:value-type="float">
            <text:p>3.70309</text:p>
          </table:table-cell>
          <table:table-cell office:value-type="float" office:value="0.0552154" calcext:value-type="float">
            <text:p>0.0552154</text:p>
          </table:table-cell>
          <table:table-cell office:value-type="float" office:value="14.4374" calcext:value-type="float">
            <text:p>14.4374</text:p>
          </table:table-cell>
          <table:table-cell office:value-type="float" office:value="0.00838831" calcext:value-type="float">
            <text:p>0.00838831</text:p>
          </table:table-cell>
          <table:table-cell office:value-type="float" office:value="12.2761" calcext:value-type="float">
            <text:p>12.2761</text:p>
          </table:table-cell>
          <table:table-cell table:formula="of:=400*[.G390]" office:value-type="float" office:value="22.08616" calcext:value-type="float">
            <text:p>22.08616</text:p>
          </table:table-cell>
          <table:table-cell table:formula="of:=([.F390]-[.C390]*[.C390])/([.A390]*[.A390])" office:value-type="float" office:value="0.00654185897119328" calcext:value-type="float">
            <text:p>0.006541858971193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0" calcext:value-type="float">
            <text:p>10</text:p>
          </table:table-cell>
          <table:table-cell office:value-type="float" office:value="-1.91844" calcext:value-type="float">
            <text:p>-1.91844</text:p>
          </table:table-cell>
          <table:table-cell office:value-type="float" office:value="0.043796" calcext:value-type="float">
            <text:p>0.043796</text:p>
          </table:table-cell>
          <table:table-cell office:value-type="float" office:value="-0.00934082" calcext:value-type="float">
            <text:p>-0.00934082</text:p>
          </table:table-cell>
          <table:table-cell office:value-type="float" office:value="3.7242" calcext:value-type="float">
            <text:p>3.7242</text:p>
          </table:table-cell>
          <table:table-cell office:value-type="float" office:value="0.0500225" calcext:value-type="float">
            <text:p>0.0500225</text:p>
          </table:table-cell>
          <table:table-cell office:value-type="float" office:value="14.525" calcext:value-type="float">
            <text:p>14.525</text:p>
          </table:table-cell>
          <table:table-cell office:value-type="float" office:value="0.00718015" calcext:value-type="float">
            <text:p>0.00718015</text:p>
          </table:table-cell>
          <table:table-cell office:value-type="float" office:value="12.0463" calcext:value-type="float">
            <text:p>12.0463</text:p>
          </table:table-cell>
          <table:table-cell table:formula="of:=400*[.G391]" office:value-type="float" office:value="20.009" calcext:value-type="float">
            <text:p>20.009</text:p>
          </table:table-cell>
          <table:table-cell table:formula="of:=([.F391]-[.C391]*[.C391])/([.A391]*[.A391])" office:value-type="float" office:value="0.00600657975308649" calcext:value-type="float">
            <text:p>0.006006579753086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1" calcext:value-type="float">
            <text:p>11</text:p>
          </table:table-cell>
          <table:table-cell office:value-type="float" office:value="-1.93495" calcext:value-type="float">
            <text:p>-1.93495</text:p>
          </table:table-cell>
          <table:table-cell office:value-type="float" office:value="0.0440157" calcext:value-type="float">
            <text:p>0.0440157</text:p>
          </table:table-cell>
          <table:table-cell office:value-type="float" office:value="0.00798584" calcext:value-type="float">
            <text:p>0.00798584</text:p>
          </table:table-cell>
          <table:table-cell office:value-type="float" office:value="3.78805" calcext:value-type="float">
            <text:p>3.78805</text:p>
          </table:table-cell>
          <table:table-cell office:value-type="float" office:value="0.0587891" calcext:value-type="float">
            <text:p>0.0587891</text:p>
          </table:table-cell>
          <table:table-cell office:value-type="float" office:value="15.0339" calcext:value-type="float">
            <text:p>15.0339</text:p>
          </table:table-cell>
          <table:table-cell office:value-type="float" office:value="0.0092411" calcext:value-type="float">
            <text:p>0.0092411</text:p>
          </table:table-cell>
          <table:table-cell office:value-type="float" office:value="11.8956" calcext:value-type="float">
            <text:p>11.8956</text:p>
          </table:table-cell>
          <table:table-cell table:formula="of:=400*[.G392]" office:value-type="float" office:value="23.51564" calcext:value-type="float">
            <text:p>23.51564</text:p>
          </table:table-cell>
          <table:table-cell table:formula="of:=([.F392]-[.C392]*[.C392])/([.A392]*[.A392])" office:value-type="float" office:value="0.00603820267489702" calcext:value-type="float">
            <text:p>0.006038202674897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2" calcext:value-type="float">
            <text:p>12</text:p>
          </table:table-cell>
          <table:table-cell office:value-type="float" office:value="-1.92161" calcext:value-type="float">
            <text:p>-1.92161</text:p>
          </table:table-cell>
          <table:table-cell office:value-type="float" office:value="0.0426535" calcext:value-type="float">
            <text:p>0.0426535</text:p>
          </table:table-cell>
          <table:table-cell office:value-type="float" office:value="-0.0194177" calcext:value-type="float">
            <text:p>-0.0194177</text:p>
          </table:table-cell>
          <table:table-cell office:value-type="float" office:value="3.73524" calcext:value-type="float">
            <text:p>3.73524</text:p>
          </table:table-cell>
          <table:table-cell office:value-type="float" office:value="0.0596692" calcext:value-type="float">
            <text:p>0.0596692</text:p>
          </table:table-cell>
          <table:table-cell office:value-type="float" office:value="14.6001" calcext:value-type="float">
            <text:p>14.6001</text:p>
          </table:table-cell>
          <table:table-cell office:value-type="float" office:value="0.00900256" calcext:value-type="float">
            <text:p>0.00900256</text:p>
          </table:table-cell>
          <table:table-cell office:value-type="float" office:value="11.5326" calcext:value-type="float">
            <text:p>11.5326</text:p>
          </table:table-cell>
          <table:table-cell table:formula="of:=400*[.G393]" office:value-type="float" office:value="23.86768" calcext:value-type="float">
            <text:p>23.86768</text:p>
          </table:table-cell>
          <table:table-cell table:formula="of:=([.F393]-[.C393]*[.C393])/([.A393]*[.A393])" office:value-type="float" office:value="0.00585116706447189" calcext:value-type="float">
            <text:p>0.005851167064472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3" calcext:value-type="float">
            <text:p>13</text:p>
          </table:table-cell>
          <table:table-cell office:value-type="float" office:value="-1.92733" calcext:value-type="float">
            <text:p>-1.92733</text:p>
          </table:table-cell>
          <table:table-cell office:value-type="float" office:value="0.0452341" calcext:value-type="float">
            <text:p>0.0452341</text:p>
          </table:table-cell>
          <table:table-cell office:value-type="float" office:value="-0.00559448" calcext:value-type="float">
            <text:p>-0.00559448</text:p>
          </table:table-cell>
          <table:table-cell office:value-type="float" office:value="3.75983" calcext:value-type="float">
            <text:p>3.75983</text:p>
          </table:table-cell>
          <table:table-cell office:value-type="float" office:value="0.0587843" calcext:value-type="float">
            <text:p>0.0587843</text:p>
          </table:table-cell>
          <table:table-cell office:value-type="float" office:value="14.8255" calcext:value-type="float">
            <text:p>14.8255</text:p>
          </table:table-cell>
          <table:table-cell office:value-type="float" office:value="0.00894224" calcext:value-type="float">
            <text:p>0.00894224</text:p>
          </table:table-cell>
          <table:table-cell office:value-type="float" office:value="11.7152" calcext:value-type="float">
            <text:p>11.7152</text:p>
          </table:table-cell>
          <table:table-cell table:formula="of:=400*[.G394]" office:value-type="float" office:value="23.51372" calcext:value-type="float">
            <text:p>23.51372</text:p>
          </table:table-cell>
          <table:table-cell table:formula="of:=([.F394]-[.C394]*[.C394])/([.A394]*[.A394])" office:value-type="float" office:value="0.00620426215363513" calcext:value-type="float">
            <text:p>0.006204262153635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4" calcext:value-type="float">
            <text:p>14</text:p>
          </table:table-cell>
          <table:table-cell office:value-type="float" office:value="-1.9299" calcext:value-type="float">
            <text:p>-1.9299</text:p>
          </table:table-cell>
          <table:table-cell office:value-type="float" office:value="0.0457097" calcext:value-type="float">
            <text:p>0.0457097</text:p>
          </table:table-cell>
          <table:table-cell office:value-type="float" office:value="0.00119263" calcext:value-type="float">
            <text:p>0.00119263</text:p>
          </table:table-cell>
          <table:table-cell office:value-type="float" office:value="3.77021" calcext:value-type="float">
            <text:p>3.77021</text:p>
          </table:table-cell>
          <table:table-cell office:value-type="float" office:value="0.0624014" calcext:value-type="float">
            <text:p>0.0624014</text:p>
          </table:table-cell>
          <table:table-cell office:value-type="float" office:value="14.9148" calcext:value-type="float">
            <text:p>14.9148</text:p>
          </table:table-cell>
          <table:table-cell office:value-type="float" office:value="0.00991233" calcext:value-type="float">
            <text:p>0.00991233</text:p>
          </table:table-cell>
          <table:table-cell office:value-type="float" office:value="11.2988" calcext:value-type="float">
            <text:p>11.2988</text:p>
          </table:table-cell>
          <table:table-cell table:formula="of:=400*[.G395]" office:value-type="float" office:value="24.96056" calcext:value-type="float">
            <text:p>24.96056</text:p>
          </table:table-cell>
          <table:table-cell table:formula="of:=([.F395]-[.C395]*[.C395])/([.A395]*[.A395])" office:value-type="float" office:value="0.0062683113854596" calcext:value-type="float">
            <text:p>0.0062683113854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2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-0.86" calcext:value-type="float">
            <text:p>-0.86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0.7396" calcext:value-type="float">
            <text:p>0.739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547008" calcext:value-type="float">
            <text:p>0.547008</text:p>
          </table:table-cell>
          <table:table-cell office:value-type="float" office:value="0.00000256" calcext:value-type="float">
            <text:p>2.56E-06</text:p>
          </table:table-cell>
          <table:table-cell office:value-type="float" office:value="2.78257" calcext:value-type="float">
            <text:p>2.78257</text:p>
          </table:table-cell>
          <table:table-cell table:formula="of:=400*[.G398]" office:value-type="float" office:value="0.64" calcext:value-type="float">
            <text:p>0.64</text:p>
          </table:table-cell>
          <table:table-cell table:formula="of:=([.F398]-[.C398]*[.C398])/([.A398]*[.A398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-1.35" calcext:value-type="float">
            <text:p>-1.35</text:p>
          </table:table-cell>
          <table:table-cell office:value-type="float" office:value="0.0025" calcext:value-type="float">
            <text:p>0.0025</text:p>
          </table:table-cell>
          <table:table-cell office:value-type="float" office:value="-0.1325" calcext:value-type="float">
            <text:p>-0.1325</text:p>
          </table:table-cell>
          <table:table-cell office:value-type="float" office:value="1.825" calcext:value-type="float">
            <text:p>1.825</text:p>
          </table:table-cell>
          <table:table-cell office:value-type="float" office:value="0.0221125" calcext:value-type="float">
            <text:p>0.0221125</text:p>
          </table:table-cell>
          <table:table-cell office:value-type="float" office:value="3.34885" calcext:value-type="float">
            <text:p>3.34885</text:p>
          </table:table-cell>
          <table:table-cell office:value-type="float" office:value="0.000808925" calcext:value-type="float">
            <text:p>0.000808925</text:p>
          </table:table-cell>
          <table:table-cell office:value-type="float" office:value="2.26223" calcext:value-type="float">
            <text:p>2.26223</text:p>
          </table:table-cell>
          <table:table-cell table:formula="of:=400*[.G399]" office:value-type="float" office:value="8.845" calcext:value-type="float">
            <text:p>8.845</text:p>
          </table:table-cell>
          <table:table-cell table:formula="of:=([.F399]-[.C399]*[.C399])/([.A399]*[.A399])" office:value-type="float" office:value="0.000318877551020401" calcext:value-type="float">
            <text:p>0.00031887755102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-1.695" calcext:value-type="float">
            <text:p>-1.695</text:p>
          </table:table-cell>
          <table:table-cell office:value-type="float" office:value="0.025875" calcext:value-type="float">
            <text:p>0.025875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2.8989" calcext:value-type="float">
            <text:p>2.8989</text:p>
          </table:table-cell>
          <table:table-cell office:value-type="float" office:value="0.00245625" calcext:value-type="float">
            <text:p>0.00245625</text:p>
          </table:table-cell>
          <table:table-cell office:value-type="float" office:value="8.72548" calcext:value-type="float">
            <text:p>8.72548</text:p>
          </table:table-cell>
          <table:table-cell office:value-type="float" office:value="0.0000138952" calcext:value-type="float">
            <text:p>1.38952E-05</text:p>
          </table:table-cell>
          <table:table-cell office:value-type="float" office:value="0.6037" calcext:value-type="float">
            <text:p>0.6037</text:p>
          </table:table-cell>
          <table:table-cell table:formula="of:=400*[.G400]" office:value-type="float" office:value="0.9825" calcext:value-type="float">
            <text:p>0.9825</text:p>
          </table:table-cell>
          <table:table-cell table:formula="of:=([.F400]-[.C400]*[.C400])/([.A400]*[.A400])" office:value-type="float" office:value="0.00330038265306124" calcext:value-type="float">
            <text:p>0.003300382653061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-1.97" calcext:value-type="float">
            <text:p>-1.97</text:p>
          </table:table-cell>
          <table:table-cell office:value-type="float" office:value="0.0564" calcext:value-type="float">
            <text:p>0.0564</text:p>
          </table:table-cell>
          <table:table-cell office:value-type="float" office:value="-0.18" calcext:value-type="float">
            <text:p>-0.18</text:p>
          </table:table-cell>
          <table:table-cell office:value-type="float" office:value="3.9373" calcext:value-type="float">
            <text:p>3.9373</text:p>
          </table:table-cell>
          <table:table-cell office:value-type="float" office:value="0.0345562" calcext:value-type="float">
            <text:p>0.0345562</text:p>
          </table:table-cell>
          <table:table-cell office:value-type="float" office:value="16.465" calcext:value-type="float">
            <text:p>16.465</text:p>
          </table:table-cell>
          <table:table-cell office:value-type="float" office:value="0.00148861" calcext:value-type="float">
            <text:p>0.00148861</text:p>
          </table:table-cell>
          <table:table-cell office:value-type="float" office:value="19.7005" calcext:value-type="float">
            <text:p>19.7005</text:p>
          </table:table-cell>
          <table:table-cell table:formula="of:=400*[.G401]" office:value-type="float" office:value="13.82248" calcext:value-type="float">
            <text:p>13.82248</text:p>
          </table:table-cell>
          <table:table-cell table:formula="of:=([.F401]-[.C401]*[.C401])/([.A401]*[.A401])" office:value-type="float" office:value="0.00719387755102041" calcext:value-type="float">
            <text:p>0.00719387755102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office:value-type="float" office:value="-1.80125" calcext:value-type="float">
            <text:p>-1.80125</text:p>
          </table:table-cell>
          <table:table-cell office:value-type="float" office:value="0.0319234" calcext:value-type="float">
            <text:p>0.0319234</text:p>
          </table:table-cell>
          <table:table-cell office:value-type="float" office:value="-0.276875" calcext:value-type="float">
            <text:p>-0.276875</text:p>
          </table:table-cell>
          <table:table-cell office:value-type="float" office:value="3.27643" calcext:value-type="float">
            <text:p>3.27643</text:p>
          </table:table-cell>
          <table:table-cell office:value-type="float" office:value="0.0940281" calcext:value-type="float">
            <text:p>0.0940281</text:p>
          </table:table-cell>
          <table:table-cell office:value-type="float" office:value="11.1532" calcext:value-type="float">
            <text:p>11.1532</text:p>
          </table:table-cell>
          <table:table-cell office:value-type="float" office:value="0.0134081" calcext:value-type="float">
            <text:p>0.0134081</text:p>
          </table:table-cell>
          <table:table-cell office:value-type="float" office:value="7.61025" calcext:value-type="float">
            <text:p>7.61025</text:p>
          </table:table-cell>
          <table:table-cell table:formula="of:=400*[.G402]" office:value-type="float" office:value="37.61124" calcext:value-type="float">
            <text:p>37.61124</text:p>
          </table:table-cell>
          <table:table-cell table:formula="of:=([.F402]-[.C402]*[.C402])/([.A402]*[.A402])" office:value-type="float" office:value="0.00407250478316326" calcext:value-type="float">
            <text:p>0.004072504783163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-1.81375" calcext:value-type="float">
            <text:p>-1.81375</text:p>
          </table:table-cell>
          <table:table-cell office:value-type="float" office:value="0.0331359" calcext:value-type="float">
            <text:p>0.0331359</text:p>
          </table:table-cell>
          <table:table-cell office:value-type="float" office:value="-0.0573437" calcext:value-type="float">
            <text:p>-0.0573437</text:p>
          </table:table-cell>
          <table:table-cell office:value-type="float" office:value="3.32282" calcext:value-type="float">
            <text:p>3.32282</text:p>
          </table:table-cell>
          <table:table-cell office:value-type="float" office:value="0.0443758" calcext:value-type="float">
            <text:p>0.0443758</text:p>
          </table:table-cell>
          <table:table-cell office:value-type="float" office:value="11.4664" calcext:value-type="float">
            <text:p>11.4664</text:p>
          </table:table-cell>
          <table:table-cell office:value-type="float" office:value="0.00579118" calcext:value-type="float">
            <text:p>0.00579118</text:p>
          </table:table-cell>
          <table:table-cell office:value-type="float" office:value="14.1678" calcext:value-type="float">
            <text:p>14.1678</text:p>
          </table:table-cell>
          <table:table-cell table:formula="of:=400*[.G403]" office:value-type="float" office:value="17.75032" calcext:value-type="float">
            <text:p>17.75032</text:p>
          </table:table-cell>
          <table:table-cell table:formula="of:=([.F403]-[.C403]*[.C403])/([.A403]*[.A403])" office:value-type="float" office:value="0.00422588488520399" calcext:value-type="float">
            <text:p>0.004225884885204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" calcext:value-type="float">
            <text:p>6</text:p>
          </table:table-cell>
          <table:table-cell office:value-type="float" office:value="-1.91531" calcext:value-type="float">
            <text:p>-1.91531</text:p>
          </table:table-cell>
          <table:table-cell office:value-type="float" office:value="0.0369718" calcext:value-type="float">
            <text:p>0.0369718</text:p>
          </table:table-cell>
          <table:table-cell office:value-type="float" office:value="0.137031" calcext:value-type="float">
            <text:p>0.137031</text:p>
          </table:table-cell>
          <table:table-cell office:value-type="float" office:value="3.70539" calcext:value-type="float">
            <text:p>3.70539</text:p>
          </table:table-cell>
          <table:table-cell office:value-type="float" office:value="0.0687945" calcext:value-type="float">
            <text:p>0.0687945</text:p>
          </table:table-cell>
          <table:table-cell office:value-type="float" office:value="14.2675" calcext:value-type="float">
            <text:p>14.2675</text:p>
          </table:table-cell>
          <table:table-cell office:value-type="float" office:value="0.0111644" calcext:value-type="float">
            <text:p>0.0111644</text:p>
          </table:table-cell>
          <table:table-cell office:value-type="float" office:value="14.3711" calcext:value-type="float">
            <text:p>14.3711</text:p>
          </table:table-cell>
          <table:table-cell table:formula="of:=400*[.G404]" office:value-type="float" office:value="27.5178" calcext:value-type="float">
            <text:p>27.5178</text:p>
          </table:table-cell>
          <table:table-cell table:formula="of:=([.F404]-[.C404]*[.C404])/([.A404]*[.A404])" office:value-type="float" office:value="0.00471653110969383" calcext:value-type="float">
            <text:p>0.004716531109694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7" calcext:value-type="float">
            <text:p>7</text:p>
          </table:table-cell>
          <table:table-cell office:value-type="float" office:value="-1.85219" calcext:value-type="float">
            <text:p>-1.85219</text:p>
          </table:table-cell>
          <table:table-cell office:value-type="float" office:value="0.0500702" calcext:value-type="float">
            <text:p>0.0500702</text:p>
          </table:table-cell>
          <table:table-cell office:value-type="float" office:value="-0.0427734" calcext:value-type="float">
            <text:p>-0.0427734</text:p>
          </table:table-cell>
          <table:table-cell office:value-type="float" office:value="3.48067" calcext:value-type="float">
            <text:p>3.48067</text:p>
          </table:table-cell>
          <table:table-cell office:value-type="float" office:value="0.0439619" calcext:value-type="float">
            <text:p>0.0439619</text:p>
          </table:table-cell>
          <table:table-cell office:value-type="float" office:value="12.8156" calcext:value-type="float">
            <text:p>12.8156</text:p>
          </table:table-cell>
          <table:table-cell office:value-type="float" office:value="0.00514943" calcext:value-type="float">
            <text:p>0.00514943</text:p>
          </table:table-cell>
          <table:table-cell office:value-type="float" office:value="13.8262" calcext:value-type="float">
            <text:p>13.8262</text:p>
          </table:table-cell>
          <table:table-cell table:formula="of:=400*[.G405]" office:value-type="float" office:value="17.58476" calcext:value-type="float">
            <text:p>17.58476</text:p>
          </table:table-cell>
          <table:table-cell table:formula="of:=([.F405]-[.C405]*[.C405])/([.A405]*[.A405])" office:value-type="float" office:value="0.00638548519132642" calcext:value-type="float">
            <text:p>0.006385485191326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float" office:value="-1.82914" calcext:value-type="float">
            <text:p>-1.82914</text:p>
          </table:table-cell>
          <table:table-cell office:value-type="float" office:value="0.0384899" calcext:value-type="float">
            <text:p>0.0384899</text:p>
          </table:table-cell>
          <table:table-cell office:value-type="float" office:value="0.0231055" calcext:value-type="float">
            <text:p>0.0231055</text:p>
          </table:table-cell>
          <table:table-cell office:value-type="float" office:value="3.38425" calcext:value-type="float">
            <text:p>3.38425</text:p>
          </table:table-cell>
          <table:table-cell office:value-type="float" office:value="0.0546284" calcext:value-type="float">
            <text:p>0.0546284</text:p>
          </table:table-cell>
          <table:table-cell office:value-type="float" office:value="11.9918" calcext:value-type="float">
            <text:p>11.9918</text:p>
          </table:table-cell>
          <table:table-cell office:value-type="float" office:value="0.00739921" calcext:value-type="float">
            <text:p>0.00739921</text:p>
          </table:table-cell>
          <table:table-cell office:value-type="float" office:value="10.0619" calcext:value-type="float">
            <text:p>10.0619</text:p>
          </table:table-cell>
          <table:table-cell table:formula="of:=400*[.G406]" office:value-type="float" office:value="21.85136" calcext:value-type="float">
            <text:p>21.85136</text:p>
          </table:table-cell>
          <table:table-cell table:formula="of:=([.F406]-[.C406]*[.C406])/([.A406]*[.A406])" office:value-type="float" office:value="0.00491031382653056" calcext:value-type="float">
            <text:p>0.004910313826531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9" calcext:value-type="float">
            <text:p>9</text:p>
          </table:table-cell>
          <table:table-cell office:value-type="float" office:value="-1.84492" calcext:value-type="float">
            <text:p>-1.84492</text:p>
          </table:table-cell>
          <table:table-cell office:value-type="float" office:value="0.0514039" calcext:value-type="float">
            <text:p>0.0514039</text:p>
          </table:table-cell>
          <table:table-cell office:value-type="float" office:value="-0.0377051" calcext:value-type="float">
            <text:p>-0.0377051</text:p>
          </table:table-cell>
          <table:table-cell office:value-type="float" office:value="3.45514" calcext:value-type="float">
            <text:p>3.45514</text:p>
          </table:table-cell>
          <table:table-cell office:value-type="float" office:value="0.0611312" calcext:value-type="float">
            <text:p>0.0611312</text:p>
          </table:table-cell>
          <table:table-cell office:value-type="float" office:value="12.6591" calcext:value-type="float">
            <text:p>12.6591</text:p>
          </table:table-cell>
          <table:table-cell office:value-type="float" office:value="0.00996063" calcext:value-type="float">
            <text:p>0.00996063</text:p>
          </table:table-cell>
          <table:table-cell office:value-type="float" office:value="9.98123" calcext:value-type="float">
            <text:p>9.98123</text:p>
          </table:table-cell>
          <table:table-cell table:formula="of:=400*[.G407]" office:value-type="float" office:value="24.45248" calcext:value-type="float">
            <text:p>24.45248</text:p>
          </table:table-cell>
          <table:table-cell table:formula="of:=([.F407]-[.C407]*[.C407])/([.A407]*[.A407])" office:value-type="float" office:value="0.0065574226530612" calcext:value-type="float">
            <text:p>0.006557422653061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" calcext:value-type="float">
            <text:p>10</text:p>
          </table:table-cell>
          <table:table-cell office:value-type="float" office:value="-1.82719" calcext:value-type="float">
            <text:p>-1.82719</text:p>
          </table:table-cell>
          <table:table-cell office:value-type="float" office:value="0.0393655" calcext:value-type="float">
            <text:p>0.0393655</text:p>
          </table:table-cell>
          <table:table-cell office:value-type="float" office:value="0.0184619" calcext:value-type="float">
            <text:p>0.0184619</text:p>
          </table:table-cell>
          <table:table-cell office:value-type="float" office:value="3.37798" calcext:value-type="float">
            <text:p>3.37798</text:p>
          </table:table-cell>
          <table:table-cell office:value-type="float" office:value="0.0489429" calcext:value-type="float">
            <text:p>0.0489429</text:p>
          </table:table-cell>
          <table:table-cell office:value-type="float" office:value="11.9535" calcext:value-type="float">
            <text:p>11.9535</text:p>
          </table:table-cell>
          <table:table-cell office:value-type="float" office:value="0.00646996" calcext:value-type="float">
            <text:p>0.00646996</text:p>
          </table:table-cell>
          <table:table-cell office:value-type="float" office:value="10.0229" calcext:value-type="float">
            <text:p>10.0229</text:p>
          </table:table-cell>
          <table:table-cell table:formula="of:=400*[.G408]" office:value-type="float" office:value="19.57716" calcext:value-type="float">
            <text:p>19.57716</text:p>
          </table:table-cell>
          <table:table-cell table:formula="of:=([.F408]-[.C408]*[.C408])/([.A408]*[.A408])" office:value-type="float" office:value="0.00501998774234691" calcext:value-type="float">
            <text:p>0.005019987742347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1" calcext:value-type="float">
            <text:p>11</text:p>
          </table:table-cell>
          <table:table-cell office:value-type="float" office:value="-1.83231" calcext:value-type="float">
            <text:p>-1.83231</text:p>
          </table:table-cell>
          <table:table-cell office:value-type="float" office:value="0.0419939" calcext:value-type="float">
            <text:p>0.0419939</text:p>
          </table:table-cell>
          <table:table-cell office:value-type="float" office:value="0.0036792" calcext:value-type="float">
            <text:p>0.0036792</text:p>
          </table:table-cell>
          <table:table-cell office:value-type="float" office:value="3.39937" calcext:value-type="float">
            <text:p>3.39937</text:p>
          </table:table-cell>
          <table:table-cell office:value-type="float" office:value="0.051277" calcext:value-type="float">
            <text:p>0.051277</text:p>
          </table:table-cell>
          <table:table-cell office:value-type="float" office:value="12.1409" calcext:value-type="float">
            <text:p>12.1409</text:p>
          </table:table-cell>
          <table:table-cell office:value-type="float" office:value="0.00685856" calcext:value-type="float">
            <text:p>0.00685856</text:p>
          </table:table-cell>
          <table:table-cell office:value-type="float" office:value="10.1607" calcext:value-type="float">
            <text:p>10.1607</text:p>
          </table:table-cell>
          <table:table-cell table:formula="of:=400*[.G409]" office:value-type="float" office:value="20.5108" calcext:value-type="float">
            <text:p>20.5108</text:p>
          </table:table-cell>
          <table:table-cell table:formula="of:=([.F409]-[.C409]*[.C409])/([.A409]*[.A409])" office:value-type="float" office:value="0.00535842651785712" calcext:value-type="float">
            <text:p>0.005358426517857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float" office:value="-1.82165" calcext:value-type="float">
            <text:p>-1.82165</text:p>
          </table:table-cell>
          <table:table-cell office:value-type="float" office:value="0.040338" calcext:value-type="float">
            <text:p>0.040338</text:p>
          </table:table-cell>
          <table:table-cell office:value-type="float" office:value="0.00114258" calcext:value-type="float">
            <text:p>0.00114258</text:p>
          </table:table-cell>
          <table:table-cell office:value-type="float" office:value="3.35873" calcext:value-type="float">
            <text:p>3.35873</text:p>
          </table:table-cell>
          <table:table-cell office:value-type="float" office:value="0.0447144" calcext:value-type="float">
            <text:p>0.0447144</text:p>
          </table:table-cell>
          <table:table-cell office:value-type="float" office:value="11.8229" calcext:value-type="float">
            <text:p>11.8229</text:p>
          </table:table-cell>
          <table:table-cell office:value-type="float" office:value="0.00536454" calcext:value-type="float">
            <text:p>0.00536454</text:p>
          </table:table-cell>
          <table:table-cell office:value-type="float" office:value="9.96242" calcext:value-type="float">
            <text:p>9.96242</text:p>
          </table:table-cell>
          <table:table-cell table:formula="of:=400*[.G410]" office:value-type="float" office:value="17.88576" calcext:value-type="float">
            <text:p>17.88576</text:p>
          </table:table-cell>
          <table:table-cell table:formula="of:=([.F410]-[.C410]*[.C410])/([.A410]*[.A410])" office:value-type="float" office:value="0.0051430200892857" calcext:value-type="float">
            <text:p>0.00514302008928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2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64" calcext:value-type="float">
            <text:p>0.6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8.83702" calcext:value-type="float">
            <text:p>8.83702</text:p>
          </table:table-cell>
          <table:table-cell table:formula="of:=400*[.G413]" office:value-type="float" office:value="0.04" calcext:value-type="float">
            <text:p>0.04</text:p>
          </table:table-cell>
          <table:table-cell table:formula="of:=([.F413]-[.C413]*[.C413])/([.A413]*[.A41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-1.29" calcext:value-type="float">
            <text:p>-1.2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675" calcext:value-type="float">
            <text:p>0.0675</text:p>
          </table:table-cell>
          <table:table-cell office:value-type="float" office:value="1.665" calcext:value-type="float">
            <text:p>1.665</text:p>
          </table:table-cell>
          <table:table-cell office:value-type="float" office:value="0.0059625" calcext:value-type="float">
            <text:p>0.0059625</text:p>
          </table:table-cell>
          <table:table-cell office:value-type="float" office:value="2.77822" calcext:value-type="float">
            <text:p>2.77822</text:p>
          </table:table-cell>
          <table:table-cell office:value-type="float" office:value="0.0000611803" calcext:value-type="float">
            <text:p>6.11803E-05</text:p>
          </table:table-cell>
          <table:table-cell office:value-type="float" office:value="4.67648" calcext:value-type="float">
            <text:p>4.67648</text:p>
          </table:table-cell>
          <table:table-cell table:formula="of:=400*[.G414]" office:value-type="float" office:value="2.385" calcext:value-type="float">
            <text:p>2.385</text:p>
          </table:table-cell>
          <table:table-cell table:formula="of:=([.F414]-[.C414]*[.C414])/([.A414]*[.A414])" office:value-type="float" office:value="0.000107015457788335" calcext:value-type="float">
            <text:p>0.000107015457788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-1.535" calcext:value-type="float">
            <text:p>-1.535</text:p>
          </table:table-cell>
          <table:table-cell office:value-type="float" office:value="0.004475" calcext:value-type="float">
            <text:p>0.004475</text:p>
          </table:table-cell>
          <table:table-cell office:value-type="float" office:value="0.01625" calcext:value-type="float">
            <text:p>0.01625</text:p>
          </table:table-cell>
          <table:table-cell office:value-type="float" office:value="2.3607" calcext:value-type="float">
            <text:p>2.3607</text:p>
          </table:table-cell>
          <table:table-cell office:value-type="float" office:value="0.0293437" calcext:value-type="float">
            <text:p>0.0293437</text:p>
          </table:table-cell>
          <table:table-cell office:value-type="float" office:value="5.61526" calcext:value-type="float">
            <text:p>5.61526</text:p>
          </table:table-cell>
          <table:table-cell office:value-type="float" office:value="0.00208093" calcext:value-type="float">
            <text:p>0.00208093</text:p>
          </table:table-cell>
          <table:table-cell office:value-type="float" office:value="4.2513" calcext:value-type="float">
            <text:p>4.2513</text:p>
          </table:table-cell>
          <table:table-cell table:formula="of:=400*[.G415]" office:value-type="float" office:value="11.73748" calcext:value-type="float">
            <text:p>11.73748</text:p>
          </table:table-cell>
          <table:table-cell table:formula="of:=([.F415]-[.C415]*[.C415])/([.A415]*[.A415])" office:value-type="float" office:value="0.000532104637336479" calcext:value-type="float">
            <text:p>0.000532104637336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-1.86" calcext:value-type="float">
            <text:p>-1.86</text:p>
          </table:table-cell>
          <table:table-cell office:value-type="float" office:value="0.0266" calcext:value-type="float">
            <text:p>0.0266</text:p>
          </table:table-cell>
          <table:table-cell office:value-type="float" office:value="-0.01625" calcext:value-type="float">
            <text:p>-0.01625</text:p>
          </table:table-cell>
          <table:table-cell office:value-type="float" office:value="3.4862" calcext:value-type="float">
            <text:p>3.4862</text:p>
          </table:table-cell>
          <table:table-cell office:value-type="float" office:value="0.0243187" calcext:value-type="float">
            <text:p>0.0243187</text:p>
          </table:table-cell>
          <table:table-cell office:value-type="float" office:value="12.5245" calcext:value-type="float">
            <text:p>12.5245</text:p>
          </table:table-cell>
          <table:table-cell office:value-type="float" office:value="0.00122695" calcext:value-type="float">
            <text:p>0.00122695</text:p>
          </table:table-cell>
          <table:table-cell office:value-type="float" office:value="13.115" calcext:value-type="float">
            <text:p>13.115</text:p>
          </table:table-cell>
          <table:table-cell table:formula="of:=400*[.G416]" office:value-type="float" office:value="9.72748" calcext:value-type="float">
            <text:p>9.72748</text:p>
          </table:table-cell>
          <table:table-cell table:formula="of:=([.F416]-[.C416]*[.C416])/([.A416]*[.A416])" office:value-type="float" office:value="0.00316290130796678" calcext:value-type="float">
            <text:p>0.003162901307967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float" office:value="-1.785" calcext:value-type="float">
            <text:p>-1.785</text:p>
          </table:table-cell>
          <table:table-cell office:value-type="float" office:value="0.046525" calcext:value-type="float">
            <text:p>0.046525</text:p>
          </table:table-cell>
          <table:table-cell office:value-type="float" office:value="-0.2725" calcext:value-type="float">
            <text:p>-0.2725</text:p>
          </table:table-cell>
          <table:table-cell office:value-type="float" office:value="3.23275" calcext:value-type="float">
            <text:p>3.23275</text:p>
          </table:table-cell>
          <table:table-cell office:value-type="float" office:value="0.128481" calcext:value-type="float">
            <text:p>0.128481</text:p>
          </table:table-cell>
          <table:table-cell office:value-type="float" office:value="11.0792" calcext:value-type="float">
            <text:p>11.0792</text:p>
          </table:table-cell>
          <table:table-cell office:value-type="float" office:value="0.0326745" calcext:value-type="float">
            <text:p>0.0326745</text:p>
          </table:table-cell>
          <table:table-cell office:value-type="float" office:value="8.9562" calcext:value-type="float">
            <text:p>8.9562</text:p>
          </table:table-cell>
          <table:table-cell table:formula="of:=400*[.G417]" office:value-type="float" office:value="51.3924" calcext:value-type="float">
            <text:p>51.3924</text:p>
          </table:table-cell>
          <table:table-cell table:formula="of:=([.F417]-[.C417]*[.C417])/([.A417]*[.A417])" office:value-type="float" office:value="0.0055321046373365" calcext:value-type="float">
            <text:p>0.005532104637337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5" calcext:value-type="float">
            <text:p>5</text:p>
          </table:table-cell>
          <table:table-cell office:value-type="float" office:value="-1.69938" calcext:value-type="float">
            <text:p>-1.69938</text:p>
          </table:table-cell>
          <table:table-cell office:value-type="float" office:value="0.0257121" calcext:value-type="float">
            <text:p>0.0257121</text:p>
          </table:table-cell>
          <table:table-cell office:value-type="float" office:value="-0.0940625" calcext:value-type="float">
            <text:p>-0.0940625</text:p>
          </table:table-cell>
          <table:table-cell office:value-type="float" office:value="2.91359" calcext:value-type="float">
            <text:p>2.91359</text:p>
          </table:table-cell>
          <table:table-cell office:value-type="float" office:value="0.0593641" calcext:value-type="float">
            <text:p>0.0593641</text:p>
          </table:table-cell>
          <table:table-cell office:value-type="float" office:value="8.78498" calcext:value-type="float">
            <text:p>8.78498</text:p>
          </table:table-cell>
          <table:table-cell office:value-type="float" office:value="0.0068636" calcext:value-type="float">
            <text:p>0.0068636</text:p>
          </table:table-cell>
          <table:table-cell office:value-type="float" office:value="6.38261" calcext:value-type="float">
            <text:p>6.38261</text:p>
          </table:table-cell>
          <table:table-cell table:formula="of:=400*[.G418]" office:value-type="float" office:value="23.74564" calcext:value-type="float">
            <text:p>23.74564</text:p>
          </table:table-cell>
          <table:table-cell table:formula="of:=([.F418]-[.C418]*[.C418])/([.A418]*[.A418])" office:value-type="float" office:value="0.00305560233055885" calcext:value-type="float">
            <text:p>0.003055602330559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" calcext:value-type="float">
            <text:p>6</text:p>
          </table:table-cell>
          <table:table-cell office:value-type="float" office:value="-1.66812" calcext:value-type="float">
            <text:p>-1.66812</text:p>
          </table:table-cell>
          <table:table-cell office:value-type="float" office:value="0.047184" calcext:value-type="float">
            <text:p>0.047184</text:p>
          </table:table-cell>
          <table:table-cell office:value-type="float" office:value="-0.0554688" calcext:value-type="float">
            <text:p>-0.0554688</text:p>
          </table:table-cell>
          <table:table-cell office:value-type="float" office:value="2.82983" calcext:value-type="float">
            <text:p>2.82983</text:p>
          </table:table-cell>
          <table:table-cell office:value-type="float" office:value="0.0274656" calcext:value-type="float">
            <text:p>0.0274656</text:p>
          </table:table-cell>
          <table:table-cell office:value-type="float" office:value="8.50718" calcext:value-type="float">
            <text:p>8.50718</text:p>
          </table:table-cell>
          <table:table-cell office:value-type="float" office:value="0.00189091" calcext:value-type="float">
            <text:p>0.00189091</text:p>
          </table:table-cell>
          <table:table-cell office:value-type="float" office:value="8.71171" calcext:value-type="float">
            <text:p>8.71171</text:p>
          </table:table-cell>
          <table:table-cell table:formula="of:=400*[.G419]" office:value-type="float" office:value="10.98624" calcext:value-type="float">
            <text:p>10.98624</text:p>
          </table:table-cell>
          <table:table-cell table:formula="of:=([.F419]-[.C419]*[.C419])/([.A419]*[.A419])" office:value-type="float" office:value="0.00561303990487514" calcext:value-type="float">
            <text:p>0.005613039904875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7" calcext:value-type="float">
            <text:p>7</text:p>
          </table:table-cell>
          <table:table-cell office:value-type="float" office:value="-1.73578" calcext:value-type="float">
            <text:p>-1.73578</text:p>
          </table:table-cell>
          <table:table-cell office:value-type="float" office:value="0.0481853" calcext:value-type="float">
            <text:p>0.0481853</text:p>
          </table:table-cell>
          <table:table-cell office:value-type="float" office:value="-0.00257812" calcext:value-type="float">
            <text:p>-0.00257812</text:p>
          </table:table-cell>
          <table:table-cell office:value-type="float" office:value="3.06112" calcext:value-type="float">
            <text:p>3.06112</text:p>
          </table:table-cell>
          <table:table-cell office:value-type="float" office:value="0.0313027" calcext:value-type="float">
            <text:p>0.0313027</text:p>
          </table:table-cell>
          <table:table-cell office:value-type="float" office:value="9.96928" calcext:value-type="float">
            <text:p>9.96928</text:p>
          </table:table-cell>
          <table:table-cell office:value-type="float" office:value="0.00262246" calcext:value-type="float">
            <text:p>0.00262246</text:p>
          </table:table-cell>
          <table:table-cell office:value-type="float" office:value="12.1154" calcext:value-type="float">
            <text:p>12.1154</text:p>
          </table:table-cell>
          <table:table-cell table:formula="of:=400*[.G420]" office:value-type="float" office:value="12.52108" calcext:value-type="float">
            <text:p>12.52108</text:p>
          </table:table-cell>
          <table:table-cell table:formula="of:=([.F420]-[.C420]*[.C420])/([.A420]*[.A420])" office:value-type="float" office:value="0.00572982064209266" calcext:value-type="float">
            <text:p>0.005729820642093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8" calcext:value-type="float">
            <text:p>8</text:p>
          </table:table-cell>
          <table:table-cell office:value-type="float" office:value="-1.71773" calcext:value-type="float">
            <text:p>-1.71773</text:p>
          </table:table-cell>
          <table:table-cell office:value-type="float" office:value="0.0418183" calcext:value-type="float">
            <text:p>0.0418183</text:p>
          </table:table-cell>
          <table:table-cell office:value-type="float" office:value="0.0154297" calcext:value-type="float">
            <text:p>0.0154297</text:p>
          </table:table-cell>
          <table:table-cell office:value-type="float" office:value="2.99243" calcext:value-type="float">
            <text:p>2.99243</text:p>
          </table:table-cell>
          <table:table-cell office:value-type="float" office:value="0.0352199" calcext:value-type="float">
            <text:p>0.0352199</text:p>
          </table:table-cell>
          <table:table-cell office:value-type="float" office:value="9.46794" calcext:value-type="float">
            <text:p>9.46794</text:p>
          </table:table-cell>
          <table:table-cell office:value-type="float" office:value="0.00330054" calcext:value-type="float">
            <text:p>0.00330054</text:p>
          </table:table-cell>
          <table:table-cell office:value-type="float" office:value="7.93583" calcext:value-type="float">
            <text:p>7.93583</text:p>
          </table:table-cell>
          <table:table-cell table:formula="of:=400*[.G421]" office:value-type="float" office:value="14.08796" calcext:value-type="float">
            <text:p>14.08796</text:p>
          </table:table-cell>
          <table:table-cell table:formula="of:=([.F421]-[.C421]*[.C421])/([.A421]*[.A421])" office:value-type="float" office:value="0.00497427432818077" calcext:value-type="float">
            <text:p>0.004974274328181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9" calcext:value-type="float">
            <text:p>9</text:p>
          </table:table-cell>
          <table:table-cell office:value-type="float" office:value="-1.71469" calcext:value-type="float">
            <text:p>-1.71469</text:p>
          </table:table-cell>
          <table:table-cell office:value-type="float" office:value="0.0388671" calcext:value-type="float">
            <text:p>0.0388671</text:p>
          </table:table-cell>
          <table:table-cell office:value-type="float" office:value="-0.0170117" calcext:value-type="float">
            <text:p>-0.0170117</text:p>
          </table:table-cell>
          <table:table-cell office:value-type="float" office:value="2.97902" calcext:value-type="float">
            <text:p>2.97902</text:p>
          </table:table-cell>
          <table:table-cell office:value-type="float" office:value="0.0371156" calcext:value-type="float">
            <text:p>0.0371156</text:p>
          </table:table-cell>
          <table:table-cell office:value-type="float" office:value="9.33302" calcext:value-type="float">
            <text:p>9.33302</text:p>
          </table:table-cell>
          <table:table-cell office:value-type="float" office:value="0.00356836" calcext:value-type="float">
            <text:p>0.00356836</text:p>
          </table:table-cell>
          <table:table-cell office:value-type="float" office:value="8.85868" calcext:value-type="float">
            <text:p>8.85868</text:p>
          </table:table-cell>
          <table:table-cell table:formula="of:=400*[.G422]" office:value-type="float" office:value="14.84624" calcext:value-type="float">
            <text:p>14.84624</text:p>
          </table:table-cell>
          <table:table-cell table:formula="of:=([.F422]-[.C422]*[.C422])/([.A422]*[.A422])" office:value-type="float" office:value="0.00462047608799052" calcext:value-type="float">
            <text:p>0.004620476087991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0" calcext:value-type="float">
            <text:p>10</text:p>
          </table:table-cell>
          <table:table-cell office:value-type="float" office:value="-1.72242" calcext:value-type="float">
            <text:p>-1.72242</text:p>
          </table:table-cell>
          <table:table-cell office:value-type="float" office:value="0.0363902" calcext:value-type="float">
            <text:p>0.0363902</text:p>
          </table:table-cell>
          <table:table-cell office:value-type="float" office:value="-0.0193311" calcext:value-type="float">
            <text:p>-0.0193311</text:p>
          </table:table-cell>
          <table:table-cell office:value-type="float" office:value="3.00313" calcext:value-type="float">
            <text:p>3.00313</text:p>
          </table:table-cell>
          <table:table-cell office:value-type="float" office:value="0.0385049" calcext:value-type="float">
            <text:p>0.0385049</text:p>
          </table:table-cell>
          <table:table-cell office:value-type="float" office:value="9.46112" calcext:value-type="float">
            <text:p>9.46112</text:p>
          </table:table-cell>
          <table:table-cell office:value-type="float" office:value="0.00380051" calcext:value-type="float">
            <text:p>0.00380051</text:p>
          </table:table-cell>
          <table:table-cell office:value-type="float" office:value="8.966" calcext:value-type="float">
            <text:p>8.966</text:p>
          </table:table-cell>
          <table:table-cell table:formula="of:=400*[.G423]" office:value-type="float" office:value="15.40196" calcext:value-type="float">
            <text:p>15.40196</text:p>
          </table:table-cell>
          <table:table-cell table:formula="of:=([.F423]-[.C423]*[.C423])/([.A423]*[.A423])" office:value-type="float" office:value="0.00432810268727703" calcext:value-type="float">
            <text:p>0.00432810268727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74" calcext:value-type="float">
            <text:p>-0.74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299866" calcext:value-type="float">
            <text:p>0.299866</text:p>
          </table:table-cell>
          <table:table-cell office:value-type="float" office:value="0.000000000625" calcext:value-type="float">
            <text:p>6.25E-10</text:p>
          </table:table-cell>
          <table:table-cell office:value-type="float" office:value="0.666047" calcext:value-type="float">
            <text:p>0.666047</text:p>
          </table:table-cell>
          <table:table-cell table:formula="of:=400*[.G426]" office:value-type="float" office:value="0.01" calcext:value-type="float">
            <text:p>0.01</text:p>
          </table:table-cell>
          <table:table-cell table:formula="of:=([.F426]-[.C426]*[.C426])/([.A426]*[.A426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.29" calcext:value-type="float">
            <text:p>-1.29</text:p>
          </table:table-cell>
          <table:table-cell office:value-type="float" office:value="0.0289" calcext:value-type="float">
            <text:p>0.0289</text:p>
          </table:table-cell>
          <table:table-cell office:value-type="float" office:value="-0.04" calcext:value-type="float">
            <text:p>-0.04</text:p>
          </table:table-cell>
          <table:table-cell office:value-type="float" office:value="1.693" calcext:value-type="float">
            <text:p>1.693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3.05862" calcext:value-type="float">
            <text:p>3.05862</text:p>
          </table:table-cell>
          <table:table-cell office:value-type="float" office:value="0.00000895063" calcext:value-type="float">
            <text:p>8.95063E-06</text:p>
          </table:table-cell>
          <table:table-cell office:value-type="float" office:value="2.00614" calcext:value-type="float">
            <text:p>2.00614</text:p>
          </table:table-cell>
          <table:table-cell table:formula="of:=400*[.G427]" office:value-type="float" office:value="0.89" calcext:value-type="float">
            <text:p>0.89</text:p>
          </table:table-cell>
          <table:table-cell table:formula="of:=([.F427]-[.C427]*[.C427])/([.A427]*[.A427])" office:value-type="float" office:value="0.0032111111111111" calcext:value-type="float">
            <text:p>0.00321111111111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.395" calcext:value-type="float">
            <text:p>-1.395</text:p>
          </table:table-cell>
          <table:table-cell office:value-type="float" office:value="0.042275" calcext:value-type="float">
            <text:p>0.042275</text:p>
          </table:table-cell>
          <table:table-cell office:value-type="float" office:value="-0.12" calcext:value-type="float">
            <text:p>-0.12</text:p>
          </table:table-cell>
          <table:table-cell office:value-type="float" office:value="1.9883" calcext:value-type="float">
            <text:p>1.9883</text:p>
          </table:table-cell>
          <table:table-cell office:value-type="float" office:value="0.0152625" calcext:value-type="float">
            <text:p>0.0152625</text:p>
          </table:table-cell>
          <table:table-cell office:value-type="float" office:value="4.29564" calcext:value-type="float">
            <text:p>4.29564</text:p>
          </table:table-cell>
          <table:table-cell office:value-type="float" office:value="0.000270955" calcext:value-type="float">
            <text:p>0.000270955</text:p>
          </table:table-cell>
          <table:table-cell office:value-type="float" office:value="6.50389" calcext:value-type="float">
            <text:p>6.50389</text:p>
          </table:table-cell>
          <table:table-cell table:formula="of:=400*[.G428]" office:value-type="float" office:value="6.105" calcext:value-type="float">
            <text:p>6.105</text:p>
          </table:table-cell>
          <table:table-cell table:formula="of:=([.F428]-[.C428]*[.C428])/([.A428]*[.A428])" office:value-type="float" office:value="0.00469722222222223" calcext:value-type="float">
            <text:p>0.004697222222222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-1.4675" calcext:value-type="float">
            <text:p>-1.4675</text:p>
          </table:table-cell>
          <table:table-cell office:value-type="float" office:value="0.0257938" calcext:value-type="float">
            <text:p>0.0257938</text:p>
          </table:table-cell>
          <table:table-cell office:value-type="float" office:value="0.010625" calcext:value-type="float">
            <text:p>0.010625</text:p>
          </table:table-cell>
          <table:table-cell office:value-type="float" office:value="2.17935" calcext:value-type="float">
            <text:p>2.17935</text:p>
          </table:table-cell>
          <table:table-cell office:value-type="float" office:value="0.00934062" calcext:value-type="float">
            <text:p>0.00934062</text:p>
          </table:table-cell>
          <table:table-cell office:value-type="float" office:value="4.96601" calcext:value-type="float">
            <text:p>4.96601</text:p>
          </table:table-cell>
          <table:table-cell office:value-type="float" office:value="0.000315415" calcext:value-type="float">
            <text:p>0.000315415</text:p>
          </table:table-cell>
          <table:table-cell office:value-type="float" office:value="11.3321" calcext:value-type="float">
            <text:p>11.3321</text:p>
          </table:table-cell>
          <table:table-cell table:formula="of:=400*[.G429]" office:value-type="float" office:value="3.736248" calcext:value-type="float">
            <text:p>3.736248</text:p>
          </table:table-cell>
          <table:table-cell table:formula="of:=([.F429]-[.C429]*[.C429])/([.A429]*[.A429])" office:value-type="float" office:value="0.00286597222222218" calcext:value-type="float">
            <text:p>0.002865972222222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.54875" calcext:value-type="float">
            <text:p>-1.54875</text:p>
          </table:table-cell>
          <table:table-cell office:value-type="float" office:value="0.0390484" calcext:value-type="float">
            <text:p>0.0390484</text:p>
          </table:table-cell>
          <table:table-cell office:value-type="float" office:value="-0.028125" calcext:value-type="float">
            <text:p>-0.028125</text:p>
          </table:table-cell>
          <table:table-cell office:value-type="float" office:value="2.43768" calcext:value-type="float">
            <text:p>2.43768</text:p>
          </table:table-cell>
          <table:table-cell office:value-type="float" office:value="0.0383875" calcext:value-type="float">
            <text:p>0.0383875</text:p>
          </table:table-cell>
          <table:table-cell office:value-type="float" office:value="6.3247" calcext:value-type="float">
            <text:p>6.3247</text:p>
          </table:table-cell>
          <table:table-cell office:value-type="float" office:value="0.00374774" calcext:value-type="float">
            <text:p>0.00374774</text:p>
          </table:table-cell>
          <table:table-cell office:value-type="float" office:value="4.25586" calcext:value-type="float">
            <text:p>4.25586</text:p>
          </table:table-cell>
          <table:table-cell table:formula="of:=400*[.G430]" office:value-type="float" office:value="15.355" calcext:value-type="float">
            <text:p>15.355</text:p>
          </table:table-cell>
          <table:table-cell table:formula="of:=([.F430]-[.C430]*[.C430])/([.A430]*[.A430])" office:value-type="float" office:value="0.00433927083333331" calcext:value-type="float">
            <text:p>0.004339270833333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.62063" calcext:value-type="float">
            <text:p>-1.62063</text:p>
          </table:table-cell>
          <table:table-cell office:value-type="float" office:value="0.0496621" calcext:value-type="float">
            <text:p>0.0496621</text:p>
          </table:table-cell>
          <table:table-cell office:value-type="float" office:value="0.0485938" calcext:value-type="float">
            <text:p>0.0485938</text:p>
          </table:table-cell>
          <table:table-cell office:value-type="float" office:value="2.67609" calcext:value-type="float">
            <text:p>2.67609</text:p>
          </table:table-cell>
          <table:table-cell office:value-type="float" office:value="0.0193867" calcext:value-type="float">
            <text:p>0.0193867</text:p>
          </table:table-cell>
          <table:table-cell office:value-type="float" office:value="7.72168" calcext:value-type="float">
            <text:p>7.72168</text:p>
          </table:table-cell>
          <table:table-cell office:value-type="float" office:value="0.000752452" calcext:value-type="float">
            <text:p>0.000752452</text:p>
          </table:table-cell>
          <table:table-cell office:value-type="float" office:value="8.97535" calcext:value-type="float">
            <text:p>8.97535</text:p>
          </table:table-cell>
          <table:table-cell table:formula="of:=400*[.G431]" office:value-type="float" office:value="7.75468" calcext:value-type="float">
            <text:p>7.75468</text:p>
          </table:table-cell>
          <table:table-cell table:formula="of:=([.F431]-[.C431]*[.C431])/([.A431]*[.A431])" office:value-type="float" office:value="0.00551648923333338" calcext:value-type="float">
            <text:p>0.005516489233333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1.72656" calcext:value-type="float">
            <text:p>-1.72656</text:p>
          </table:table-cell>
          <table:table-cell office:value-type="float" office:value="0.0216257" calcext:value-type="float">
            <text:p>0.0216257</text:p>
          </table:table-cell>
          <table:table-cell office:value-type="float" office:value="-0.0564844" calcext:value-type="float">
            <text:p>-0.0564844</text:p>
          </table:table-cell>
          <table:table-cell office:value-type="float" office:value="3.00264" calcext:value-type="float">
            <text:p>3.00264</text:p>
          </table:table-cell>
          <table:table-cell office:value-type="float" office:value="0.0387457" calcext:value-type="float">
            <text:p>0.0387457</text:p>
          </table:table-cell>
          <table:table-cell office:value-type="float" office:value="9.27483" calcext:value-type="float">
            <text:p>9.27483</text:p>
          </table:table-cell>
          <table:table-cell office:value-type="float" office:value="0.00246971" calcext:value-type="float">
            <text:p>0.00246971</text:p>
          </table:table-cell>
          <table:table-cell office:value-type="float" office:value="9.31716" calcext:value-type="float">
            <text:p>9.31716</text:p>
          </table:table-cell>
          <table:table-cell table:formula="of:=400*[.G432]" office:value-type="float" office:value="15.49828" calcext:value-type="float">
            <text:p>15.49828</text:p>
          </table:table-cell>
          <table:table-cell table:formula="of:=([.F432]-[.C432]*[.C432])/([.A432]*[.A432])" office:value-type="float" office:value="0.00240339626666665" calcext:value-type="float">
            <text:p>0.002403396266667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1.61312" calcext:value-type="float">
            <text:p>-1.61312</text:p>
          </table:table-cell>
          <table:table-cell office:value-type="float" office:value="0.026709" calcext:value-type="float">
            <text:p>0.026709</text:p>
          </table:table-cell>
          <table:table-cell office:value-type="float" office:value="0.0225391" calcext:value-type="float">
            <text:p>0.0225391</text:p>
          </table:table-cell>
          <table:table-cell office:value-type="float" office:value="2.62888" calcext:value-type="float">
            <text:p>2.62888</text:p>
          </table:table-cell>
          <table:table-cell office:value-type="float" office:value="0.0177764" calcext:value-type="float">
            <text:p>0.0177764</text:p>
          </table:table-cell>
          <table:table-cell office:value-type="float" office:value="7.19361" calcext:value-type="float">
            <text:p>7.19361</text:p>
          </table:table-cell>
          <table:table-cell office:value-type="float" office:value="0.000873749" calcext:value-type="float">
            <text:p>0.000873749</text:p>
          </table:table-cell>
          <table:table-cell office:value-type="float" office:value="7.70642" calcext:value-type="float">
            <text:p>7.70642</text:p>
          </table:table-cell>
          <table:table-cell table:formula="of:=400*[.G433]" office:value-type="float" office:value="7.11056" calcext:value-type="float">
            <text:p>7.11056</text:p>
          </table:table-cell>
          <table:table-cell table:formula="of:=([.F433]-[.C433]*[.C433])/([.A433]*[.A433])" office:value-type="float" office:value="0.00296931840000007" calcext:value-type="float">
            <text:p>0.0029693184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1.62969" calcext:value-type="float">
            <text:p>-1.62969</text:p>
          </table:table-cell>
          <table:table-cell office:value-type="float" office:value="0.038178" calcext:value-type="float">
            <text:p>0.038178</text:p>
          </table:table-cell>
          <table:table-cell office:value-type="float" office:value="-0.0429492" calcext:value-type="float">
            <text:p>-0.0429492</text:p>
          </table:table-cell>
          <table:table-cell office:value-type="float" office:value="2.69406" calcext:value-type="float">
            <text:p>2.69406</text:p>
          </table:table-cell>
          <table:table-cell office:value-type="float" office:value="0.0269688" calcext:value-type="float">
            <text:p>0.0269688</text:p>
          </table:table-cell>
          <table:table-cell office:value-type="float" office:value="7.68097" calcext:value-type="float">
            <text:p>7.68097</text:p>
          </table:table-cell>
          <table:table-cell office:value-type="float" office:value="0.00200822" calcext:value-type="float">
            <text:p>0.00200822</text:p>
          </table:table-cell>
          <table:table-cell office:value-type="float" office:value="7.71324" calcext:value-type="float">
            <text:p>7.71324</text:p>
          </table:table-cell>
          <table:table-cell table:formula="of:=400*[.G434]" office:value-type="float" office:value="10.78752" calcext:value-type="float">
            <text:p>10.78752</text:p>
          </table:table-cell>
          <table:table-cell table:formula="of:=([.F434]-[.C434]*[.C434])/([.A434]*[.A434])" office:value-type="float" office:value="0.00424116709999995" calcext:value-type="float">
            <text:p>0.004241167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1.6209" calcext:value-type="float">
            <text:p>-1.6209</text:p>
          </table:table-cell>
          <table:table-cell office:value-type="float" office:value="0.037525" calcext:value-type="float">
            <text:p>0.037525</text:p>
          </table:table-cell>
          <table:table-cell office:value-type="float" office:value="-0.00400391" calcext:value-type="float">
            <text:p>-0.00400391</text:p>
          </table:table-cell>
          <table:table-cell office:value-type="float" office:value="2.66484" calcext:value-type="float">
            <text:p>2.66484</text:p>
          </table:table-cell>
          <table:table-cell office:value-type="float" office:value="0.0262674" calcext:value-type="float">
            <text:p>0.0262674</text:p>
          </table:table-cell>
          <table:table-cell office:value-type="float" office:value="7.49955" calcext:value-type="float">
            <text:p>7.49955</text:p>
          </table:table-cell>
          <table:table-cell office:value-type="float" office:value="0.00190431" calcext:value-type="float">
            <text:p>0.00190431</text:p>
          </table:table-cell>
          <table:table-cell office:value-type="float" office:value="8.06535" calcext:value-type="float">
            <text:p>8.06535</text:p>
          </table:table-cell>
          <table:table-cell table:formula="of:=400*[.G435]" office:value-type="float" office:value="10.50696" calcext:value-type="float">
            <text:p>10.50696</text:p>
          </table:table-cell>
          <table:table-cell table:formula="of:=([.F435]-[.C435]*[.C435])/([.A435]*[.A435])" office:value-type="float" office:value="0.00416924333333333" calcext:value-type="float">
            <text:p>0.004169243333333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1.63025" calcext:value-type="float">
            <text:p>-1.63025</text:p>
          </table:table-cell>
          <table:table-cell office:value-type="float" office:value="0.0353859" calcext:value-type="float">
            <text:p>0.0353859</text:p>
          </table:table-cell>
          <table:table-cell office:value-type="float" office:value="0.0256641" calcext:value-type="float">
            <text:p>0.0256641</text:p>
          </table:table-cell>
          <table:table-cell office:value-type="float" office:value="2.69311" calcext:value-type="float">
            <text:p>2.69311</text:p>
          </table:table-cell>
          <table:table-cell office:value-type="float" office:value="0.0311172" calcext:value-type="float">
            <text:p>0.0311172</text:p>
          </table:table-cell>
          <table:table-cell office:value-type="float" office:value="7.64245" calcext:value-type="float">
            <text:p>7.64245</text:p>
          </table:table-cell>
          <table:table-cell office:value-type="float" office:value="0.00253753" calcext:value-type="float">
            <text:p>0.00253753</text:p>
          </table:table-cell>
          <table:table-cell office:value-type="float" office:value="7.81736" calcext:value-type="float">
            <text:p>7.81736</text:p>
          </table:table-cell>
          <table:table-cell table:formula="of:=400*[.G436]" office:value-type="float" office:value="12.44688" calcext:value-type="float">
            <text:p>12.44688</text:p>
          </table:table-cell>
          <table:table-cell table:formula="of:=([.F436]-[.C436]*[.C436])/([.A436]*[.A436])" office:value-type="float" office:value="0.00393277083333323" calcext:value-type="float">
            <text:p>0.00393277083333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3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-0.76" calcext:value-type="float">
            <text:p>-0.76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5776" calcext:value-type="float">
            <text:p>0.5776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333622" calcext:value-type="float">
            <text:p>0.333622</text:p>
          </table:table-cell>
          <table:table-cell office:value-type="float" office:value="0.00002401" calcext:value-type="float">
            <text:p>2.401E-05</text:p>
          </table:table-cell>
          <table:table-cell office:value-type="float" office:value="5.91771" calcext:value-type="float">
            <text:p>5.91771</text:p>
          </table:table-cell>
          <table:table-cell table:formula="of:=400*[.G439]" office:value-type="float" office:value="1.96" calcext:value-type="float">
            <text:p>1.96</text:p>
          </table:table-cell>
          <table:table-cell table:formula="of:=([.F439]-[.C439]*[.C439])/([.A439]*[.A439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-1.07" calcext:value-type="float">
            <text:p>-1.07</text:p>
          </table:table-cell>
          <table:table-cell office:value-type="float" office:value="0.0169" calcext:value-type="float">
            <text:p>0.0169</text:p>
          </table:table-cell>
          <table:table-cell office:value-type="float" office:value="-0.0875" calcext:value-type="float">
            <text:p>-0.0875</text:p>
          </table:table-cell>
          <table:table-cell office:value-type="float" office:value="1.1618" calcext:value-type="float">
            <text:p>1.1618</text:p>
          </table:table-cell>
          <table:table-cell office:value-type="float" office:value="0.0099125" calcext:value-type="float">
            <text:p>0.0099125</text:p>
          </table:table-cell>
          <table:table-cell office:value-type="float" office:value="1.42717" calcext:value-type="float">
            <text:p>1.42717</text:p>
          </table:table-cell>
          <table:table-cell office:value-type="float" office:value="0.000167355" calcext:value-type="float">
            <text:p>0.000167355</text:p>
          </table:table-cell>
          <table:table-cell office:value-type="float" office:value="3.5903" calcext:value-type="float">
            <text:p>3.5903</text:p>
          </table:table-cell>
          <table:table-cell table:formula="of:=400*[.G440]" office:value-type="float" office:value="3.965" calcext:value-type="float">
            <text:p>3.965</text:p>
          </table:table-cell>
          <table:table-cell table:formula="of:=([.F440]-[.C440]*[.C440])/([.A440]*[.A440])" office:value-type="float" office:value="0.00137959183673469" calcext:value-type="float">
            <text:p>0.001379591836735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-1.2" calcext:value-type="float">
            <text:p>-1.2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1.4636" calcext:value-type="float">
            <text:p>1.4636</text:p>
          </table:table-cell>
          <table:table-cell office:value-type="float" office:value="0.00769375" calcext:value-type="float">
            <text:p>0.00769375</text:p>
          </table:table-cell>
          <table:table-cell office:value-type="float" office:value="2.26147" calcext:value-type="float">
            <text:p>2.26147</text:p>
          </table:table-cell>
          <table:table-cell office:value-type="float" office:value="0.000103915" calcext:value-type="float">
            <text:p>0.000103915</text:p>
          </table:table-cell>
          <table:table-cell office:value-type="float" office:value="6.46403" calcext:value-type="float">
            <text:p>6.46403</text:p>
          </table:table-cell>
          <table:table-cell table:formula="of:=400*[.G441]" office:value-type="float" office:value="3.0775" calcext:value-type="float">
            <text:p>3.0775</text:p>
          </table:table-cell>
          <table:table-cell table:formula="of:=([.F441]-[.C441]*[.C441])/([.A441]*[.A441])" office:value-type="float" office:value="0.0019265306122449" calcext:value-type="float">
            <text:p>0.001926530612245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-1.115" calcext:value-type="float">
            <text:p>-1.115</text:p>
          </table:table-cell>
          <table:table-cell office:value-type="float" office:value="0.012175" calcext:value-type="float">
            <text:p>0.012175</text:p>
          </table:table-cell>
          <table:table-cell office:value-type="float" office:value="-1.73472E-018" calcext:value-type="float">
            <text:p>-1.73472E-18</text:p>
          </table:table-cell>
          <table:table-cell office:value-type="float" office:value="1.2554" calcext:value-type="float">
            <text:p>1.2554</text:p>
          </table:table-cell>
          <table:table-cell office:value-type="float" office:value="0.00388125" calcext:value-type="float">
            <text:p>0.00388125</text:p>
          </table:table-cell>
          <table:table-cell office:value-type="float" office:value="1.63591" calcext:value-type="float">
            <text:p>1.63591</text:p>
          </table:table-cell>
          <table:table-cell office:value-type="float" office:value="0.0000829064" calcext:value-type="float">
            <text:p>8.29064E-05</text:p>
          </table:table-cell>
          <table:table-cell office:value-type="float" office:value="2.69236" calcext:value-type="float">
            <text:p>2.69236</text:p>
          </table:table-cell>
          <table:table-cell table:formula="of:=400*[.G442]" office:value-type="float" office:value="1.5525" calcext:value-type="float">
            <text:p>1.5525</text:p>
          </table:table-cell>
          <table:table-cell table:formula="of:=([.F442]-[.C442]*[.C442])/([.A442]*[.A442])" office:value-type="float" office:value="0.000993877551020412" calcext:value-type="float">
            <text:p>0.00099387755102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-1.30625" calcext:value-type="float">
            <text:p>-1.30625</text:p>
          </table:table-cell>
          <table:table-cell office:value-type="float" office:value="0.0230359" calcext:value-type="float">
            <text:p>0.0230359</text:p>
          </table:table-cell>
          <table:table-cell office:value-type="float" office:value="-0.0271875" calcext:value-type="float">
            <text:p>-0.0271875</text:p>
          </table:table-cell>
          <table:table-cell office:value-type="float" office:value="1.72932" calcext:value-type="float">
            <text:p>1.72932</text:p>
          </table:table-cell>
          <table:table-cell office:value-type="float" office:value="0.00889844" calcext:value-type="float">
            <text:p>0.00889844</text:p>
          </table:table-cell>
          <table:table-cell office:value-type="float" office:value="3.1589" calcext:value-type="float">
            <text:p>3.1589</text:p>
          </table:table-cell>
          <table:table-cell office:value-type="float" office:value="0.000159457" calcext:value-type="float">
            <text:p>0.000159457</text:p>
          </table:table-cell>
          <table:table-cell office:value-type="float" office:value="4.29437" calcext:value-type="float">
            <text:p>4.29437</text:p>
          </table:table-cell>
          <table:table-cell table:formula="of:=400*[.G443]" office:value-type="float" office:value="3.559376" calcext:value-type="float">
            <text:p>3.559376</text:p>
          </table:table-cell>
          <table:table-cell table:formula="of:=([.F443]-[.C443]*[.C443])/([.A443]*[.A443])" office:value-type="float" office:value="0.00188007653061226" calcext:value-type="float">
            <text:p>0.001880076530612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-1.35125" calcext:value-type="float">
            <text:p>-1.35125</text:p>
          </table:table-cell>
          <table:table-cell office:value-type="float" office:value="0.0219234" calcext:value-type="float">
            <text:p>0.0219234</text:p>
          </table:table-cell>
          <table:table-cell office:value-type="float" office:value="0.0084375" calcext:value-type="float">
            <text:p>0.0084375</text:p>
          </table:table-cell>
          <table:table-cell office:value-type="float" office:value="1.8478" calcext:value-type="float">
            <text:p>1.8478</text:p>
          </table:table-cell>
          <table:table-cell office:value-type="float" office:value="0.0106359" calcext:value-type="float">
            <text:p>0.0106359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0.000290708" calcext:value-type="float">
            <text:p>0.000290708</text:p>
          </table:table-cell>
          <table:table-cell office:value-type="float" office:value="6.77485" calcext:value-type="float">
            <text:p>6.77485</text:p>
          </table:table-cell>
          <table:table-cell table:formula="of:=400*[.G444]" office:value-type="float" office:value="4.25436" calcext:value-type="float">
            <text:p>4.25436</text:p>
          </table:table-cell>
          <table:table-cell table:formula="of:=([.F444]-[.C444]*[.C444])/([.A444]*[.A444])" office:value-type="float" office:value="0.00178966836734691" calcext:value-type="float">
            <text:p>0.001789668367347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-1.2925" calcext:value-type="float">
            <text:p>-1.2925</text:p>
          </table:table-cell>
          <table:table-cell office:value-type="float" office:value="0.0285562" calcext:value-type="float">
            <text:p>0.0285562</text:p>
          </table:table-cell>
          <table:table-cell office:value-type="float" office:value="-0.0209375" calcext:value-type="float">
            <text:p>-0.0209375</text:p>
          </table:table-cell>
          <table:table-cell office:value-type="float" office:value="1.69911" calcext:value-type="float">
            <text:p>1.69911</text:p>
          </table:table-cell>
          <table:table-cell office:value-type="float" office:value="0.0133219" calcext:value-type="float">
            <text:p>0.0133219</text:p>
          </table:table-cell>
          <table:table-cell office:value-type="float" office:value="3.09127" calcext:value-type="float">
            <text:p>3.09127</text:p>
          </table:table-cell>
          <table:table-cell office:value-type="float" office:value="0.00063198" calcext:value-type="float">
            <text:p>0.00063198</text:p>
          </table:table-cell>
          <table:table-cell office:value-type="float" office:value="5.44317" calcext:value-type="float">
            <text:p>5.44317</text:p>
          </table:table-cell>
          <table:table-cell table:formula="of:=400*[.G445]" office:value-type="float" office:value="5.32876" calcext:value-type="float">
            <text:p>5.32876</text:p>
          </table:table-cell>
          <table:table-cell table:formula="of:=([.F445]-[.C445]*[.C445])/([.A445]*[.A445])" office:value-type="float" office:value="0.00233091836734695" calcext:value-type="float">
            <text:p>0.002330918367347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office:value-type="float" office:value="-1.31734" calcext:value-type="float">
            <text:p>-1.31734</text:p>
          </table:table-cell>
          <table:table-cell office:value-type="float" office:value="0.0312523" calcext:value-type="float">
            <text:p>0.0312523</text:p>
          </table:table-cell>
          <table:table-cell office:value-type="float" office:value="0.0520312" calcext:value-type="float">
            <text:p>0.0520312</text:p>
          </table:table-cell>
          <table:table-cell office:value-type="float" office:value="1.76665" calcext:value-type="float">
            <text:p>1.76665</text:p>
          </table:table-cell>
          <table:table-cell office:value-type="float" office:value="0.0135211" calcext:value-type="float">
            <text:p>0.0135211</text:p>
          </table:table-cell>
          <table:table-cell office:value-type="float" office:value="3.34738" calcext:value-type="float">
            <text:p>3.34738</text:p>
          </table:table-cell>
          <table:table-cell office:value-type="float" office:value="0.000473592" calcext:value-type="float">
            <text:p>0.000473592</text:p>
          </table:table-cell>
          <table:table-cell office:value-type="float" office:value="5.34431" calcext:value-type="float">
            <text:p>5.34431</text:p>
          </table:table-cell>
          <table:table-cell table:formula="of:=400*[.G446]" office:value-type="float" office:value="5.40844" calcext:value-type="float">
            <text:p>5.40844</text:p>
          </table:table-cell>
          <table:table-cell table:formula="of:=([.F446]-[.C446]*[.C446])/([.A446]*[.A446])" office:value-type="float" office:value="0.00255227137959184" calcext:value-type="float">
            <text:p>0.002552271379592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  <table:table-cell office:value-type="float" office:value="-1.35453" calcext:value-type="float">
            <text:p>-1.35453</text:p>
          </table:table-cell>
          <table:table-cell office:value-type="float" office:value="0.0295576" calcext:value-type="float">
            <text:p>0.0295576</text:p>
          </table:table-cell>
          <table:table-cell office:value-type="float" office:value="-0.00708984" calcext:value-type="float">
            <text:p>-0.00708984</text:p>
          </table:table-cell>
          <table:table-cell office:value-type="float" office:value="1.86431" calcext:value-type="float">
            <text:p>1.86431</text:p>
          </table:table-cell>
          <table:table-cell office:value-type="float" office:value="0.0143009" calcext:value-type="float">
            <text:p>0.0143009</text:p>
          </table:table-cell>
          <table:table-cell office:value-type="float" office:value="3.70069" calcext:value-type="float">
            <text:p>3.70069</text:p>
          </table:table-cell>
          <table:table-cell office:value-type="float" office:value="0.000618338" calcext:value-type="float">
            <text:p>0.000618338</text:p>
          </table:table-cell>
          <table:table-cell office:value-type="float" office:value="5.09222" calcext:value-type="float">
            <text:p>5.09222</text:p>
          </table:table-cell>
          <table:table-cell table:formula="of:=400*[.G447]" office:value-type="float" office:value="5.72036" calcext:value-type="float">
            <text:p>5.72036</text:p>
          </table:table-cell>
          <table:table-cell table:formula="of:=([.F447]-[.C447]*[.C447])/([.A447]*[.A447])" office:value-type="float" office:value="0.00241293706938776" calcext:value-type="float">
            <text:p>0.002412937069388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9" calcext:value-type="float">
            <text:p>9</text:p>
          </table:table-cell>
          <table:table-cell office:value-type="float" office:value="-1.30992" calcext:value-type="float">
            <text:p>-1.30992</text:p>
          </table:table-cell>
          <table:table-cell office:value-type="float" office:value="0.0317969" calcext:value-type="float">
            <text:p>0.0317969</text:p>
          </table:table-cell>
          <table:table-cell office:value-type="float" office:value="-0.000537109" calcext:value-type="float">
            <text:p>-0.000537109</text:p>
          </table:table-cell>
          <table:table-cell office:value-type="float" office:value="1.74769" calcext:value-type="float">
            <text:p>1.74769</text:p>
          </table:table-cell>
          <table:table-cell office:value-type="float" office:value="0.0131986" calcext:value-type="float">
            <text:p>0.0131986</text:p>
          </table:table-cell>
          <table:table-cell office:value-type="float" office:value="3.28022" calcext:value-type="float">
            <text:p>3.28022</text:p>
          </table:table-cell>
          <table:table-cell office:value-type="float" office:value="0.00048587" calcext:value-type="float">
            <text:p>0.00048587</text:p>
          </table:table-cell>
          <table:table-cell office:value-type="float" office:value="5.58051" calcext:value-type="float">
            <text:p>5.58051</text:p>
          </table:table-cell>
          <table:table-cell table:formula="of:=400*[.G448]" office:value-type="float" office:value="5.27944" calcext:value-type="float">
            <text:p>5.27944</text:p>
          </table:table-cell>
          <table:table-cell table:formula="of:=([.F448]-[.C448]*[.C448])/([.A448]*[.A448])" office:value-type="float" office:value="0.00259588519183673" calcext:value-type="float">
            <text:p>0.002595885191837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office:value-type="float" office:value="-1.3066" calcext:value-type="float">
            <text:p>-1.3066</text:p>
          </table:table-cell>
          <table:table-cell office:value-type="float" office:value="0.0322697" calcext:value-type="float">
            <text:p>0.0322697</text:p>
          </table:table-cell>
          <table:table-cell office:value-type="float" office:value="0.000258789" calcext:value-type="float">
            <text:p>0.000258789</text:p>
          </table:table-cell>
          <table:table-cell office:value-type="float" office:value="1.73948" calcext:value-type="float">
            <text:p>1.73948</text:p>
          </table:table-cell>
          <table:table-cell office:value-type="float" office:value="0.0150772" calcext:value-type="float">
            <text:p>0.0150772</text:p>
          </table:table-cell>
          <table:table-cell office:value-type="float" office:value="3.25397" calcext:value-type="float">
            <text:p>3.25397</text:p>
          </table:table-cell>
          <table:table-cell office:value-type="float" office:value="0.000699821" calcext:value-type="float">
            <text:p>0.000699821</text:p>
          </table:table-cell>
          <table:table-cell office:value-type="float" office:value="4.99183" calcext:value-type="float">
            <text:p>4.99183</text:p>
          </table:table-cell>
          <table:table-cell table:formula="of:=400*[.G449]" office:value-type="float" office:value="6.03088" calcext:value-type="float">
            <text:p>6.03088</text:p>
          </table:table-cell>
          <table:table-cell table:formula="of:=([.F449]-[.C449]*[.C449])/([.A449]*[.A449])" office:value-type="float" office:value="0.00263481142857143" calcext:value-type="float">
            <text:p>0.002634811428571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office:value-type="float" office:value="-1.3231" calcext:value-type="float">
            <text:p>-1.3231</text:p>
          </table:table-cell>
          <table:table-cell office:value-type="float" office:value="0.0320039" calcext:value-type="float">
            <text:p>0.0320039</text:p>
          </table:table-cell>
          <table:table-cell office:value-type="float" office:value="0.00298096" calcext:value-type="float">
            <text:p>0.00298096</text:p>
          </table:table-cell>
          <table:table-cell office:value-type="float" office:value="1.78259" calcext:value-type="float">
            <text:p>1.78259</text:p>
          </table:table-cell>
          <table:table-cell office:value-type="float" office:value="0.0150391" calcext:value-type="float">
            <text:p>0.0150391</text:p>
          </table:table-cell>
          <table:table-cell office:value-type="float" office:value="3.40817" calcext:value-type="float">
            <text:p>3.40817</text:p>
          </table:table-cell>
          <table:table-cell office:value-type="float" office:value="0.000658264" calcext:value-type="float">
            <text:p>0.000658264</text:p>
          </table:table-cell>
          <table:table-cell office:value-type="float" office:value="5.12875" calcext:value-type="float">
            <text:p>5.12875</text:p>
          </table:table-cell>
          <table:table-cell table:formula="of:=400*[.G450]" office:value-type="float" office:value="6.01564" calcext:value-type="float">
            <text:p>6.01564</text:p>
          </table:table-cell>
          <table:table-cell table:formula="of:=([.F450]-[.C450]*[.C450])/([.A450]*[.A450])" office:value-type="float" office:value="0.00261195020408165" calcext:value-type="float">
            <text:p>0.002611950204082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2" calcext:value-type="float">
            <text:p>12</text:p>
          </table:table-cell>
          <table:table-cell office:value-type="float" office:value="-1.31447" calcext:value-type="float">
            <text:p>-1.31447</text:p>
          </table:table-cell>
          <table:table-cell office:value-type="float" office:value="0.030431" calcext:value-type="float">
            <text:p>0.030431</text:p>
          </table:table-cell>
          <table:table-cell office:value-type="float" office:value="-0.00360718" calcext:value-type="float">
            <text:p>-0.00360718</text:p>
          </table:table-cell>
          <table:table-cell office:value-type="float" office:value="1.75827" calcext:value-type="float">
            <text:p>1.75827</text:p>
          </table:table-cell>
          <table:table-cell office:value-type="float" office:value="0.0157159" calcext:value-type="float">
            <text:p>0.0157159</text:p>
          </table:table-cell>
          <table:table-cell office:value-type="float" office:value="3.30591" calcext:value-type="float">
            <text:p>3.30591</text:p>
          </table:table-cell>
          <table:table-cell office:value-type="float" office:value="0.000732377" calcext:value-type="float">
            <text:p>0.000732377</text:p>
          </table:table-cell>
          <table:table-cell office:value-type="float" office:value="5.07994" calcext:value-type="float">
            <text:p>5.07994</text:p>
          </table:table-cell>
          <table:table-cell table:formula="of:=400*[.G451]" office:value-type="float" office:value="6.28636" calcext:value-type="float">
            <text:p>6.28636</text:p>
          </table:table-cell>
          <table:table-cell table:formula="of:=([.F451]-[.C451]*[.C451])/([.A451]*[.A451])" office:value-type="float" office:value="0.00248478523265305" calcext:value-type="float">
            <text:p>0.002484785232653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3" calcext:value-type="float">
            <text:p>13</text:p>
          </table:table-cell>
          <table:table-cell office:value-type="float" office:value="-1.31983" calcext:value-type="float">
            <text:p>-1.31983</text:p>
          </table:table-cell>
          <table:table-cell office:value-type="float" office:value="0.0306489" calcext:value-type="float">
            <text:p>0.0306489</text:p>
          </table:table-cell>
          <table:table-cell office:value-type="float" office:value="-0.00340149" calcext:value-type="float">
            <text:p>-0.00340149</text:p>
          </table:table-cell>
          <table:table-cell office:value-type="float" office:value="1.77261" calcext:value-type="float">
            <text:p>1.77261</text:p>
          </table:table-cell>
          <table:table-cell office:value-type="float" office:value="0.0152672" calcext:value-type="float">
            <text:p>0.0152672</text:p>
          </table:table-cell>
          <table:table-cell office:value-type="float" office:value="3.35931" calcext:value-type="float">
            <text:p>3.35931</text:p>
          </table:table-cell>
          <table:table-cell office:value-type="float" office:value="0.00067942" calcext:value-type="float">
            <text:p>0.00067942</text:p>
          </table:table-cell>
          <table:table-cell office:value-type="float" office:value="5.2568" calcext:value-type="float">
            <text:p>5.2568</text:p>
          </table:table-cell>
          <table:table-cell table:formula="of:=400*[.G452]" office:value-type="float" office:value="6.10688" calcext:value-type="float">
            <text:p>6.10688</text:p>
          </table:table-cell>
          <table:table-cell table:formula="of:=([.F452]-[.C452]*[.C452])/([.A452]*[.A452])" office:value-type="float" office:value="0.00250275682448979" calcext:value-type="float">
            <text:p>0.00250275682449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25" calcext:value-type="float">
            <text:p>0.25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0000390625" calcext:value-type="float">
            <text:p>3.90625E-07</text:p>
          </table:table-cell>
          <table:table-cell office:value-type="float" office:value="2.49624" calcext:value-type="float">
            <text:p>2.49624</text:p>
          </table:table-cell>
          <table:table-cell table:formula="of:=400*[.G455]" office:value-type="float" office:value="0.25" calcext:value-type="float">
            <text:p>0.25</text:p>
          </table:table-cell>
          <table:table-cell table:formula="of:=([.F455]-[.C455]*[.C455])/([.A455]*[.A455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89" calcext:value-type="float">
            <text:p>-0.89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475" calcext:value-type="float">
            <text:p>-0.0475</text:p>
          </table:table-cell>
          <table:table-cell office:value-type="float" office:value="0.7922" calcext:value-type="float">
            <text:p>0.7922</text:p>
          </table:table-cell>
          <table:table-cell office:value-type="float" office:value="0.0036625" calcext:value-type="float">
            <text:p>0.0036625</text:p>
          </table:table-cell>
          <table:table-cell office:value-type="float" office:value="0.627898" calcext:value-type="float">
            <text:p>0.627898</text:p>
          </table:table-cell>
          <table:table-cell office:value-type="float" office:value="0.0000261053" calcext:value-type="float">
            <text:p>2.61053E-05</text:p>
          </table:table-cell>
          <table:table-cell office:value-type="float" office:value="3.23731" calcext:value-type="float">
            <text:p>3.23731</text:p>
          </table:table-cell>
          <table:table-cell table:formula="of:=400*[.G456]" office:value-type="float" office:value="1.465" calcext:value-type="float">
            <text:p>1.465</text:p>
          </table:table-cell>
          <table:table-cell table:formula="of:=([.F456]-[.C456]*[.C456])/([.A456]*[.A456])" office:value-type="float" office:value="0.00000624999999999931" calcext:value-type="float">
            <text:p>6.24999999999931E-06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.085" calcext:value-type="float">
            <text:p>-1.085</text:p>
          </table:table-cell>
          <table:table-cell office:value-type="float" office:value="0.039075" calcext:value-type="float">
            <text:p>0.039075</text:p>
          </table:table-cell>
          <table:table-cell office:value-type="float" office:value="-0.0975" calcext:value-type="float">
            <text:p>-0.0975</text:p>
          </table:table-cell>
          <table:table-cell office:value-type="float" office:value="1.2163" calcext:value-type="float">
            <text:p>1.2163</text:p>
          </table:table-cell>
          <table:table-cell office:value-type="float" office:value="0.026825" calcext:value-type="float">
            <text:p>0.026825</text:p>
          </table:table-cell>
          <table:table-cell office:value-type="float" office:value="1.69931" calcext:value-type="float">
            <text:p>1.69931</text:p>
          </table:table-cell>
          <table:table-cell office:value-type="float" office:value="0.00141532" calcext:value-type="float">
            <text:p>0.00141532</text:p>
          </table:table-cell>
          <table:table-cell office:value-type="float" office:value="2.47798" calcext:value-type="float">
            <text:p>2.47798</text:p>
          </table:table-cell>
          <table:table-cell table:formula="of:=400*[.G457]" office:value-type="float" office:value="10.73" calcext:value-type="float">
            <text:p>10.73</text:p>
          </table:table-cell>
          <table:table-cell table:formula="of:=([.F457]-[.C457]*[.C457])/([.A457]*[.A457])" office:value-type="float" office:value="0.0024421875" calcext:value-type="float">
            <text:p>0.0024421875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.2075" calcext:value-type="float">
            <text:p>-1.2075</text:p>
          </table:table-cell>
          <table:table-cell office:value-type="float" office:value="0.0378937" calcext:value-type="float">
            <text:p>0.0378937</text:p>
          </table:table-cell>
          <table:table-cell office:value-type="float" office:value="0.025" calcext:value-type="float">
            <text:p>0.025</text:p>
          </table:table-cell>
          <table:table-cell office:value-type="float" office:value="1.49595" calcext:value-type="float">
            <text:p>1.49595</text:p>
          </table:table-cell>
          <table:table-cell office:value-type="float" office:value="0.0129438" calcext:value-type="float">
            <text:p>0.0129438</text:p>
          </table:table-cell>
          <table:table-cell office:value-type="float" office:value="2.47096" calcext:value-type="float">
            <text:p>2.47096</text:p>
          </table:table-cell>
          <table:table-cell office:value-type="float" office:value="0.000314704" calcext:value-type="float">
            <text:p>0.000314704</text:p>
          </table:table-cell>
          <table:table-cell office:value-type="float" office:value="5.10685" calcext:value-type="float">
            <text:p>5.10685</text:p>
          </table:table-cell>
          <table:table-cell table:formula="of:=400*[.G458]" office:value-type="float" office:value="5.17752" calcext:value-type="float">
            <text:p>5.17752</text:p>
          </table:table-cell>
          <table:table-cell table:formula="of:=([.F458]-[.C458]*[.C458])/([.A458]*[.A458])" office:value-type="float" office:value="0.002368359375" calcext:value-type="float">
            <text:p>0.002368359375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-1.16375" calcext:value-type="float">
            <text:p>-1.16375</text:p>
          </table:table-cell>
          <table:table-cell office:value-type="float" office:value="0.0313109" calcext:value-type="float">
            <text:p>0.0313109</text:p>
          </table:table-cell>
          <table:table-cell office:value-type="float" office:value="-0.008125" calcext:value-type="float">
            <text:p>-0.008125</text:p>
          </table:table-cell>
          <table:table-cell office:value-type="float" office:value="1.38563" calcext:value-type="float">
            <text:p>1.38563</text:p>
          </table:table-cell>
          <table:table-cell office:value-type="float" office:value="0.00977188" calcext:value-type="float">
            <text:p>0.00977188</text:p>
          </table:table-cell>
          <table:table-cell office:value-type="float" office:value="2.07769" calcext:value-type="float">
            <text:p>2.07769</text:p>
          </table:table-cell>
          <table:table-cell office:value-type="float" office:value="0.00031357" calcext:value-type="float">
            <text:p>0.00031357</text:p>
          </table:table-cell>
          <table:table-cell office:value-type="float" office:value="3.90824" calcext:value-type="float">
            <text:p>3.90824</text:p>
          </table:table-cell>
          <table:table-cell table:formula="of:=400*[.G459]" office:value-type="float" office:value="3.908752" calcext:value-type="float">
            <text:p>3.908752</text:p>
          </table:table-cell>
          <table:table-cell table:formula="of:=([.F459]-[.C459]*[.C459])/([.A459]*[.A459])" office:value-type="float" office:value="0.00195724609374999" calcext:value-type="float">
            <text:p>0.00195724609375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.05563" calcext:value-type="float">
            <text:p>-1.05563</text:p>
          </table:table-cell>
          <table:table-cell office:value-type="float" office:value="0.0317684" calcext:value-type="float">
            <text:p>0.0317684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1.14611" calcext:value-type="float">
            <text:p>1.14611</text:p>
          </table:table-cell>
          <table:table-cell office:value-type="float" office:value="0.0106344" calcext:value-type="float">
            <text:p>0.0106344</text:p>
          </table:table-cell>
          <table:table-cell office:value-type="float" office:value="1.46824" calcext:value-type="float">
            <text:p>1.46824</text:p>
          </table:table-cell>
          <table:table-cell office:value-type="float" office:value="0.000342281" calcext:value-type="float">
            <text:p>0.000342281</text:p>
          </table:table-cell>
          <table:table-cell office:value-type="float" office:value="3.48936" calcext:value-type="float">
            <text:p>3.48936</text:p>
          </table:table-cell>
          <table:table-cell table:formula="of:=400*[.G460]" office:value-type="float" office:value="4.25376" calcext:value-type="float">
            <text:p>4.25376</text:p>
          </table:table-cell>
          <table:table-cell table:formula="of:=([.F460]-[.C460]*[.C460])/([.A460]*[.A460])" office:value-type="float" office:value="0.00198470644374998" calcext:value-type="float">
            <text:p>0.00198470644375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.13313" calcext:value-type="float">
            <text:p>-1.13313</text:p>
          </table:table-cell>
          <table:table-cell office:value-type="float" office:value="0.0235402" calcext:value-type="float">
            <text:p>0.0235402</text:p>
          </table:table-cell>
          <table:table-cell office:value-type="float" office:value="-0.0146875" calcext:value-type="float">
            <text:p>-0.0146875</text:p>
          </table:table-cell>
          <table:table-cell office:value-type="float" office:value="1.30751" calcext:value-type="float">
            <text:p>1.30751</text:p>
          </table:table-cell>
          <table:table-cell office:value-type="float" office:value="0.00924844" calcext:value-type="float">
            <text:p>0.00924844</text:p>
          </table:table-cell>
          <table:table-cell office:value-type="float" office:value="1.82523" calcext:value-type="float">
            <text:p>1.82523</text:p>
          </table:table-cell>
          <table:table-cell office:value-type="float" office:value="0.000220615" calcext:value-type="float">
            <text:p>0.000220615</text:p>
          </table:table-cell>
          <table:table-cell office:value-type="float" office:value="3.78174" calcext:value-type="float">
            <text:p>3.78174</text:p>
          </table:table-cell>
          <table:table-cell table:formula="of:=400*[.G461]" office:value-type="float" office:value="3.699376" calcext:value-type="float">
            <text:p>3.699376</text:p>
          </table:table-cell>
          <table:table-cell table:formula="of:=([.F461]-[.C461]*[.C461])/([.A461]*[.A461])" office:value-type="float" office:value="0.00147040019375" calcext:value-type="float">
            <text:p>0.00147040019375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.12984" calcext:value-type="float">
            <text:p>-1.12984</text:p>
          </table:table-cell>
          <table:table-cell office:value-type="float" office:value="0.0256687" calcext:value-type="float">
            <text:p>0.0256687</text:p>
          </table:table-cell>
          <table:table-cell office:value-type="float" office:value="-0.00171875" calcext:value-type="float">
            <text:p>-0.00171875</text:p>
          </table:table-cell>
          <table:table-cell office:value-type="float" office:value="1.30222" calcext:value-type="float">
            <text:p>1.30222</text:p>
          </table:table-cell>
          <table:table-cell office:value-type="float" office:value="0.0106172" calcext:value-type="float">
            <text:p>0.0106172</text:p>
          </table:table-cell>
          <table:table-cell office:value-type="float" office:value="1.82915" calcext:value-type="float">
            <text:p>1.82915</text:p>
          </table:table-cell>
          <table:table-cell office:value-type="float" office:value="0.000311727" calcext:value-type="float">
            <text:p>0.000311727</text:p>
          </table:table-cell>
          <table:table-cell office:value-type="float" office:value="4.19787" calcext:value-type="float">
            <text:p>4.19787</text:p>
          </table:table-cell>
          <table:table-cell table:formula="of:=400*[.G462]" office:value-type="float" office:value="4.24688" calcext:value-type="float">
            <text:p>4.24688</text:p>
          </table:table-cell>
          <table:table-cell table:formula="of:=([.F462]-[.C462]*[.C462])/([.A462]*[.A462])" office:value-type="float" office:value="0.00160509840000002" calcext:value-type="float">
            <text:p>0.0016050984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1.14445" calcext:value-type="float">
            <text:p>-1.14445</text:p>
          </table:table-cell>
          <table:table-cell office:value-type="float" office:value="0.0226317" calcext:value-type="float">
            <text:p>0.0226317</text:p>
          </table:table-cell>
          <table:table-cell office:value-type="float" office:value="-0.0116211" calcext:value-type="float">
            <text:p>-0.0116211</text:p>
          </table:table-cell>
          <table:table-cell office:value-type="float" office:value="1.3324" calcext:value-type="float">
            <text:p>1.3324</text:p>
          </table:table-cell>
          <table:table-cell office:value-type="float" office:value="0.0104704" calcext:value-type="float">
            <text:p>0.0104704</text:p>
          </table:table-cell>
          <table:table-cell office:value-type="float" office:value="1.89025" calcext:value-type="float">
            <text:p>1.89025</text:p>
          </table:table-cell>
          <table:table-cell office:value-type="float" office:value="0.000338148" calcext:value-type="float">
            <text:p>0.000338148</text:p>
          </table:table-cell>
          <table:table-cell office:value-type="float" office:value="4.20388" calcext:value-type="float">
            <text:p>4.20388</text:p>
          </table:table-cell>
          <table:table-cell table:formula="of:=400*[.G463]" office:value-type="float" office:value="4.18816" calcext:value-type="float">
            <text:p>4.18816</text:p>
          </table:table-cell>
          <table:table-cell table:formula="of:=([.F463]-[.C463]*[.C463])/([.A463]*[.A463])" office:value-type="float" office:value="0.00141463734375001" calcext:value-type="float">
            <text:p>0.00141463734375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1.11355" calcext:value-type="float">
            <text:p>-1.11355</text:p>
          </table:table-cell>
          <table:table-cell office:value-type="float" office:value="0.029103" calcext:value-type="float">
            <text:p>0.029103</text:p>
          </table:table-cell>
          <table:table-cell office:value-type="float" office:value="0.000996094" calcext:value-type="float">
            <text:p>0.000996094</text:p>
          </table:table-cell>
          <table:table-cell office:value-type="float" office:value="1.26911" calcext:value-type="float">
            <text:p>1.26911</text:p>
          </table:table-cell>
          <table:table-cell office:value-type="float" office:value="0.0109942" calcext:value-type="float">
            <text:p>0.0109942</text:p>
          </table:table-cell>
          <table:table-cell office:value-type="float" office:value="1.75378" calcext:value-type="float">
            <text:p>1.75378</text:p>
          </table:table-cell>
          <table:table-cell office:value-type="float" office:value="0.000345539" calcext:value-type="float">
            <text:p>0.000345539</text:p>
          </table:table-cell>
          <table:table-cell office:value-type="float" office:value="3.75651" calcext:value-type="float">
            <text:p>3.75651</text:p>
          </table:table-cell>
          <table:table-cell table:formula="of:=400*[.G464]" office:value-type="float" office:value="4.39768" calcext:value-type="float">
            <text:p>4.39768</text:p>
          </table:table-cell>
          <table:table-cell table:formula="of:=([.F464]-[.C464]*[.C464])/([.A464]*[.A464])" office:value-type="float" office:value="0.00181977484375" calcext:value-type="float">
            <text:p>0.00181977484375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1.10277" calcext:value-type="float">
            <text:p>-1.10277</text:p>
          </table:table-cell>
          <table:table-cell office:value-type="float" office:value="0.0265361" calcext:value-type="float">
            <text:p>0.0265361</text:p>
          </table:table-cell>
          <table:table-cell office:value-type="float" office:value="-0.000214844" calcext:value-type="float">
            <text:p>-0.000214844</text:p>
          </table:table-cell>
          <table:table-cell office:value-type="float" office:value="1.24265" calcext:value-type="float">
            <text:p>1.24265</text:p>
          </table:table-cell>
          <table:table-cell office:value-type="float" office:value="0.0108666" calcext:value-type="float">
            <text:p>0.0108666</text:p>
          </table:table-cell>
          <table:table-cell office:value-type="float" office:value="1.67567" calcext:value-type="float">
            <text:p>1.67567</text:p>
          </table:table-cell>
          <table:table-cell office:value-type="float" office:value="0.000357887" calcext:value-type="float">
            <text:p>0.000357887</text:p>
          </table:table-cell>
          <table:table-cell office:value-type="float" office:value="3.91212" calcext:value-type="float">
            <text:p>3.91212</text:p>
          </table:table-cell>
          <table:table-cell table:formula="of:=400*[.G465]" office:value-type="float" office:value="4.34664" calcext:value-type="float">
            <text:p>4.34664</text:p>
          </table:table-cell>
          <table:table-cell table:formula="of:=([.F465]-[.C465]*[.C465])/([.A465]*[.A465])" office:value-type="float" office:value="0.00165927044375" calcext:value-type="float">
            <text:p>0.00165927044375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-1.11694" calcext:value-type="float">
            <text:p>-1.11694</text:p>
          </table:table-cell>
          <table:table-cell office:value-type="float" office:value="0.0269987" calcext:value-type="float">
            <text:p>0.0269987</text:p>
          </table:table-cell>
          <table:table-cell office:value-type="float" office:value="-0.000405273" calcext:value-type="float">
            <text:p>-0.000405273</text:p>
          </table:table-cell>
          <table:table-cell office:value-type="float" office:value="1.27456" calcext:value-type="float">
            <text:p>1.27456</text:p>
          </table:table-cell>
          <table:table-cell office:value-type="float" office:value="0.0104462" calcext:value-type="float">
            <text:p>0.0104462</text:p>
          </table:table-cell>
          <table:table-cell office:value-type="float" office:value="1.76255" calcext:value-type="float">
            <text:p>1.76255</text:p>
          </table:table-cell>
          <table:table-cell office:value-type="float" office:value="0.000313705" calcext:value-type="float">
            <text:p>0.000313705</text:p>
          </table:table-cell>
          <table:table-cell office:value-type="float" office:value="3.92968" calcext:value-type="float">
            <text:p>3.92968</text:p>
          </table:table-cell>
          <table:table-cell table:formula="of:=400*[.G466]" office:value-type="float" office:value="4.17848" calcext:value-type="float">
            <text:p>4.17848</text:p>
          </table:table-cell>
          <table:table-cell table:formula="of:=([.F466]-[.C466]*[.C466])/([.A466]*[.A466])" office:value-type="float" office:value="0.001687814775" calcext:value-type="float">
            <text:p>0.001687814775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-1.11111" calcext:value-type="float">
            <text:p>-1.11111</text:p>
          </table:table-cell>
          <table:table-cell office:value-type="float" office:value="0.0273085" calcext:value-type="float">
            <text:p>0.0273085</text:p>
          </table:table-cell>
          <table:table-cell office:value-type="float" office:value="0.0000378418" calcext:value-type="float">
            <text:p>3.78418E-05</text:p>
          </table:table-cell>
          <table:table-cell office:value-type="float" office:value="1.26187" calcext:value-type="float">
            <text:p>1.26187</text:p>
          </table:table-cell>
          <table:table-cell office:value-type="float" office:value="0.0104825" calcext:value-type="float">
            <text:p>0.0104825</text:p>
          </table:table-cell>
          <table:table-cell office:value-type="float" office:value="1.73068" calcext:value-type="float">
            <text:p>1.73068</text:p>
          </table:table-cell>
          <table:table-cell office:value-type="float" office:value="0.000318894" calcext:value-type="float">
            <text:p>0.000318894</text:p>
          </table:table-cell>
          <table:table-cell office:value-type="float" office:value="3.86641" calcext:value-type="float">
            <text:p>3.86641</text:p>
          </table:table-cell>
          <table:table-cell table:formula="of:=400*[.G467]" office:value-type="float" office:value="4.193" calcext:value-type="float">
            <text:p>4.193</text:p>
          </table:table-cell>
          <table:table-cell table:formula="of:=([.F467]-[.C467]*[.C467])/([.A467]*[.A467])" office:value-type="float" office:value="0.00170653549374999" calcext:value-type="float">
            <text:p>0.00170653549375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-1.11127" calcext:value-type="float">
            <text:p>-1.11127</text:p>
          </table:table-cell>
          <table:table-cell office:value-type="float" office:value="0.0274324" calcext:value-type="float">
            <text:p>0.0274324</text:p>
          </table:table-cell>
          <table:table-cell office:value-type="float" office:value="-0.00195923" calcext:value-type="float">
            <text:p>-0.00195923</text:p>
          </table:table-cell>
          <table:table-cell office:value-type="float" office:value="1.26236" calcext:value-type="float">
            <text:p>1.26236</text:p>
          </table:table-cell>
          <table:table-cell office:value-type="float" office:value="0.011037" calcext:value-type="float">
            <text:p>0.011037</text:p>
          </table:table-cell>
          <table:table-cell office:value-type="float" office:value="1.73133" calcext:value-type="float">
            <text:p>1.73133</text:p>
          </table:table-cell>
          <table:table-cell office:value-type="float" office:value="0.000361119" calcext:value-type="float">
            <text:p>0.000361119</text:p>
          </table:table-cell>
          <table:table-cell office:value-type="float" office:value="3.83265" calcext:value-type="float">
            <text:p>3.83265</text:p>
          </table:table-cell>
          <table:table-cell table:formula="of:=400*[.G468]" office:value-type="float" office:value="4.4148" calcext:value-type="float">
            <text:p>4.4148</text:p>
          </table:table-cell>
          <table:table-cell table:formula="of:=([.F468]-[.C468]*[.C468])/([.A468]*[.A468])" office:value-type="float" office:value="0.00171493669375002" calcext:value-type="float">
            <text:p>0.001714936693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4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731162" calcext:value-type="float">
            <text:p>0.0731162</text:p>
          </table:table-cell>
          <table:table-cell office:value-type="float" office:value="0.00000016" calcext:value-type="float">
            <text:p>1.6E-07</text:p>
          </table:table-cell>
          <table:table-cell office:value-type="float" office:value="1.46536" calcext:value-type="float">
            <text:p>1.46536</text:p>
          </table:table-cell>
          <table:table-cell table:formula="of:=400*[.G471]" office:value-type="float" office:value="0.16" calcext:value-type="float">
            <text:p>0.16</text:p>
          </table:table-cell>
          <table:table-cell table:formula="of:=([.F471]-[.C471]*[.C471])/([.A471]*[.A471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-0.73" calcext:value-type="float">
            <text:p>-0.73</text:p>
          </table:table-cell>
          <table:table-cell office:value-type="float" office:value="0.0025" calcext:value-type="float">
            <text:p>0.0025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5354" calcext:value-type="float">
            <text:p>0.5354</text:p>
          </table:table-cell>
          <table:table-cell office:value-type="float" office:value="0.00545" calcext:value-type="float">
            <text:p>0.00545</text:p>
          </table:table-cell>
          <table:table-cell office:value-type="float" office:value="0.291982" calcext:value-type="float">
            <text:p>0.291982</text:p>
          </table:table-cell>
          <table:table-cell office:value-type="float" office:value="0.000050405" calcext:value-type="float">
            <text:p>5.0405E-05</text:p>
          </table:table-cell>
          <table:table-cell office:value-type="float" office:value="1.20903" calcext:value-type="float">
            <text:p>1.20903</text:p>
          </table:table-cell>
          <table:table-cell table:formula="of:=400*[.G472]" office:value-type="float" office:value="2.18" calcext:value-type="float">
            <text:p>2.18</text:p>
          </table:table-cell>
          <table:table-cell table:formula="of:=([.F472]-[.C472]*[.C472])/([.A472]*[.A472])" office:value-type="float" office:value="0.00012345679012346" calcext:value-type="float">
            <text:p>0.000123456790123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-0.895" calcext:value-type="float">
            <text:p>-0.895</text:p>
          </table:table-cell>
          <table:table-cell office:value-type="float" office:value="0.029275" calcext:value-type="float">
            <text:p>0.029275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8303" calcext:value-type="float">
            <text:p>0.8303</text:p>
          </table:table-cell>
          <table:table-cell office:value-type="float" office:value="0.0030375" calcext:value-type="float">
            <text:p>0.0030375</text:p>
          </table:table-cell>
          <table:table-cell office:value-type="float" office:value="0.77168" calcext:value-type="float">
            <text:p>0.77168</text:p>
          </table:table-cell>
          <table:table-cell office:value-type="float" office:value="0.0000190528" calcext:value-type="float">
            <text:p>1.90528E-05</text:p>
          </table:table-cell>
          <table:table-cell office:value-type="float" office:value="1.53942" calcext:value-type="float">
            <text:p>1.53942</text:p>
          </table:table-cell>
          <table:table-cell table:formula="of:=400*[.G473]" office:value-type="float" office:value="1.215" calcext:value-type="float">
            <text:p>1.215</text:p>
          </table:table-cell>
          <table:table-cell table:formula="of:=([.F473]-[.C473]*[.C473])/([.A473]*[.A473])" office:value-type="float" office:value="0.00144567901234568" calcext:value-type="float">
            <text:p>0.001445679012346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-0.8275" calcext:value-type="float">
            <text:p>-0.8275</text:p>
          </table:table-cell>
          <table:table-cell office:value-type="float" office:value="0.0179938" calcext:value-type="float">
            <text:p>0.0179938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70275" calcext:value-type="float">
            <text:p>0.702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540649" calcext:value-type="float">
            <text:p>0.540649</text:p>
          </table:table-cell>
          <table:table-cell office:value-type="float" office:value="0.0000849816" calcext:value-type="float">
            <text:p>8.49816E-05</text:p>
          </table:table-cell>
          <table:table-cell office:value-type="float" office:value="2.5674" calcext:value-type="float">
            <text:p>2.5674</text:p>
          </table:table-cell>
          <table:table-cell table:formula="of:=400*[.G474]" office:value-type="float" office:value="2.46" calcext:value-type="float">
            <text:p>2.46</text:p>
          </table:table-cell>
          <table:table-cell table:formula="of:=([.F474]-[.C474]*[.C474])/([.A474]*[.A474])" office:value-type="float" office:value="0.000888580246913582" calcext:value-type="float">
            <text:p>0.000888580246914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-0.91125" calcext:value-type="float">
            <text:p>-0.91125</text:p>
          </table:table-cell>
          <table:table-cell office:value-type="float" office:value="0.0295984" calcext:value-type="float">
            <text:p>0.0295984</text:p>
          </table:table-cell>
          <table:table-cell office:value-type="float" office:value="0.0221875" calcext:value-type="float">
            <text:p>0.0221875</text:p>
          </table:table-cell>
          <table:table-cell office:value-type="float" office:value="0.859975" calcext:value-type="float">
            <text:p>0.859975</text:p>
          </table:table-cell>
          <table:table-cell office:value-type="float" office:value="0.00869844" calcext:value-type="float">
            <text:p>0.00869844</text:p>
          </table:table-cell>
          <table:table-cell office:value-type="float" office:value="0.837153" calcext:value-type="float">
            <text:p>0.837153</text:p>
          </table:table-cell>
          <table:table-cell office:value-type="float" office:value="0.000179183" calcext:value-type="float">
            <text:p>0.000179183</text:p>
          </table:table-cell>
          <table:table-cell office:value-type="float" office:value="2.88694" calcext:value-type="float">
            <text:p>2.88694</text:p>
          </table:table-cell>
          <table:table-cell table:formula="of:=400*[.G475]" office:value-type="float" office:value="3.479376" calcext:value-type="float">
            <text:p>3.479376</text:p>
          </table:table-cell>
          <table:table-cell table:formula="of:=([.F475]-[.C475]*[.C475])/([.A475]*[.A475])" office:value-type="float" office:value="0.00146165123456789" calcext:value-type="float">
            <text:p>0.001461651234568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-0.988125" calcext:value-type="float">
            <text:p>-0.988125</text:p>
          </table:table-cell>
          <table:table-cell office:value-type="float" office:value="0.0108965" calcext:value-type="float">
            <text:p>0.0108965</text:p>
          </table:table-cell>
          <table:table-cell office:value-type="float" office:value="-0.0107812" calcext:value-type="float">
            <text:p>-0.0107812</text:p>
          </table:table-cell>
          <table:table-cell office:value-type="float" office:value="0.987288" calcext:value-type="float">
            <text:p>0.987288</text:p>
          </table:table-cell>
          <table:table-cell office:value-type="float" office:value="0.00533984" calcext:value-type="float">
            <text:p>0.00533984</text:p>
          </table:table-cell>
          <table:table-cell office:value-type="float" office:value="1.01767" calcext:value-type="float">
            <text:p>1.01767</text:p>
          </table:table-cell>
          <table:table-cell office:value-type="float" office:value="0.0000661865" calcext:value-type="float">
            <text:p>6.61865E-05</text:p>
          </table:table-cell>
          <table:table-cell office:value-type="float" office:value="3.03921" calcext:value-type="float">
            <text:p>3.03921</text:p>
          </table:table-cell>
          <table:table-cell table:formula="of:=400*[.G476]" office:value-type="float" office:value="2.135936" calcext:value-type="float">
            <text:p>2.135936</text:p>
          </table:table-cell>
          <table:table-cell table:formula="of:=([.F476]-[.C476]*[.C476])/([.A476]*[.A476])" office:value-type="float" office:value="0.000538122685185189" calcext:value-type="float">
            <text:p>0.000538122685185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-0.973125" calcext:value-type="float">
            <text:p>-0.973125</text:p>
          </table:table-cell>
          <table:table-cell office:value-type="float" office:value="0.0288527" calcext:value-type="float">
            <text:p>0.0288527</text:p>
          </table:table-cell>
          <table:table-cell office:value-type="float" office:value="-0.0185937" calcext:value-type="float">
            <text:p>-0.0185937</text:p>
          </table:table-cell>
          <table:table-cell office:value-type="float" office:value="0.975825" calcext:value-type="float">
            <text:p>0.975825</text:p>
          </table:table-cell>
          <table:table-cell office:value-type="float" office:value="0.00863906" calcext:value-type="float">
            <text:p>0.00863906</text:p>
          </table:table-cell>
          <table:table-cell office:value-type="float" office:value="1.06195" calcext:value-type="float">
            <text:p>1.06195</text:p>
          </table:table-cell>
          <table:table-cell office:value-type="float" office:value="0.000186229" calcext:value-type="float">
            <text:p>0.000186229</text:p>
          </table:table-cell>
          <table:table-cell office:value-type="float" office:value="2.62928" calcext:value-type="float">
            <text:p>2.62928</text:p>
          </table:table-cell>
          <table:table-cell table:formula="of:=400*[.G477]" office:value-type="float" office:value="3.455624" calcext:value-type="float">
            <text:p>3.455624</text:p>
          </table:table-cell>
          <table:table-cell table:formula="of:=([.F477]-[.C477]*[.C477])/([.A477]*[.A477])" office:value-type="float" office:value="0.0014248263888889" calcext:value-type="float">
            <text:p>0.001424826388889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-0.990938" calcext:value-type="float">
            <text:p>-0.990938</text:p>
          </table:table-cell>
          <table:table-cell office:value-type="float" office:value="0.0229366" calcext:value-type="float">
            <text:p>0.0229366</text:p>
          </table:table-cell>
          <table:table-cell office:value-type="float" office:value="0.00378906" calcext:value-type="float">
            <text:p>0.00378906</text:p>
          </table:table-cell>
          <table:table-cell office:value-type="float" office:value="1.00489" calcext:value-type="float">
            <text:p>1.00489</text:p>
          </table:table-cell>
          <table:table-cell office:value-type="float" office:value="0.00978809" calcext:value-type="float">
            <text:p>0.00978809</text:p>
          </table:table-cell>
          <table:table-cell office:value-type="float" office:value="1.10279" calcext:value-type="float">
            <text:p>1.10279</text:p>
          </table:table-cell>
          <table:table-cell office:value-type="float" office:value="0.000287443" calcext:value-type="float">
            <text:p>0.000287443</text:p>
          </table:table-cell>
          <table:table-cell office:value-type="float" office:value="3.60308" calcext:value-type="float">
            <text:p>3.60308</text:p>
          </table:table-cell>
          <table:table-cell table:formula="of:=400*[.G478]" office:value-type="float" office:value="3.915236" calcext:value-type="float">
            <text:p>3.915236</text:p>
          </table:table-cell>
          <table:table-cell table:formula="of:=([.F478]-[.C478]*[.C478])/([.A478]*[.A478])" office:value-type="float" office:value="0.00113243852622223" calcext:value-type="float">
            <text:p>0.001132438526222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 office:value-type="float" office:value="-0.983516" calcext:value-type="float">
            <text:p>-0.983516</text:p>
          </table:table-cell>
          <table:table-cell office:value-type="float" office:value="0.0263955" calcext:value-type="float">
            <text:p>0.0263955</text:p>
          </table:table-cell>
          <table:table-cell office:value-type="float" office:value="-0.0117188" calcext:value-type="float">
            <text:p>-0.0117188</text:p>
          </table:table-cell>
          <table:table-cell office:value-type="float" office:value="0.993698" calcext:value-type="float">
            <text:p>0.993698</text:p>
          </table:table-cell>
          <table:table-cell office:value-type="float" office:value="0.00929785" calcext:value-type="float">
            <text:p>0.00929785</text:p>
          </table:table-cell>
          <table:table-cell office:value-type="float" office:value="1.09171" calcext:value-type="float">
            <text:p>1.09171</text:p>
          </table:table-cell>
          <table:table-cell office:value-type="float" office:value="0.000240743" calcext:value-type="float">
            <text:p>0.000240743</text:p>
          </table:table-cell>
          <table:table-cell office:value-type="float" office:value="3.34241" calcext:value-type="float">
            <text:p>3.34241</text:p>
          </table:table-cell>
          <table:table-cell table:formula="of:=400*[.G479]" office:value-type="float" office:value="3.71914" calcext:value-type="float">
            <text:p>3.71914</text:p>
          </table:table-cell>
          <table:table-cell table:formula="of:=([.F479]-[.C479]*[.C479])/([.A479]*[.A479])" office:value-type="float" office:value="0.0013034211231605" calcext:value-type="float">
            <text:p>0.001303421123161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9" calcext:value-type="float">
            <text:p>9</text:p>
          </table:table-cell>
          <table:table-cell office:value-type="float" office:value="-0.967812" calcext:value-type="float">
            <text:p>-0.967812</text:p>
          </table:table-cell>
          <table:table-cell office:value-type="float" office:value="0.023689" calcext:value-type="float">
            <text:p>0.023689</text:p>
          </table:table-cell>
          <table:table-cell office:value-type="float" office:value="-0.00602539" calcext:value-type="float">
            <text:p>-0.00602539</text:p>
          </table:table-cell>
          <table:table-cell office:value-type="float" office:value="0.96035" calcext:value-type="float">
            <text:p>0.96035</text:p>
          </table:table-cell>
          <table:table-cell office:value-type="float" office:value="0.00794683" calcext:value-type="float">
            <text:p>0.00794683</text:p>
          </table:table-cell>
          <table:table-cell office:value-type="float" office:value="1.01251" calcext:value-type="float">
            <text:p>1.01251</text:p>
          </table:table-cell>
          <table:table-cell office:value-type="float" office:value="0.000189371" calcext:value-type="float">
            <text:p>0.000189371</text:p>
          </table:table-cell>
          <table:table-cell office:value-type="float" office:value="3.08505" calcext:value-type="float">
            <text:p>3.08505</text:p>
          </table:table-cell>
          <table:table-cell table:formula="of:=400*[.G480]" office:value-type="float" office:value="3.178732" calcext:value-type="float">
            <text:p>3.178732</text:p>
          </table:table-cell>
          <table:table-cell table:formula="of:=([.F480]-[.C480]*[.C480])/([.A480]*[.A480])" office:value-type="float" office:value="0.00116987321758025" calcext:value-type="float">
            <text:p>0.00116987321758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-0.971875" calcext:value-type="float">
            <text:p>-0.971875</text:p>
          </table:table-cell>
          <table:table-cell office:value-type="float" office:value="0.0273426" calcext:value-type="float">
            <text:p>0.0273426</text:p>
          </table:table-cell>
          <table:table-cell office:value-type="float" office:value="0.00204102" calcext:value-type="float">
            <text:p>0.00204102</text:p>
          </table:table-cell>
          <table:table-cell office:value-type="float" office:value="0.971884" calcext:value-type="float">
            <text:p>0.971884</text:p>
          </table:table-cell>
          <table:table-cell office:value-type="float" office:value="0.00826016" calcext:value-type="float">
            <text:p>0.00826016</text:p>
          </table:table-cell>
          <table:table-cell office:value-type="float" office:value="1.05239" calcext:value-type="float">
            <text:p>1.05239</text:p>
          </table:table-cell>
          <table:table-cell office:value-type="float" office:value="0.000182234" calcext:value-type="float">
            <text:p>0.000182234</text:p>
          </table:table-cell>
          <table:table-cell office:value-type="float" office:value="3.10345" calcext:value-type="float">
            <text:p>3.10345</text:p>
          </table:table-cell>
          <table:table-cell table:formula="of:=400*[.G481]" office:value-type="float" office:value="3.304064" calcext:value-type="float">
            <text:p>3.304064</text:p>
          </table:table-cell>
          <table:table-cell table:formula="of:=([.F481]-[.C481]*[.C481])/([.A481]*[.A481])" office:value-type="float" office:value="0.00135027083333334" calcext:value-type="float">
            <text:p>0.001350270833333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1" calcext:value-type="float">
            <text:p>11</text:p>
          </table:table-cell>
          <table:table-cell office:value-type="float" office:value="-0.957813" calcext:value-type="float">
            <text:p>-0.957813</text:p>
          </table:table-cell>
          <table:table-cell office:value-type="float" office:value="0.0266065" calcext:value-type="float">
            <text:p>0.0266065</text:p>
          </table:table-cell>
          <table:table-cell office:value-type="float" office:value="0.00188965" calcext:value-type="float">
            <text:p>0.00188965</text:p>
          </table:table-cell>
          <table:table-cell office:value-type="float" office:value="0.944011" calcext:value-type="float">
            <text:p>0.944011</text:p>
          </table:table-cell>
          <table:table-cell office:value-type="float" office:value="0.00800369" calcext:value-type="float">
            <text:p>0.00800369</text:p>
          </table:table-cell>
          <table:table-cell office:value-type="float" office:value="0.990614" calcext:value-type="float">
            <text:p>0.990614</text:p>
          </table:table-cell>
          <table:table-cell office:value-type="float" office:value="0.000189948" calcext:value-type="float">
            <text:p>0.000189948</text:p>
          </table:table-cell>
          <table:table-cell office:value-type="float" office:value="3.05701" calcext:value-type="float">
            <text:p>3.05701</text:p>
          </table:table-cell>
          <table:table-cell table:formula="of:=400*[.G482]" office:value-type="float" office:value="3.201476" calcext:value-type="float">
            <text:p>3.201476</text:p>
          </table:table-cell>
          <table:table-cell table:formula="of:=([.F482]-[.C482]*[.C482])/([.A482]*[.A482])" office:value-type="float" office:value="0.00131383985338272" calcext:value-type="float">
            <text:p>0.001313839853383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office:value-type="float" office:value="-0.966035" calcext:value-type="float">
            <text:p>-0.966035</text:p>
          </table:table-cell>
          <table:table-cell office:value-type="float" office:value="0.0260849" calcext:value-type="float">
            <text:p>0.0260849</text:p>
          </table:table-cell>
          <table:table-cell office:value-type="float" office:value="0.00112305" calcext:value-type="float">
            <text:p>0.00112305</text:p>
          </table:table-cell>
          <table:table-cell office:value-type="float" office:value="0.959309" calcext:value-type="float">
            <text:p>0.959309</text:p>
          </table:table-cell>
          <table:table-cell office:value-type="float" office:value="0.00831738" calcext:value-type="float">
            <text:p>0.00831738</text:p>
          </table:table-cell>
          <table:table-cell office:value-type="float" office:value="1.02056" calcext:value-type="float">
            <text:p>1.02056</text:p>
          </table:table-cell>
          <table:table-cell office:value-type="float" office:value="0.000200863" calcext:value-type="float">
            <text:p>0.000200863</text:p>
          </table:table-cell>
          <table:table-cell office:value-type="float" office:value="3.13741" calcext:value-type="float">
            <text:p>3.13741</text:p>
          </table:table-cell>
          <table:table-cell table:formula="of:=400*[.G483]" office:value-type="float" office:value="3.326952" calcext:value-type="float">
            <text:p>3.326952</text:p>
          </table:table-cell>
          <table:table-cell table:formula="of:=([.F483]-[.C483]*[.C483])/([.A483]*[.A483])" office:value-type="float" office:value="0.00128816685308642" calcext:value-type="float">
            <text:p>0.001288166853086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3" calcext:value-type="float">
            <text:p>13</text:p>
          </table:table-cell>
          <table:table-cell office:value-type="float" office:value="-0.97072" calcext:value-type="float">
            <text:p>-0.97072</text:p>
          </table:table-cell>
          <table:table-cell office:value-type="float" office:value="0.0260068" calcext:value-type="float">
            <text:p>0.0260068</text:p>
          </table:table-cell>
          <table:table-cell office:value-type="float" office:value="0.0000897217" calcext:value-type="float">
            <text:p>8.97217E-05</text:p>
          </table:table-cell>
          <table:table-cell office:value-type="float" office:value="0.968305" calcext:value-type="float">
            <text:p>0.968305</text:p>
          </table:table-cell>
          <table:table-cell office:value-type="float" office:value="0.00851394" calcext:value-type="float">
            <text:p>0.00851394</text:p>
          </table:table-cell>
          <table:table-cell office:value-type="float" office:value="1.03855" calcext:value-type="float">
            <text:p>1.03855</text:p>
          </table:table-cell>
          <table:table-cell office:value-type="float" office:value="0.000211613" calcext:value-type="float">
            <text:p>0.000211613</text:p>
          </table:table-cell>
          <table:table-cell office:value-type="float" office:value="3.19854" calcext:value-type="float">
            <text:p>3.19854</text:p>
          </table:table-cell>
          <table:table-cell table:formula="of:=400*[.G484]" office:value-type="float" office:value="3.405576" calcext:value-type="float">
            <text:p>3.405576</text:p>
          </table:table-cell>
          <table:table-cell table:formula="of:=([.F484]-[.C484]*[.C484])/([.A484]*[.A484])" office:value-type="float" office:value="0.00128432995555555" calcext:value-type="float">
            <text:p>0.00128432995555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T =4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</text:p>
          </table:table-cell>
          <table:table-cell office:value-type="string" calcext:value-type="string">
            <text:p>&lt;chi(0)&gt;</text:p>
          </table:table-cell>
          <table:table-cell office:value-type="string" calcext:value-type="string">
            <text:p>spec heat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34256" calcext:value-type="float">
            <text:p>0.00234256</text:p>
          </table:table-cell>
          <table:table-cell office:value-type="float" office:value="0.00000081" calcext:value-type="float">
            <text:p>8.1E-07</text:p>
          </table:table-cell>
          <table:table-cell office:value-type="float" office:value="0.0643614" calcext:value-type="float">
            <text:p>0.0643614</text:p>
          </table:table-cell>
          <table:table-cell table:formula="of:=400*[.G487]" office:value-type="float" office:value="0.36" calcext:value-type="float">
            <text:p>0.36</text:p>
          </table:table-cell>
          <table:table-cell table:formula="of:=([.F487]-[.C487]*[.C487])/([.A487]*[.A487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float" office:value="-0.48" calcext:value-type="float">
            <text:p>-0.4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536373" calcext:value-type="float">
            <text:p>0.0536373</text:p>
          </table:table-cell>
          <table:table-cell office:value-type="float" office:value="0.000000050625" calcext:value-type="float">
            <text:p>5.0625E-08</text:p>
          </table:table-cell>
          <table:table-cell office:value-type="float" office:value="2.19377" calcext:value-type="float">
            <text:p>2.19377</text:p>
          </table:table-cell>
          <table:table-cell table:formula="of:=400*[.G488]" office:value-type="float" office:value="0.09" calcext:value-type="float">
            <text:p>0.09</text:p>
          </table:table-cell>
          <table:table-cell table:formula="of:=([.F488]-[.C488]*[.C488])/([.A488]*[.A488])" office:value-type="float" office:value="0.0000166597251145361" calcext:value-type="float">
            <text:p>1.66597251145361E-05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float" office:value="-0.835" calcext:value-type="float">
            <text:p>-0.835</text:p>
          </table:table-cell>
          <table:table-cell office:value-type="float" office:value="0.007875" calcext:value-type="float">
            <text:p>0.007875</text:p>
          </table:table-cell>
          <table:table-cell office:value-type="float" office:value="0.01625" calcext:value-type="float">
            <text:p>0.01625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0112688" calcext:value-type="float">
            <text:p>0.0112688</text:p>
          </table:table-cell>
          <table:table-cell office:value-type="float" office:value="0.518167" calcext:value-type="float">
            <text:p>0.518167</text:p>
          </table:table-cell>
          <table:table-cell office:value-type="float" office:value="0.000182813" calcext:value-type="float">
            <text:p>0.000182813</text:p>
          </table:table-cell>
          <table:table-cell office:value-type="float" office:value="2.32221" calcext:value-type="float">
            <text:p>2.32221</text:p>
          </table:table-cell>
          <table:table-cell table:formula="of:=400*[.G489]" office:value-type="float" office:value="4.50752" calcext:value-type="float">
            <text:p>4.50752</text:p>
          </table:table-cell>
          <table:table-cell table:formula="of:=([.F489]-[.C489]*[.C489])/([.A489]*[.A489])" office:value-type="float" office:value="0.000327988338192423" calcext:value-type="float">
            <text:p>0.000327988338192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-0.9925" calcext:value-type="float">
            <text:p>-0.9925</text:p>
          </table:table-cell>
          <table:table-cell office:value-type="float" office:value="0.00169375" calcext:value-type="float">
            <text:p>0.00169375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98675" calcext:value-type="float">
            <text:p>0.98675</text:p>
          </table:table-cell>
          <table:table-cell office:value-type="float" office:value="0.0065375" calcext:value-type="float">
            <text:p>0.0065375</text:p>
          </table:table-cell>
          <table:table-cell office:value-type="float" office:value="0.980591" calcext:value-type="float">
            <text:p>0.980591</text:p>
          </table:table-cell>
          <table:table-cell office:value-type="float" office:value="0.000179468" calcext:value-type="float">
            <text:p>0.000179468</text:p>
          </table:table-cell>
          <table:table-cell office:value-type="float" office:value="4.21114" calcext:value-type="float">
            <text:p>4.21114</text:p>
          </table:table-cell>
          <table:table-cell table:formula="of:=400*[.G490]" office:value-type="float" office:value="2.615" calcext:value-type="float">
            <text:p>2.615</text:p>
          </table:table-cell>
          <table:table-cell table:formula="of:=([.F490]-[.C490]*[.C490])/([.A490]*[.A490])" office:value-type="float" office:value="0.0000705435235318638" calcext:value-type="float">
            <text:p>7.05435235318638E-05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" calcext:value-type="float">
            <text:p>4</text:p>
          </table:table-cell>
          <table:table-cell office:value-type="float" office:value="-0.8175" calcext:value-type="float">
            <text:p>-0.8175</text:p>
          </table:table-cell>
          <table:table-cell office:value-type="float" office:value="0.0137437" calcext:value-type="float">
            <text:p>0.0137437</text:p>
          </table:table-cell>
          <table:table-cell office:value-type="float" office:value="0.0128125" calcext:value-type="float">
            <text:p>0.0128125</text:p>
          </table:table-cell>
          <table:table-cell office:value-type="float" office:value="0.68205" calcext:value-type="float">
            <text:p>0.68205</text:p>
          </table:table-cell>
          <table:table-cell office:value-type="float" office:value="0.0112234" calcext:value-type="float">
            <text:p>0.0112234</text:p>
          </table:table-cell>
          <table:table-cell office:value-type="float" office:value="0.500239" calcext:value-type="float">
            <text:p>0.500239</text:p>
          </table:table-cell>
          <table:table-cell office:value-type="float" office:value="0.00034846" calcext:value-type="float">
            <text:p>0.00034846</text:p>
          </table:table-cell>
          <table:table-cell office:value-type="float" office:value="2.52843" calcext:value-type="float">
            <text:p>2.52843</text:p>
          </table:table-cell>
          <table:table-cell table:formula="of:=400*[.G491]" office:value-type="float" office:value="4.48936" calcext:value-type="float">
            <text:p>4.48936</text:p>
          </table:table-cell>
          <table:table-cell table:formula="of:=([.F491]-[.C491]*[.C491])/([.A491]*[.A491])" office:value-type="float" office:value="0.000572417742607249" calcext:value-type="float">
            <text:p>0.000572417742607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-0.790625" calcext:value-type="float">
            <text:p>-0.790625</text:p>
          </table:table-cell>
          <table:table-cell office:value-type="float" office:value="0.0136246" calcext:value-type="float">
            <text:p>0.0136246</text:p>
          </table:table-cell>
          <table:table-cell office:value-type="float" office:value="0.00015625" calcext:value-type="float">
            <text:p>0.00015625</text:p>
          </table:table-cell>
          <table:table-cell office:value-type="float" office:value="0.638712" calcext:value-type="float">
            <text:p>0.638712</text:p>
          </table:table-cell>
          <table:table-cell office:value-type="float" office:value="0.00665391" calcext:value-type="float">
            <text:p>0.00665391</text:p>
          </table:table-cell>
          <table:table-cell office:value-type="float" office:value="0.441322" calcext:value-type="float">
            <text:p>0.441322</text:p>
          </table:table-cell>
          <table:table-cell office:value-type="float" office:value="0.000121588" calcext:value-type="float">
            <text:p>0.000121588</text:p>
          </table:table-cell>
          <table:table-cell office:value-type="float" office:value="2.60636" calcext:value-type="float">
            <text:p>2.60636</text:p>
          </table:table-cell>
          <table:table-cell table:formula="of:=400*[.G492]" office:value-type="float" office:value="2.661564" calcext:value-type="float">
            <text:p>2.661564</text:p>
          </table:table-cell>
          <table:table-cell table:formula="of:=([.F492]-[.C492]*[.C492])/([.A492]*[.A492])" office:value-type="float" office:value="0.000567434792794675" calcext:value-type="float">
            <text:p>0.000567434792795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6" calcext:value-type="float">
            <text:p>6</text:p>
          </table:table-cell>
          <table:table-cell office:value-type="float" office:value="-0.88875" calcext:value-type="float">
            <text:p>-0.88875</text:p>
          </table:table-cell>
          <table:table-cell office:value-type="float" office:value="0.0270109" calcext:value-type="float">
            <text:p>0.0270109</text:p>
          </table:table-cell>
          <table:table-cell office:value-type="float" office:value="-0.00125" calcext:value-type="float">
            <text:p>-0.00125</text:p>
          </table:table-cell>
          <table:table-cell office:value-type="float" office:value="0.816888" calcext:value-type="float">
            <text:p>0.816888</text:p>
          </table:table-cell>
          <table:table-cell office:value-type="float" office:value="0.00744375" calcext:value-type="float">
            <text:p>0.00744375</text:p>
          </table:table-cell>
          <table:table-cell office:value-type="float" office:value="0.746889" calcext:value-type="float">
            <text:p>0.746889</text:p>
          </table:table-cell>
          <table:table-cell office:value-type="float" office:value="0.00014548" calcext:value-type="float">
            <text:p>0.00014548</text:p>
          </table:table-cell>
          <table:table-cell office:value-type="float" office:value="3.13807" calcext:value-type="float">
            <text:p>3.13807</text:p>
          </table:table-cell>
          <table:table-cell table:formula="of:=400*[.G493]" office:value-type="float" office:value="2.9775" calcext:value-type="float">
            <text:p>2.9775</text:p>
          </table:table-cell>
          <table:table-cell table:formula="of:=([.F493]-[.C493]*[.C493])/([.A493]*[.A493])" office:value-type="float" office:value="0.00112500780924614" calcext:value-type="float">
            <text:p>0.001125007809246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7" calcext:value-type="float">
            <text:p>7</text:p>
          </table:table-cell>
          <table:table-cell office:value-type="float" office:value="-0.921406" calcext:value-type="float">
            <text:p>-0.921406</text:p>
          </table:table-cell>
          <table:table-cell office:value-type="float" office:value="0.0217824" calcext:value-type="float">
            <text:p>0.0217824</text:p>
          </table:table-cell>
          <table:table-cell office:value-type="float" office:value="-0.00859375" calcext:value-type="float">
            <text:p>-0.00859375</text:p>
          </table:table-cell>
          <table:table-cell office:value-type="float" office:value="0.870772" calcext:value-type="float">
            <text:p>0.870772</text:p>
          </table:table-cell>
          <table:table-cell office:value-type="float" office:value="0.00912305" calcext:value-type="float">
            <text:p>0.00912305</text:p>
          </table:table-cell>
          <table:table-cell office:value-type="float" office:value="0.831278" calcext:value-type="float">
            <text:p>0.831278</text:p>
          </table:table-cell>
          <table:table-cell office:value-type="float" office:value="0.000248879" calcext:value-type="float">
            <text:p>0.000248879</text:p>
          </table:table-cell>
          <table:table-cell office:value-type="float" office:value="2.53345" calcext:value-type="float">
            <text:p>2.53345</text:p>
          </table:table-cell>
          <table:table-cell table:formula="of:=400*[.G494]" office:value-type="float" office:value="3.64922" calcext:value-type="float">
            <text:p>3.64922</text:p>
          </table:table-cell>
          <table:table-cell table:formula="of:=([.F494]-[.C494]*[.C494])/([.A494]*[.A494])" office:value-type="float" office:value="0.000907246279216995" calcext:value-type="float">
            <text:p>0.000907246279217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" calcext:value-type="float">
            <text:p>8</text:p>
          </table:table-cell>
          <table:table-cell office:value-type="float" office:value="-0.88625" calcext:value-type="float">
            <text:p>-0.88625</text:p>
          </table:table-cell>
          <table:table-cell office:value-type="float" office:value="0.0188797" calcext:value-type="float">
            <text:p>0.0188797</text:p>
          </table:table-cell>
          <table:table-cell office:value-type="float" office:value="0.00361328" calcext:value-type="float">
            <text:p>0.00361328</text:p>
          </table:table-cell>
          <table:table-cell office:value-type="float" office:value="0.804319" calcext:value-type="float">
            <text:p>0.804319</text:p>
          </table:table-cell>
          <table:table-cell office:value-type="float" office:value="0.00735869" calcext:value-type="float">
            <text:p>0.00735869</text:p>
          </table:table-cell>
          <table:table-cell office:value-type="float" office:value="0.705605" calcext:value-type="float">
            <text:p>0.705605</text:p>
          </table:table-cell>
          <table:table-cell office:value-type="float" office:value="0.000166661" calcext:value-type="float">
            <text:p>0.000166661</text:p>
          </table:table-cell>
          <table:table-cell office:value-type="float" office:value="2.71371" calcext:value-type="float">
            <text:p>2.71371</text:p>
          </table:table-cell>
          <table:table-cell table:formula="of:=400*[.G495]" office:value-type="float" office:value="2.943476" calcext:value-type="float">
            <text:p>2.943476</text:p>
          </table:table-cell>
          <table:table-cell table:formula="of:=([.F495]-[.C495]*[.C495])/([.A495]*[.A495])" office:value-type="float" office:value="0.000786336422324025" calcext:value-type="float">
            <text:p>0.000786336422324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9" calcext:value-type="float">
            <text:p>9</text:p>
          </table:table-cell>
          <table:table-cell office:value-type="float" office:value="-0.877109" calcext:value-type="float">
            <text:p>-0.877109</text:p>
          </table:table-cell>
          <table:table-cell office:value-type="float" office:value="0.0244791" calcext:value-type="float">
            <text:p>0.0244791</text:p>
          </table:table-cell>
          <table:table-cell office:value-type="float" office:value="-0.00379883" calcext:value-type="float">
            <text:p>-0.00379883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00723638" calcext:value-type="float">
            <text:p>0.00723638</text:p>
          </table:table-cell>
          <table:table-cell office:value-type="float" office:value="0.710626" calcext:value-type="float">
            <text:p>0.710626</text:p>
          </table:table-cell>
          <table:table-cell office:value-type="float" office:value="0.000147929" calcext:value-type="float">
            <text:p>0.000147929</text:p>
          </table:table-cell>
          <table:table-cell office:value-type="float" office:value="2.99956" calcext:value-type="float">
            <text:p>2.99956</text:p>
          </table:table-cell>
          <table:table-cell table:formula="of:=400*[.G496]" office:value-type="float" office:value="2.894552" calcext:value-type="float">
            <text:p>2.894552</text:p>
          </table:table-cell>
          <table:table-cell table:formula="of:=([.F496]-[.C496]*[.C496])/([.A496]*[.A496])" office:value-type="float" office:value="0.00101956693540193" calcext:value-type="float">
            <text:p>0.001019566935402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0" calcext:value-type="float">
            <text:p>10</text:p>
          </table:table-cell>
          <table:table-cell office:value-type="float" office:value="-0.882559" calcext:value-type="float">
            <text:p>-0.882559</text:p>
          </table:table-cell>
          <table:table-cell office:value-type="float" office:value="0.025422" calcext:value-type="float">
            <text:p>0.025422</text:p>
          </table:table-cell>
          <table:table-cell office:value-type="float" office:value="-0.00280762" calcext:value-type="float">
            <text:p>-0.00280762</text:p>
          </table:table-cell>
          <table:table-cell office:value-type="float" office:value="0.804332" calcext:value-type="float">
            <text:p>0.804332</text:p>
          </table:table-cell>
          <table:table-cell office:value-type="float" office:value="0.00734036" calcext:value-type="float">
            <text:p>0.00734036</text:p>
          </table:table-cell>
          <table:table-cell office:value-type="float" office:value="0.727126" calcext:value-type="float">
            <text:p>0.727126</text:p>
          </table:table-cell>
          <table:table-cell office:value-type="float" office:value="0.000156417" calcext:value-type="float">
            <text:p>0.000156417</text:p>
          </table:table-cell>
          <table:table-cell office:value-type="float" office:value="2.77167" calcext:value-type="float">
            <text:p>2.77167</text:p>
          </table:table-cell>
          <table:table-cell table:formula="of:=400*[.G497]" office:value-type="float" office:value="2.936144" calcext:value-type="float">
            <text:p>2.936144</text:p>
          </table:table-cell>
          <table:table-cell table:formula="of:=([.F497]-[.C497]*[.C497])/([.A497]*[.A497])" office:value-type="float" office:value="0.00105879264968763" calcext:value-type="float">
            <text:p>0.001058792649688</text:p>
          </table:table-cell>
          <table:table-cell table:number-columns-repeated="15"/>
        </table:table-row>
      </table:table>
      <table:table table:name="Plots" table:style-name="ta1">
        <table:shapes>
          <draw:frame draw:z-index="0" draw:style-name="gr1" draw:text-style-name="P1" svg:width="160mm" svg:height="90.05mm" svg:x="0mm" svg:y="95.89mm">
            <draw:object draw:notify-on-update-of-ranges="IsingDat3_lat20_run1_mod.N6:IsingDat3_lat20_run1_mod.N33 IsingDat3_lat20_run1_mod.AA6:IsingDat3_lat20_run1_mod.AA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0.01mm" svg:y="0.01mm">
            <draw:object draw:notify-on-update-of-ranges="IsingDat3_lat20_run1_mod.N4:IsingDat3_lat20_run1_mod.N33 IsingDat3_lat20_run1_mod.Z4:IsingDat3_lat20_run1_mod.Z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224.95mm" svg:y="0.81mm">
            <draw:object draw:notify-on-update-of-ranges="IsingDat3_lat20_run1_mod.N4:IsingDat3_lat20_run1_mod.N33 IsingDat3_lat20_run1_mod.S4:IsingDat3_lat20_run1_mod.S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25.78mm" svg:y="95.9mm">
            <draw:object draw:notify-on-update-of-ranges="IsingDat3_lat20_run1_mod.N4:IsingDat3_lat20_run1_mod.N33 IsingDat3_lat20_run1_mod.P4:IsingDat3_lat20_run1_mod.P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9T17:16:27.920904490</dc:date>
    <meta:editing-duration>PT31M29S</meta:editing-duration>
    <meta:editing-cycles>10</meta:editing-cycles>
    <meta:generator>LibreOffice/6.0.3.2$Linux_X86_64 LibreOffice_project/00m0$Build-2</meta:generator>
    <meta:document-statistic meta:table-count="2" meta:cell-count="605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68cm" svg:y="0.315cm" chart:style-name="ch2">
          <text:p>Specific Heat vs Temp</text:p>
        </chart:title>
        <chart:plot-area chart:style-name="ch3" table:cell-range-address="IsingDat3_lat20_run1_mod.N4:IsingDat3_lat20_run1_mod.N33 IsingDat3_lat20_run1_mod.Z4:IsingDat3_lat20_run1_mod.Z33" svg:x="0.32cm" svg:y="1.196cm" svg:width="15.36cm" svg:height="7.624cm">
          <chartooo:coordinate-region svg:x="1.418cm" svg:y="1.356cm" svg:width="14.168cm" svg:height="6.8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singDat3_lat20_run1_mod.Z4:IsingDat3_lat20_run1_mod.Z33" chart:class="chart:scatter">
            <chart:domain table:cell-range-address="IsingDat3_lat20_run1_mod.N4:IsingDat3_lat20_run1_mod.N33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IsingDat3_lat20_run1_mod.N4:IsingDat3_lat20_run1_mod.N33</svg:desc>
                </draw:g>
              </table:table-cell>
              <table:table-cell office:value-type="float" office:value="0">
                <text:p>0</text:p>
                <draw:g>
                  <svg:desc>IsingDat3_lat20_run1_mod.Z4:IsingDat3_lat20_run1_mod.Z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0227851099998233">
                <text:p>0.0002278510999982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0.000709077500000216">
                <text:p>0.000709077500000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0.0010317736686392">
                <text:p>0.0010317736686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0.00143819137755063">
                <text:p>0.001438191377550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.00212976906666521">
                <text:p>0.002129769066665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.00261564749999971">
                <text:p>0.00261564749999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">
                <text:p>1.7</text:p>
              </table:table-cell>
              <table:table-cell office:value-type="float" office:value="0.00345015332179958">
                <text:p>0.00345015332179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0.00438531231481437">
                <text:p>0.004385312314814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">
                <text:p>1.9</text:p>
              </table:table-cell>
              <table:table-cell office:value-type="float" office:value="0.00562061271468133">
                <text:p>0.005620612714681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.00661774477499977">
                <text:p>0.006617744774999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">
                <text:p>2.1</text:p>
              </table:table-cell>
              <table:table-cell office:value-type="float" office:value="0.00949235081632609">
                <text:p>0.009492350816326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">
                <text:p>2.2</text:p>
              </table:table-cell>
              <table:table-cell office:value-type="float" office:value="0.0132929677479335">
                <text:p>0.01329296774793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">
                <text:p>2.22</text:p>
              </table:table-cell>
              <table:table-cell office:value-type="float" office:value="0.0137788864337311">
                <text:p>0.01377888643373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4">
                <text:p>2.24</text:p>
              </table:table-cell>
              <table:table-cell office:value-type="float" office:value="0.0151768389469069">
                <text:p>0.01517683894690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6">
                <text:p>2.26</text:p>
              </table:table-cell>
              <table:table-cell office:value-type="float" office:value="0.0162629465110816">
                <text:p>0.01626294651108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7">
                <text:p>2.27</text:p>
              </table:table-cell>
              <table:table-cell office:value-type="float" office:value="0.0161503741776476">
                <text:p>0.0161503741776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">
                <text:p>2.3</text:p>
              </table:table-cell>
              <table:table-cell office:value-type="float" office:value="0.016438012173913">
                <text:p>0.0164380121739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">
                <text:p>2.4</text:p>
              </table:table-cell>
              <table:table-cell office:value-type="float" office:value="0.0137376860416665">
                <text:p>0.01373768604166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0.00894993766400006">
                <text:p>0.00894993766400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">
                <text:p>2.6</text:p>
              </table:table-cell>
              <table:table-cell office:value-type="float" office:value="0.00753182153846146">
                <text:p>0.00753182153846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">
                <text:p>2.7</text:p>
              </table:table-cell>
              <table:table-cell office:value-type="float" office:value="0.0062683113854596">
                <text:p>0.00626831138545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">
                <text:p>2.8</text:p>
              </table:table-cell>
              <table:table-cell office:value-type="float" office:value="0.0051430200892857">
                <text:p>0.00514302008928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">
                <text:p>2.9</text:p>
              </table:table-cell>
              <table:table-cell office:value-type="float" office:value="0.00432810268727703">
                <text:p>0.004328102687277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0.00393277083333323">
                <text:p>0.003932770833333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">
                <text:p>3.5</text:p>
              </table:table-cell>
              <table:table-cell office:value-type="float" office:value="0.00250275682448979">
                <text:p>0.002502756824489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0.00171493669375002">
                <text:p>0.00171493669375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5">
                <text:p>4.5</text:p>
              </table:table-cell>
              <table:table-cell office:value-type="float" office:value="0.00128432995555555">
                <text:p>0.001284329955555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">
                <text:p>4.9</text:p>
              </table:table-cell>
              <table:table-cell office:value-type="float" office:value="0.00105879264968763">
                <text:p>0.001058792649687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title svg:x="5.178cm" svg:y="0.315cm" chart:style-name="ch2">
          <text:p>Correlation Length vs Temp</text:p>
        </chart:title>
        <chart:plot-area chart:style-name="ch3" table:cell-range-address="IsingDat3_lat20_run1_mod.N6:IsingDat3_lat20_run1_mod.N33 IsingDat3_lat20_run1_mod.AA6:IsingDat3_lat20_run1_mod.AA33" svg:x="0.32cm" svg:y="1.196cm" svg:width="15.361cm" svg:height="7.63cm">
          <chartooo:coordinate-region svg:x="1.127cm" svg:y="1.356cm" svg:width="14.129cm" svg:height="6.9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singDat3_lat20_run1_mod.AA6:IsingDat3_lat20_run1_mod.AA33" chart:class="chart:scatter">
            <chart:domain table:cell-range-address="IsingDat3_lat20_run1_mod.N6:IsingDat3_lat20_run1_mod.N33"/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singDat3_lat20_run1_mod.N6:IsingDat3_lat20_run1_mod.N33</svg:desc>
                </draw:g>
              </table:table-cell>
              <table:table-cell office:value-type="float" office:value="1617.09526203057">
                <text:p>1617.09526203057</text:p>
                <draw:g>
                  <svg:desc>IsingDat3_lat20_run1_mod.AA6:IsingDat3_lat20_run1_mod.AA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766.636797157591">
                <text:p>766.6367971575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">
                <text:p>1.3</text:p>
              </table:table-cell>
              <table:table-cell office:value-type="float" office:value="554.287475669253">
                <text:p>554.287475669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">
                <text:p>1.4</text:p>
              </table:table-cell>
              <table:table-cell office:value-type="float" office:value="415.980806492675">
                <text:p>415.980806492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312.048523828324">
                <text:p>312.048523828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240.573224696222">
                <text:p>240.573224696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">
                <text:p>1.7</text:p>
              </table:table-cell>
              <table:table-cell office:value-type="float" office:value="182.596624248924">
                <text:p>182.5966242489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">
                <text:p>1.8</text:p>
              </table:table-cell>
              <table:table-cell office:value-type="float" office:value="138.951092317085">
                <text:p>138.951092317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">
                <text:p>1.9</text:p>
              </table:table-cell>
              <table:table-cell office:value-type="float" office:value="102.06819861128">
                <text:p>102.068198611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74.6875527122839">
                <text:p>74.68755271228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">
                <text:p>2.1</text:p>
              </table:table-cell>
              <table:table-cell office:value-type="float" office:value="48.3692867576838">
                <text:p>48.36928675768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28.1112688706617">
                <text:p>28.11126887066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2">
                <text:p>2.22</text:p>
              </table:table-cell>
              <table:table-cell office:value-type="float" office:value="25.9871464173685">
                <text:p>25.98714641736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4">
                <text:p>2.24</text:p>
              </table:table-cell>
              <table:table-cell office:value-type="float" office:value="21.6335074549529">
                <text:p>21.63350745495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6">
                <text:p>2.26</text:p>
              </table:table-cell>
              <table:table-cell office:value-type="float" office:value="18.7759118793436">
                <text:p>18.77591187934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7">
                <text:p>2.27</text:p>
              </table:table-cell>
              <table:table-cell office:value-type="float" office:value="18.3034760157293">
                <text:p>18.30347601572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">
                <text:p>2.3</text:p>
              </table:table-cell>
              <table:table-cell office:value-type="float" office:value="15.1617479272657">
                <text:p>15.16174792726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">
                <text:p>2.4</text:p>
              </table:table-cell>
              <table:table-cell office:value-type="float" office:value="8.8881736141953">
                <text:p>8.88817361419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">
                <text:p>2.5</text:p>
              </table:table-cell>
              <table:table-cell office:value-type="float" office:value="5.42402047082334">
                <text:p>5.424020470823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">
                <text:p>2.6</text:p>
              </table:table-cell>
              <table:table-cell office:value-type="float" office:value="4.29053829541313">
                <text:p>4.290538295413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">
                <text:p>2.7</text:p>
              </table:table-cell>
              <table:table-cell office:value-type="float" office:value="3.5145904789541">
                <text:p>3.51459047895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">
                <text:p>2.8</text:p>
              </table:table-cell>
              <table:table-cell office:value-type="float" office:value="2.85042281650424">
                <text:p>2.850422816504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9">
                <text:p>2.9</text:p>
              </table:table-cell>
              <table:table-cell office:value-type="float" office:value="2.70797632947252">
                <text:p>2.707976329472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2.45966232574144">
                <text:p>2.459662325741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">
                <text:p>3.5</text:p>
              </table:table-cell>
              <table:table-cell office:value-type="float" office:value="1.28530659271378">
                <text:p>1.285306592713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1.24567696441755">
                <text:p>1.245676964417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5">
                <text:p>4.5</text:p>
              </table:table-cell>
              <table:table-cell office:value-type="float" office:value="0.813176096634224">
                <text:p>0.8131760966342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9">
                <text:p>4.9</text:p>
              </table:table-cell>
              <table:table-cell office:value-type="float" office:value="0.77860184714134">
                <text:p>0.778601847141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65cm" svg:y="0.315cm" chart:style-name="ch2">
          <text:p>Abs Magnetization vs Temp</text:p>
        </chart:title>
        <chart:plot-area chart:style-name="ch3" table:cell-range-address="IsingDat3_lat20_run1_mod.N4:IsingDat3_lat20_run1_mod.N33 IsingDat3_lat20_run1_mod.S4:IsingDat3_lat20_run1_mod.S33" svg:x="0.32cm" svg:y="1.196cm" svg:width="15.36cm" svg:height="7.624cm">
          <chartooo:coordinate-region svg:x="1.047cm" svg:y="1.357cm" svg:width="14.539cm" svg:height="6.8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singDat3_lat20_run1_mod.S4:IsingDat3_lat20_run1_mod.S33" chart:class="chart:scatter">
            <chart:domain table:cell-range-address="IsingDat3_lat20_run1_mod.N4:IsingDat3_lat20_run1_mod.N33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IsingDat3_lat20_run1_mod.N4:IsingDat3_lat20_run1_mod.N33</svg:desc>
                </draw:g>
              </table:table-cell>
              <table:table-cell office:value-type="float" office:value="1">
                <text:p>1</text:p>
                <draw:g>
                  <svg:desc>IsingDat3_lat20_run1_mod.S4:IsingDat3_lat20_run1_mod.S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99277">
                <text:p>0.999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0.997032">
                <text:p>0.997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0.994772">
                <text:p>0.994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0.9914">
                <text:p>0.99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.986176">
                <text:p>0.986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.979587">
                <text:p>0.9795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">
                <text:p>1.7</text:p>
              </table:table-cell>
              <table:table-cell office:value-type="float" office:value="0.969974">
                <text:p>0.9699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0.956907">
                <text:p>0.9569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">
                <text:p>1.9</text:p>
              </table:table-cell>
              <table:table-cell office:value-type="float" office:value="0.938292">
                <text:p>0.9382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.908164">
                <text:p>0.9081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">
                <text:p>2.1</text:p>
              </table:table-cell>
              <table:table-cell office:value-type="float" office:value="0.870474">
                <text:p>0.870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">
                <text:p>2.2</text:p>
              </table:table-cell>
              <table:table-cell office:value-type="float" office:value="0.0424288">
                <text:p>0.0424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">
                <text:p>2.22</text:p>
              </table:table-cell>
              <table:table-cell office:value-type="float" office:value="0.0805165">
                <text:p>0.08051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4">
                <text:p>2.24</text:p>
              </table:table-cell>
              <table:table-cell office:value-type="float" office:value="0.0268991">
                <text:p>0.02689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6">
                <text:p>2.26</text:p>
              </table:table-cell>
              <table:table-cell office:value-type="float" office:value="0.115176">
                <text:p>0.115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7">
                <text:p>2.27</text:p>
              </table:table-cell>
              <table:table-cell office:value-type="float" office:value="0.0735974">
                <text:p>0.07359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">
                <text:p>2.3</text:p>
              </table:table-cell>
              <table:table-cell office:value-type="float" office:value="0.00556641">
                <text:p>0.005566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">
                <text:p>2.4</text:p>
              </table:table-cell>
              <table:table-cell office:value-type="float" office:value="0.0313687">
                <text:p>0.03136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0.0512549">
                <text:p>0.05125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">
                <text:p>2.6</text:p>
              </table:table-cell>
              <table:table-cell office:value-type="float" office:value="0.0138028">
                <text:p>0.01380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">
                <text:p>2.7</text:p>
              </table:table-cell>
              <table:table-cell office:value-type="float" office:value="0.00119263">
                <text:p>0.001192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">
                <text:p>2.8</text:p>
              </table:table-cell>
              <table:table-cell office:value-type="float" office:value="0.00114258">
                <text:p>0.001142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">
                <text:p>2.9</text:p>
              </table:table-cell>
              <table:table-cell office:value-type="float" office:value="0.0193311">
                <text:p>0.01933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0.0256641">
                <text:p>0.02566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">
                <text:p>3.5</text:p>
              </table:table-cell>
              <table:table-cell office:value-type="float" office:value="0.00340149">
                <text:p>0.003401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0.00195923">
                <text:p>0.001959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5">
                <text:p>4.5</text:p>
              </table:table-cell>
              <table:table-cell office:value-type="float" office:value="0.0000897217">
                <text:p>0.00008972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">
                <text:p>4.9</text:p>
              </table:table-cell>
              <table:table-cell office:value-type="float" office:value="0.00280762">
                <text:p>0.002807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9cm" svg:y="0.315cm" chart:style-name="ch2">
          <text:p>Energy vs Temp</text:p>
        </chart:title>
        <chart:plot-area chart:style-name="ch3" table:cell-range-address="IsingDat3_lat20_run1_mod.N4:IsingDat3_lat20_run1_mod.N33 IsingDat3_lat20_run1_mod.P4:IsingDat3_lat20_run1_mod.P33" svg:x="0.32cm" svg:y="1.196cm" svg:width="15.36cm" svg:height="7.624cm">
          <chartooo:coordinate-region svg:x="1.153cm" svg:y="1.357cm" svg:width="14.433cm" svg:height="7.3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singDat3_lat20_run1_mod.P4:IsingDat3_lat20_run1_mod.P33" chart:class="chart:scatter">
            <chart:domain table:cell-range-address="IsingDat3_lat20_run1_mod.N4:IsingDat3_lat20_run1_mod.N33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IsingDat3_lat20_run1_mod.N4:IsingDat3_lat20_run1_mod.N33</svg:desc>
                </draw:g>
              </table:table-cell>
              <table:table-cell office:value-type="float" office:value="-4">
                <text:p>-4</text:p>
                <draw:g>
                  <svg:desc>IsingDat3_lat20_run1_mod.P4:IsingDat3_lat20_run1_mod.P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3.99433">
                <text:p>-3.994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-3.97722">
                <text:p>-3.97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-3.96055">
                <text:p>-3.96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-3.93643">
                <text:p>-3.936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-3.89986">
                <text:p>-3.899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-3.85632">
                <text:p>-3.856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">
                <text:p>1.7</text:p>
              </table:table-cell>
              <table:table-cell office:value-type="float" office:value="-3.79587">
                <text:p>-3.795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-3.71891">
                <text:p>-3.718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">
                <text:p>1.9</text:p>
              </table:table-cell>
              <table:table-cell office:value-type="float" office:value="-3.61891">
                <text:p>-3.618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-3.47953">
                <text:p>-3.47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">
                <text:p>2.1</text:p>
              </table:table-cell>
              <table:table-cell office:value-type="float" office:value="-3.32927">
                <text:p>-3.329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">
                <text:p>2.2</text:p>
              </table:table-cell>
              <table:table-cell office:value-type="float" office:value="-3.09981">
                <text:p>-3.099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">
                <text:p>2.22</text:p>
              </table:table-cell>
              <table:table-cell office:value-type="float" office:value="-3.04519">
                <text:p>-3.045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4">
                <text:p>2.24</text:p>
              </table:table-cell>
              <table:table-cell office:value-type="float" office:value="-2.98423">
                <text:p>-2.984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6">
                <text:p>2.26</text:p>
              </table:table-cell>
              <table:table-cell office:value-type="float" office:value="-2.91412">
                <text:p>-2.914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7">
                <text:p>2.27</text:p>
              </table:table-cell>
              <table:table-cell office:value-type="float" office:value="-2.89037">
                <text:p>-2.890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">
                <text:p>2.3</text:p>
              </table:table-cell>
              <table:table-cell office:value-type="float" office:value="-2.78966">
                <text:p>-2.789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">
                <text:p>2.4</text:p>
              </table:table-cell>
              <table:table-cell office:value-type="float" office:value="-2.47278">
                <text:p>-2.472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-2.21664">
                <text:p>-2.216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">
                <text:p>2.6</text:p>
              </table:table-cell>
              <table:table-cell office:value-type="float" office:value="-2.06808">
                <text:p>-2.068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">
                <text:p>2.7</text:p>
              </table:table-cell>
              <table:table-cell office:value-type="float" office:value="-1.9299">
                <text:p>-1.92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">
                <text:p>2.8</text:p>
              </table:table-cell>
              <table:table-cell office:value-type="float" office:value="-1.82165">
                <text:p>-1.821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">
                <text:p>2.9</text:p>
              </table:table-cell>
              <table:table-cell office:value-type="float" office:value="-1.72242">
                <text:p>-1.722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-1.63025">
                <text:p>-1.630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">
                <text:p>3.5</text:p>
              </table:table-cell>
              <table:table-cell office:value-type="float" office:value="-1.31983">
                <text:p>-1.319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-1.11127">
                <text:p>-1.111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5">
                <text:p>4.5</text:p>
              </table:table-cell>
              <table:table-cell office:value-type="float" office:value="-0.97072">
                <text:p>-0.970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">
                <text:p>4.9</text:p>
              </table:table-cell>
              <table:table-cell office:value-type="float" office:value="-0.882559">
                <text:p>-0.8825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